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Basic/Standard/M06_Scratch.xml"/>
  <manifest:file-entry manifest:media-type="text/xml" manifest:full-path="Basic/Standard/M02_Array.xml"/>
  <manifest:file-entry manifest:media-type="text/xml" manifest:full-path="Basic/Standard/M05_Parser.xml"/>
  <manifest:file-entry manifest:media-type="text/xml" manifest:full-path="Basic/Standard/M01_Common.xml"/>
  <manifest:file-entry manifest:media-type="text/xml" manifest:full-path="Basic/Standard/M00_Test.xml"/>
  <manifest:file-entry manifest:media-type="text/xml" manifest:full-path="Basic/Standard/script-lb.xml"/>
  <manifest:file-entry manifest:media-type="text/xml" manifest:full-path="Basic/Standard/M04_Fn.xml"/>
  <manifest:file-entry manifest:media-type="text/xml" manifest:full-path="Basic/Standard/M03_List.xml"/>
  <manifest:file-entry manifest:media-type="text/xml" manifest:full-path="Basic/script-lc.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665cm"/>
    </style:style>
    <style:style style:name="co2" style:family="table-column">
      <style:table-column-properties fo:break-before="auto" style:column-width="5.854cm"/>
    </style:style>
    <style:style style:name="co3" style:family="table-column">
      <style:table-column-properties fo:break-before="auto" style:column-width="6.47cm"/>
    </style:style>
    <style:style style:name="co4" style:family="table-column">
      <style:table-column-properties fo:break-before="auto" style:column-width="1.164cm"/>
    </style:style>
    <style:style style:name="co5" style:family="table-column">
      <style:table-column-properties fo:break-before="auto" style:column-width="2.267cm"/>
    </style:style>
    <style:style style:name="co6" style:family="table-column">
      <style:table-column-properties fo:break-before="auto" style:column-width="0.55cm"/>
    </style:style>
    <style:style style:name="co7" style:family="table-column">
      <style:table-column-properties fo:break-before="auto" style:column-width="1.415cm"/>
    </style:style>
    <style:style style:name="co8" style:family="table-column">
      <style:table-column-properties fo:break-before="auto" style:column-width="10.183cm"/>
    </style:style>
    <style:style style:name="co9" style:family="table-column">
      <style:table-column-properties fo:break-before="auto" style:column-width="1.498cm"/>
    </style:style>
    <style:style style:name="co10" style:family="table-column">
      <style:table-column-properties fo:break-before="auto" style:column-width="2.302cm"/>
    </style:style>
    <style:style style:name="co11" style:family="table-column">
      <style:table-column-properties fo:break-before="auto" style:column-width="3.884cm"/>
    </style:style>
    <style:style style:name="co12" style:family="table-column">
      <style:table-column-properties fo:break-before="auto" style:column-width="1.692cm"/>
    </style:style>
    <style:style style:name="ro1" style:family="table-row">
      <style:table-row-properties style:row-height="0.496cm" fo:break-before="auto" style:use-optimal-row-height="true"/>
    </style:style>
    <style:style style:name="ro2" style:family="table-row">
      <style:table-row-properties style:row-height="0.453cm" fo:break-before="auto" style:use-optimal-row-height="true"/>
    </style:style>
    <style:style style:name="ro3" style:family="table-row">
      <style:table-row-properties style:row-height="1.027cm" fo:break-before="auto" style:use-optimal-row-height="false"/>
    </style:style>
    <style:style style:name="ro4" style:family="table-row">
      <style:table-row-properties style:row-height="0.499cm" fo:break-before="auto" style:use-optimal-row-height="false"/>
    </style:style>
    <style:style style:name="ro5" style:family="table-row">
      <style:table-row-properties style:row-height="0.453cm" fo:break-before="auto" style:use-optimal-row-height="false"/>
    </style:style>
    <style:style style:name="ro6" style:family="table-row">
      <style:table-row-properties style:row-height="0.538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border-bottom="0.002cm solid #000000" fo:border-left="none" fo:border-right="none" fo:border-top="none"/>
      <style:text-properties fo:font-size="11pt" fo:font-weight="bold" style:font-size-asian="11pt" style:font-weight-asian="bold" style:font-size-complex="11pt" style:font-weight-complex="bold"/>
    </style:style>
    <style:style style:name="ce2" style:family="table-cell" style:parent-style-name="Default">
      <style:table-cell-properties fo:border="none"/>
      <style:text-properties fo:font-size="11pt" fo:font-weight="bold" style:font-size-asian="11pt" style:font-weight-asian="bold" style:font-size-complex="11pt" style:font-weight-complex="bold"/>
    </style:style>
    <style:style style:name="ce3" style:family="table-cell" style:parent-style-name="Default">
      <style:table-cell-properties fo:border-bottom="0.002cm solid #000000" style:text-align-source="fix" style:repeat-content="false" fo:border-left="none" fo:border-right="none" fo:border-top="none"/>
      <style:paragraph-properties fo:text-align="center" fo:margin-left="0cm"/>
      <style:text-properties fo:font-size="11pt" fo:font-weight="bold" style:font-size-asian="11pt" style:font-weight-asian="bold" style:font-size-complex="11pt" style:font-weight-complex="bold"/>
    </style:style>
    <style:style style:name="ce4" style:family="table-cell" style:parent-style-name="seg0">
      <style:table-cell-properties style:text-align-source="value-type" style:repeat-content="false" fo:border="none"/>
      <style:paragraph-properties fo:margin-left="0cm"/>
      <style:text-properties fo:font-size="12pt" fo:font-weight="bold" style:font-size-asian="12pt" style:font-weight-asian="bold" style:font-size-complex="12pt" style:font-weight-complex="bold"/>
    </style:style>
    <style:style style:name="ce5" style:family="table-cell" style:parent-style-name="Default">
      <style:text-properties style:font-name="Arial" fo:font-size="10pt" style:font-size-asian="10pt" style:font-size-complex="10pt"/>
    </style:style>
    <style:style style:name="ce6" style:family="table-cell" style:parent-style-name="Default">
      <style:table-cell-properties fo:border-bottom="none" style:text-align-source="fix" style:repeat-content="false" fo:background-color="transparent" fo:border-left="0.002cm solid #000000" fo:border-right="0.002cm solid #000000" fo:border-top="0.002cm solid #000000" style:vertical-align="middle"/>
      <style:paragraph-properties fo:text-align="center" fo:margin-left="0cm"/>
      <style:text-properties style:font-name="Arial" fo:font-size="12pt" fo:font-weight="bold" style:font-size-asian="12pt" style:font-weight-asian="bold" style:font-size-complex="12pt" style:font-weight-complex="bold"/>
    </style:style>
    <style:style style:name="ce7" style:family="table-cell" style:parent-style-name="Default">
      <style:table-cell-properties fo:background-color="transparent"/>
    </style:style>
    <style:style style:name="ce8" style:family="table-cell" style:parent-style-name="Default">
      <style:table-cell-properties fo:border-bottom="0.002cm solid #000000" style:text-align-source="fix" style:repeat-content="false" fo:background-color="transparent" fo:border-left="0.002cm solid #000000" fo:border-right="0.002cm solid #000000" fo:border-top="none"/>
      <style:paragraph-properties fo:text-align="center" fo:margin-left="0cm"/>
    </style:style>
    <style:style style:name="ce9" style:family="table-cell" style:parent-style-name="Default" style:data-style-name="N100">
      <style:table-cell-properties fo:border-bottom="none" style:text-align-source="fix" style:repeat-content="false" fo:border-left="0.002cm solid #000000" fo:border-right="none" fo:border-top="none" style:vertical-align="middle"/>
      <style:paragraph-properties fo:text-align="center" fo:margin-left="0cm"/>
      <style:text-properties style:font-name="Arial" fo:font-size="10pt" style:font-size-asian="10pt" style:font-size-complex="10pt"/>
    </style:style>
    <style:style style:name="ce10" style:family="table-cell" style:parent-style-name="Default">
      <style:table-cell-properties fo:border-bottom="none" style:text-align-source="fix" style:repeat-content="false" fo:background-color="transparent" fo:border-left="0.002cm solid #000000" fo:border-right="0.002cm solid #000000" fo:border-top="0.002cm solid #000000"/>
      <style:paragraph-properties fo:text-align="start" fo:margin-left="0cm"/>
      <style:text-properties style:font-name="Arial" fo:font-size="10pt" style:font-size-asian="10pt" style:font-size-complex="10pt"/>
    </style:style>
    <style:style style:name="ce11" style:family="table-cell" style:parent-style-name="Default">
      <style:table-cell-properties fo:border-bottom="none" style:text-align-source="fix" style:repeat-content="false" fo:border-left="0.002cm solid #000000" fo:border-right="0.002cm solid #000000" fo:border-top="none"/>
      <style:paragraph-properties fo:text-align="start" fo:margin-left="0cm"/>
    </style:style>
    <style:style style:name="ce12" style:family="table-cell" style:parent-style-name="Default">
      <style:table-cell-properties fo:border-bottom="none" style:text-align-source="fix" style:repeat-content="false" fo:background-color="transparent" fo:border-left="0.002cm solid #000000" fo:border-right="0.002cm solid #000000" fo:border-top="none"/>
      <style:paragraph-properties fo:text-align="start" fo:margin-left="0cm"/>
      <style:text-properties style:font-name="Arial" fo:font-size="10pt" style:font-size-asian="10pt" style:font-size-complex="10pt"/>
    </style:style>
    <style:style style:name="ce13" style:family="table-cell" style:parent-style-name="Default">
      <style:table-cell-properties fo:border-bottom="0.002cm solid #000000" style:text-align-source="fix" style:repeat-content="false" fo:background-color="transparent" fo:border-left="0.002cm solid #000000"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14" style:family="table-cell" style:parent-style-name="Default">
      <style:table-cell-properties style:text-align-source="fix" style:repeat-content="false" fo:wrap-option="wrap" style:vertical-align="middle"/>
      <style:paragraph-properties fo:text-align="center" fo:margin-left="0cm"/>
      <style:text-properties style:use-window-font-color="true" style:text-outline="false" style:text-line-through-style="none" style:font-name="Arial" fo:font-size="11pt" fo:language="de" fo:country="DE" fo:font-style="normal" fo:text-shadow="none" style:text-underline-style="none" fo:font-weight="bold" style:text-underline-mode="continuous" style:text-overline-mode="continuous" style:text-line-through-mode="continuous" style:font-name-asian="Arial Unicode MS" style:font-size-asian="11pt" style:language-asian="zh" style:country-asian="CN" style:font-style-asian="normal" style:font-weight-asian="bold" style:font-size-complex="11pt" style:language-complex="hi" style:country-complex="IN" style:font-style-complex="normal" style:font-weight-complex="bold" style:text-emphasize="none" style:font-relief="none" style:text-overline-style="none" style:text-overline-color="font-color"/>
    </style:style>
    <style:style style:name="ce15" style:family="table-cell" style:parent-style-name="Default">
      <style:table-cell-properties style:text-align-source="fix" style:repeat-content="fals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6" style:family="table-cell" style:parent-style-name="Default">
      <style:table-cell-properties fo:border-bottom="none" style:text-align-source="fix" style:repeat-content="false" fo:wrap-option="wrap" fo:border-left="0.002cm solid #000000" fo:border-right="none" fo:border-top="0.002cm solid #000000"/>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17" style:family="table-cell" style:parent-style-name="Default">
      <style:table-cell-properties fo:border-bottom="0.002cm solid #000000"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8" style:family="table-cell" style:parent-style-name="Default">
      <style:table-cell-properties fo:border-bottom="none" style:text-align-source="fix" style:repeat-content="false" fo:wrap-option="wrap" fo:border-left="0.002cm solid #000000" fo:border-right="0.002cm solid #000000" fo:border-top="0.002cm solid #000000"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9" style:family="table-cell" style:parent-style-name="Default">
      <style:table-cell-properties fo:border-bottom="none"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table-cell-properties fo:border-bottom="none" fo:border-left="none" fo:border-right="none" fo:border-top="0.002cm solid #000000"/>
    </style:style>
    <style:style style:name="ce21" style:family="table-cell" style:parent-style-name="Default" style:data-style-name="N1">
      <style:table-cell-properties fo:border-bottom="none" style:text-align-source="fix" style:repeat-content="false" fo:background-color="transparent" fo:border-left="none" fo:border-right="0.002cm solid #000000" fo:border-top="none" style:vertical-align="middle"/>
      <style:paragraph-properties fo:text-align="center" fo:margin-left="0cm"/>
      <style:text-properties fo:color="#999999" style:font-name="Arial" fo:font-size="10pt" fo:font-style="italic" style:font-size-asian="10pt" style:font-style-asian="italic" style:font-size-complex="10pt" style:font-style-complex="italic"/>
    </style:style>
    <style:style style:name="ce22" style:family="table-cell" style:parent-style-name="Default">
      <style:table-cell-properties fo:border-bottom="none" fo:background-color="transparent" fo:border-left="none" fo:border-right="0.002cm solid #000000" fo:border-top="none"/>
    </style:style>
    <style:style style:name="ce23" style:family="table-cell" style:parent-style-name="Default" style:data-style-name="N1">
      <style:table-cell-properties fo:border-bottom="none" style:text-align-source="fix" style:repeat-content="false" fo:border-left="none" fo:border-right="0.002cm solid #000000"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24" style:family="table-cell" style:parent-style-name="Default">
      <style:table-cell-properties fo:border-bottom="none" style:text-align-source="fix" style:repeat-content="false" fo:border-left="none" fo:border-right="none" fo:border-top="0.002cm solid #000000"/>
      <style:paragraph-properties fo:text-align="start" fo:margin-left="0cm"/>
      <style:text-properties style:font-name="Arial" fo:font-size="10pt" style:font-size-asian="10pt" style:font-size-complex="10pt"/>
    </style:style>
    <style:style style:name="ce25" style:family="table-cell" style:parent-style-name="Default">
      <style:table-cell-properties style:text-align-source="fix" style:repeat-content="false"/>
      <style:paragraph-properties fo:text-align="start" fo:margin-left="0cm"/>
      <style:text-properties style:font-name="Arial" fo:font-size="10pt" style:font-size-asian="10pt" style:font-size-complex="10pt"/>
    </style:style>
    <style:style style:name="ce26" style:family="table-cell" style:parent-style-name="Default">
      <style:table-cell-properties style:text-align-source="fix" style:repeat-content="false" fo:border="none"/>
      <style:paragraph-properties fo:text-align="start" fo:margin-left="0cm"/>
      <style:text-properties style:font-name="Arial" fo:font-size="10pt" style:font-size-asian="10pt" style:font-size-complex="10pt"/>
    </style:style>
    <style:style style:name="ce27" style:family="table-cell" style:parent-style-name="Default">
      <style:table-cell-properties fo:border-bottom="0.002cm solid #000000" style:text-align-source="fix" style:repeat-content="false" fo:border-left="none" fo:border-right="none" fo:border-top="none"/>
      <style:paragraph-properties fo:text-align="start" fo:margin-left="0cm"/>
      <style:text-properties style:font-name="Arial" fo:font-size="10pt" style:font-size-asian="10pt" style:font-size-complex="10pt"/>
    </style:style>
    <style:style style:name="ce28" style:family="table-cell" style:parent-style-name="Default">
      <style:table-cell-properties fo:border-bottom="0.002cm solid #000000" style:text-align-source="fix" style:repeat-content="false" fo:border-left="none" fo:border-right="none" fo:border-top="none"/>
      <style:paragraph-properties fo:text-align="start" fo:margin-left="0cm"/>
      <style:text-properties style:font-name="Arial" fo:font-size="10pt" fo:font-weight="bold" style:font-size-asian="10pt" style:font-weight-asian="bold" style:font-size-complex="10pt" style:font-weight-complex="bold"/>
    </style:style>
    <style:style style:name="ce29" style:family="table-cell" style:parent-style-name="Default">
      <style:table-cell-properties style:text-align-source="fix" style:repeat-content="false"/>
      <style:paragraph-properties fo:text-align="center" fo:margin-left="0cm"/>
      <style:text-properties style:font-name="Arial" fo:font-size="10pt" style:font-size-asian="10pt" style:font-size-complex="10pt"/>
    </style:style>
    <style:style style:name="ce30" style:family="table-cell" style:parent-style-name="Default">
      <style:table-cell-properties style:text-align-source="fix" style:repeat-content="false" fo:wrap-option="wrap"/>
      <style:paragraph-properties fo:text-align="start" fo:margin-left="0cm"/>
      <style:text-properties style:use-window-font-color="true" style:text-outline="false" style:text-line-through-style="none" style:font-name="Arial" fo:font-size="12pt" fo:language="de" fo:country="DE" fo:font-style="normal" fo:text-shadow="none" style:text-underline-style="none" fo:font-weight="bold" style:text-underline-mode="continuous" style:text-overline-mode="continuous" style:text-line-through-mode="continuous" style:font-name-asian="Arial Unicode M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31" style:family="table-cell" style:parent-style-name="Default">
      <style:table-cell-properties style:text-align-source="fix" style:repeat-content="false" fo:wrap-option="wrap" fo:border="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2" style:family="table-cell" style:parent-style-name="Default" style:data-style-name="N1">
      <style:table-cell-properties fo:border-bottom="0.002cm solid #000000" style:text-align-source="fix" style:repeat-content="false" fo:background-color="transparent" fo:border-left="none" fo:border-right="none" fo:border-top="none" style:vertical-align="middle"/>
      <style:paragraph-properties fo:text-align="center" fo:margin-left="0cm"/>
      <style:text-properties fo:color="#808080" style:font-name="Arial" fo:font-size="8pt" fo:font-style="italic" style:font-size-asian="8pt" style:font-style-asian="italic" style:font-size-complex="8pt" style:font-style-complex="italic"/>
    </style:style>
    <style:style style:name="ce33" style:family="table-cell" style:parent-style-name="Default">
      <style:table-cell-properties fo:border-bottom="none" style:text-align-source="fix" style:repeat-content="false" fo:border-left="0.002cm solid #000000" fo:border-right="0.002cm solid #000000" fo:border-top="0.002cm solid #000000"/>
      <style:paragraph-properties fo:text-align="center" fo:margin-left="0cm"/>
      <style:text-properties style:font-name="Arial" fo:font-size="10pt" style:font-size-asian="10pt" style:font-size-complex="10pt"/>
    </style:style>
    <style:style style:name="ce34" style:family="table-cell" style:parent-style-name="Default" style:data-style-name="N1">
      <style:table-cell-properties fo:border-bottom="0.002cm solid #000000" style:text-align-source="fix" style:repeat-content="false" fo:border-left="none" fo:border-right="none"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35"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Arial" fo:font-size="10pt" style:font-size-asian="10pt" style:font-size-complex="10pt"/>
    </style:style>
    <style:style style:name="ce36" style:family="table-cell" style:parent-style-name="Default">
      <style:table-cell-properties fo:border-bottom="none" style:text-align-source="fix" style:repeat-content="false" fo:border-left="none" fo:border-right="none" fo:border-top="0.002cm solid #000000"/>
      <style:paragraph-properties fo:text-align="center" fo:margin-left="0cm"/>
      <style:text-properties style:font-name="Arial" fo:font-size="10pt" style:font-size-asian="10pt" style:font-size-complex="10pt"/>
    </style:style>
    <style:style style:name="ce37" style:family="table-cell" style:parent-style-name="Default" style:data-style-name="N100">
      <style:table-cell-properties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38" style:family="table-cell" style:parent-style-name="Default">
      <style:table-cell-properties fo:border="none"/>
    </style:style>
    <style:style style:name="ce39" style:family="table-cell" style:parent-style-name="Default">
      <style:table-cell-properties fo:border-bottom="none" style:text-align-source="fix" style:repeat-content="false" fo:border-left="none" fo:border-right="none"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40" style:family="table-cell" style:parent-style-name="Default">
      <style:table-cell-properties fo:border-bottom="none" style:text-align-source="fix" style:repeat-content="false" fo:border-left="0.002cm solid #000000" fo:border-right="0.002cm solid #000000" fo:border-top="0.002cm solid #000000"/>
      <style:paragraph-properties fo:text-align="end" fo:margin-left="0cm"/>
    </style:style>
    <style:style style:name="ce41" style:family="table-cell" style:parent-style-name="Default">
      <style:table-cell-properties fo:border-bottom="0.002cm solid #000000" style:text-align-source="fix" style:repeat-content="false" fo:border-left="0.002cm solid #000000" fo:border-right="0.002cm solid #000000" fo:border-top="none"/>
      <style:paragraph-properties fo:text-align="end" fo:margin-left="0cm"/>
    </style:style>
    <style:style style:name="ce42" style:family="table-cell" style:parent-style-name="Default">
      <style:table-cell-properties fo:border-bottom="none" style:text-align-source="fix" style:repeat-content="false" fo:border-left="none" fo:border-right="0.002cm solid #000000"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43" style:family="table-cell" style:parent-style-name="Default">
      <style:table-cell-properties fo:border-bottom="none" style:text-align-source="fix" style:repeat-content="false" fo:wrap-option="wrap" fo:border-left="none"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4" style:family="table-cell" style:parent-style-name="Default">
      <style:table-cell-properties fo:border-bottom="none" style:text-align-source="fix" style:repeat-content="false" fo:border-left="none" fo:border-right="0.002cm solid #000000" fo:border-top="0.002cm solid #000000"/>
      <style:paragraph-properties fo:text-align="center" fo:margin-left="0cm"/>
      <style:text-properties style:font-name="Arial" fo:font-size="10pt" style:font-size-asian="10pt" style:font-size-complex="10pt"/>
    </style:style>
    <style:style style:name="ce45" style:family="table-cell" style:parent-style-name="Default" style:data-style-name="N100">
      <style:table-cell-properties fo:border-bottom="none"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46" style:family="table-cell" style:parent-style-name="Default">
      <style:table-cell-properties fo:border-bottom="none" style:text-align-source="fix" style:repeat-content="false" fo:border-left="none" fo:border-right="0.002cm solid #000000" fo:border-top="0.002cm solid #000000"/>
      <style:paragraph-properties fo:text-align="start" fo:margin-left="0cm"/>
      <style:text-properties style:font-name="Arial" fo:font-size="10pt" style:font-size-asian="10pt" style:font-size-complex="10pt"/>
    </style:style>
    <style:style style:name="ce47" style:family="table-cell" style:parent-style-name="Default">
      <style:table-cell-properties fo:border-bottom="none" style:text-align-source="fix" style:repeat-content="false" fo:border-left="none" fo:border-right="0.002cm solid #000000" fo:border-top="none"/>
      <style:paragraph-properties fo:text-align="start" fo:margin-left="0cm"/>
      <style:text-properties style:font-name="Arial" fo:font-size="10pt" style:font-size-asian="10pt" style:font-size-complex="10pt"/>
    </style:style>
    <style:style style:name="ce48"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text-properties style:font-name="Arial" fo:font-size="10pt" style:font-size-asian="10pt" style:font-size-complex="10pt"/>
    </style:style>
    <style:style style:name="ce49"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50" style:family="table-cell" style:parent-style-name="Default">
      <style:table-cell-properties fo:border-bottom="0.002cm solid #000000" fo:border-left="none" fo:border-right="none" fo:border-top="none"/>
    </style:style>
    <style:style style:name="ce51" style:family="table-cell" style:parent-style-name="Default">
      <style:table-cell-properties fo:border-bottom="none" style:text-align-source="fix" style:repeat-content="false" fo:wrap-option="wrap" fo:border-left="0.002cm solid #000000" fo:border-right="0.002cm solid #000000" fo:border-top="0.002cm solid #000000"/>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52" style:family="table-cell" style:parent-style-name="Default">
      <style:table-cell-properties fo:border-bottom="0.002cm solid #000000" style:text-align-source="fix" style:repeat-content="false" fo:wrap-option="wrap" fo:border-left="0.002cm solid #000000" fo:border-right="none"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3"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54" style:family="table-cell" style:parent-style-name="Default">
      <style:table-cell-properties fo:border-bottom="none" fo:border-left="0.002cm solid #000000" fo:border-right="0.002cm solid #000000" fo:border-top="none"/>
    </style:style>
    <style:style style:name="ce55" style:family="table-cell" style:parent-style-name="Default">
      <style:table-cell-properties fo:border-bottom="0.002cm solid #000000" fo:border-left="0.002cm solid #000000" fo:border-right="0.002cm solid #000000" fo:border-top="none"/>
    </style:style>
    <style:style style:name="ce56" style:family="table-cell" style:parent-style-name="Default">
      <style:table-cell-properties fo:border-bottom="0.002cm solid #000000" style:text-align-source="fix" style:repeat-content="false" fo:wrap-option="wrap" fo:border-left="none" fo:border-right="none"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7" style:family="table-cell" style:parent-style-name="Default">
      <style:table-cell-properties fo:border-bottom="none" fo:background-color="#ff9966" style:text-align-source="fix" style:repeat-content="false" fo:border-left="0.002cm solid #000000" fo:border-right="none" fo:border-top="none" style:vertical-align="middle"/>
      <style:paragraph-properties fo:text-align="start" fo:margin-left="0cm"/>
      <style:text-properties style:font-name="Arial" fo:font-size="10pt" style:font-size-asian="10pt" style:font-size-complex="10pt"/>
    </style:style>
    <style:style style:name="ce58" style:family="table-cell" style:parent-style-name="Default">
      <style:table-cell-properties fo:background-color="#00ff00"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59" style:family="table-cell" style:parent-style-name="Default">
      <style:table-cell-properties fo:border-bottom="none" fo:background-color="#00ffff" style:text-align-source="fix" style:repeat-content="false" fo:border-left="0.002cm solid #000000" fo:border-right="0.002cm solid #000000" fo:border-top="none" style:vertical-align="middle"/>
      <style:paragraph-properties fo:text-align="start" fo:margin-left="0cm"/>
      <style:text-properties style:font-name="Arial" fo:font-size="10pt" fo:font-weight="bold" style:font-size-asian="10pt" style:font-weight-asian="bold" style:font-size-complex="10pt" style:font-weight-complex="bold"/>
    </style:style>
    <style:style style:name="ce60" style:family="table-cell" style:parent-style-name="Default">
      <style:table-cell-properties fo:border-bottom="none" fo:border-left="none" fo:border-right="0.002cm solid #000000" fo:border-top="0.002cm solid #000000"/>
    </style:style>
    <style:style style:name="ce61" style:family="table-cell" style:parent-style-name="Default">
      <style:table-cell-properties fo:border-bottom="0.002cm solid #000000" fo:border-left="none" fo:border-right="0.002cm solid #000000" fo:border-top="none"/>
    </style:style>
    <style:style style:name="ce62" style:family="table-cell" style:parent-style-name="Default" style:data-style-name="N127">
      <style:table-cell-properties style:text-align-source="fix" style:repeat-content="false" fo:border="none"/>
      <style:paragraph-properties fo:text-align="center" fo:margin-left="0cm"/>
    </style:style>
    <style:style style:name="ce63" style:family="table-cell" style:parent-style-name="Default">
      <style:table-cell-properties fo:background-color="#00ff0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4" style:family="table-cell" style:parent-style-name="Default" style:data-style-name="N125">
      <style:table-cell-properties style:text-align-source="fix" style:repeat-content="false" fo:border="none"/>
      <style:paragraph-properties fo:text-align="center" fo:margin-left="0cm"/>
    </style:style>
    <style:style style:name="ce65" style:family="table-cell" style:parent-style-name="Default" style:data-style-name="N125">
      <style:table-cell-properties fo:border-bottom="0.002cm solid #000000" style:text-align-source="fix" style:repeat-content="false" fo:border-left="none" fo:border-right="none" fo:border-top="none"/>
      <style:paragraph-properties fo:text-align="center" fo:margin-left="0cm"/>
    </style:style>
    <style:style style:name="ce66" style:family="table-cell" style:parent-style-name="Default">
      <style:table-cell-properties fo:background-color="#00ff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7" style:family="table-cell" style:parent-style-name="Default">
      <style:table-cell-properties fo:background-color="#ff9966"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8" style:family="table-cell" style:parent-style-name="Default">
      <style:table-cell-properties fo:border-bottom="0.002cm solid #000000" style:text-align-source="fix" style:repeat-content="false" fo:wrap-option="wrap" fo:border-left="none"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9" style:family="table-cell" style:parent-style-name="Default">
      <style:table-cell-properties fo:background-color="#9966cc" style:text-align-source="fix" style:repeat-content="false"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70" style:family="table-cell" style:parent-style-name="Default">
      <style:table-cell-properties fo:border-bottom="0.002cm solid #000000" style:text-align-source="fix" style:repeat-content="false" fo:wrap-option="wrap" fo:border-left="none" fo:border-right="0.002cm solid #000000" style:rotation-angle="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1" style:family="table-cell" style:parent-style-name="Default">
      <style:table-cell-properties fo:border-bottom="none" fo:border-left="0.002cm solid #000000" fo:border-right="none" fo:border-top="none"/>
    </style:style>
    <style:style style:name="ce72" style:family="table-cell" style:parent-style-name="Default">
      <style:table-cell-properties fo:border-bottom="0.002cm solid #000000" fo:border-left="0.002cm solid #000000" fo:border-right="none" fo:border-top="none"/>
    </style:style>
    <style:style style:name="ce73" style:family="table-cell" style:parent-style-name="Default">
      <style:table-cell-properties fo:border-bottom="none" fo:background-color="transparent" fo:border-left="0.002cm solid #000000" fo:border-right="none" fo:border-top="none"/>
      <style:text-properties style:font-name="Arial" fo:font-size="10pt" style:font-size-asian="10pt" style:font-size-complex="10pt"/>
    </style:style>
    <style:style style:name="ce74" style:family="table-cell" style:parent-style-name="Default">
      <style:table-cell-properties fo:border-bottom="none" fo:border-left="0.002cm solid #000000" fo:border-right="none" fo:border-top="none"/>
      <style:text-properties style:font-name="Arial" fo:font-size="10pt" style:font-size-asian="10pt" style:font-size-complex="10pt"/>
    </style:style>
    <style:style style:name="ce75" style:family="table-cell" style:parent-style-name="Default">
      <style:table-cell-properties fo:border-bottom="none" style:text-align-source="fix" style:repeat-content="false" fo:border-left="none" fo:border-right="0.002cm solid #000000" fo:border-top="none"/>
      <style:paragraph-properties fo:text-align="center" fo:margin-left="0cm"/>
      <style:text-properties style:font-name="Arial" fo:font-size="10pt" style:font-size-asian="10pt" style:font-size-complex="10pt"/>
    </style:style>
    <style:style style:name="ce76" style:family="table-cell" style:parent-style-name="Default">
      <style:table-cell-properties fo:border-bottom="none" style:text-align-source="fix" style:repeat-content="false" fo:background-color="transparent" fo:border-left="none" fo:border-right="0.002cm solid #000000" fo:border-top="none"/>
      <style:paragraph-properties fo:text-align="center" fo:margin-left="0cm"/>
      <style:text-properties style:font-name="Arial" fo:font-size="10pt" style:font-size-asian="10pt" style:font-size-complex="10pt"/>
    </style:style>
    <style:style style:name="ce77" style:family="table-cell" style:parent-style-name="Default">
      <style:table-cell-properties fo:border-bottom="none" fo:border-left="none" fo:border-right="0.002cm solid #000000" fo:border-top="none"/>
    </style:style>
    <style:style style:name="ce78" style:family="table-cell" style:parent-style-name="Default">
      <style:table-cell-properties style:text-align-source="fix" style:repeat-content="false"/>
      <style:paragraph-properties fo:text-align="start" fo:margin-left="0cm"/>
      <style:text-properties style:font-name="Arial" fo:font-size="11pt" fo:font-weight="bold" style:font-size-asian="11pt" style:font-weight-asian="bold" style:font-size-complex="11pt" style:font-weight-complex="bold"/>
    </style:style>
    <style:style style:name="ce79" style:family="table-cell" style:parent-style-name="Default">
      <style:table-cell-properties fo:border-bottom="none" style:text-align-source="fix" style:repeat-content="false" fo:border-left="0.002cm solid #000000" fo:border-right="0.002cm solid #000000" fo:border-top="0.002cm solid #000000" style:vertical-align="middle"/>
      <style:paragraph-properties fo:text-align="center" fo:margin-left="0cm"/>
      <style:text-properties style:font-name="Arial" fo:font-size="12pt" fo:font-weight="bold" style:font-size-asian="12pt" style:font-weight-asian="bold" style:font-size-complex="12pt" style:font-weight-complex="bold"/>
    </style:style>
    <style:style style:name="ce80" style:family="table-cell" style:parent-style-name="SegBG">
      <style:table-cell-properties fo:border-bottom="none" fo:border-left="0.002cm solid #000000" fo:border-right="0.002cm solid #000000" fo:border-top="none"/>
    </style:style>
    <style:style style:name="ce81" style:family="table-cell" style:parent-style-name="SegBG">
      <style:table-cell-properties fo:border-bottom="none" fo:border-left="0.002cm solid #000000" fo:border-right="none" fo:border-top="none"/>
    </style:style>
    <style:style style:name="ce82" style:family="table-cell" style:parent-style-name="Default">
      <style:table-cell-properties fo:border-bottom="none" fo:border-left="0.002cm solid #000000" fo:border-right="none" fo:border-top="none" style:vertical-align="middle"/>
      <style:text-properties style:font-name="Arial" fo:font-size="10pt" style:font-size-asian="10pt" style:font-size-complex="10pt"/>
    </style:style>
    <style:style style:name="ce83" style:family="table-cell" style:parent-style-name="SegBG">
      <style:table-cell-properties fo:border-bottom="0.002cm solid #000000" fo:border-left="0.002cm solid #000000" fo:border-right="0.002cm solid #000000" fo:border-top="none"/>
    </style:style>
    <style:style style:name="ce84" style:family="table-cell" style:parent-style-name="Default">
      <style:text-properties fo:font-size="11pt" fo:font-weight="bold" style:font-size-asian="11pt" style:font-weight-asian="bold" style:font-size-complex="11pt" style:font-weight-complex="bold"/>
    </style:style>
    <style:style style:name="ce85" style:family="table-cell" style:parent-style-name="Default">
      <style:table-cell-properties fo:border-bottom="none" fo:background-color="#cccccc" style:text-align-source="fix" style:repeat-content="false" fo:border-left="0.002cm solid #000000" fo:border-right="none" fo:border-top="0.002cm solid #000000" style:vertical-align="middle"/>
      <style:paragraph-properties fo:text-align="start" fo:margin-left="0cm"/>
      <style:text-properties style:font-name="Arial" fo:font-size="10pt" style:font-size-asian="10pt" style:font-size-complex="10pt"/>
    </style:style>
    <style:style style:name="ce86" style:family="table-cell" style:parent-style-name="Default">
      <style:table-cell-properties fo:border-bottom="none" fo:background-color="#ff00ff" style:text-align-source="fix" style:repeat-content="false" fo:border-left="0.002cm solid #000000" fo:border-right="none" fo:border-top="none" style:vertical-align="middle"/>
      <style:paragraph-properties fo:text-align="start" fo:margin-left="0cm"/>
      <style:text-properties style:font-name="Arial" fo:font-size="10pt" style:font-size-asian="10pt" style:font-size-complex="10pt"/>
    </style:style>
    <style:style style:name="ce87" style:family="table-cell" style:parent-style-name="Default">
      <style:table-cell-properties fo:background-color="#94bd5e"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88" style:family="table-cell" style:parent-style-name="Default">
      <style:table-cell-properties fo:border-bottom="none" fo:background-color="#ccff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89" style:family="table-cell" style:parent-style-name="Default">
      <style:table-cell-properties fo:border-bottom="0.002cm solid #000000" fo:border-left="0.002cm solid #000000" fo:border-right="0.002cm solid #000000" fo:border-top="none" style:vertical-align="middle"/>
      <style:text-properties fo:font-weight="bold" style:font-weight-asian="bold" style:font-weight-complex="bold"/>
    </style:style>
    <style:style style:name="ce90" style:family="table-cell" style:parent-style-name="Default">
      <style:table-cell-properties fo:border-bottom="none" fo:border-left="none" fo:border-right="none" fo:border-top="0.002cm solid #000000"/>
      <style:text-properties style:font-name="Arial" fo:font-size="10pt" style:font-size-asian="10pt" style:font-size-complex="10pt"/>
    </style:style>
    <style:style style:name="ce91" style:family="table-cell" style:parent-style-name="Default">
      <style:table-cell-properties fo:border-bottom="none" fo:border-left="none" fo:border-right="none" fo:border-top="0.002cm solid #000000" style:vertical-align="middle"/>
    </style:style>
    <style:style style:name="ce92" style:family="table-cell" style:parent-style-name="Default">
      <style:table-cell-properties style:vertical-align="middle"/>
    </style:style>
    <style:style style:name="ce93" style:family="table-cell" style:parent-style-name="Default">
      <style:table-cell-properties fo:border-bottom="0.002cm solid #000000" style:text-align-source="fix" style:repeat-content="false" fo:border-left="0.002cm solid #000000" fo:border-right="0.002cm solid #000000" fo:border-top="none" style:vertical-align="middle"/>
      <style:paragraph-properties fo:text-align="center" fo:margin-left="0cm"/>
      <style:text-properties style:font-name="Arial" fo:font-size="10pt" style:font-size-asian="10pt" style:font-size-complex="10pt"/>
    </style:style>
    <style:style style:name="ce94" style:family="table-cell" style:parent-style-name="Default">
      <style:table-cell-properties fo:border-bottom="0.002cm solid #000000" style:text-align-source="fix" style:repeat-content="false" fo:border-left="none" fo:border-right="none" fo:border-top="none" style:vertical-align="middle"/>
      <style:paragraph-properties fo:text-align="center" fo:margin-left="0cm"/>
      <style:text-properties style:font-name="Arial" fo:font-size="10pt" style:font-size-asian="10pt" style:font-size-complex="10pt"/>
    </style:style>
    <style:style style:name="ce95" style:family="table-cell" style:parent-style-name="Default">
      <style:table-cell-properties fo:border-bottom="0.002cm solid #000000" fo:border-left="none" fo:border-right="none" fo:border-top="none"/>
      <style:text-properties fo:font-weight="bold" style:font-weight-asian="bold" style:font-weight-complex="bold"/>
    </style:style>
    <style:style style:name="ce96" style:family="table-cell" style:parent-style-name="Default">
      <style:table-cell-properties style:text-align-source="fix" style:repeat-content="false" style:vertical-align="middle"/>
      <style:paragraph-properties fo:text-align="center" fo:margin-left="0cm"/>
      <style:text-properties style:font-name="Arial" fo:font-size="10pt" style:font-size-asian="10pt" style:font-size-complex="10pt"/>
    </style:style>
    <style:style style:name="ce97" style:family="table-cell" style:parent-style-name="Default">
      <style:table-cell-properties fo:background-color="#94bd5e"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98" style:family="table-cell" style:parent-style-name="Default">
      <style:table-cell-properties fo:background-color="#ff00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99" style:family="table-cell" style:parent-style-name="Default">
      <style:table-cell-properties fo:background-color="#ccff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0" style:family="table-cell" style:parent-style-name="Default">
      <style:table-cell-properties fo:background-color="#cccccc"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1" style:family="table-cell" style:parent-style-name="Default">
      <style:table-cell-properties fo:border-bottom="none" fo:border-left="none" fo:border-right="0.002cm solid #000000" fo:border-top="0.002cm solid #000000" style:vertical-align="middle"/>
    </style:style>
    <style:style style:name="ce102" style:family="table-cell" style:parent-style-name="Default">
      <style:table-cell-properties fo:border-bottom="none" fo:border-left="none" fo:border-right="0.002cm solid #000000" fo:border-top="none" style:vertical-align="middle"/>
    </style:style>
    <style:style style:name="ce103" style:family="table-cell" style:parent-style-name="SegBG">
      <style:table-cell-properties fo:border-bottom="none" fo:border-left="none" fo:border-right="0.002cm solid #000000" fo:border-top="none"/>
    </style:style>
    <style:style style:name="ce104" style:family="table-cell" style:parent-style-name="Default">
      <style:table-cell-properties fo:border-bottom="none"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05" style:family="table-cell" style:parent-style-name="Default">
      <style:table-cell-properties fo:border-bottom="0.002cm solid #000000"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06" style:family="table-cell" style:parent-style-name="Default">
      <style:table-cell-properties fo:border-bottom="none" style:text-align-source="fix" style:repeat-content="false" fo:border-left="0.002cm solid #000000" fo:border-right="0.002cm solid #000000" fo:border-top="none"/>
      <style:paragraph-properties fo:text-align="center" fo:margin-left="0cm"/>
      <style:text-properties style:font-name="Arial" fo:font-size="10pt" style:font-size-asian="10pt" style:font-size-complex="10pt"/>
    </style:style>
    <style:style style:name="ce107" style:family="table-cell" style:parent-style-name="Default">
      <style:table-cell-properties fo:border-bottom="none" style:text-align-source="fix" style:repeat-content="false" fo:background-color="transparent" fo:border-left="0.002cm solid #000000" fo:border-right="0.002cm solid #000000" fo:border-top="none"/>
      <style:paragraph-properties fo:text-align="center" fo:margin-left="0cm"/>
      <style:text-properties style:font-name="Arial" fo:font-size="10pt" style:font-size-asian="10pt" style:font-size-complex="10pt"/>
    </style:style>
    <style:style style:name="ce108" style:family="table-cell" style:parent-style-name="Default">
      <style:table-cell-properties fo:border-bottom="none"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09" style:family="table-cell" style:parent-style-name="Default">
      <style:table-cell-properties fo:border-bottom="0.002cm solid #000000" fo:border-left="0.002cm solid #000000" fo:border-right="0.002cm solid #000000" fo:border-top="none"/>
      <style:text-properties fo:font-weight="bold" style:font-weight-asian="bold" style:font-weight-complex="bold"/>
    </style:style>
    <style:style style:name="ce110" style:family="table-cell" style:parent-style-name="Default">
      <style:table-cell-properties fo:border-bottom="none" fo:background-color="transparent" fo:border-left="0.002cm solid #000000" fo:border-right="none" fo:border-top="none"/>
    </style:style>
    <style:style style:name="ce111" style:family="table-cell" style:parent-style-name="Default">
      <style:table-cell-properties fo:border-bottom="none" fo:background-color="#ff3366"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12" style:family="table-cell" style:parent-style-name="Default">
      <style:table-cell-properties fo:border-bottom="none" fo:background-color="#9999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13" style:family="table-cell" style:parent-style-name="Default">
      <style:table-cell-properties fo:border-bottom="none" fo:background-color="#9966cc"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14" style:family="table-cell" style:parent-style-name="Default">
      <style:table-cell-properties fo:border-bottom="none" fo:background-color="#e6ff00"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15" style:family="table-cell" style:parent-style-name="Default" style:data-style-name="N1">
      <style:table-cell-properties fo:border-bottom="none" style:text-align-source="fix" style:repeat-content="false" fo:background-color="transparent" fo:border-left="none" fo:border-right="0.002cm solid #000000" fo:border-top="0.002cm solid #000000" style:vertical-align="middle"/>
      <style:paragraph-properties fo:text-align="center" fo:margin-left="0cm"/>
      <style:text-properties fo:color="#999999" style:font-name="Arial" fo:font-size="10pt" fo:font-style="italic" style:font-size-asian="10pt" style:font-style-asian="italic" style:font-size-complex="10pt" style:font-style-complex="italic"/>
    </style:style>
    <style:style style:name="ce116" style:family="table-cell" style:parent-style-name="Default">
      <style:table-cell-properties fo:background-color="#9966cc"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7" style:family="table-cell" style:parent-style-name="Default">
      <style:table-cell-properties fo:background-color="#9999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8" style:family="table-cell" style:parent-style-name="Default">
      <style:table-cell-properties fo:background-color="#e6ff0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9" style:family="table-cell" style:parent-style-name="Default" style:data-style-name="N1">
      <style:table-cell-properties fo:border-bottom="0.002cm solid #000000" style:text-align-source="fix" style:repeat-content="false" fo:border-left="none" fo:border-right="0.002cm solid #000000"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120" style:family="table-cell" style:parent-style-name="Default">
      <style:table-cell-properties fo:border-bottom="none" style:text-align-source="fix" style:repeat-content="false" fo:background-color="transparent"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21" style:family="table-cell" style:parent-style-name="Default">
      <style:table-cell-properties fo:background-color="#ff3366"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22" style:family="table-cell" style:parent-style-name="Default">
      <style:table-cell-properties fo:border-bottom="0.002cm solid #000000" style:text-align-source="fix" style:repeat-content="false" fo:border-left="0.002cm solid #000000"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123" style:family="table-cell" style:parent-style-name="Default">
      <style:table-cell-properties style:text-align-source="fix" style:repeat-content="false" fo:background-color="transparent" style:vertical-align="middle"/>
      <style:paragraph-properties fo:text-align="center" fo:margin-left="0cm"/>
      <style:text-properties fo:color="#cccccc" style:font-name="Arial" fo:font-size="10pt" style:font-size-asian="10pt" style:font-size-complex="10pt"/>
    </style:style>
    <style:style style:name="ce124" style:family="table-cell" style:parent-style-name="Default" style:data-style-name="N1">
      <style:table-cell-properties fo:background-color="#cccccc" style:text-align-source="fix" style:repeat-content="false" fo:border="none" style:vertical-align="middle"/>
      <style:paragraph-properties fo:text-align="center" fo:margin-left="0cm"/>
      <style:text-properties fo:color="#e6e6e6" style:font-name="Arial" fo:font-size="8pt" fo:font-style="italic" style:font-size-asian="8pt" style:font-style-asian="italic" style:font-size-complex="8pt" style:font-style-complex="italic"/>
    </style:style>
    <style:style style:name="ce125" style:family="table-cell" style:parent-style-name="Default">
      <style:table-cell-properties fo:background-color="#cccccc" style:text-align-source="fix" style:repeat-content="false" style:vertical-align="middle"/>
      <style:paragraph-properties fo:text-align="center" fo:margin-left="0cm"/>
      <style:text-properties fo:color="#e6e6e6" style:font-name="Arial" fo:font-size="10pt" style:font-size-asian="10pt" style:font-size-complex="10pt"/>
    </style:style>
    <style:style style:name="ce126" style:family="table-cell" style:parent-style-name="Default">
      <style:table-cell-properties fo:background-color="#ffd320"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127" style:family="table-cell" style:parent-style-name="Default">
      <style:table-cell-properties fo:border-bottom="none" fo:background-color="transparent" fo:border-left="0.002cm solid #000000" fo:border-right="none" fo:border-top="none" style:vertical-align="middle"/>
      <style:text-properties fo:color="#cccccc" style:font-name="Arial" fo:font-size="10pt" style:font-size-asian="10pt" style:font-size-complex="10pt"/>
    </style:style>
    <style:style style:name="ce128" style:family="table-cell" style:parent-style-name="Default">
      <style:table-cell-properties fo:border-bottom="none" fo:background-color="#cccccc" fo:border-left="0.002cm solid #000000" fo:border-right="none" fo:border-top="none" style:vertical-align="middle"/>
      <style:text-properties fo:color="#e6e6e6" style:font-name="Arial" fo:font-size="10pt" style:font-size-asian="10pt" style:font-size-complex="10pt"/>
    </style:style>
    <style:style style:name="ce129" style:family="table-cell" style:parent-style-name="Default">
      <style:table-cell-properties fo:background-color="#ffd32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30" style:family="table-cell" style:parent-style-name="Default">
      <style:table-cell-properties fo:border-bottom="none" fo:border-left="0.002cm solid #000000" fo:border-right="0.002cm solid #000000" fo:border-top="none"/>
      <style:text-properties style:font-name="Arial" fo:font-size="10pt" style:font-size-asian="10pt" style:font-size-complex="10pt"/>
    </style:style>
    <style:style style:name="ce131" style:family="table-cell" style:parent-style-name="Default">
      <style:table-cell-properties style:text-align-source="fix" style:repeat-content="false" fo:background-color="transparent" fo:border="none"/>
      <style:paragraph-properties fo:text-align="start" fo:margin-left="0cm"/>
      <style:text-properties style:font-name="Arial" fo:font-size="10pt" style:font-size-asian="10pt" style:font-size-complex="10pt"/>
    </style:style>
    <style:style style:name="ce132" style:family="table-cell" style:parent-style-name="Default" style:data-style-name="N125">
      <style:table-cell-properties style:text-align-source="fix" style:repeat-content="false" fo:border="none"/>
      <style:paragraph-properties fo:text-align="center" fo:margin-left="0cm"/>
      <style:text-properties style:font-name="Arial" fo:font-size="10pt" style:font-size-asian="10pt" style:font-size-complex="10pt"/>
    </style:style>
    <style:style style:name="ce133" style:family="table-cell" style:parent-style-name="Default" style:data-style-name="N125">
      <style:table-cell-properties fo:border-bottom="0.002cm solid #000000" style:text-align-source="fix" style:repeat-content="false" fo:border-left="none" fo:border-right="none" fo:border-top="none"/>
      <style:paragraph-properties fo:text-align="center" fo:margin-left="0cm"/>
      <style:text-properties style:font-name="Arial" fo:font-size="10pt" style:font-size-asian="10pt" style:font-size-complex="10pt"/>
    </style:style>
    <style:style style:name="ce134" style:family="table-cell" style:parent-style-name="Default">
      <style:table-cell-properties fo:border-bottom="none" fo:background-color="#00ff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35" style:family="table-cell" style:parent-style-name="Default">
      <style:table-cell-properties fo:border-bottom="none" style:text-align-source="fix" style:repeat-content="false" fo:border-left="0.039cm double #000000" style:border-line-width-left="0.002cm 0.035cm 0.002cm" fo:border-right="0.002cm solid #000000"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136" style:family="table-cell" style:parent-style-name="Default">
      <style:table-cell-properties fo:border-bottom="none" fo:border-left="0.039cm double #000000" style:border-line-width-left="0.002cm 0.035cm 0.002cm" fo:border-right="none" fo:border-top="0.002cm solid #000000"/>
      <style:text-properties style:font-name="Arial" fo:font-size="10pt" fo:font-weight="bold" style:font-size-asian="10pt" style:font-weight-asian="bold" style:font-size-complex="10pt" style:font-weight-complex="bold"/>
    </style:style>
    <style:style style:name="ce137" style:family="table-cell" style:parent-style-name="Default">
      <style:table-cell-properties fo:border-bottom="0.002cm solid #000000" fo:border-left="0.039cm double #000000" style:border-line-width-left="0.002cm 0.035cm 0.002cm" fo:border-right="none" fo:border-top="none"/>
      <style:text-properties style:font-name="Arial" fo:font-size="10pt" fo:font-weight="bold" style:font-size-asian="10pt" style:font-weight-asian="bold" style:font-size-complex="10pt" style:font-weight-complex="bold"/>
    </style:style>
    <style:style style:name="ce138" style:family="table-cell" style:parent-style-name="Default">
      <style:table-cell-properties fo:border="none"/>
      <style:text-properties style:font-name="Arial" fo:font-size="10pt" style:font-size-asian="10pt" style:font-size-complex="10pt"/>
    </style:style>
    <style:style style:name="ce139" style:family="table-cell" style:parent-style-name="Default">
      <style:table-cell-properties fo:border-bottom="0.002cm solid #000000" fo:border-left="none" fo:border-right="none" fo:border-top="none"/>
      <style:text-properties style:font-name="Arial" fo:font-size="10pt" style:font-size-asian="10pt" style:font-size-complex="10pt"/>
    </style:style>
    <style:style style:name="ce140" style:family="table-cell" style:parent-style-name="Default">
      <style:table-cell-properties fo:border-bottom="none" style:text-align-source="fix" style:repeat-content="false" fo:border-left="none" fo:border-right="0.002cm solid #000000" fo:border-top="0.002cm solid #000000"/>
      <style:paragraph-properties fo:text-align="start" fo:margin-left="0cm"/>
    </style:style>
    <style:style style:name="ce141"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style>
    <style:style style:name="ce142" style:family="table-cell" style:parent-style-name="Default">
      <style:table-cell-properties fo:border-bottom="none" style:text-align-source="fix" style:repeat-content="false" fo:border-left="none" fo:border-right="none" fo:border-top="0.002cm solid #000000"/>
      <style:paragraph-properties fo:text-align="start" fo:margin-left="0cm"/>
    </style:style>
    <style:style style:name="ce143" style:family="table-cell" style:parent-style-name="Default">
      <style:table-cell-properties fo:border-bottom="0.002cm solid #000000" style:text-align-source="fix" style:repeat-content="false" fo:border-left="none" fo:border-right="none" fo:border-top="none"/>
      <style:paragraph-properties fo:text-align="start" fo:margin-left="0cm"/>
    </style:style>
    <style:style style:name="ce144" style:family="table-cell" style:parent-style-name="Default">
      <style:table-cell-properties style:text-align-source="fix" style:repeat-content="false" style:rotation-angle="270" style:vertical-align="middle"/>
      <style:paragraph-properties fo:text-align="center"/>
      <style:text-properties style:font-name="Arial" fo:font-size="10pt" fo:font-weight="bold" style:font-size-asian="10pt" style:font-weight-asian="bold" style:font-size-complex="10pt" style:font-weight-complex="bold"/>
    </style:style>
    <style:style style:name="ce145" style:family="table-cell" style:parent-style-name="Default">
      <style:table-cell-properties fo:wrap-option="wrap" fo:border="none" style:vertical-align="top"/>
      <style:text-properties fo:font-size="11pt" fo:font-weight="bold" style:font-size-asian="11pt" style:font-weight-asian="bold" style:font-size-complex="11pt" style:font-weight-complex="bold"/>
    </style:style>
    <style:style style:name="ce146" style:family="table-cell" style:parent-style-name="Default">
      <style:table-cell-properties fo:background-color="#ccffff" style:text-align-source="fix" style:repeat-content="false"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147" style:family="table-cell" style:parent-style-name="Default">
      <style:table-cell-properties fo:border="none" style:vertical-align="middle"/>
    </style:style>
    <style:style style:name="ce148" style:family="table-cell" style:parent-style-name="Default">
      <style:table-cell-properties fo:border="0.002cm solid #000000"/>
    </style:style>
    <style:style style:name="ce149" style:family="table-cell" style:parent-style-name="Default">
      <style:table-cell-properties fo:border-bottom="none" fo:background-color="#ff9966"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50" style:family="table-cell" style:parent-style-name="Default">
      <style:table-cell-properties fo:border-bottom="0.002cm solid #000000" style:text-align-source="fix" style:repeat-content="false" fo:border-left="none" fo:border-right="none" fo:border-top="none" style:vertical-align="middle"/>
      <style:paragraph-properties fo:text-align="center" fo:margin-left="0cm"/>
      <style:text-properties fo:font-size="12pt" fo:font-weight="bold" style:font-size-asian="12pt" style:font-weight-asian="bold" style:font-size-complex="12pt" style:font-weight-complex="bold"/>
    </style:style>
    <style:style style:name="ce151" style:family="table-cell" style:parent-style-name="Default">
      <style:table-cell-properties style:text-align-source="fix" style:repeat-content="false"/>
      <style:paragraph-properties fo:text-align="center"/>
      <style:text-properties fo:font-weight="bold"/>
    </style:style>
    <style:style style:name="ce152" style:family="table-cell" style:parent-style-name="Default">
      <style:table-cell-properties fo:border-bottom="0.002cm solid #000000" style:text-align-source="fix" style:repeat-content="false" fo:border-left="none" fo:border-right="none" fo:border-top="none"/>
      <style:paragraph-properties fo:text-align="center" fo:margin-left="0cm"/>
      <style:text-properties fo:font-size="12pt" fo:font-weight="bold" style:font-size-asian="12pt" style:font-weight-asian="bold" style:font-size-complex="12pt" style:font-weight-complex="bold"/>
    </style:style>
    <style:style style:name="ce153" style:family="table-cell" style:parent-style-name="Default">
      <style:table-cell-properties style:text-align-source="fix" style:repeat-content="false" fo:border="none"/>
      <style:paragraph-properties fo:text-align="center" fo:margin-left="0cm"/>
      <style:text-properties fo:font-size="12pt" fo:font-weight="bold" style:font-size-asian="12pt" style:font-weight-asian="bold" style:font-size-complex="12pt" style:font-weight-complex="bold"/>
    </style:style>
    <style:style style:name="ce154" style:family="table-cell" style:parent-style-name="Default">
      <style:table-cell-properties style:text-align-source="fix" style:repeat-content="false" fo:border="none"/>
      <style:paragraph-properties fo:text-align="center" fo:margin-left="0cm"/>
      <style:text-properties fo:font-size="10pt" fo:font-weight="bold" style:font-size-asian="10pt" style:font-weight-asian="bold" style:font-size-complex="10pt" style:font-weight-complex="bold"/>
    </style:style>
    <style:style style:name="ce155" style:family="table-cell" style:parent-style-name="Default">
      <style:table-cell-properties style:text-align-source="fix" style:repeat-content="false"/>
      <style:paragraph-properties fo:text-align="center" fo:margin-left="0cm"/>
    </style:style>
    <style:style style:name="ce156" style:family="table-cell" style:parent-style-name="Default" style:data-style-name="N134">
      <style:table-cell-properties style:text-align-source="fix" style:repeat-content="false"/>
      <style:paragraph-properties fo:text-align="start" fo:margin-left="0cm"/>
    </style:style>
    <style:style style:name="ce157" style:family="table-cell" style:parent-style-name="Default">
      <style:text-properties fo:font-size="10pt" style:font-size-asian="10pt" style:font-size-complex="10pt"/>
    </style:style>
  </office:automatic-styles>
  <office:body>
    <office:spreadsheet>
      <table:table table:name="totals"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number-columns-repeated="4" table:default-cell-style-name="Default"/>
        <table:table-row table:style-name="ro1">
          <table:table-cell table:number-columns-repeated="2"/>
          <table:table-cell table:style-name="ce2" table:number-columns-repeated="5"/>
        </table:table-row>
        <table:table-row table:style-name="ro1">
          <table:table-cell/>
          <table:table-cell table:style-name="ce1" office:value-type="string">
            <text:p>sheet</text:p>
          </table:table-cell>
          <table:table-cell table:style-name="ce1" office:value-type="string">
            <text:p>title</text:p>
          </table:table-cell>
          <table:table-cell table:style-name="ce3" office:value-type="string" table:number-columns-spanned="2" table:number-rows-spanned="1">
            <text:p>transistors</text:p>
          </table:table-cell>
          <table:covered-table-cell table:style-name="ce3"/>
          <table:table-cell table:style-name="ce3" office:value-type="string" table:number-columns-spanned="2" table:number-rows-spanned="1">
            <text:p>gates</text:p>
          </table:table-cell>
          <table:covered-table-cell table:style-name="ce3"/>
        </table:table-row>
        <table:table-row table:style-name="ro2">
          <table:table-cell/>
          <table:table-cell table:formula="of:=MID(FORMULA([.C3]);2;100)" office:value-type="string" office:string-value="'0-F (upper c)'.$B$1">
            <text:p>'0-F (upper c)'.$B$1</text:p>
          </table:table-cell>
          <table:table-cell table:formula="of:=['0-F (upper c)'.$B$1]" office:value-type="string" office:string-value="4 bit to 7-segment, digits 0-F (upper c)">
            <text:p>4 bit to 7-segment, digits 0-F (upper c)</text:p>
          </table:table-cell>
          <table:table-cell table:formula="of:=OFFSET(INDIRECT([.B3]);47;63)" office:value-type="float" office:value="85">
            <text:p>85</text:p>
          </table:table-cell>
          <table:table-cell/>
          <table:table-cell table:formula="of:=OFFSET(INDIRECT([.B3]);48;63)" office:value-type="float" office:value="26">
            <text:p>26</text:p>
          </table:table-cell>
          <table:table-cell/>
        </table:table-row>
        <table:table-row table:style-name="ro2">
          <table:table-cell/>
          <table:table-cell table:formula="of:=MID(FORMULA([.C4]);2;100)" office:value-type="string" office:string-value="'0-F (lower c)'.$B$1">
            <text:p>'0-F (lower c)'.$B$1</text:p>
          </table:table-cell>
          <table:table-cell table:formula="of:=['0-F (lower c)'.$B$1]" office:value-type="string" office:string-value="4 bit to 7-segment, digits 0-F (lower c)">
            <text:p>4 bit to 7-segment, digits 0-F (lower c)</text:p>
          </table:table-cell>
          <table:table-cell table:formula="of:=OFFSET(INDIRECT([.B4]);47;62)" office:value-type="float" office:value="81">
            <text:p>81</text:p>
          </table:table-cell>
          <table:table-cell/>
          <table:table-cell table:formula="of:=OFFSET(INDIRECT([.B4]);48;62)" office:value-type="float" office:value="25">
            <text:p>25</text:p>
          </table:table-cell>
          <table:table-cell/>
        </table:table-row>
        <table:table-row table:style-name="ro2">
          <table:table-cell/>
          <table:table-cell table:formula="of:=MID(FORMULA([.C5]);2;100)" office:value-type="string" office:string-value="'digits 0-9'.$B$1">
            <text:p>'digits 0-9'.$B$1</text:p>
          </table:table-cell>
          <table:table-cell table:formula="of:=['digits 0-9'.$B$1]" office:value-type="string" office:string-value="4 bit to 7-segment, digits 0-9">
            <text:p>4 bit to 7-segment, digits 0-9</text:p>
          </table:table-cell>
          <table:table-cell table:formula="of:=OFFSET(INDIRECT([.B5]);47;62)" office:value-type="float" office:value="42">
            <text:p>42</text:p>
          </table:table-cell>
          <table:table-cell office:value-type="float" office:value="72">
            <text:p>72</text:p>
          </table:table-cell>
          <table:table-cell table:formula="of:=OFFSET(INDIRECT([.B5]);48;62)" office:value-type="float" office:value="18">
            <text:p>18</text:p>
          </table:table-cell>
          <table:table-cell/>
        </table:table-row>
        <table:table-row table:style-name="ro2">
          <table:table-cell/>
          <table:table-cell table:formula="of:=MID(FORMULA([.C6]);2;100)" office:value-type="string" office:string-value="'digits 0-7'.$B$1">
            <text:p>'digits 0-7'.$B$1</text:p>
          </table:table-cell>
          <table:table-cell table:formula="of:=['digits 0-7'.$B$1]" office:value-type="string" office:string-value="3 bit to 7-segment, digits 0-7">
            <text:p>3 bit to 7-segment, digits 0-7</text:p>
          </table:table-cell>
          <table:table-cell table:formula="of:=OFFSET(INDIRECT([.B6]);47;62)" office:value-type="float" office:value="40">
            <text:p>40</text:p>
          </table:table-cell>
          <table:table-cell office:value-type="float" office:value="56">
            <text:p>56</text:p>
          </table:table-cell>
          <table:table-cell table:formula="of:=OFFSET(INDIRECT([.B6]);48;62)" office:value-type="float" office:value="18">
            <text:p>18</text:p>
          </table:table-cell>
          <table:table-cell/>
        </table:table-row>
        <table:table-row table:style-name="ro2">
          <table:table-cell/>
          <table:table-cell table:formula="of:=MID(FORMULA([.C7]);2;100)" office:value-type="string" office:string-value="'digits 0-5'.$B$1">
            <text:p>'digits 0-5'.$B$1</text:p>
          </table:table-cell>
          <table:table-cell table:formula="of:=['digits 0-5'.$B$1]" office:value-type="string" office:string-value="3 bit to 7-segment, digits 0-5">
            <text:p>3 bit to 7-segment, digits 0-5</text:p>
          </table:table-cell>
          <table:table-cell table:formula="of:=OFFSET(INDIRECT([.B7]);47;62)" office:value-type="float" office:value="23">
            <text:p>23</text:p>
          </table:table-cell>
          <table:table-cell/>
          <table:table-cell table:formula="of:=OFFSET(INDIRECT([.B7]);48;62)" office:value-type="float" office:value="14">
            <text:p>14</text:p>
          </table:table-cell>
          <table:table-cell/>
        </table:table-row>
        <table:table-row table:style-name="ro2">
          <table:table-cell/>
          <table:table-cell table:formula="of:=MID(FORMULA([.C8]);2;100)" office:value-type="string" office:string-value="'digits 0-3'.$B$1">
            <text:p>'digits 0-3'.$B$1</text:p>
          </table:table-cell>
          <table:table-cell table:formula="of:=['digits 0-3'.$B$1]" office:value-type="string" office:string-value="2 bit to 7-segment, digits 0-3">
            <text:p>2 bit to 7-segment, digits 0-3</text:p>
          </table:table-cell>
          <table:table-cell table:formula="of:=OFFSET(INDIRECT([.B8]);47;62)" office:value-type="float" office:value="10">
            <text:p>10</text:p>
          </table:table-cell>
          <table:table-cell office:value-type="float" office:value="18">
            <text:p>18</text:p>
          </table:table-cell>
          <table:table-cell table:formula="of:=OFFSET(INDIRECT([.B8]);48;62)" office:value-type="float" office:value="7">
            <text:p>7</text:p>
          </table:table-cell>
          <table:table-cell/>
        </table:table-row>
        <table:table-row table:style-name="ro2">
          <table:table-cell/>
          <table:table-cell table:formula="of:=MID(FORMULA([.C9]);2;100)" office:value-type="string" office:string-value="'digits 0-2'.$B$1">
            <text:p>'digits 0-2'.$B$1</text:p>
          </table:table-cell>
          <table:table-cell table:formula="of:=['digits 0-2'.$B$1]" office:value-type="string" office:string-value="2 bit to 7-segment, digits 0-2">
            <text:p>2 bit to 7-segment, digits 0-2</text:p>
          </table:table-cell>
          <table:table-cell table:formula="of:=OFFSET(INDIRECT([.B9]);47;62)" office:value-type="float" office:value="4">
            <text:p>4</text:p>
          </table:table-cell>
          <table:table-cell/>
          <table:table-cell table:formula="of:=OFFSET(INDIRECT([.B9]);48;62)" office:value-type="float" office:value="3">
            <text:p>3</text:p>
          </table:table-cell>
          <table:table-cell/>
        </table:table-row>
        <table:table-row table:style-name="ro2">
          <table:table-cell/>
          <table:table-cell table:formula="of:=MID(FORMULA([.C10]);2;100)" office:value-type="string" office:string-value="'digits 1-2 (0 off)'.B1">
            <text:p>'digits 1-2 (0 off)'.B1</text:p>
          </table:table-cell>
          <table:table-cell table:formula="of:=['digits 1-2 (0 off)'.B1]" office:value-type="string" office:string-value="2 bit to 7-segment, digits 1-2 (0 off)">
            <text:p>2 bit to 7-segment, digits 1-2 (0 off)</text:p>
          </table:table-cell>
          <table:table-cell table:formula="of:=OFFSET(INDIRECT([.B10]);47;62)" office:value-type="float" office:value="3">
            <text:p>3</text:p>
          </table:table-cell>
          <table:table-cell/>
          <table:table-cell table:formula="of:=OFFSET(INDIRECT([.B10]);48;62)" office:value-type="float" office:value="2">
            <text:p>2</text:p>
          </table:table-cell>
          <table:table-cell/>
        </table:table-row>
        <table:named-expressions/>
      </table:table>
      <table:table table:name="0-F (upper c)" table:style-name="ta1" table:print="false">
        <table:table-column table:style-name="co6" table:default-cell-style-name="ce5"/>
        <table:table-column table:style-name="co6" table:number-columns-repeated="13"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4" table:default-cell-style-name="Default"/>
        <table:table-row table:style-name="ro3">
          <table:table-cell table:style-name="ce4"/>
          <table:table-cell table:style-name="ce4" office:value-type="string" table:number-columns-spanned="63" table:number-rows-spanned="1">
            <text:p>4 bit to 7-segment, digits 0-F (upper c)</text:p>
          </table:table-cell>
          <table:covered-table-cell table:style-name="ce30"/>
          <table:covered-table-cell table:number-columns-repeated="11" table:style-name="ce15"/>
          <table:covered-table-cell table:number-columns-repeated="50"/>
          <table:table-cell table:number-columns-repeated="960"/>
        </table:table-row>
        <table:table-row table:style-name="ro4">
          <table:table-cell/>
          <table:table-cell table:style-name="ce14" office:value-type="string" table:number-columns-spanned="13" table:number-rows-spanned="2">
            <text:p>Truth table</text:p>
          </table:table-cell>
          <table:covered-table-cell table:style-name="ce30"/>
          <table:covered-table-cell table:number-columns-repeated="11"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0"/>
        </table:table-row>
        <table:table-row table:style-name="ro4">
          <table:table-cell/>
          <table:covered-table-cell table:number-columns-repeated="13"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Q3]+1" office:value-type="float" office:value="1" table:number-columns-spanned="6" table:number-rows-spanned="1">
            <text:p>1</text:p>
          </table:table-cell>
          <table:covered-table-cell table:number-columns-repeated="4" table:style-name="ce91"/>
          <table:covered-table-cell table:style-name="ce101"/>
          <table:table-cell table:style-name="ce79" table:formula="of:=[.W3]+1" office:value-type="float" office:value="2" table:number-columns-spanned="6" table:number-rows-spanned="1">
            <text:p>2</text:p>
          </table:table-cell>
          <table:covered-table-cell table:number-columns-repeated="4" table:style-name="ce91"/>
          <table:covered-table-cell table:style-name="ce101"/>
          <table:table-cell table:style-name="ce79" table:formula="of:=[.AC3]+1" office:value-type="float" office:value="3" table:number-columns-spanned="6" table:number-rows-spanned="1">
            <text:p>3</text:p>
          </table:table-cell>
          <table:covered-table-cell table:number-columns-repeated="4" table:style-name="ce91"/>
          <table:covered-table-cell table:style-name="ce101"/>
          <table:table-cell table:style-name="ce79" table:formula="of:=[.AI3]+1" office:value-type="float" office:value="4" table:number-columns-spanned="6" table:number-rows-spanned="1">
            <text:p>4</text:p>
          </table:table-cell>
          <table:covered-table-cell table:number-columns-repeated="4" table:style-name="ce91"/>
          <table:covered-table-cell table:style-name="ce101"/>
          <table:table-cell table:style-name="ce79" table:formula="of:=[.AO3]+1" office:value-type="float" office:value="5" table:number-columns-spanned="6" table:number-rows-spanned="1">
            <text:p>5</text:p>
          </table:table-cell>
          <table:covered-table-cell table:number-columns-repeated="4" table:style-name="ce91"/>
          <table:covered-table-cell table:style-name="ce101"/>
          <table:table-cell table:style-name="ce79" table:formula="of:=[.AU3]+1" office:value-type="float" office:value="6" table:number-columns-spanned="6" table:number-rows-spanned="1">
            <text:p>6</text:p>
          </table:table-cell>
          <table:covered-table-cell table:number-columns-repeated="4" table:style-name="ce91"/>
          <table:covered-table-cell table:style-name="ce101"/>
          <table:table-cell table:style-name="ce79" table:formula="of:=[.BA3]+1" office:value-type="float" office:value="7" table:number-columns-spanned="6" table:number-rows-spanned="1">
            <text:p>7</text:p>
          </table:table-cell>
          <table:covered-table-cell table:number-columns-repeated="4" table:style-name="ce91"/>
          <table:covered-table-cell table:style-name="ce101"/>
          <table:table-cell table:number-columns-repeated="960"/>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8" table:number-rows-spanned="1">
            <text:p>Outputs</text:p>
          </table:table-cell>
          <table:covered-table-cell table:number-columns-repeated="6" table:style-name="ce39"/>
          <table:covered-table-cell table:style-name="ce42"/>
          <table:table-cell table:style-name="ce73"/>
          <table:table-cell table:style-name="ce5"/>
          <table:table-cell table:style-name="ce80" table:formula="of:=MATCH([.Q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W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C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I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O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U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BA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G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4"/>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0" office:value-type="string" table:number-columns-spanned="1" table:number-rows-spanned="2">
            <text:p>P</text:p>
          </table:table-cell>
          <table:table-cell table:style-name="ce73"/>
          <table:table-cell table:style-name="ce5"/>
          <table:table-cell table:style-name="ce81"/>
          <table:table-cell table:style-name="SegBG" table:formula="of:=HLOOKUP([.U5];[.$G$5:.$N$22];[.Q4];0)" office:value-type="float" office:value="1">
            <text:p>1</text:p>
          </table:table-cell>
          <table:table-cell table:style-name="seg1" table:formula="of:=[.U5]&amp;T(ORG.OPENOFFICE.STYLE(IF([.R5]=1;&quot;seg1&quot;;IF([.R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A5];[.$G$5:.$N$22];[.W4];0)" office:value-type="float" office:value="0">
            <text:p>0</text:p>
          </table:table-cell>
          <table:table-cell table:style-name="seg0" table:formula="of:=[.AA5]&amp;T(ORG.OPENOFFICE.STYLE(IF([.X5]=1;&quot;seg1&quot;;IF([.X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G5];[.$G$5:.$N$22];[.AC4];0)" office:value-type="float" office:value="1">
            <text:p>1</text:p>
          </table:table-cell>
          <table:table-cell table:style-name="seg1" table:formula="of:=[.AG5]&amp;T(ORG.OPENOFFICE.STYLE(IF([.AD5]=1;&quot;seg1&quot;;IF([.AD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M5];[.$G$5:.$N$22];[.AI4];0)" office:value-type="float" office:value="1">
            <text:p>1</text:p>
          </table:table-cell>
          <table:table-cell table:style-name="seg1" table:formula="of:=[.AM5]&amp;T(ORG.OPENOFFICE.STYLE(IF([.AJ5]=1;&quot;seg1&quot;;IF([.AJ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S5];[.$G$5:.$N$22];[.AO4];0)" office:value-type="float" office:value="0">
            <text:p>0</text:p>
          </table:table-cell>
          <table:table-cell table:style-name="seg0" table:formula="of:=[.AS5]&amp;T(ORG.OPENOFFICE.STYLE(IF([.AP5]=1;&quot;seg1&quot;;IF([.AP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Y5];[.$G$5:.$N$22];[.AU4];0)" office:value-type="float" office:value="1">
            <text:p>1</text:p>
          </table:table-cell>
          <table:table-cell table:style-name="seg1" table:formula="of:=[.AY5]&amp;T(ORG.OPENOFFICE.STYLE(IF([.AV5]=1;&quot;seg1&quot;;IF([.AV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E5];[.$G$5:.$N$22];[.BA4];0)" office:value-type="float" office:value="1">
            <text:p>1</text:p>
          </table:table-cell>
          <table:table-cell table:style-name="seg1" table:formula="of:=[.BE5]&amp;T(ORG.OPENOFFICE.STYLE(IF([.BB5]=1;&quot;seg1&quot;;IF([.BB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K5];[.$G$5:.$N$22];[.BG4];0)" office:value-type="float" office:value="1">
            <text:p>1</text:p>
          </table:table-cell>
          <table:table-cell table:style-name="seg1" table:formula="of:=[.BK5]&amp;T(ORG.OPENOFFICE.STYLE(IF([.BH5]=1;&quot;seg1&quot;;IF([.BH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4"/>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number-columns-repeated="2" table:style-name="ce68"/>
          <table:table-cell table:style-name="ce73"/>
          <table:table-cell table:style-name="ce5"/>
          <table:table-cell table:style-name="ce81" table:formula="of:=HLOOKUP([.S6];[.$G$5:.$N$22];[.Q4];0)" office:value-type="float" office:value="1" table:number-columns-spanned="1" table:number-rows-spanned="2">
            <text:p>1</text:p>
          </table:table-cell>
          <table:table-cell table:style-name="seg1" table:formula="of:=[.S6]&amp;T(ORG.OPENOFFICE.STYLE(IF([.Q6]=1;&quot;seg1&quot;;IF([.Q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V6];[.$G$5:.$N$22];[.Q4];0)" office:value-type="float" office:value="1" table:number-columns-spanned="1" table:number-rows-spanned="2">
            <text:p>1</text:p>
          </table:table-cell>
          <table:table-cell table:style-name="seg1" table:formula="of:=[.V6]&amp;T(ORG.OPENOFFICE.STYLE(IF([.T6]=1;&quot;seg1&quot;;IF([.T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Y6];[.$G$5:.$N$22];[.W4];0)" office:value-type="float" office:value="0" table:number-columns-spanned="1" table:number-rows-spanned="2">
            <text:p>0</text:p>
          </table:table-cell>
          <table:table-cell table:style-name="seg0" table:formula="of:=[.Y6]&amp;T(ORG.OPENOFFICE.STYLE(IF([.W6]=1;&quot;seg1&quot;;IF([.W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B6];[.$G$5:.$N$22];[.W4];0)" office:value-type="float" office:value="1" table:number-columns-spanned="1" table:number-rows-spanned="2">
            <text:p>1</text:p>
          </table:table-cell>
          <table:table-cell table:style-name="seg1" table:formula="of:=[.AB6]&amp;T(ORG.OPENOFFICE.STYLE(IF([.Z6]=1;&quot;seg1&quot;;IF([.Z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E6];[.$G$5:.$N$22];[.AC4];0)" office:value-type="float" office:value="0" table:number-columns-spanned="1" table:number-rows-spanned="2">
            <text:p>0</text:p>
          </table:table-cell>
          <table:table-cell table:style-name="seg0" table:formula="of:=[.AE6]&amp;T(ORG.OPENOFFICE.STYLE(IF([.AC6]=1;&quot;seg1&quot;;IF([.AC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H6];[.$G$5:.$N$22];[.AC4];0)" office:value-type="float" office:value="1" table:number-columns-spanned="1" table:number-rows-spanned="2">
            <text:p>1</text:p>
          </table:table-cell>
          <table:table-cell table:style-name="seg1" table:formula="of:=[.AH6]&amp;T(ORG.OPENOFFICE.STYLE(IF([.AF6]=1;&quot;seg1&quot;;IF([.AF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K6];[.$G$5:.$N$22];[.AI4];0)" office:value-type="float" office:value="0" table:number-columns-spanned="1" table:number-rows-spanned="2">
            <text:p>0</text:p>
          </table:table-cell>
          <table:table-cell table:style-name="seg0" table:formula="of:=[.AK6]&amp;T(ORG.OPENOFFICE.STYLE(IF([.AI6]=1;&quot;seg1&quot;;IF([.AI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N6];[.$G$5:.$N$22];[.AI4];0)" office:value-type="float" office:value="1" table:number-columns-spanned="1" table:number-rows-spanned="2">
            <text:p>1</text:p>
          </table:table-cell>
          <table:table-cell table:style-name="seg1" table:formula="of:=[.AN6]&amp;T(ORG.OPENOFFICE.STYLE(IF([.AL6]=1;&quot;seg1&quot;;IF([.AL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Q6];[.$G$5:.$N$22];[.AO4];0)" office:value-type="float" office:value="1" table:number-columns-spanned="1" table:number-rows-spanned="2">
            <text:p>1</text:p>
          </table:table-cell>
          <table:table-cell table:style-name="seg1" table:formula="of:=[.AQ6]&amp;T(ORG.OPENOFFICE.STYLE(IF([.AO6]=1;&quot;seg1&quot;;IF([.AO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T6];[.$G$5:.$N$22];[.AO4];0)" office:value-type="float" office:value="1" table:number-columns-spanned="1" table:number-rows-spanned="2">
            <text:p>1</text:p>
          </table:table-cell>
          <table:table-cell table:style-name="seg1" table:formula="of:=[.AT6]&amp;T(ORG.OPENOFFICE.STYLE(IF([.AR6]=1;&quot;seg1&quot;;IF([.AR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W6];[.$G$5:.$N$22];[.AU4];0)" office:value-type="float" office:value="1" table:number-columns-spanned="1" table:number-rows-spanned="2">
            <text:p>1</text:p>
          </table:table-cell>
          <table:table-cell table:style-name="seg1" table:formula="of:=[.AW6]&amp;T(ORG.OPENOFFICE.STYLE(IF([.AU6]=1;&quot;seg1&quot;;IF([.AU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Z6];[.$G$5:.$N$22];[.AU4];0)" office:value-type="float" office:value="0" table:number-columns-spanned="1" table:number-rows-spanned="2">
            <text:p>0</text:p>
          </table:table-cell>
          <table:table-cell table:style-name="seg0" table:formula="of:=[.AZ6]&amp;T(ORG.OPENOFFICE.STYLE(IF([.AX6]=1;&quot;seg1&quot;;IF([.AX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C6];[.$G$5:.$N$22];[.BA4];0)" office:value-type="float" office:value="1" table:number-columns-spanned="1" table:number-rows-spanned="2">
            <text:p>1</text:p>
          </table:table-cell>
          <table:table-cell table:style-name="seg1" table:formula="of:=[.BC6]&amp;T(ORG.OPENOFFICE.STYLE(IF([.BA6]=1;&quot;seg1&quot;;IF([.BA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F6];[.$G$5:.$N$22];[.BA4];0)" office:value-type="float" office:value="0" table:number-columns-spanned="1" table:number-rows-spanned="2">
            <text:p>0</text:p>
          </table:table-cell>
          <table:table-cell table:style-name="seg0" table:formula="of:=[.BF6]&amp;T(ORG.OPENOFFICE.STYLE(IF([.BD6]=1;&quot;seg1&quot;;IF([.BD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I6];[.$G$5:.$N$22];[.BG4];0)" office:value-type="float" office:value="0" table:number-columns-spanned="1" table:number-rows-spanned="2">
            <text:p>0</text:p>
          </table:table-cell>
          <table:table-cell table:style-name="seg0" table:formula="of:=[.BI6]&amp;T(ORG.OPENOFFICE.STYLE(IF([.BG6]=1;&quot;seg1&quot;;IF([.BG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L6];[.$G$5:.$N$22];[.BG4];0)" office:value-type="float" office:value="1" table:number-columns-spanned="1" table:number-rows-spanned="2">
            <text:p>1</text:p>
          </table:table-cell>
          <table:table-cell table:style-name="seg1" table:formula="of:=[.BL6]&amp;T(ORG.OPENOFFICE.STYLE(IF([.BJ6]=1;&quot;seg1&quot;;IF([.BJ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4"/>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number-columns-repeated="2"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5" table:style-name="ce31" office:value-type="float" office:value="0">
            <text:p>0</text:p>
          </table:table-cell>
          <table:table-cell table:style-name="ce73"/>
          <table:table-cell table:style-name="ce5"/>
          <table:table-cell table:style-name="ce81"/>
          <table:table-cell table:style-name="SegBG" table:formula="of:=HLOOKUP([.U8];[.$G$5:.$N$22];[.Q4];0)" office:value-type="float" office:value="0">
            <text:p>0</text:p>
          </table:table-cell>
          <table:table-cell table:style-name="seg0" table:formula="of:=[.U8]&amp;T(ORG.OPENOFFICE.STYLE(IF([.R8]=1;&quot;seg1&quot;;IF([.R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A8];[.$G$5:.$N$22];[.W4];0)" office:value-type="float" office:value="0">
            <text:p>0</text:p>
          </table:table-cell>
          <table:table-cell table:style-name="seg0" table:formula="of:=[.AA8]&amp;T(ORG.OPENOFFICE.STYLE(IF([.X8]=1;&quot;seg1&quot;;IF([.X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G8];[.$G$5:.$N$22];[.AC4];0)" office:value-type="float" office:value="1">
            <text:p>1</text:p>
          </table:table-cell>
          <table:table-cell table:style-name="seg1" table:formula="of:=[.AG8]&amp;T(ORG.OPENOFFICE.STYLE(IF([.AD8]=1;&quot;seg1&quot;;IF([.AD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M8];[.$G$5:.$N$22];[.AI4];0)" office:value-type="float" office:value="1">
            <text:p>1</text:p>
          </table:table-cell>
          <table:table-cell table:style-name="seg1" table:formula="of:=[.AM8]&amp;T(ORG.OPENOFFICE.STYLE(IF([.AJ8]=1;&quot;seg1&quot;;IF([.AJ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S8];[.$G$5:.$N$22];[.AO4];0)" office:value-type="float" office:value="1">
            <text:p>1</text:p>
          </table:table-cell>
          <table:table-cell table:style-name="seg1" table:formula="of:=[.AS8]&amp;T(ORG.OPENOFFICE.STYLE(IF([.AP8]=1;&quot;seg1&quot;;IF([.AP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Y8];[.$G$5:.$N$22];[.AU4];0)" office:value-type="float" office:value="1">
            <text:p>1</text:p>
          </table:table-cell>
          <table:table-cell table:style-name="seg1" table:formula="of:=[.AY8]&amp;T(ORG.OPENOFFICE.STYLE(IF([.AV8]=1;&quot;seg1&quot;;IF([.AV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E8];[.$G$5:.$N$22];[.BA4];0)" office:value-type="float" office:value="1">
            <text:p>1</text:p>
          </table:table-cell>
          <table:table-cell table:style-name="seg1" table:formula="of:=[.BE8]&amp;T(ORG.OPENOFFICE.STYLE(IF([.BB8]=1;&quot;seg1&quot;;IF([.BB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K8];[.$G$5:.$N$22];[.BG4];0)" office:value-type="float" office:value="0">
            <text:p>0</text:p>
          </table:table-cell>
          <table:table-cell table:style-name="seg0" table:formula="of:=[.BK8]&amp;T(ORG.OPENOFFICE.STYLE(IF([.BH8]=1;&quot;seg1&quot;;IF([.BH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3"/>
          <table:table-cell table:style-name="ce5"/>
          <table:table-cell table:style-name="ce81" table:formula="of:=HLOOKUP([.S9];[.$G$5:.$N$22];[.Q4];0)" office:value-type="float" office:value="1" table:number-columns-spanned="1" table:number-rows-spanned="2">
            <text:p>1</text:p>
          </table:table-cell>
          <table:table-cell table:style-name="seg1" table:formula="of:=[.S9]&amp;T(ORG.OPENOFFICE.STYLE(IF([.Q9]=1;&quot;seg1&quot;;IF([.Q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V9];[.$G$5:.$N$22];[.Q4];0)" office:value-type="float" office:value="1" table:number-columns-spanned="1" table:number-rows-spanned="2">
            <text:p>1</text:p>
          </table:table-cell>
          <table:table-cell table:style-name="seg1" table:formula="of:=[.V9]&amp;T(ORG.OPENOFFICE.STYLE(IF([.T9]=1;&quot;seg1&quot;;IF([.T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Y9];[.$G$5:.$N$22];[.W4];0)" office:value-type="float" office:value="0" table:number-columns-spanned="1" table:number-rows-spanned="2">
            <text:p>0</text:p>
          </table:table-cell>
          <table:table-cell table:style-name="seg0" table:formula="of:=[.Y9]&amp;T(ORG.OPENOFFICE.STYLE(IF([.W9]=1;&quot;seg1&quot;;IF([.W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B9];[.$G$5:.$N$22];[.W4];0)" office:value-type="float" office:value="1" table:number-columns-spanned="1" table:number-rows-spanned="2">
            <text:p>1</text:p>
          </table:table-cell>
          <table:table-cell table:style-name="seg1" table:formula="of:=[.AB9]&amp;T(ORG.OPENOFFICE.STYLE(IF([.Z9]=1;&quot;seg1&quot;;IF([.Z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E9];[.$G$5:.$N$22];[.AC4];0)" office:value-type="float" office:value="1" table:number-columns-spanned="1" table:number-rows-spanned="2">
            <text:p>1</text:p>
          </table:table-cell>
          <table:table-cell table:style-name="seg1" table:formula="of:=[.AE9]&amp;T(ORG.OPENOFFICE.STYLE(IF([.AC9]=1;&quot;seg1&quot;;IF([.AC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H9];[.$G$5:.$N$22];[.AC4];0)" office:value-type="float" office:value="0" table:number-columns-spanned="1" table:number-rows-spanned="2">
            <text:p>0</text:p>
          </table:table-cell>
          <table:table-cell table:style-name="seg0" table:formula="of:=[.AH9]&amp;T(ORG.OPENOFFICE.STYLE(IF([.AF9]=1;&quot;seg1&quot;;IF([.AF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K9];[.$G$5:.$N$22];[.AI4];0)" office:value-type="float" office:value="0" table:number-columns-spanned="1" table:number-rows-spanned="2">
            <text:p>0</text:p>
          </table:table-cell>
          <table:table-cell table:style-name="seg0" table:formula="of:=[.AK9]&amp;T(ORG.OPENOFFICE.STYLE(IF([.AI9]=1;&quot;seg1&quot;;IF([.AI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N9];[.$G$5:.$N$22];[.AI4];0)" office:value-type="float" office:value="1" table:number-columns-spanned="1" table:number-rows-spanned="2">
            <text:p>1</text:p>
          </table:table-cell>
          <table:table-cell table:style-name="seg1" table:formula="of:=[.AN9]&amp;T(ORG.OPENOFFICE.STYLE(IF([.AL9]=1;&quot;seg1&quot;;IF([.AL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Q9];[.$G$5:.$N$22];[.AO4];0)" office:value-type="float" office:value="0" table:number-columns-spanned="1" table:number-rows-spanned="2">
            <text:p>0</text:p>
          </table:table-cell>
          <table:table-cell table:style-name="seg0" table:formula="of:=[.AQ9]&amp;T(ORG.OPENOFFICE.STYLE(IF([.AO9]=1;&quot;seg1&quot;;IF([.AO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T9];[.$G$5:.$N$22];[.AO4];0)" office:value-type="float" office:value="1" table:number-columns-spanned="1" table:number-rows-spanned="2">
            <text:p>1</text:p>
          </table:table-cell>
          <table:table-cell table:style-name="seg1" table:formula="of:=[.AT9]&amp;T(ORG.OPENOFFICE.STYLE(IF([.AR9]=1;&quot;seg1&quot;;IF([.AR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W9];[.$G$5:.$N$22];[.AU4];0)" office:value-type="float" office:value="0" table:number-columns-spanned="1" table:number-rows-spanned="2">
            <text:p>0</text:p>
          </table:table-cell>
          <table:table-cell table:style-name="seg0" table:formula="of:=[.AW9]&amp;T(ORG.OPENOFFICE.STYLE(IF([.AU9]=1;&quot;seg1&quot;;IF([.AU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Z9];[.$G$5:.$N$22];[.AU4];0)" office:value-type="float" office:value="1" table:number-columns-spanned="1" table:number-rows-spanned="2">
            <text:p>1</text:p>
          </table:table-cell>
          <table:table-cell table:style-name="seg1" table:formula="of:=[.AZ9]&amp;T(ORG.OPENOFFICE.STYLE(IF([.AX9]=1;&quot;seg1&quot;;IF([.AX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C9];[.$G$5:.$N$22];[.BA4];0)" office:value-type="float" office:value="1" table:number-columns-spanned="1" table:number-rows-spanned="2">
            <text:p>1</text:p>
          </table:table-cell>
          <table:table-cell table:style-name="seg1" table:formula="of:=[.BC9]&amp;T(ORG.OPENOFFICE.STYLE(IF([.BA9]=1;&quot;seg1&quot;;IF([.BA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F9];[.$G$5:.$N$22];[.BA4];0)" office:value-type="float" office:value="1" table:number-columns-spanned="1" table:number-rows-spanned="2">
            <text:p>1</text:p>
          </table:table-cell>
          <table:table-cell table:style-name="seg1" table:formula="of:=[.BF9]&amp;T(ORG.OPENOFFICE.STYLE(IF([.BD9]=1;&quot;seg1&quot;;IF([.BD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I9];[.$G$5:.$N$22];[.BG4];0)" office:value-type="float" office:value="0" table:number-columns-spanned="1" table:number-rows-spanned="2">
            <text:p>0</text:p>
          </table:table-cell>
          <table:table-cell table:style-name="seg0" table:formula="of:=[.BI9]&amp;T(ORG.OPENOFFICE.STYLE(IF([.BG9]=1;&quot;seg1&quot;;IF([.BG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L9];[.$G$5:.$N$22];[.BG4];0)" office:value-type="float" office:value="1" table:number-columns-spanned="1" table:number-rows-spanned="2">
            <text:p>1</text:p>
          </table:table-cell>
          <table:table-cell table:style-name="seg1" table:formula="of:=[.BL9]&amp;T(ORG.OPENOFFICE.STYLE(IF([.BJ9]=1;&quot;seg1&quot;;IF([.BJ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4"/>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3"/>
          <table:table-cell table:style-name="ce5"/>
          <table:table-cell table:style-name="ce81"/>
          <table:table-cell table:style-name="SegBG" table:formula="of:=HLOOKUP([.U11];[.$G$5:.$N$22];[.Q4];0)" office:value-type="float" office:value="1">
            <text:p>1</text:p>
          </table:table-cell>
          <table:table-cell table:style-name="seg1" table:formula="of:=[.U11]&amp;T(ORG.OPENOFFICE.STYLE(IF([.R11]=1;&quot;seg1&quot;;IF([.R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A11];[.$G$5:.$N$22];[.W4];0)" office:value-type="float" office:value="0">
            <text:p>0</text:p>
          </table:table-cell>
          <table:table-cell table:style-name="seg0" table:formula="of:=[.AA11]&amp;T(ORG.OPENOFFICE.STYLE(IF([.X11]=1;&quot;seg1&quot;;IF([.X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G11];[.$G$5:.$N$22];[.AC4];0)" office:value-type="float" office:value="1">
            <text:p>1</text:p>
          </table:table-cell>
          <table:table-cell table:style-name="seg1" table:formula="of:=[.AG11]&amp;T(ORG.OPENOFFICE.STYLE(IF([.AD11]=1;&quot;seg1&quot;;IF([.AD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M11];[.$G$5:.$N$22];[.AI4];0)" office:value-type="float" office:value="1">
            <text:p>1</text:p>
          </table:table-cell>
          <table:table-cell table:style-name="seg1" table:formula="of:=[.AM11]&amp;T(ORG.OPENOFFICE.STYLE(IF([.AJ11]=1;&quot;seg1&quot;;IF([.AJ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S11];[.$G$5:.$N$22];[.AO4];0)" office:value-type="float" office:value="0">
            <text:p>0</text:p>
          </table:table-cell>
          <table:table-cell table:style-name="seg0" table:formula="of:=[.AS11]&amp;T(ORG.OPENOFFICE.STYLE(IF([.AP11]=1;&quot;seg1&quot;;IF([.AP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Y11];[.$G$5:.$N$22];[.AU4];0)" office:value-type="float" office:value="1">
            <text:p>1</text:p>
          </table:table-cell>
          <table:table-cell table:style-name="seg1" table:formula="of:=[.AY11]&amp;T(ORG.OPENOFFICE.STYLE(IF([.AV11]=1;&quot;seg1&quot;;IF([.AV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E11];[.$G$5:.$N$22];[.BA4];0)" office:value-type="float" office:value="1">
            <text:p>1</text:p>
          </table:table-cell>
          <table:table-cell table:style-name="seg1" table:formula="of:=[.BE11]&amp;T(ORG.OPENOFFICE.STYLE(IF([.BB11]=1;&quot;seg1&quot;;IF([.BB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K11];[.$G$5:.$N$22];[.BG4];0)" office:value-type="float" office:value="0">
            <text:p>0</text:p>
          </table:table-cell>
          <table:table-cell table:style-name="seg0" table:formula="of:=[.BK11]&amp;T(ORG.OPENOFFICE.STYLE(IF([.BH11]=1;&quot;seg1&quot;;IF([.BH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4"/>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31" office:value-type="float" office:value="0">
            <text:p>0</text:p>
          </table:table-cell>
          <table:table-cell table:style-name="ce73"/>
          <table:table-cell table:style-name="ce5"/>
          <table:table-cell table:style-name="ce79" table:formula="of:=[.BG3]+1" office:value-type="float" office:value="8" table:number-columns-spanned="6" table:number-rows-spanned="1">
            <text:p>8</text:p>
          </table:table-cell>
          <table:covered-table-cell table:number-columns-repeated="4" table:style-name="ce91"/>
          <table:covered-table-cell table:style-name="ce101"/>
          <table:table-cell table:style-name="ce79" table:formula="of:=[.Q13]+1" office:value-type="float" office:value="9" table:number-columns-spanned="6" table:number-rows-spanned="1">
            <text:p>9</text:p>
          </table:table-cell>
          <table:covered-table-cell table:number-columns-repeated="4" table:style-name="ce91"/>
          <table:covered-table-cell table:style-name="ce101"/>
          <table:table-cell table:style-name="ce79" table:formula="of:=[.W13]+1" office:value-type="float" office:value="10" table:number-columns-spanned="6" table:number-rows-spanned="1">
            <text:p>10</text:p>
          </table:table-cell>
          <table:covered-table-cell table:number-columns-repeated="4" table:style-name="ce91"/>
          <table:covered-table-cell table:style-name="ce101"/>
          <table:table-cell table:style-name="ce79" table:formula="of:=[.AC13]+1" office:value-type="float" office:value="11" table:number-columns-spanned="6" table:number-rows-spanned="1">
            <text:p>11</text:p>
          </table:table-cell>
          <table:covered-table-cell table:number-columns-repeated="4" table:style-name="ce91"/>
          <table:covered-table-cell table:style-name="ce101"/>
          <table:table-cell table:style-name="ce79" table:formula="of:=[.AI13]+1" office:value-type="float" office:value="12" table:number-columns-spanned="6" table:number-rows-spanned="1">
            <text:p>12</text:p>
          </table:table-cell>
          <table:covered-table-cell table:number-columns-repeated="4" table:style-name="ce91"/>
          <table:covered-table-cell table:style-name="ce101"/>
          <table:table-cell table:style-name="ce79" table:formula="of:=[.AO13]+1" office:value-type="float" office:value="13" table:number-columns-spanned="6" table:number-rows-spanned="1">
            <text:p>13</text:p>
          </table:table-cell>
          <table:covered-table-cell table:number-columns-repeated="4" table:style-name="ce91"/>
          <table:covered-table-cell table:style-name="ce101"/>
          <table:table-cell table:style-name="ce79" table:formula="of:=[.AU13]+1" office:value-type="float" office:value="14" table:number-columns-spanned="6" table:number-rows-spanned="1">
            <text:p>14</text:p>
          </table:table-cell>
          <table:covered-table-cell table:number-columns-repeated="4" table:style-name="ce91"/>
          <table:covered-table-cell table:style-name="ce101"/>
          <table:table-cell table:style-name="ce79" table:formula="of:=[.BA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4"/>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31" office:value-type="float" office:value="1">
            <text:p>1</text:p>
          </table:table-cell>
          <table:table-cell table:style-name="ce74"/>
          <table:table-cell table:style-name="ce5"/>
          <table:table-cell table:style-name="ce80" table:formula="of:=MATCH([.Q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W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C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I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O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U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BA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G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4"/>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15];[.$G$5:.$N$22];[.Q14];0)" office:value-type="float" office:value="1">
            <text:p>1</text:p>
          </table:table-cell>
          <table:table-cell table:style-name="seg1" table:formula="of:=[.U15]&amp;T(ORG.OPENOFFICE.STYLE(IF([.R15]=1;&quot;seg1&quot;;IF([.R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A15];[.$G$5:.$N$22];[.W14];0)" office:value-type="float" office:value="1">
            <text:p>1</text:p>
          </table:table-cell>
          <table:table-cell table:style-name="seg1" table:formula="of:=[.AA15]&amp;T(ORG.OPENOFFICE.STYLE(IF([.X15]=1;&quot;seg1&quot;;IF([.X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G15];[.$G$5:.$N$22];[.AC14];0)" office:value-type="float" office:value="1">
            <text:p>1</text:p>
          </table:table-cell>
          <table:table-cell table:style-name="seg1" table:formula="of:=[.AG15]&amp;T(ORG.OPENOFFICE.STYLE(IF([.AD15]=1;&quot;seg1&quot;;IF([.AD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M15];[.$G$5:.$N$22];[.AI14];0)" office:value-type="float" office:value="0">
            <text:p>0</text:p>
          </table:table-cell>
          <table:table-cell table:style-name="seg0" table:formula="of:=[.AM15]&amp;T(ORG.OPENOFFICE.STYLE(IF([.AJ15]=1;&quot;seg1&quot;;IF([.AJ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S15];[.$G$5:.$N$22];[.AO14];0)" office:value-type="float" office:value="1">
            <text:p>1</text:p>
          </table:table-cell>
          <table:table-cell table:style-name="seg1" table:formula="of:=[.AS15]&amp;T(ORG.OPENOFFICE.STYLE(IF([.AP15]=1;&quot;seg1&quot;;IF([.AP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Y15];[.$G$5:.$N$22];[.AU14];0)" office:value-type="float" office:value="0">
            <text:p>0</text:p>
          </table:table-cell>
          <table:table-cell table:style-name="seg0" table:formula="of:=[.AY15]&amp;T(ORG.OPENOFFICE.STYLE(IF([.AV15]=1;&quot;seg1&quot;;IF([.AV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E15];[.$G$5:.$N$22];[.BA14];0)" office:value-type="float" office:value="1">
            <text:p>1</text:p>
          </table:table-cell>
          <table:table-cell table:style-name="seg1" table:formula="of:=[.BE15]&amp;T(ORG.OPENOFFICE.STYLE(IF([.BB15]=1;&quot;seg1&quot;;IF([.BB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K15];[.$G$5:.$N$22];[.BG14];0)" office:value-type="float" office:value="1">
            <text:p>1</text:p>
          </table:table-cell>
          <table:table-cell table:style-name="seg1" table:formula="of:=[.BK15]&amp;T(ORG.OPENOFFICE.STYLE(IF([.BH15]=1;&quot;seg1&quot;;IF([.BH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formula="of:=HLOOKUP([.S16];[.$G$5:.$N$22];[.Q14];0)" office:value-type="float" office:value="1" table:number-columns-spanned="1" table:number-rows-spanned="2">
            <text:p>1</text:p>
          </table:table-cell>
          <table:table-cell table:style-name="seg1" table:formula="of:=[.S16]&amp;T(ORG.OPENOFFICE.STYLE(IF([.Q16]=1;&quot;seg1&quot;;IF([.Q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V16];[.$G$5:.$N$22];[.Q14];0)" office:value-type="float" office:value="1" table:number-columns-spanned="1" table:number-rows-spanned="2">
            <text:p>1</text:p>
          </table:table-cell>
          <table:table-cell table:style-name="seg1" table:formula="of:=[.V16]&amp;T(ORG.OPENOFFICE.STYLE(IF([.T16]=1;&quot;seg1&quot;;IF([.T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Y16];[.$G$5:.$N$22];[.W14];0)" office:value-type="float" office:value="1" table:number-columns-spanned="1" table:number-rows-spanned="2">
            <text:p>1</text:p>
          </table:table-cell>
          <table:table-cell table:style-name="seg1" table:formula="of:=[.Y16]&amp;T(ORG.OPENOFFICE.STYLE(IF([.W16]=1;&quot;seg1&quot;;IF([.W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B16];[.$G$5:.$N$22];[.W14];0)" office:value-type="float" office:value="1" table:number-columns-spanned="1" table:number-rows-spanned="2">
            <text:p>1</text:p>
          </table:table-cell>
          <table:table-cell table:style-name="seg1" table:formula="of:=[.AB16]&amp;T(ORG.OPENOFFICE.STYLE(IF([.Z16]=1;&quot;seg1&quot;;IF([.Z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E16];[.$G$5:.$N$22];[.AC14];0)" office:value-type="float" office:value="1" table:number-columns-spanned="1" table:number-rows-spanned="2">
            <text:p>1</text:p>
          </table:table-cell>
          <table:table-cell table:style-name="seg1" table:formula="of:=[.AE16]&amp;T(ORG.OPENOFFICE.STYLE(IF([.AC16]=1;&quot;seg1&quot;;IF([.AC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H16];[.$G$5:.$N$22];[.AC14];0)" office:value-type="float" office:value="1" table:number-columns-spanned="1" table:number-rows-spanned="2">
            <text:p>1</text:p>
          </table:table-cell>
          <table:table-cell table:style-name="seg1" table:formula="of:=[.AH16]&amp;T(ORG.OPENOFFICE.STYLE(IF([.AF16]=1;&quot;seg1&quot;;IF([.AF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K16];[.$G$5:.$N$22];[.AI14];0)" office:value-type="float" office:value="1" table:number-columns-spanned="1" table:number-rows-spanned="2">
            <text:p>1</text:p>
          </table:table-cell>
          <table:table-cell table:style-name="seg1" table:formula="of:=[.AK16]&amp;T(ORG.OPENOFFICE.STYLE(IF([.AI16]=1;&quot;seg1&quot;;IF([.AI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N16];[.$G$5:.$N$22];[.AI14];0)" office:value-type="float" office:value="0" table:number-columns-spanned="1" table:number-rows-spanned="2">
            <text:p>0</text:p>
          </table:table-cell>
          <table:table-cell table:style-name="seg0" table:formula="of:=[.AN16]&amp;T(ORG.OPENOFFICE.STYLE(IF([.AL16]=1;&quot;seg1&quot;;IF([.AL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Q16];[.$G$5:.$N$22];[.AO14];0)" office:value-type="float" office:value="1" table:number-columns-spanned="1" table:number-rows-spanned="2">
            <text:p>1</text:p>
          </table:table-cell>
          <table:table-cell table:style-name="seg1" table:formula="of:=[.AQ16]&amp;T(ORG.OPENOFFICE.STYLE(IF([.AO16]=1;&quot;seg1&quot;;IF([.AO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T16];[.$G$5:.$N$22];[.AO14];0)" office:value-type="float" office:value="0" table:number-columns-spanned="1" table:number-rows-spanned="2">
            <text:p>0</text:p>
          </table:table-cell>
          <table:table-cell table:style-name="seg0" table:formula="of:=[.AT16]&amp;T(ORG.OPENOFFICE.STYLE(IF([.AR16]=1;&quot;seg1&quot;;IF([.AR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W16];[.$G$5:.$N$22];[.AU14];0)" office:value-type="float" office:value="0" table:number-columns-spanned="1" table:number-rows-spanned="2">
            <text:p>0</text:p>
          </table:table-cell>
          <table:table-cell table:style-name="seg0" table:formula="of:=[.AW16]&amp;T(ORG.OPENOFFICE.STYLE(IF([.AU16]=1;&quot;seg1&quot;;IF([.AU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Z16];[.$G$5:.$N$22];[.AU14];0)" office:value-type="float" office:value="1" table:number-columns-spanned="1" table:number-rows-spanned="2">
            <text:p>1</text:p>
          </table:table-cell>
          <table:table-cell table:style-name="seg1" table:formula="of:=[.AZ16]&amp;T(ORG.OPENOFFICE.STYLE(IF([.AX16]=1;&quot;seg1&quot;;IF([.AX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C16];[.$G$5:.$N$22];[.BA14];0)" office:value-type="float" office:value="1" table:number-columns-spanned="1" table:number-rows-spanned="2">
            <text:p>1</text:p>
          </table:table-cell>
          <table:table-cell table:style-name="seg1" table:formula="of:=[.BC16]&amp;T(ORG.OPENOFFICE.STYLE(IF([.BA16]=1;&quot;seg1&quot;;IF([.BA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F16];[.$G$5:.$N$22];[.BA14];0)" office:value-type="float" office:value="0" table:number-columns-spanned="1" table:number-rows-spanned="2">
            <text:p>0</text:p>
          </table:table-cell>
          <table:table-cell table:style-name="seg0" table:formula="of:=[.BF16]&amp;T(ORG.OPENOFFICE.STYLE(IF([.BD16]=1;&quot;seg1&quot;;IF([.BD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I16];[.$G$5:.$N$22];[.BG14];0)" office:value-type="float" office:value="1" table:number-columns-spanned="1" table:number-rows-spanned="2">
            <text:p>1</text:p>
          </table:table-cell>
          <table:table-cell table:style-name="seg1" table:formula="of:=[.BI16]&amp;T(ORG.OPENOFFICE.STYLE(IF([.BG16]=1;&quot;seg1&quot;;IF([.BG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L16];[.$G$5:.$N$22];[.BG14];0)" office:value-type="float" office:value="0" table:number-columns-spanned="1" table:number-rows-spanned="2">
            <text:p>0</text:p>
          </table:table-cell>
          <table:table-cell table:style-name="seg0" table:formula="of:=[.BL16]&amp;T(ORG.OPENOFFICE.STYLE(IF([.BJ16]=1;&quot;seg1&quot;;IF([.BJ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4"/>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2" table:style-name="ce31" office:value-type="float" office:value="0">
            <text:p>0</text:p>
          </table:table-cell>
          <table:table-cell table:number-columns-repeated="5"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18];[.$G$5:.$N$22];[.Q14];0)" office:value-type="float" office:value="1">
            <text:p>1</text:p>
          </table:table-cell>
          <table:table-cell table:style-name="seg1" table:formula="of:=[.U18]&amp;T(ORG.OPENOFFICE.STYLE(IF([.R18]=1;&quot;seg1&quot;;IF([.R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A18];[.$G$5:.$N$22];[.W14];0)" office:value-type="float" office:value="1">
            <text:p>1</text:p>
          </table:table-cell>
          <table:table-cell table:style-name="seg1" table:formula="of:=[.AA18]&amp;T(ORG.OPENOFFICE.STYLE(IF([.X18]=1;&quot;seg1&quot;;IF([.X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G18];[.$G$5:.$N$22];[.AC14];0)" office:value-type="float" office:value="1">
            <text:p>1</text:p>
          </table:table-cell>
          <table:table-cell table:style-name="seg1" table:formula="of:=[.AG18]&amp;T(ORG.OPENOFFICE.STYLE(IF([.AD18]=1;&quot;seg1&quot;;IF([.AD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M18];[.$G$5:.$N$22];[.AI14];0)" office:value-type="float" office:value="1">
            <text:p>1</text:p>
          </table:table-cell>
          <table:table-cell table:style-name="seg1" table:formula="of:=[.AM18]&amp;T(ORG.OPENOFFICE.STYLE(IF([.AJ18]=1;&quot;seg1&quot;;IF([.AJ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S18];[.$G$5:.$N$22];[.AO14];0)" office:value-type="float" office:value="0">
            <text:p>0</text:p>
          </table:table-cell>
          <table:table-cell table:style-name="seg0" table:formula="of:=[.AS18]&amp;T(ORG.OPENOFFICE.STYLE(IF([.AP18]=1;&quot;seg1&quot;;IF([.AP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Y18];[.$G$5:.$N$22];[.AU14];0)" office:value-type="float" office:value="1">
            <text:p>1</text:p>
          </table:table-cell>
          <table:table-cell table:style-name="seg1" table:formula="of:=[.AY18]&amp;T(ORG.OPENOFFICE.STYLE(IF([.AV18]=1;&quot;seg1&quot;;IF([.AV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E18];[.$G$5:.$N$22];[.BA14];0)" office:value-type="float" office:value="1">
            <text:p>1</text:p>
          </table:table-cell>
          <table:table-cell table:style-name="seg1" table:formula="of:=[.BE18]&amp;T(ORG.OPENOFFICE.STYLE(IF([.BB18]=1;&quot;seg1&quot;;IF([.BB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K18];[.$G$5:.$N$22];[.BG14];0)" office:value-type="float" office:value="1">
            <text:p>1</text:p>
          </table:table-cell>
          <table:table-cell table:style-name="seg1" table:formula="of:=[.BK18]&amp;T(ORG.OPENOFFICE.STYLE(IF([.BH18]=1;&quot;seg1&quot;;IF([.BH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style-name="ce53"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53" office:value-type="float" office:value="1">
            <text:p>1</text:p>
          </table:table-cell>
          <table:table-cell table:style-name="ce69" office:value-type="float" office:value="0">
            <text:p>0</text:p>
          </table:table-cell>
          <table:table-cell table:style-name="ce31" office:value-type="float" office:value="0">
            <text:p>0</text:p>
          </table:table-cell>
          <table:table-cell table:style-name="ce74"/>
          <table:table-cell table:style-name="ce5"/>
          <table:table-cell table:style-name="ce81" table:formula="of:=HLOOKUP([.S19];[.$G$5:.$N$22];[.Q14];0)" office:value-type="float" office:value="1" table:number-columns-spanned="1" table:number-rows-spanned="2">
            <text:p>1</text:p>
          </table:table-cell>
          <table:table-cell table:style-name="seg1" table:formula="of:=[.S19]&amp;T(ORG.OPENOFFICE.STYLE(IF([.Q19]=1;&quot;seg1&quot;;IF([.Q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V19];[.$G$5:.$N$22];[.Q14];0)" office:value-type="float" office:value="1" table:number-columns-spanned="1" table:number-rows-spanned="2">
            <text:p>1</text:p>
          </table:table-cell>
          <table:table-cell table:style-name="seg1" table:formula="of:=[.V19]&amp;T(ORG.OPENOFFICE.STYLE(IF([.T19]=1;&quot;seg1&quot;;IF([.T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Y19];[.$G$5:.$N$22];[.W14];0)" office:value-type="float" office:value="0" table:number-columns-spanned="1" table:number-rows-spanned="2">
            <text:p>0</text:p>
          </table:table-cell>
          <table:table-cell table:style-name="seg0" table:formula="of:=[.Y19]&amp;T(ORG.OPENOFFICE.STYLE(IF([.W19]=1;&quot;seg1&quot;;IF([.W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B19];[.$G$5:.$N$22];[.W14];0)" office:value-type="float" office:value="1" table:number-columns-spanned="1" table:number-rows-spanned="2">
            <text:p>1</text:p>
          </table:table-cell>
          <table:table-cell table:style-name="seg1" table:formula="of:=[.AB19]&amp;T(ORG.OPENOFFICE.STYLE(IF([.Z19]=1;&quot;seg1&quot;;IF([.Z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E19];[.$G$5:.$N$22];[.AC14];0)" office:value-type="float" office:value="1" table:number-columns-spanned="1" table:number-rows-spanned="2">
            <text:p>1</text:p>
          </table:table-cell>
          <table:table-cell table:style-name="seg1" table:formula="of:=[.AE19]&amp;T(ORG.OPENOFFICE.STYLE(IF([.AC19]=1;&quot;seg1&quot;;IF([.AC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H19];[.$G$5:.$N$22];[.AC14];0)" office:value-type="float" office:value="1" table:number-columns-spanned="1" table:number-rows-spanned="2">
            <text:p>1</text:p>
          </table:table-cell>
          <table:table-cell table:style-name="seg1" table:formula="of:=[.AH19]&amp;T(ORG.OPENOFFICE.STYLE(IF([.AF19]=1;&quot;seg1&quot;;IF([.AF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K19];[.$G$5:.$N$22];[.AI14];0)" office:value-type="float" office:value="1" table:number-columns-spanned="1" table:number-rows-spanned="2">
            <text:p>1</text:p>
          </table:table-cell>
          <table:table-cell table:style-name="seg1" table:formula="of:=[.AK19]&amp;T(ORG.OPENOFFICE.STYLE(IF([.AI19]=1;&quot;seg1&quot;;IF([.AI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N19];[.$G$5:.$N$22];[.AI14];0)" office:value-type="float" office:value="1" table:number-columns-spanned="1" table:number-rows-spanned="2">
            <text:p>1</text:p>
          </table:table-cell>
          <table:table-cell table:style-name="seg1" table:formula="of:=[.AN19]&amp;T(ORG.OPENOFFICE.STYLE(IF([.AL19]=1;&quot;seg1&quot;;IF([.AL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Q19];[.$G$5:.$N$22];[.AO14];0)" office:value-type="float" office:value="1" table:number-columns-spanned="1" table:number-rows-spanned="2">
            <text:p>1</text:p>
          </table:table-cell>
          <table:table-cell table:style-name="seg1" table:formula="of:=[.AQ19]&amp;T(ORG.OPENOFFICE.STYLE(IF([.AO19]=1;&quot;seg1&quot;;IF([.AO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T19];[.$G$5:.$N$22];[.AO14];0)" office:value-type="float" office:value="0" table:number-columns-spanned="1" table:number-rows-spanned="2">
            <text:p>0</text:p>
          </table:table-cell>
          <table:table-cell table:style-name="seg0" table:formula="of:=[.AT19]&amp;T(ORG.OPENOFFICE.STYLE(IF([.AR19]=1;&quot;seg1&quot;;IF([.AR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W19];[.$G$5:.$N$22];[.AU14];0)" office:value-type="float" office:value="1" table:number-columns-spanned="1" table:number-rows-spanned="2">
            <text:p>1</text:p>
          </table:table-cell>
          <table:table-cell table:style-name="seg1" table:formula="of:=[.AW19]&amp;T(ORG.OPENOFFICE.STYLE(IF([.AU19]=1;&quot;seg1&quot;;IF([.AU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Z19];[.$G$5:.$N$22];[.AU14];0)" office:value-type="float" office:value="1" table:number-columns-spanned="1" table:number-rows-spanned="2">
            <text:p>1</text:p>
          </table:table-cell>
          <table:table-cell table:style-name="seg1" table:formula="of:=[.AZ19]&amp;T(ORG.OPENOFFICE.STYLE(IF([.AX19]=1;&quot;seg1&quot;;IF([.AX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C19];[.$G$5:.$N$22];[.BA14];0)" office:value-type="float" office:value="1" table:number-columns-spanned="1" table:number-rows-spanned="2">
            <text:p>1</text:p>
          </table:table-cell>
          <table:table-cell table:style-name="seg1" table:formula="of:=[.BC19]&amp;T(ORG.OPENOFFICE.STYLE(IF([.BA19]=1;&quot;seg1&quot;;IF([.BA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F19];[.$G$5:.$N$22];[.BA14];0)" office:value-type="float" office:value="0" table:number-columns-spanned="1" table:number-rows-spanned="2">
            <text:p>0</text:p>
          </table:table-cell>
          <table:table-cell table:style-name="seg0" table:formula="of:=[.BF19]&amp;T(ORG.OPENOFFICE.STYLE(IF([.BD19]=1;&quot;seg1&quot;;IF([.BD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I19];[.$G$5:.$N$22];[.BG14];0)" office:value-type="float" office:value="1" table:number-columns-spanned="1" table:number-rows-spanned="2">
            <text:p>1</text:p>
          </table:table-cell>
          <table:table-cell table:style-name="seg1" table:formula="of:=[.BI19]&amp;T(ORG.OPENOFFICE.STYLE(IF([.BG19]=1;&quot;seg1&quot;;IF([.BG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L19];[.$G$5:.$N$22];[.BG14];0)" office:value-type="float" office:value="0" table:number-columns-spanned="1" table:number-rows-spanned="2">
            <text:p>0</text:p>
          </table:table-cell>
          <table:table-cell table:style-name="seg0" table:formula="of:=[.BL19]&amp;T(ORG.OPENOFFICE.STYLE(IF([.BJ19]=1;&quot;seg1&quot;;IF([.BJ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4"/>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21];[.$G$5:.$N$22];[.Q14];0)" office:value-type="float" office:value="1">
            <text:p>1</text:p>
          </table:table-cell>
          <table:table-cell table:style-name="seg1" table:formula="of:=[.U21]&amp;T(ORG.OPENOFFICE.STYLE(IF([.R21]=1;&quot;seg1&quot;;IF([.R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A21];[.$G$5:.$N$22];[.W14];0)" office:value-type="float" office:value="1">
            <text:p>1</text:p>
          </table:table-cell>
          <table:table-cell table:style-name="seg1" table:formula="of:=[.AA21]&amp;T(ORG.OPENOFFICE.STYLE(IF([.X21]=1;&quot;seg1&quot;;IF([.X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G21];[.$G$5:.$N$22];[.AC14];0)" office:value-type="float" office:value="0">
            <text:p>0</text:p>
          </table:table-cell>
          <table:table-cell table:style-name="seg0" table:formula="of:=[.AG21]&amp;T(ORG.OPENOFFICE.STYLE(IF([.AD21]=1;&quot;seg1&quot;;IF([.AD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M21];[.$G$5:.$N$22];[.AI14];0)" office:value-type="float" office:value="1">
            <text:p>1</text:p>
          </table:table-cell>
          <table:table-cell table:style-name="seg1" table:formula="of:=[.AM21]&amp;T(ORG.OPENOFFICE.STYLE(IF([.AJ21]=1;&quot;seg1&quot;;IF([.AJ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S21];[.$G$5:.$N$22];[.AO14];0)" office:value-type="float" office:value="1">
            <text:p>1</text:p>
          </table:table-cell>
          <table:table-cell table:style-name="seg1" table:formula="of:=[.AS21]&amp;T(ORG.OPENOFFICE.STYLE(IF([.AP21]=1;&quot;seg1&quot;;IF([.AP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Y21];[.$G$5:.$N$22];[.AU14];0)" office:value-type="float" office:value="1">
            <text:p>1</text:p>
          </table:table-cell>
          <table:table-cell table:style-name="seg1" table:formula="of:=[.AY21]&amp;T(ORG.OPENOFFICE.STYLE(IF([.AV21]=1;&quot;seg1&quot;;IF([.AV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E21];[.$G$5:.$N$22];[.BA14];0)" office:value-type="float" office:value="1">
            <text:p>1</text:p>
          </table:table-cell>
          <table:table-cell table:style-name="seg1" table:formula="of:=[.BE21]&amp;T(ORG.OPENOFFICE.STYLE(IF([.BB21]=1;&quot;seg1&quot;;IF([.BB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K21];[.$G$5:.$N$22];[.BG14];0)" office:value-type="float" office:value="0">
            <text:p>0</text:p>
          </table:table-cell>
          <table:table-cell table:style-name="seg0" table:formula="of:=[.BK21]&amp;T(ORG.OPENOFFICE.STYLE(IF([.BH21]=1;&quot;seg1&quot;;IF([.BH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4"/>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style-name="ce31" office:value-type="float" office:value="1">
            <text:p>1</text:p>
          </table:table-cell>
          <table:table-cell table:number-columns-repeated="3" table:style-name="ce31" office:value-type="float" office:value="0">
            <text:p>0</text:p>
          </table:table-cell>
          <table:table-cell table:number-columns-repeated="4" table:style-name="ce31" office:value-type="float" office:value="1">
            <text:p>1</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4"/>
        </table:table-row>
        <table:table-row table:style-name="ro4">
          <table:table-cell table:style-name="Default"/>
          <table:table-cell table:style-name="ce20" table:number-columns-repeated="13"/>
          <table:table-cell table:style-name="Default"/>
          <table:table-cell table:style-name="ce5"/>
          <table:table-cell table:number-columns-repeated="914"/>
          <table:table-cell table:style-name="Default" table:number-columns-repeated="60"/>
          <table:table-cell table:number-columns-repeated="34"/>
        </table:table-row>
        <table:table-row table:style-name="ro4">
          <table:table-cell table:style-name="Default" table:number-columns-repeated="15"/>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0"/>
        </table:table-row>
        <table:table-row table:style-name="ro4">
          <table:table-cell table:style-name="ce6" table:number-columns-spanned="2" table:number-rows-spanned="2"/>
          <table:covered-table-cell table:style-name="ce21" table:formula="of:=MATCH([.A25];[.$G$5:.$N$5])+5" office:value-type="float" office:value="0">
            <text:p>#NV</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54"/>
          <table:table-cell table:style-name="ce6" office:value-type="string" table:number-columns-spanned="2" table:number-rows-spanned="2">
            <text:p>P</text:p>
          </table:table-cell>
          <table:covered-table-cell table:style-name="ce21" table:formula="of:=MATCH([.H25];[.$G$5:.$N$5])+5" office:value-type="float" office:value="13">
            <text:p>13</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1"/>
          <table:table-cell table:style-name="Default"/>
          <table:table-cell table:style-name="ce75"/>
          <table:table-cell table:style-name="ce6" office:value-type="string" table:number-columns-spanned="2" table:number-rows-spanned="2">
            <text:p>a</text:p>
          </table:table-cell>
          <table:covered-table-cell table:style-name="ce21" table:formula="of:=MATCH([.Q25];[.$G$5:.$N$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X25];[.$G$5:.$N$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E25];[.$G$5:.$N$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L25];[.$G$5:.$N$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S25];[.$G$5:.$N$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Z25];[.$G$5:.$N$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G25];[.$G$5:.$N$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59"/>
        </table:table-row>
        <table:table-row table:style-name="ro4">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54"/>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1"/>
          <table:table-cell table:style-name="Default"/>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59"/>
        </table:table-row>
        <table:table-row table:style-name="ro4">
          <table:table-cell table:style-name="ce8" office:value-type="string" table:number-columns-spanned="2" table:number-rows-spanned="1">
            <text:p>DC</text:p>
          </table:table-cell>
          <table:covered-table-cell table:style-name="ce22"/>
          <table:table-cell table:style-name="ce34" table:formula="of:=HLOOKUP(MID([.C25];1;1);[.$C$5:.$F$6];2;0)*MID([.C26];1;1) + HLOOKUP(MID([.C25];2;1);[.$C$5:.$F$6];2;0)*MID([.C26];2;1)" office:value-type="float" office:value="0">
            <text:p>0</text:p>
          </table:table-cell>
          <table:table-cell table:style-name="ce34" table:formula="of:=HLOOKUP(MID([.C25];1;1);[.$C$5:.$F$6];2;0)*MID([.D26];1;1) + HLOOKUP(MID([.C25];2;1);[.$C$5:.$F$6];2;0)*MID([.D26];2;1)" office:value-type="float" office:value="1">
            <text:p>1</text:p>
          </table:table-cell>
          <table:table-cell table:style-name="ce34" table:formula="of:=HLOOKUP(MID([.C25];1;1);[.$C$5:.$F$6];2;0)*MID([.E26];1;1) + HLOOKUP(MID([.C25];2;1);[.$C$5:.$F$6];2;0)*MID([.E26];2;1)" office:value-type="float" office:value="3">
            <text:p>3</text:p>
          </table:table-cell>
          <table:table-cell table:style-name="ce34" table:formula="of:=HLOOKUP(MID([.C25];1;1);[.$C$5:.$F$6];2;0)*MID([.F26];1;1) + HLOOKUP(MID([.C25];2;1);[.$C$5:.$F$6];2;0)*MID([.F26];2;1)" office:value-type="float" office:value="2">
            <text:p>2</text:p>
          </table:table-cell>
          <table:table-cell table:style-name="ce54"/>
          <table:table-cell table:style-name="ce8" office:value-type="string" table:number-columns-spanned="2" table:number-rows-spanned="1">
            <text:p>DC</text:p>
          </table:table-cell>
          <table:covered-table-cell table:style-name="ce22"/>
          <table:table-cell table:style-name="ce34" table:formula="of:=HLOOKUP(MID([.J25];1;1);[.$C$5:.$F$6];2;0)*MID([.J26];1;1) + HLOOKUP(MID([.J25];2;1);[.$C$5:.$F$6];2;0)*MID([.J26];2;1)" office:value-type="float" office:value="0">
            <text:p>0</text:p>
          </table:table-cell>
          <table:table-cell table:style-name="ce34" table:formula="of:=HLOOKUP(MID([.J25];1;1);[.$C$5:.$F$6];2;0)*MID([.K26];1;1) + HLOOKUP(MID([.J25];2;1);[.$C$5:.$F$6];2;0)*MID([.K26];2;1)" office:value-type="float" office:value="1">
            <text:p>1</text:p>
          </table:table-cell>
          <table:table-cell table:style-name="ce34" table:formula="of:=HLOOKUP(MID([.J25];1;1);[.$C$5:.$F$6];2;0)*MID([.L26];1;1) + HLOOKUP(MID([.J25];2;1);[.$C$5:.$F$6];2;0)*MID([.L26];2;1)" office:value-type="float" office:value="3">
            <text:p>3</text:p>
          </table:table-cell>
          <table:table-cell table:style-name="ce34" table:formula="of:=HLOOKUP(MID([.J25];1;1);[.$C$5:.$F$6];2;0)*MID([.M26];1;1) + HLOOKUP(MID([.J25];2;1);[.$C$5:.$F$6];2;0)*MID([.M26];2;1)" office:value-type="float" office:value="2">
            <text:p>2</text:p>
          </table:table-cell>
          <table:table-cell table:style-name="ce71"/>
          <table:table-cell table:style-name="Default"/>
          <table:table-cell table:style-name="ce75"/>
          <table:table-cell table:style-name="ce8" office:value-type="string" table:number-columns-spanned="2" table:number-rows-spanned="1">
            <text:p>DC</text:p>
          </table:table-cell>
          <table:covered-table-cell table:style-name="ce22"/>
          <table:table-cell table:style-name="ce34" table:formula="of:=HLOOKUP(MID([.S25];1;1);[.$C$5:.$F$6];2;0)*MID([.S26];1;1) + HLOOKUP(MID([.S25];2;1);[.$C$5:.$F$6];2;0)*MID([.S26];2;1)" office:value-type="float" office:value="0">
            <text:p>0</text:p>
          </table:table-cell>
          <table:table-cell table:style-name="ce34" table:formula="of:=HLOOKUP(MID([.S25];1;1);[.$C$5:.$F$6];2;0)*MID([.T26];1;1) + HLOOKUP(MID([.S25];2;1);[.$C$5:.$F$6];2;0)*MID([.T26];2;1)" office:value-type="float" office:value="1">
            <text:p>1</text:p>
          </table:table-cell>
          <table:table-cell table:style-name="ce34" table:formula="of:=HLOOKUP(MID([.S25];1;1);[.$C$5:.$F$6];2;0)*MID([.U26];1;1) + HLOOKUP(MID([.S25];2;1);[.$C$5:.$F$6];2;0)*MID([.U26];2;1)" office:value-type="float" office:value="3">
            <text:p>3</text:p>
          </table:table-cell>
          <table:table-cell table:style-name="ce34" table:formula="of:=HLOOKUP(MID([.S25];1;1);[.$C$5:.$F$6];2;0)*MID([.V26];1;1) + HLOOKUP(MID([.S25];2;1);[.$C$5:.$F$6];2;0)*MID([.V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Z25];1;1);[.$C$5:.$F$6];2;0)*MID([.Z26];1;1) + HLOOKUP(MID([.Z25];2;1);[.$C$5:.$F$6];2;0)*MID([.Z26];2;1)" office:value-type="float" office:value="0">
            <text:p>0</text:p>
          </table:table-cell>
          <table:table-cell table:style-name="ce34" table:formula="of:=HLOOKUP(MID([.Z25];1;1);[.$C$5:.$F$6];2;0)*MID([.AA26];1;1) + HLOOKUP(MID([.Z25];2;1);[.$C$5:.$F$6];2;0)*MID([.AA26];2;1)" office:value-type="float" office:value="1">
            <text:p>1</text:p>
          </table:table-cell>
          <table:table-cell table:style-name="ce34" table:formula="of:=HLOOKUP(MID([.Z25];1;1);[.$C$5:.$F$6];2;0)*MID([.AB26];1;1) + HLOOKUP(MID([.Z25];2;1);[.$C$5:.$F$6];2;0)*MID([.AB26];2;1)" office:value-type="float" office:value="3">
            <text:p>3</text:p>
          </table:table-cell>
          <table:table-cell table:style-name="ce119" table:formula="of:=HLOOKUP(MID([.Z25];1;1);[.$C$5:.$F$6];2;0)*MID([.AC26];1;1) + HLOOKUP(MID([.Z25];2;1);[.$C$5:.$F$6];2;0)*MID([.AC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G25];1;1);[.$C$5:.$F$6];2;0)*MID([.AG26];1;1) + HLOOKUP(MID([.AG25];2;1);[.$C$5:.$F$6];2;0)*MID([.AG26];2;1)" office:value-type="float" office:value="0">
            <text:p>0</text:p>
          </table:table-cell>
          <table:table-cell table:style-name="ce34" table:formula="of:=HLOOKUP(MID([.AG25];1;1);[.$C$5:.$F$6];2;0)*MID([.AH26];1;1) + HLOOKUP(MID([.AG25];2;1);[.$C$5:.$F$6];2;0)*MID([.AH26];2;1)" office:value-type="float" office:value="1">
            <text:p>1</text:p>
          </table:table-cell>
          <table:table-cell table:style-name="ce34" table:formula="of:=HLOOKUP(MID([.AG25];1;1);[.$C$5:.$F$6];2;0)*MID([.AI26];1;1) + HLOOKUP(MID([.AG25];2;1);[.$C$5:.$F$6];2;0)*MID([.AI26];2;1)" office:value-type="float" office:value="3">
            <text:p>3</text:p>
          </table:table-cell>
          <table:table-cell table:style-name="ce34" table:formula="of:=HLOOKUP(MID([.AG25];1;1);[.$C$5:.$F$6];2;0)*MID([.AJ26];1;1) + HLOOKUP(MID([.AG25];2;1);[.$C$5:.$F$6];2;0)*MID([.AJ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N25];1;1);[.$C$5:.$F$6];2;0)*MID([.AN26];1;1) + HLOOKUP(MID([.AN25];2;1);[.$C$5:.$F$6];2;0)*MID([.AN26];2;1)" office:value-type="float" office:value="0">
            <text:p>0</text:p>
          </table:table-cell>
          <table:table-cell table:style-name="ce34" table:formula="of:=HLOOKUP(MID([.AN25];1;1);[.$C$5:.$F$6];2;0)*MID([.AO26];1;1) + HLOOKUP(MID([.AN25];2;1);[.$C$5:.$F$6];2;0)*MID([.AO26];2;1)" office:value-type="float" office:value="1">
            <text:p>1</text:p>
          </table:table-cell>
          <table:table-cell table:style-name="ce34" table:formula="of:=HLOOKUP(MID([.AN25];1;1);[.$C$5:.$F$6];2;0)*MID([.AP26];1;1) + HLOOKUP(MID([.AN25];2;1);[.$C$5:.$F$6];2;0)*MID([.AP26];2;1)" office:value-type="float" office:value="3">
            <text:p>3</text:p>
          </table:table-cell>
          <table:table-cell table:style-name="ce34" table:formula="of:=HLOOKUP(MID([.AN25];1;1);[.$C$5:.$F$6];2;0)*MID([.AQ26];1;1) + HLOOKUP(MID([.AN25];2;1);[.$C$5:.$F$6];2;0)*MID([.AQ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U25];1;1);[.$C$5:.$F$6];2;0)*MID([.AU26];1;1) + HLOOKUP(MID([.AU25];2;1);[.$C$5:.$F$6];2;0)*MID([.AU26];2;1)" office:value-type="float" office:value="0">
            <text:p>0</text:p>
          </table:table-cell>
          <table:table-cell table:style-name="ce34" table:formula="of:=HLOOKUP(MID([.AU25];1;1);[.$C$5:.$F$6];2;0)*MID([.AV26];1;1) + HLOOKUP(MID([.AU25];2;1);[.$C$5:.$F$6];2;0)*MID([.AV26];2;1)" office:value-type="float" office:value="1">
            <text:p>1</text:p>
          </table:table-cell>
          <table:table-cell table:style-name="ce34" table:formula="of:=HLOOKUP(MID([.AU25];1;1);[.$C$5:.$F$6];2;0)*MID([.AW26];1;1) + HLOOKUP(MID([.AU25];2;1);[.$C$5:.$F$6];2;0)*MID([.AW26];2;1)" office:value-type="float" office:value="3">
            <text:p>3</text:p>
          </table:table-cell>
          <table:table-cell table:style-name="ce34" table:formula="of:=HLOOKUP(MID([.AU25];1;1);[.$C$5:.$F$6];2;0)*MID([.AX26];1;1) + HLOOKUP(MID([.AU25];2;1);[.$C$5:.$F$6];2;0)*MID([.AX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B25];1;1);[.$C$5:.$F$6];2;0)*MID([.BB26];1;1) + HLOOKUP(MID([.BB25];2;1);[.$C$5:.$F$6];2;0)*MID([.BB26];2;1)" office:value-type="float" office:value="0">
            <text:p>0</text:p>
          </table:table-cell>
          <table:table-cell table:style-name="ce34" table:formula="of:=HLOOKUP(MID([.BB25];1;1);[.$C$5:.$F$6];2;0)*MID([.BC26];1;1) + HLOOKUP(MID([.BB25];2;1);[.$C$5:.$F$6];2;0)*MID([.BC26];2;1)" office:value-type="float" office:value="1">
            <text:p>1</text:p>
          </table:table-cell>
          <table:table-cell table:style-name="ce34" table:formula="of:=HLOOKUP(MID([.BB25];1;1);[.$C$5:.$F$6];2;0)*MID([.BD26];1;1) + HLOOKUP(MID([.BB25];2;1);[.$C$5:.$F$6];2;0)*MID([.BD26];2;1)" office:value-type="float" office:value="3">
            <text:p>3</text:p>
          </table:table-cell>
          <table:table-cell table:style-name="ce34" table:formula="of:=HLOOKUP(MID([.BB25];1;1);[.$C$5:.$F$6];2;0)*MID([.BE26];1;1) + HLOOKUP(MID([.BB25];2;1);[.$C$5:.$F$6];2;0)*MID([.BE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I25];1;1);[.$C$5:.$F$6];2;0)*MID([.BI26];1;1) + HLOOKUP(MID([.BI25];2;1);[.$C$5:.$F$6];2;0)*MID([.BI26];2;1)" office:value-type="float" office:value="0">
            <text:p>0</text:p>
          </table:table-cell>
          <table:table-cell table:style-name="ce34" table:formula="of:=HLOOKUP(MID([.BI25];1;1);[.$C$5:.$F$6];2;0)*MID([.BJ26];1;1) + HLOOKUP(MID([.BI25];2;1);[.$C$5:.$F$6];2;0)*MID([.BJ26];2;1)" office:value-type="float" office:value="1">
            <text:p>1</text:p>
          </table:table-cell>
          <table:table-cell table:style-name="ce34" table:formula="of:=HLOOKUP(MID([.BI25];1;1);[.$C$5:.$F$6];2;0)*MID([.BK26];1;1) + HLOOKUP(MID([.BI25];2;1);[.$C$5:.$F$6];2;0)*MID([.BK26];2;1)" office:value-type="float" office:value="3">
            <text:p>3</text:p>
          </table:table-cell>
          <table:table-cell table:style-name="ce34" table:formula="of:=HLOOKUP(MID([.BI25];1;1);[.$C$5:.$F$6];2;0)*MID([.BL26];1;1) + HLOOKUP(MID([.BI25];2;1);[.$C$5:.$F$6];2;0)*MID([.BL26];2;1)" office:value-type="float" office:value="2">
            <text:p>2</text:p>
          </table:table-cell>
          <table:table-cell table:style-name="ce74"/>
          <table:table-cell table:number-columns-repeated="959"/>
        </table:table-row>
        <table:table-row table:style-name="ro4">
          <table:table-cell table:style-name="ce9" office:value-type="string">
            <text:p>00</text:p>
          </table:table-cell>
          <table:table-cell table:style-name="ce23" table:formula="of:=HLOOKUP(MID([.A27];1;1);[.$C$5:.$F$6];2;0)*MID([.A28];1;1) + HLOOKUP(MID([.A27];2;1);[.$C$5:.$F$6];2;0)*MID([.A28];2;1)" office:value-type="float" office:value="0">
            <text:p>0</text:p>
          </table:table-cell>
          <table:table-cell table:style-name="ce35" table:formula="of:=VLOOKUP([.B28]+[.C27];[.$B$7:.$N$22];[.B25])" office:value-type="float" office:value="0">
            <text:p>#NV</text:p>
          </table:table-cell>
          <table:table-cell table:style-name="ce35" table:formula="of:=VLOOKUP([.B28]+[.D27];[.$B$7:.$N$22];[.B25])" office:value-type="float" office:value="0">
            <text:p>#NV</text:p>
          </table:table-cell>
          <table:table-cell table:style-name="ce35" table:formula="of:=VLOOKUP([.B28]+[.E27];[.$B$7:.$N$22];[.B25])" office:value-type="float" office:value="0">
            <text:p>#NV</text:p>
          </table:table-cell>
          <table:table-cell table:style-name="ce35" table:formula="of:=VLOOKUP([.B28]+[.F27];[.$B$7:.$N$22];[.B25])" office:value-type="float" office:value="0">
            <text:p>#NV</text:p>
          </table:table-cell>
          <table:table-cell table:style-name="ce54"/>
          <table:table-cell table:style-name="ce9" office:value-type="string">
            <text:p>00</text:p>
          </table:table-cell>
          <table:table-cell table:style-name="ce23" table:formula="of:=HLOOKUP(MID([.H27];1;1);[.$C$5:.$F$6];2;0)*MID([.H28];1;1) + HLOOKUP(MID([.H27];2;1);[.$C$5:.$F$6];2;0)*MID([.H28];2;1)" office:value-type="float" office:value="0">
            <text:p>0</text:p>
          </table:table-cell>
          <table:table-cell table:style-name="ce63" table:formula="of:=VLOOKUP([.I28]+[.J27];[.$B$7:.$N$22];[.I25])" office:value-type="float" office:value="0">
            <text:p>0</text:p>
          </table:table-cell>
          <table:table-cell table:style-name="ce63" table:formula="of:=VLOOKUP([.I28]+[.K27];[.$B$7:.$N$22];[.I25])" office:value-type="float" office:value="0">
            <text:p>0</text:p>
          </table:table-cell>
          <table:table-cell table:style-name="ce63" table:formula="of:=VLOOKUP([.I28]+[.L27];[.$B$7:.$N$22];[.I25])" office:value-type="float" office:value="0">
            <text:p>0</text:p>
          </table:table-cell>
          <table:table-cell table:style-name="ce63" table:formula="of:=VLOOKUP([.I28]+[.M27];[.$B$7:.$N$22];[.I25])" office:value-type="float" office:value="0">
            <text:p>0</text:p>
          </table:table-cell>
          <table:table-cell table:style-name="ce71"/>
          <table:table-cell table:style-name="Default"/>
          <table:table-cell table:style-name="ce76"/>
          <table:table-cell table:style-name="ce9" office:value-type="string">
            <text:p>00</text:p>
          </table:table-cell>
          <table:table-cell table:style-name="ce23" table:formula="of:=HLOOKUP(MID([.Q27];1;1);[.$C$5:.$F$6];2;0)*MID([.Q28];1;1) + HLOOKUP(MID([.Q27];2;1);[.$C$5:.$F$6];2;0)*MID([.Q28];2;1)" office:value-type="float" office:value="0">
            <text:p>0</text:p>
          </table:table-cell>
          <table:table-cell table:style-name="ce35" table:formula="of:=VLOOKUP([.R28]+[.S27];[.$B$7:.$N$22];[.R25])" office:value-type="float" office:value="1">
            <text:p>1</text:p>
          </table:table-cell>
          <table:table-cell table:style-name="ce98" table:formula="of:=VLOOKUP([.R28]+[.T27];[.$B$7:.$N$22];[.R25])" office:value-type="float" office:value="0">
            <text:p>0</text:p>
          </table:table-cell>
          <table:table-cell table:style-name="ce35" table:formula="of:=VLOOKUP([.R28]+[.U27];[.$B$7:.$N$22];[.R25])" office:value-type="float" office:value="1">
            <text:p>1</text:p>
          </table:table-cell>
          <table:table-cell table:style-name="ce35" table:formula="of:=VLOOKUP([.R28]+[.V27];[.$B$7:.$N$22];[.R25])" office:value-type="float" office:value="1">
            <text:p>1</text:p>
          </table:table-cell>
          <table:table-cell table:style-name="ce107"/>
          <table:table-cell table:style-name="ce9" office:value-type="string">
            <text:p>00</text:p>
          </table:table-cell>
          <table:table-cell table:style-name="ce23" table:formula="of:=HLOOKUP(MID([.X27];1;1);[.$C$5:.$F$6];2;0)*MID([.X28];1;1) + HLOOKUP(MID([.X27];2;1);[.$C$5:.$F$6];2;0)*MID([.X28];2;1)" office:value-type="float" office:value="0">
            <text:p>0</text:p>
          </table:table-cell>
          <table:table-cell table:style-name="ce35" table:formula="of:=VLOOKUP([.Y28]+[.Z27];[.$B$7:.$N$22];[.Y25])" office:value-type="float" office:value="1">
            <text:p>1</text:p>
          </table:table-cell>
          <table:table-cell table:style-name="ce35" table:formula="of:=VLOOKUP([.Y28]+[.AA27];[.$B$7:.$N$22];[.Y25])" office:value-type="float" office:value="1">
            <text:p>1</text:p>
          </table:table-cell>
          <table:table-cell table:style-name="ce35" table:formula="of:=VLOOKUP([.Y28]+[.AB27];[.$B$7:.$N$22];[.Y25])" office:value-type="float" office:value="1">
            <text:p>1</text:p>
          </table:table-cell>
          <table:table-cell table:style-name="ce120" table:formula="of:=VLOOKUP([.Y28]+[.AC27];[.$B$7:.$N$22];[.Y25])" office:value-type="float" office:value="1">
            <text:p>1</text:p>
          </table:table-cell>
          <table:table-cell table:style-name="ce107"/>
          <table:table-cell table:style-name="ce9" office:value-type="string">
            <text:p>00</text:p>
          </table:table-cell>
          <table:table-cell table:style-name="ce23" table:formula="of:=HLOOKUP(MID([.AE27];1;1);[.$C$5:.$F$6];2;0)*MID([.AE28];1;1) + HLOOKUP(MID([.AE27];2;1);[.$C$5:.$F$6];2;0)*MID([.AE28];2;1)" office:value-type="float" office:value="0">
            <text:p>0</text:p>
          </table:table-cell>
          <table:table-cell table:style-name="ce35" table:formula="of:=VLOOKUP([.AF28]+[.AG27];[.$B$7:.$N$22];[.AF25])" office:value-type="float" office:value="1">
            <text:p>1</text:p>
          </table:table-cell>
          <table:table-cell table:style-name="ce35" table:formula="of:=VLOOKUP([.AF28]+[.AH27];[.$B$7:.$N$22];[.AF25])" office:value-type="float" office:value="1">
            <text:p>1</text:p>
          </table:table-cell>
          <table:table-cell table:style-name="ce35" table:formula="of:=VLOOKUP([.AF28]+[.AI27];[.$B$7:.$N$22];[.AF25])" office:value-type="float" office:value="1">
            <text:p>1</text:p>
          </table:table-cell>
          <table:table-cell table:style-name="ce129" table:formula="of:=VLOOKUP([.AF28]+[.AJ27];[.$B$7:.$N$22];[.AF25])" office:value-type="float" office:value="0">
            <text:p>0</text:p>
          </table:table-cell>
          <table:table-cell table:style-name="ce107"/>
          <table:table-cell table:style-name="ce9" office:value-type="string">
            <text:p>00</text:p>
          </table:table-cell>
          <table:table-cell table:style-name="ce23" table:formula="of:=HLOOKUP(MID([.AL27];1;1);[.$C$5:.$F$6];2;0)*MID([.AL28];1;1) + HLOOKUP(MID([.AL27];2;1);[.$C$5:.$F$6];2;0)*MID([.AL28];2;1)" office:value-type="float" office:value="0">
            <text:p>0</text:p>
          </table:table-cell>
          <table:table-cell table:style-name="ce35" table:formula="of:=VLOOKUP([.AM28]+[.AN27];[.$B$7:.$N$22];[.AM25])" office:value-type="float" office:value="1">
            <text:p>1</text:p>
          </table:table-cell>
          <table:table-cell table:style-name="ce98" table:formula="of:=VLOOKUP([.AM28]+[.AO27];[.$B$7:.$N$22];[.AM25])" office:value-type="float" office:value="0">
            <text:p>0</text:p>
          </table:table-cell>
          <table:table-cell table:style-name="ce35" table:formula="of:=VLOOKUP([.AM28]+[.AP27];[.$B$7:.$N$22];[.AM25])" office:value-type="float" office:value="1">
            <text:p>1</text:p>
          </table:table-cell>
          <table:table-cell table:style-name="ce35" table:formula="of:=VLOOKUP([.AM28]+[.AQ27];[.$B$7:.$N$22];[.AM25])" office:value-type="float" office:value="1">
            <text:p>1</text:p>
          </table:table-cell>
          <table:table-cell table:style-name="ce107"/>
          <table:table-cell table:style-name="ce9" office:value-type="string">
            <text:p>00</text:p>
          </table:table-cell>
          <table:table-cell table:style-name="ce23" table:formula="of:=HLOOKUP(MID([.AS27];1;1);[.$C$5:.$F$6];2;0)*MID([.AS28];1;1) + HLOOKUP(MID([.AS27];2;1);[.$C$5:.$F$6];2;0)*MID([.AS28];2;1)" office:value-type="float" office:value="0">
            <text:p>0</text:p>
          </table:table-cell>
          <table:table-cell table:style-name="ce35" table:formula="of:=VLOOKUP([.AT28]+[.AU27];[.$B$7:.$N$22];[.AT25])" office:value-type="float" office:value="1">
            <text:p>1</text:p>
          </table:table-cell>
          <table:table-cell table:style-name="ce121" table:formula="of:=VLOOKUP([.AT28]+[.AV27];[.$B$7:.$N$22];[.AT25])" office:value-type="float" office:value="0">
            <text:p>0</text:p>
          </table:table-cell>
          <table:table-cell table:style-name="ce63" table:formula="of:=VLOOKUP([.AT28]+[.AW27];[.$B$7:.$N$22];[.AT25])" office:value-type="float" office:value="0">
            <text:p>0</text:p>
          </table:table-cell>
          <table:table-cell table:style-name="ce35" table:formula="of:=VLOOKUP([.AT28]+[.AX27];[.$B$7:.$N$22];[.AT25])" office:value-type="float" office:value="1">
            <text:p>1</text:p>
          </table:table-cell>
          <table:table-cell table:style-name="ce107"/>
          <table:table-cell table:style-name="ce9" office:value-type="string">
            <text:p>00</text:p>
          </table:table-cell>
          <table:table-cell table:style-name="ce23" table:formula="of:=HLOOKUP(MID([.AZ27];1;1);[.$C$5:.$F$6];2;0)*MID([.AZ28];1;1) + HLOOKUP(MID([.AZ27];2;1);[.$C$5:.$F$6];2;0)*MID([.AZ28];2;1)" office:value-type="float" office:value="0">
            <text:p>0</text:p>
          </table:table-cell>
          <table:table-cell table:style-name="ce35" table:formula="of:=VLOOKUP([.BA28]+[.BB27];[.$B$7:.$N$22];[.BA25])" office:value-type="float" office:value="1">
            <text:p>1</text:p>
          </table:table-cell>
          <table:table-cell table:style-name="ce98" table:formula="of:=VLOOKUP([.BA28]+[.BC27];[.$B$7:.$N$22];[.BA25])" office:value-type="float" office:value="0">
            <text:p>0</text:p>
          </table:table-cell>
          <table:table-cell table:style-name="ce63" table:formula="of:=VLOOKUP([.BA28]+[.BD27];[.$B$7:.$N$22];[.BA25])" office:value-type="float" office:value="0">
            <text:p>0</text:p>
          </table:table-cell>
          <table:table-cell table:style-name="ce129" table:formula="of:=VLOOKUP([.BA28]+[.BE27];[.$B$7:.$N$22];[.BA25])" office:value-type="float" office:value="0">
            <text:p>0</text:p>
          </table:table-cell>
          <table:table-cell table:style-name="ce107"/>
          <table:table-cell table:style-name="ce9" office:value-type="string">
            <text:p>00</text:p>
          </table:table-cell>
          <table:table-cell table:style-name="ce23" table:formula="of:=HLOOKUP(MID([.BG27];1;1);[.$C$5:.$F$6];2;0)*MID([.BG28];1;1) + HLOOKUP(MID([.BG27];2;1);[.$C$5:.$F$6];2;0)*MID([.BG28];2;1)" office:value-type="float" office:value="0">
            <text:p>0</text:p>
          </table:table-cell>
          <table:table-cell table:style-name="ce121" table:formula="of:=VLOOKUP([.BH28]+[.BI27];[.$B$7:.$N$22];[.BH25])" office:value-type="float" office:value="0">
            <text:p>0</text:p>
          </table:table-cell>
          <table:table-cell table:style-name="ce121" table:formula="of:=VLOOKUP([.BH28]+[.BJ27];[.$B$7:.$N$22];[.BH25])" office:value-type="float" office:value="0">
            <text:p>0</text:p>
          </table:table-cell>
          <table:table-cell table:style-name="ce35" table:formula="of:=VLOOKUP([.BH28]+[.BK27];[.$B$7:.$N$22];[.BH25])" office:value-type="float" office:value="1">
            <text:p>1</text:p>
          </table:table-cell>
          <table:table-cell table:style-name="ce35" table:formula="of:=VLOOKUP([.BH28]+[.BL27];[.$B$7:.$N$22];[.BH25])" office:value-type="float" office:value="1">
            <text:p>1</text:p>
          </table:table-cell>
          <table:table-cell table:style-name="ce74"/>
          <table:table-cell table:number-columns-repeated="959"/>
        </table:table-row>
        <table:table-row table:style-name="ro4">
          <table:table-cell table:style-name="ce9" office:value-type="string">
            <text:p>01</text:p>
          </table:table-cell>
          <table:table-cell table:style-name="ce23" table:formula="of:=HLOOKUP(MID([.A27];1;1);[.$C$5:.$F$6];2;0)*MID([.A29];1;1) + HLOOKUP(MID([.A27];2;1);[.$C$5:.$F$6];2;0)*MID([.A29];2;1)" office:value-type="float" office:value="4">
            <text:p>4</text:p>
          </table:table-cell>
          <table:table-cell table:style-name="ce35" table:formula="of:=VLOOKUP([.B29]+[.C27];[.$B$7:.$N$22];[.B25])" office:value-type="float" office:value="0">
            <text:p>#NV</text:p>
          </table:table-cell>
          <table:table-cell table:style-name="ce35" table:formula="of:=VLOOKUP([.B29]+[.D27];[.$B$7:.$N$22];[.B25])" office:value-type="float" office:value="0">
            <text:p>#NV</text:p>
          </table:table-cell>
          <table:table-cell table:style-name="ce35" table:formula="of:=VLOOKUP([.B29]+[.E27];[.$B$7:.$N$22];[.B25])" office:value-type="float" office:value="0">
            <text:p>#NV</text:p>
          </table:table-cell>
          <table:table-cell table:style-name="ce35" table:formula="of:=VLOOKUP([.B29]+[.F27];[.$B$7:.$N$22];[.B25])" office:value-type="float" office:value="0">
            <text:p>#NV</text:p>
          </table:table-cell>
          <table:table-cell table:style-name="ce54"/>
          <table:table-cell table:style-name="ce9" office:value-type="string">
            <text:p>01</text:p>
          </table:table-cell>
          <table:table-cell table:style-name="ce23" table:formula="of:=HLOOKUP(MID([.H27];1;1);[.$C$5:.$F$6];2;0)*MID([.H29];1;1) + HLOOKUP(MID([.H27];2;1);[.$C$5:.$F$6];2;0)*MID([.H29];2;1)" office:value-type="float" office:value="4">
            <text:p>4</text:p>
          </table:table-cell>
          <table:table-cell table:style-name="ce63" table:formula="of:=VLOOKUP([.I29]+[.J27];[.$B$7:.$N$22];[.I25])" office:value-type="float" office:value="0">
            <text:p>0</text:p>
          </table:table-cell>
          <table:table-cell table:style-name="ce63" table:formula="of:=VLOOKUP([.I29]+[.K27];[.$B$7:.$N$22];[.I25])" office:value-type="float" office:value="0">
            <text:p>0</text:p>
          </table:table-cell>
          <table:table-cell table:style-name="ce66" table:formula="of:=VLOOKUP([.I29]+[.L27];[.$B$7:.$N$22];[.I25])" office:value-type="float" office:value="1">
            <text:p>1</text:p>
          </table:table-cell>
          <table:table-cell table:style-name="ce63" table:formula="of:=VLOOKUP([.I29]+[.M27];[.$B$7:.$N$22];[.I25])" office:value-type="float" office:value="0">
            <text:p>0</text:p>
          </table:table-cell>
          <table:table-cell table:style-name="ce71"/>
          <table:table-cell table:style-name="Default"/>
          <table:table-cell table:style-name="ce76"/>
          <table:table-cell table:style-name="ce9" office:value-type="string">
            <text:p>01</text:p>
          </table:table-cell>
          <table:table-cell table:style-name="ce23" table:formula="of:=HLOOKUP(MID([.Q27];1;1);[.$C$5:.$F$6];2;0)*MID([.Q29];1;1) + HLOOKUP(MID([.Q27];2;1);[.$C$5:.$F$6];2;0)*MID([.Q29];2;1)" office:value-type="float" office:value="4">
            <text:p>4</text:p>
          </table:table-cell>
          <table:table-cell table:style-name="ce97" table:formula="of:=VLOOKUP([.R29]+[.S27];[.$B$7:.$N$22];[.R25])" office:value-type="float" office:value="0">
            <text:p>0</text:p>
          </table:table-cell>
          <table:table-cell table:style-name="ce35" table:formula="of:=VLOOKUP([.R29]+[.T27];[.$B$7:.$N$22];[.R25])" office:value-type="float" office:value="1">
            <text:p>1</text:p>
          </table:table-cell>
          <table:table-cell table:style-name="ce35" table:formula="of:=VLOOKUP([.R29]+[.U27];[.$B$7:.$N$22];[.R25])" office:value-type="float" office:value="1">
            <text:p>1</text:p>
          </table:table-cell>
          <table:table-cell table:style-name="ce35" table:formula="of:=VLOOKUP([.R29]+[.V27];[.$B$7:.$N$22];[.R25])" office:value-type="float" office:value="1">
            <text:p>1</text:p>
          </table:table-cell>
          <table:table-cell table:style-name="ce107"/>
          <table:table-cell table:style-name="ce9" office:value-type="string">
            <text:p>01</text:p>
          </table:table-cell>
          <table:table-cell table:style-name="ce23" table:formula="of:=HLOOKUP(MID([.X27];1;1);[.$C$5:.$F$6];2;0)*MID([.X29];1;1) + HLOOKUP(MID([.X27];2;1);[.$C$5:.$F$6];2;0)*MID([.X29];2;1)" office:value-type="float" office:value="4">
            <text:p>4</text:p>
          </table:table-cell>
          <table:table-cell table:style-name="ce35" table:formula="of:=VLOOKUP([.Y29]+[.Z27];[.$B$7:.$N$22];[.Y25])" office:value-type="float" office:value="1">
            <text:p>1</text:p>
          </table:table-cell>
          <table:table-cell table:style-name="ce117" table:formula="of:=VLOOKUP([.Y29]+[.AA27];[.$B$7:.$N$22];[.Y25])" office:value-type="float" office:value="0">
            <text:p>0</text:p>
          </table:table-cell>
          <table:table-cell table:style-name="ce35" table:formula="of:=VLOOKUP([.Y29]+[.AB27];[.$B$7:.$N$22];[.Y25])" office:value-type="float" office:value="1">
            <text:p>1</text:p>
          </table:table-cell>
          <table:table-cell table:style-name="ce121" table:formula="of:=VLOOKUP([.Y29]+[.AC27];[.$B$7:.$N$22];[.Y25])" office:value-type="float" office:value="0">
            <text:p>0</text:p>
          </table:table-cell>
          <table:table-cell table:style-name="ce107"/>
          <table:table-cell table:style-name="ce9" office:value-type="string">
            <text:p>01</text:p>
          </table:table-cell>
          <table:table-cell table:style-name="ce23" table:formula="of:=HLOOKUP(MID([.AE27];1;1);[.$C$5:.$F$6];2;0)*MID([.AE29];1;1) + HLOOKUP(MID([.AE27];2;1);[.$C$5:.$F$6];2;0)*MID([.AE29];2;1)" office:value-type="float" office:value="4">
            <text:p>4</text:p>
          </table:table-cell>
          <table:table-cell table:style-name="ce35" table:formula="of:=VLOOKUP([.AF29]+[.AG27];[.$B$7:.$N$22];[.AF25])" office:value-type="float" office:value="1">
            <text:p>1</text:p>
          </table:table-cell>
          <table:table-cell table:style-name="ce35" table:formula="of:=VLOOKUP([.AF29]+[.AH27];[.$B$7:.$N$22];[.AF25])" office:value-type="float" office:value="1">
            <text:p>1</text:p>
          </table:table-cell>
          <table:table-cell table:style-name="ce35" table:formula="of:=VLOOKUP([.AF29]+[.AI27];[.$B$7:.$N$22];[.AF25])" office:value-type="float" office:value="1">
            <text:p>1</text:p>
          </table:table-cell>
          <table:table-cell table:style-name="ce35" table:formula="of:=VLOOKUP([.AF29]+[.AJ27];[.$B$7:.$N$22];[.AF25])" office:value-type="float" office:value="1">
            <text:p>1</text:p>
          </table:table-cell>
          <table:table-cell table:style-name="ce107"/>
          <table:table-cell table:style-name="ce9" office:value-type="string">
            <text:p>01</text:p>
          </table:table-cell>
          <table:table-cell table:style-name="ce23" table:formula="of:=HLOOKUP(MID([.AL27];1;1);[.$C$5:.$F$6];2;0)*MID([.AL29];1;1) + HLOOKUP(MID([.AL27];2;1);[.$C$5:.$F$6];2;0)*MID([.AL29];2;1)" office:value-type="float" office:value="4">
            <text:p>4</text:p>
          </table:table-cell>
          <table:table-cell table:style-name="ce97" table:formula="of:=VLOOKUP([.AM29]+[.AN27];[.$B$7:.$N$22];[.AM25])" office:value-type="float" office:value="0">
            <text:p>0</text:p>
          </table:table-cell>
          <table:table-cell table:style-name="ce35" table:formula="of:=VLOOKUP([.AM29]+[.AO27];[.$B$7:.$N$22];[.AM25])" office:value-type="float" office:value="1">
            <text:p>1</text:p>
          </table:table-cell>
          <table:table-cell table:style-name="ce67" table:formula="of:=VLOOKUP([.AM29]+[.AP27];[.$B$7:.$N$22];[.AM25])" office:value-type="float" office:value="0">
            <text:p>0</text:p>
          </table:table-cell>
          <table:table-cell table:style-name="ce35" table:formula="of:=VLOOKUP([.AM29]+[.AQ27];[.$B$7:.$N$22];[.AM25])" office:value-type="float" office:value="1">
            <text:p>1</text:p>
          </table:table-cell>
          <table:table-cell table:style-name="ce107"/>
          <table:table-cell table:style-name="ce9" office:value-type="string">
            <text:p>01</text:p>
          </table:table-cell>
          <table:table-cell table:style-name="ce23" table:formula="of:=HLOOKUP(MID([.AS27];1;1);[.$C$5:.$F$6];2;0)*MID([.AS29];1;1) + HLOOKUP(MID([.AS27];2;1);[.$C$5:.$F$6];2;0)*MID([.AS29];2;1)" office:value-type="float" office:value="4">
            <text:p>4</text:p>
          </table:table-cell>
          <table:table-cell table:style-name="ce97" table:formula="of:=VLOOKUP([.AT29]+[.AU27];[.$B$7:.$N$22];[.AT25])" office:value-type="float" office:value="0">
            <text:p>0</text:p>
          </table:table-cell>
          <table:table-cell table:style-name="ce117" table:formula="of:=VLOOKUP([.AT29]+[.AV27];[.$B$7:.$N$22];[.AT25])" office:value-type="float" office:value="0">
            <text:p>0</text:p>
          </table:table-cell>
          <table:table-cell table:style-name="ce63" table:formula="of:=VLOOKUP([.AT29]+[.AW27];[.$B$7:.$N$22];[.AT25])" office:value-type="float" office:value="0">
            <text:p>0</text:p>
          </table:table-cell>
          <table:table-cell table:style-name="ce35" table:formula="of:=VLOOKUP([.AT29]+[.AX27];[.$B$7:.$N$22];[.AT25])" office:value-type="float" office:value="1">
            <text:p>1</text:p>
          </table:table-cell>
          <table:table-cell table:style-name="ce107"/>
          <table:table-cell table:style-name="ce9" office:value-type="string">
            <text:p>01</text:p>
          </table:table-cell>
          <table:table-cell table:style-name="ce23" table:formula="of:=HLOOKUP(MID([.AZ27];1;1);[.$C$5:.$F$6];2;0)*MID([.AZ29];1;1) + HLOOKUP(MID([.AZ27];2;1);[.$C$5:.$F$6];2;0)*MID([.AZ29];2;1)" office:value-type="float" office:value="4">
            <text:p>4</text:p>
          </table:table-cell>
          <table:table-cell table:style-name="ce35" table:formula="of:=VLOOKUP([.BA29]+[.BB27];[.$B$7:.$N$22];[.BA25])" office:value-type="float" office:value="1">
            <text:p>1</text:p>
          </table:table-cell>
          <table:table-cell table:style-name="ce35" table:formula="of:=VLOOKUP([.BA29]+[.BC27];[.$B$7:.$N$22];[.BA25])" office:value-type="float" office:value="1">
            <text:p>1</text:p>
          </table:table-cell>
          <table:table-cell table:style-name="ce63" table:formula="of:=VLOOKUP([.BA29]+[.BD27];[.$B$7:.$N$22];[.BA25])" office:value-type="float" office:value="0">
            <text:p>0</text:p>
          </table:table-cell>
          <table:table-cell table:style-name="ce35" table:formula="of:=VLOOKUP([.BA29]+[.BE27];[.$B$7:.$N$22];[.BA25])" office:value-type="float" office:value="1">
            <text:p>1</text:p>
          </table:table-cell>
          <table:table-cell table:style-name="ce107"/>
          <table:table-cell table:style-name="ce9" office:value-type="string">
            <text:p>01</text:p>
          </table:table-cell>
          <table:table-cell table:style-name="ce23" table:formula="of:=HLOOKUP(MID([.BG27];1;1);[.$C$5:.$F$6];2;0)*MID([.BG29];1;1) + HLOOKUP(MID([.BG27];2;1);[.$C$5:.$F$6];2;0)*MID([.BG29];2;1)" office:value-type="float" office:value="4">
            <text:p>4</text:p>
          </table:table-cell>
          <table:table-cell table:style-name="ce35" table:formula="of:=VLOOKUP([.BH29]+[.BI27];[.$B$7:.$N$22];[.BH25])" office:value-type="float" office:value="1">
            <text:p>1</text:p>
          </table:table-cell>
          <table:table-cell table:style-name="ce35" table:formula="of:=VLOOKUP([.BH29]+[.BJ27];[.$B$7:.$N$22];[.BH25])" office:value-type="float" office:value="1">
            <text:p>1</text:p>
          </table:table-cell>
          <table:table-cell table:style-name="ce66" table:formula="of:=VLOOKUP([.BH29]+[.BK27];[.$B$7:.$N$22];[.BH25])" office:value-type="float" office:value="0">
            <text:p>0</text:p>
          </table:table-cell>
          <table:table-cell table:style-name="ce35" table:formula="of:=VLOOKUP([.BH29]+[.BL27];[.$B$7:.$N$22];[.BH25])" office:value-type="float" office:value="1">
            <text:p>1</text:p>
          </table:table-cell>
          <table:table-cell table:style-name="ce74"/>
          <table:table-cell table:number-columns-repeated="959"/>
        </table:table-row>
        <table:table-row table:style-name="ro4">
          <table:table-cell table:style-name="ce9" office:value-type="string">
            <text:p>11</text:p>
          </table:table-cell>
          <table:table-cell table:style-name="ce23" table:formula="of:=HLOOKUP(MID([.A27];1;1);[.$C$5:.$F$6];2;0)*MID([.A30];1;1) + HLOOKUP(MID([.A27];2;1);[.$C$5:.$F$6];2;0)*MID([.A30];2;1)" office:value-type="float" office:value="12">
            <text:p>12</text:p>
          </table:table-cell>
          <table:table-cell table:style-name="ce35" table:formula="of:=VLOOKUP([.B30]+[.C27];[.$B$7:.$N$22];[.B25])" office:value-type="float" office:value="0">
            <text:p>#NV</text:p>
          </table:table-cell>
          <table:table-cell table:style-name="ce35" table:formula="of:=VLOOKUP([.B30]+[.D27];[.$B$7:.$N$22];[.B25])" office:value-type="float" office:value="0">
            <text:p>#NV</text:p>
          </table:table-cell>
          <table:table-cell table:style-name="ce35" table:formula="of:=VLOOKUP([.B30]+[.E27];[.$B$7:.$N$22];[.B25])" office:value-type="float" office:value="0">
            <text:p>#NV</text:p>
          </table:table-cell>
          <table:table-cell table:style-name="ce35" table:formula="of:=VLOOKUP([.B30]+[.F27];[.$B$7:.$N$22];[.B25])" office:value-type="float" office:value="0">
            <text:p>#NV</text:p>
          </table:table-cell>
          <table:table-cell table:style-name="ce54"/>
          <table:table-cell table:style-name="ce9" office:value-type="string">
            <text:p>11</text:p>
          </table:table-cell>
          <table:table-cell table:style-name="ce23" table:formula="of:=HLOOKUP(MID([.H27];1;1);[.$C$5:.$F$6];2;0)*MID([.H30];1;1) + HLOOKUP(MID([.H27];2;1);[.$C$5:.$F$6];2;0)*MID([.H30];2;1)" office:value-type="float" office:value="12">
            <text:p>12</text:p>
          </table:table-cell>
          <table:table-cell table:style-name="ce35" table:formula="of:=VLOOKUP([.I30]+[.J27];[.$B$7:.$N$22];[.I25])" office:value-type="float" office:value="0">
            <text:p>0</text:p>
          </table:table-cell>
          <table:table-cell table:style-name="ce35" table:formula="of:=VLOOKUP([.I30]+[.K27];[.$B$7:.$N$22];[.I25])" office:value-type="float" office:value="0">
            <text:p>0</text:p>
          </table:table-cell>
          <table:table-cell table:style-name="ce67" table:formula="of:=VLOOKUP([.I30]+[.L27];[.$B$7:.$N$22];[.I25])" office:value-type="float" office:value="1">
            <text:p>1</text:p>
          </table:table-cell>
          <table:table-cell table:style-name="ce35" table:formula="of:=VLOOKUP([.I30]+[.M27];[.$B$7:.$N$22];[.I25])" office:value-type="float" office:value="0">
            <text:p>0</text:p>
          </table:table-cell>
          <table:table-cell table:style-name="ce71"/>
          <table:table-cell table:style-name="Default"/>
          <table:table-cell table:style-name="ce76"/>
          <table:table-cell table:style-name="ce9" office:value-type="string">
            <text:p>11</text:p>
          </table:table-cell>
          <table:table-cell table:style-name="ce23" table:formula="of:=HLOOKUP(MID([.Q27];1;1);[.$C$5:.$F$6];2;0)*MID([.Q30];1;1) + HLOOKUP(MID([.Q27];2;1);[.$C$5:.$F$6];2;0)*MID([.Q30];2;1)" office:value-type="float" office:value="12">
            <text:p>12</text:p>
          </table:table-cell>
          <table:table-cell table:style-name="ce53" table:formula="of:=VLOOKUP([.R30]+[.S27];[.$B$7:.$N$22];[.R25])" office:value-type="float" office:value="1">
            <text:p>1</text:p>
          </table:table-cell>
          <table:table-cell table:style-name="ce99" table:formula="of:=VLOOKUP([.R30]+[.T27];[.$B$7:.$N$22];[.R25])" office:value-type="float" office:value="0">
            <text:p>0</text:p>
          </table:table-cell>
          <table:table-cell table:style-name="ce35" table:formula="of:=VLOOKUP([.R30]+[.U27];[.$B$7:.$N$22];[.R25])" office:value-type="float" office:value="1">
            <text:p>1</text:p>
          </table:table-cell>
          <table:table-cell table:style-name="ce35" table:formula="of:=VLOOKUP([.R30]+[.V27];[.$B$7:.$N$22];[.R25])" office:value-type="float" office:value="1">
            <text:p>1</text:p>
          </table:table-cell>
          <table:table-cell table:style-name="ce107"/>
          <table:table-cell table:style-name="ce9" office:value-type="string">
            <text:p>11</text:p>
          </table:table-cell>
          <table:table-cell table:style-name="ce23" table:formula="of:=HLOOKUP(MID([.X27];1;1);[.$C$5:.$F$6];2;0)*MID([.X30];1;1) + HLOOKUP(MID([.X27];2;1);[.$C$5:.$F$6];2;0)*MID([.X30];2;1)" office:value-type="float" office:value="12">
            <text:p>12</text:p>
          </table:table-cell>
          <table:table-cell table:style-name="ce116" table:formula="of:=VLOOKUP([.Y30]+[.Z27];[.$B$7:.$N$22];[.Y25])" office:value-type="float" office:value="0">
            <text:p>0</text:p>
          </table:table-cell>
          <table:table-cell table:style-name="ce35" table:formula="of:=VLOOKUP([.Y30]+[.AA27];[.$B$7:.$N$22];[.Y25])" office:value-type="float" office:value="1">
            <text:p>1</text:p>
          </table:table-cell>
          <table:table-cell table:style-name="ce118" table:formula="of:=VLOOKUP([.Y30]+[.AB27];[.$B$7:.$N$22];[.Y25])" office:value-type="float" office:value="0">
            <text:p>0</text:p>
          </table:table-cell>
          <table:table-cell table:style-name="ce121" table:formula="of:=VLOOKUP([.Y30]+[.AC27];[.$B$7:.$N$22];[.Y25])" office:value-type="float" office:value="0">
            <text:p>0</text:p>
          </table:table-cell>
          <table:table-cell table:style-name="ce107"/>
          <table:table-cell table:style-name="ce9" office:value-type="string">
            <text:p>11</text:p>
          </table:table-cell>
          <table:table-cell table:style-name="ce23" table:formula="of:=HLOOKUP(MID([.AE27];1;1);[.$C$5:.$F$6];2;0)*MID([.AE30];1;1) + HLOOKUP(MID([.AE27];2;1);[.$C$5:.$F$6];2;0)*MID([.AE30];2;1)" office:value-type="float" office:value="12">
            <text:p>12</text:p>
          </table:table-cell>
          <table:table-cell table:style-name="ce116" table:formula="of:=VLOOKUP([.AF30]+[.AG27];[.$B$7:.$N$22];[.AF25])" office:value-type="float" office:value="0">
            <text:p>0</text:p>
          </table:table-cell>
          <table:table-cell table:style-name="ce35" table:formula="of:=VLOOKUP([.AF30]+[.AH27];[.$B$7:.$N$22];[.AF25])" office:value-type="float" office:value="1">
            <text:p>1</text:p>
          </table:table-cell>
          <table:table-cell table:style-name="ce118" table:formula="of:=VLOOKUP([.AF30]+[.AI27];[.$B$7:.$N$22];[.AF25])" office:value-type="float" office:value="0">
            <text:p>0</text:p>
          </table:table-cell>
          <table:table-cell table:style-name="ce118" table:formula="of:=VLOOKUP([.AF30]+[.AJ27];[.$B$7:.$N$22];[.AF25])" office:value-type="float" office:value="0">
            <text:p>0</text:p>
          </table:table-cell>
          <table:table-cell table:style-name="ce107"/>
          <table:table-cell table:style-name="ce9" office:value-type="string">
            <text:p>11</text:p>
          </table:table-cell>
          <table:table-cell table:style-name="ce23" table:formula="of:=HLOOKUP(MID([.AL27];1;1);[.$C$5:.$F$6];2;0)*MID([.AL30];1;1) + HLOOKUP(MID([.AL27];2;1);[.$C$5:.$F$6];2;0)*MID([.AL30];2;1)" office:value-type="float" office:value="12">
            <text:p>12</text:p>
          </table:table-cell>
          <table:table-cell table:style-name="ce35" table:formula="of:=VLOOKUP([.AM30]+[.AN27];[.$B$7:.$N$22];[.AM25])" office:value-type="float" office:value="1">
            <text:p>1</text:p>
          </table:table-cell>
          <table:table-cell table:style-name="ce35" table:formula="of:=VLOOKUP([.AM30]+[.AO27];[.$B$7:.$N$22];[.AM25])" office:value-type="float" office:value="1">
            <text:p>1</text:p>
          </table:table-cell>
          <table:table-cell table:style-name="ce67" table:formula="of:=VLOOKUP([.AM30]+[.AP27];[.$B$7:.$N$22];[.AM25])" office:value-type="float" office:value="0">
            <text:p>0</text:p>
          </table:table-cell>
          <table:table-cell table:style-name="ce35" table:formula="of:=VLOOKUP([.AM30]+[.AQ27];[.$B$7:.$N$22];[.AM25])" office:value-type="float" office:value="1">
            <text:p>1</text:p>
          </table:table-cell>
          <table:table-cell table:style-name="ce107"/>
          <table:table-cell table:style-name="ce9" office:value-type="string">
            <text:p>11</text:p>
          </table:table-cell>
          <table:table-cell table:style-name="ce23" table:formula="of:=HLOOKUP(MID([.AS27];1;1);[.$C$5:.$F$6];2;0)*MID([.AS30];1;1) + HLOOKUP(MID([.AS27];2;1);[.$C$5:.$F$6];2;0)*MID([.AS30];2;1)" office:value-type="float" office:value="12">
            <text:p>12</text:p>
          </table:table-cell>
          <table:table-cell table:style-name="ce35" table:formula="of:=VLOOKUP([.AT30]+[.AU27];[.$B$7:.$N$22];[.AT25])" office:value-type="float" office:value="1">
            <text:p>1</text:p>
          </table:table-cell>
          <table:table-cell table:style-name="ce35" table:formula="of:=VLOOKUP([.AT30]+[.AV27];[.$B$7:.$N$22];[.AT25])" office:value-type="float" office:value="1">
            <text:p>1</text:p>
          </table:table-cell>
          <table:table-cell table:style-name="ce35" table:formula="of:=VLOOKUP([.AT30]+[.AW27];[.$B$7:.$N$22];[.AT25])" office:value-type="float" office:value="1">
            <text:p>1</text:p>
          </table:table-cell>
          <table:table-cell table:style-name="ce35" table:formula="of:=VLOOKUP([.AT30]+[.AX27];[.$B$7:.$N$22];[.AT25])" office:value-type="float" office:value="1">
            <text:p>1</text:p>
          </table:table-cell>
          <table:table-cell table:style-name="ce107"/>
          <table:table-cell table:style-name="ce9" office:value-type="string">
            <text:p>11</text:p>
          </table:table-cell>
          <table:table-cell table:style-name="ce23" table:formula="of:=HLOOKUP(MID([.AZ27];1;1);[.$C$5:.$F$6];2;0)*MID([.AZ30];1;1) + HLOOKUP(MID([.AZ27];2;1);[.$C$5:.$F$6];2;0)*MID([.AZ30];2;1)" office:value-type="float" office:value="12">
            <text:p>12</text:p>
          </table:table-cell>
          <table:table-cell table:style-name="ce53" table:formula="of:=VLOOKUP([.BA30]+[.BB27];[.$B$7:.$N$22];[.BA25])" office:value-type="float" office:value="1">
            <text:p>1</text:p>
          </table:table-cell>
          <table:table-cell table:style-name="ce99" table:formula="of:=VLOOKUP([.BA30]+[.BC27];[.$B$7:.$N$22];[.BA25])" office:value-type="float" office:value="0">
            <text:p>0</text:p>
          </table:table-cell>
          <table:table-cell table:style-name="ce35" table:formula="of:=VLOOKUP([.BA30]+[.BD27];[.$B$7:.$N$22];[.BA25])" office:value-type="float" office:value="1">
            <text:p>1</text:p>
          </table:table-cell>
          <table:table-cell table:style-name="ce35" table:formula="of:=VLOOKUP([.BA30]+[.BE27];[.$B$7:.$N$22];[.BA25])" office:value-type="float" office:value="1">
            <text:p>1</text:p>
          </table:table-cell>
          <table:table-cell table:style-name="ce107"/>
          <table:table-cell table:style-name="ce9" office:value-type="string">
            <text:p>11</text:p>
          </table:table-cell>
          <table:table-cell table:style-name="ce23" table:formula="of:=HLOOKUP(MID([.BG27];1;1);[.$C$5:.$F$6];2;0)*MID([.BG30];1;1) + HLOOKUP(MID([.BG27];2;1);[.$C$5:.$F$6];2;0)*MID([.BG30];2;1)" office:value-type="float" office:value="12">
            <text:p>12</text:p>
          </table:table-cell>
          <table:table-cell table:style-name="ce69" table:formula="of:=VLOOKUP([.BH30]+[.BI27];[.$B$7:.$N$22];[.BH25])" office:value-type="float" office:value="0">
            <text:p>0</text:p>
          </table:table-cell>
          <table:table-cell table:style-name="ce35" table:formula="of:=VLOOKUP([.BH30]+[.BJ27];[.$B$7:.$N$22];[.BH25])" office:value-type="float" office:value="1">
            <text:p>1</text:p>
          </table:table-cell>
          <table:table-cell table:style-name="ce35" table:formula="of:=VLOOKUP([.BH30]+[.BK27];[.$B$7:.$N$22];[.BH25])" office:value-type="float" office:value="1">
            <text:p>1</text:p>
          </table:table-cell>
          <table:table-cell table:style-name="ce35" table:formula="of:=VLOOKUP([.BH30]+[.BL27];[.$B$7:.$N$22];[.BH25])" office:value-type="float" office:value="1">
            <text:p>1</text:p>
          </table:table-cell>
          <table:table-cell table:style-name="ce74"/>
          <table:table-cell table:number-columns-repeated="959"/>
        </table:table-row>
        <table:table-row table:style-name="ro4">
          <table:table-cell table:style-name="ce9" office:value-type="string">
            <text:p>10</text:p>
          </table:table-cell>
          <table:table-cell table:style-name="ce23" table:formula="of:=HLOOKUP(MID([.A27];1;1);[.$C$5:.$F$6];2;0)*MID([.A31];1;1) + HLOOKUP(MID([.A27];2;1);[.$C$5:.$F$6];2;0)*MID([.A31];2;1)" office:value-type="float" office:value="8">
            <text:p>8</text:p>
          </table:table-cell>
          <table:table-cell table:style-name="ce35" table:formula="of:=VLOOKUP([.B31]+[.C27];[.$B$7:.$N$22];[.B25])" office:value-type="float" office:value="0">
            <text:p>#NV</text:p>
          </table:table-cell>
          <table:table-cell table:style-name="ce35" table:formula="of:=VLOOKUP([.B31]+[.D27];[.$B$7:.$N$22];[.B25])" office:value-type="float" office:value="0">
            <text:p>#NV</text:p>
          </table:table-cell>
          <table:table-cell table:style-name="ce35" table:formula="of:=VLOOKUP([.B31]+[.E27];[.$B$7:.$N$22];[.B25])" office:value-type="float" office:value="0">
            <text:p>#NV</text:p>
          </table:table-cell>
          <table:table-cell table:style-name="ce35" table:formula="of:=VLOOKUP([.B31]+[.F27];[.$B$7:.$N$22];[.B25])" office:value-type="float" office:value="0">
            <text:p>#NV</text:p>
          </table:table-cell>
          <table:table-cell table:style-name="ce54"/>
          <table:table-cell table:style-name="ce9" office:value-type="string">
            <text:p>10</text:p>
          </table:table-cell>
          <table:table-cell table:style-name="ce23" table:formula="of:=HLOOKUP(MID([.H27];1;1);[.$C$5:.$F$6];2;0)*MID([.H31];1;1) + HLOOKUP(MID([.H27];2;1);[.$C$5:.$F$6];2;0)*MID([.H31];2;1)" office:value-type="float" office:value="8">
            <text:p>8</text:p>
          </table:table-cell>
          <table:table-cell table:style-name="ce35" table:formula="of:=VLOOKUP([.I31]+[.J27];[.$B$7:.$N$22];[.I25])" office:value-type="float" office:value="0">
            <text:p>0</text:p>
          </table:table-cell>
          <table:table-cell table:style-name="ce35" table:formula="of:=VLOOKUP([.I31]+[.K27];[.$B$7:.$N$22];[.I25])" office:value-type="float" office:value="0">
            <text:p>0</text:p>
          </table:table-cell>
          <table:table-cell table:style-name="ce35" table:formula="of:=VLOOKUP([.I31]+[.L27];[.$B$7:.$N$22];[.I25])" office:value-type="float" office:value="0">
            <text:p>0</text:p>
          </table:table-cell>
          <table:table-cell table:style-name="ce35" table:formula="of:=VLOOKUP([.I31]+[.M27];[.$B$7:.$N$22];[.I25])" office:value-type="float" office:value="0">
            <text:p>0</text:p>
          </table:table-cell>
          <table:table-cell table:style-name="ce71"/>
          <table:table-cell table:style-name="Default"/>
          <table:table-cell table:style-name="ce76"/>
          <table:table-cell table:style-name="ce9" office:value-type="string">
            <text:p>10</text:p>
          </table:table-cell>
          <table:table-cell table:style-name="ce23" table:formula="of:=HLOOKUP(MID([.Q27];1;1);[.$C$5:.$F$6];2;0)*MID([.Q31];1;1) + HLOOKUP(MID([.Q27];2;1);[.$C$5:.$F$6];2;0)*MID([.Q31];2;1)" office:value-type="float" office:value="8">
            <text:p>8</text:p>
          </table:table-cell>
          <table:table-cell table:style-name="ce35" table:formula="of:=VLOOKUP([.R31]+[.S27];[.$B$7:.$N$22];[.R25])" office:value-type="float" office:value="1">
            <text:p>1</text:p>
          </table:table-cell>
          <table:table-cell table:style-name="ce35" table:formula="of:=VLOOKUP([.R31]+[.T27];[.$B$7:.$N$22];[.R25])" office:value-type="float" office:value="1">
            <text:p>1</text:p>
          </table:table-cell>
          <table:table-cell table:style-name="ce100" table:formula="of:=VLOOKUP([.R31]+[.U27];[.$B$7:.$N$22];[.R25])" office:value-type="float" office:value="0">
            <text:p>0</text:p>
          </table:table-cell>
          <table:table-cell table:style-name="ce35" table:formula="of:=VLOOKUP([.R31]+[.V27];[.$B$7:.$N$22];[.R25])" office:value-type="float" office:value="1">
            <text:p>1</text:p>
          </table:table-cell>
          <table:table-cell table:style-name="ce107"/>
          <table:table-cell table:style-name="ce9" office:value-type="string">
            <text:p>10</text:p>
          </table:table-cell>
          <table:table-cell table:style-name="ce23" table:formula="of:=HLOOKUP(MID([.X27];1;1);[.$C$5:.$F$6];2;0)*MID([.X31];1;1) + HLOOKUP(MID([.X27];2;1);[.$C$5:.$F$6];2;0)*MID([.X31];2;1)" office:value-type="float" office:value="8">
            <text:p>8</text:p>
          </table:table-cell>
          <table:table-cell table:style-name="ce35" table:formula="of:=VLOOKUP([.Y31]+[.Z27];[.$B$7:.$N$22];[.Y25])" office:value-type="float" office:value="1">
            <text:p>1</text:p>
          </table:table-cell>
          <table:table-cell table:style-name="ce35" table:formula="of:=VLOOKUP([.Y31]+[.AA27];[.$B$7:.$N$22];[.Y25])" office:value-type="float" office:value="1">
            <text:p>1</text:p>
          </table:table-cell>
          <table:table-cell table:style-name="ce100" table:formula="of:=VLOOKUP([.Y31]+[.AB27];[.$B$7:.$N$22];[.Y25])" office:value-type="float" office:value="0">
            <text:p>0</text:p>
          </table:table-cell>
          <table:table-cell table:style-name="ce120" table:formula="of:=VLOOKUP([.Y31]+[.AC27];[.$B$7:.$N$22];[.Y25])" office:value-type="float" office:value="1">
            <text:p>1</text:p>
          </table:table-cell>
          <table:table-cell table:style-name="ce107"/>
          <table:table-cell table:style-name="ce9" office:value-type="string">
            <text:p>10</text:p>
          </table:table-cell>
          <table:table-cell table:style-name="ce23" table:formula="of:=HLOOKUP(MID([.AE27];1;1);[.$C$5:.$F$6];2;0)*MID([.AE31];1;1) + HLOOKUP(MID([.AE27];2;1);[.$C$5:.$F$6];2;0)*MID([.AE31];2;1)" office:value-type="float" office:value="8">
            <text:p>8</text:p>
          </table:table-cell>
          <table:table-cell table:style-name="ce35" table:formula="of:=VLOOKUP([.AF31]+[.AG27];[.$B$7:.$N$22];[.AF25])" office:value-type="float" office:value="1">
            <text:p>1</text:p>
          </table:table-cell>
          <table:table-cell table:style-name="ce35" table:formula="of:=VLOOKUP([.AF31]+[.AH27];[.$B$7:.$N$22];[.AF25])" office:value-type="float" office:value="1">
            <text:p>1</text:p>
          </table:table-cell>
          <table:table-cell table:style-name="ce35" table:formula="of:=VLOOKUP([.AF31]+[.AI27];[.$B$7:.$N$22];[.AF25])" office:value-type="float" office:value="1">
            <text:p>1</text:p>
          </table:table-cell>
          <table:table-cell table:style-name="ce35" table:formula="of:=VLOOKUP([.AF31]+[.AJ27];[.$B$7:.$N$22];[.AF25])" office:value-type="float" office:value="1">
            <text:p>1</text:p>
          </table:table-cell>
          <table:table-cell table:style-name="ce107"/>
          <table:table-cell table:style-name="ce9" office:value-type="string">
            <text:p>10</text:p>
          </table:table-cell>
          <table:table-cell table:style-name="ce23" table:formula="of:=HLOOKUP(MID([.AL27];1;1);[.$C$5:.$F$6];2;0)*MID([.AL31];1;1) + HLOOKUP(MID([.AL27];2;1);[.$C$5:.$F$6];2;0)*MID([.AL31];2;1)" office:value-type="float" office:value="8">
            <text:p>8</text:p>
          </table:table-cell>
          <table:table-cell table:style-name="ce35" table:formula="of:=VLOOKUP([.AM31]+[.AN27];[.$B$7:.$N$22];[.AM25])" office:value-type="float" office:value="1">
            <text:p>1</text:p>
          </table:table-cell>
          <table:table-cell table:style-name="ce35" table:formula="of:=VLOOKUP([.AM31]+[.AO27];[.$B$7:.$N$22];[.AM25])" office:value-type="float" office:value="1">
            <text:p>1</text:p>
          </table:table-cell>
          <table:table-cell table:style-name="ce35" table:formula="of:=VLOOKUP([.AM31]+[.AP27];[.$B$7:.$N$22];[.AM25])" office:value-type="float" office:value="1">
            <text:p>1</text:p>
          </table:table-cell>
          <table:table-cell table:style-name="ce121" table:formula="of:=VLOOKUP([.AM31]+[.AQ27];[.$B$7:.$N$22];[.AM25])" office:value-type="float" office:value="0">
            <text:p>0</text:p>
          </table:table-cell>
          <table:table-cell table:style-name="ce107"/>
          <table:table-cell table:style-name="ce9" office:value-type="string">
            <text:p>10</text:p>
          </table:table-cell>
          <table:table-cell table:style-name="ce23" table:formula="of:=HLOOKUP(MID([.AS27];1;1);[.$C$5:.$F$6];2;0)*MID([.AS31];1;1) + HLOOKUP(MID([.AS27];2;1);[.$C$5:.$F$6];2;0)*MID([.AS31];2;1)" office:value-type="float" office:value="8">
            <text:p>8</text:p>
          </table:table-cell>
          <table:table-cell table:style-name="ce35" table:formula="of:=VLOOKUP([.AT31]+[.AU27];[.$B$7:.$N$22];[.AT25])" office:value-type="float" office:value="1">
            <text:p>1</text:p>
          </table:table-cell>
          <table:table-cell table:style-name="ce121" table:formula="of:=VLOOKUP([.AT31]+[.AV27];[.$B$7:.$N$22];[.AT25])" office:value-type="float" office:value="0">
            <text:p>0</text:p>
          </table:table-cell>
          <table:table-cell table:style-name="ce35" table:formula="of:=VLOOKUP([.AT31]+[.AW27];[.$B$7:.$N$22];[.AT25])" office:value-type="float" office:value="1">
            <text:p>1</text:p>
          </table:table-cell>
          <table:table-cell table:style-name="ce35" table:formula="of:=VLOOKUP([.AT31]+[.AX27];[.$B$7:.$N$22];[.AT25])" office:value-type="float" office:value="1">
            <text:p>1</text:p>
          </table:table-cell>
          <table:table-cell table:style-name="ce107"/>
          <table:table-cell table:style-name="ce9" office:value-type="string">
            <text:p>10</text:p>
          </table:table-cell>
          <table:table-cell table:style-name="ce23" table:formula="of:=HLOOKUP(MID([.AZ27];1;1);[.$C$5:.$F$6];2;0)*MID([.AZ31];1;1) + HLOOKUP(MID([.AZ27];2;1);[.$C$5:.$F$6];2;0)*MID([.AZ31];2;1)" office:value-type="float" office:value="8">
            <text:p>8</text:p>
          </table:table-cell>
          <table:table-cell table:style-name="ce35" table:formula="of:=VLOOKUP([.BA31]+[.BB27];[.$B$7:.$N$22];[.BA25])" office:value-type="float" office:value="1">
            <text:p>1</text:p>
          </table:table-cell>
          <table:table-cell table:style-name="ce35" table:formula="of:=VLOOKUP([.BA31]+[.BC27];[.$B$7:.$N$22];[.BA25])" office:value-type="float" office:value="1">
            <text:p>1</text:p>
          </table:table-cell>
          <table:table-cell table:style-name="ce35" table:formula="of:=VLOOKUP([.BA31]+[.BD27];[.$B$7:.$N$22];[.BA25])" office:value-type="float" office:value="1">
            <text:p>1</text:p>
          </table:table-cell>
          <table:table-cell table:style-name="ce35" table:formula="of:=VLOOKUP([.BA31]+[.BE27];[.$B$7:.$N$22];[.BA25])" office:value-type="float" office:value="1">
            <text:p>1</text:p>
          </table:table-cell>
          <table:table-cell table:style-name="ce107"/>
          <table:table-cell table:style-name="ce9" office:value-type="string">
            <text:p>10</text:p>
          </table:table-cell>
          <table:table-cell table:style-name="ce23" table:formula="of:=HLOOKUP(MID([.BG27];1;1);[.$C$5:.$F$6];2;0)*MID([.BG31];1;1) + HLOOKUP(MID([.BG27];2;1);[.$C$5:.$F$6];2;0)*MID([.BG31];2;1)" office:value-type="float" office:value="8">
            <text:p>8</text:p>
          </table:table-cell>
          <table:table-cell table:style-name="ce35" table:formula="of:=VLOOKUP([.BH31]+[.BI27];[.$B$7:.$N$22];[.BH25])" office:value-type="float" office:value="1">
            <text:p>1</text:p>
          </table:table-cell>
          <table:table-cell table:style-name="ce35" table:formula="of:=VLOOKUP([.BH31]+[.BJ27];[.$B$7:.$N$22];[.BH25])" office:value-type="float" office:value="1">
            <text:p>1</text:p>
          </table:table-cell>
          <table:table-cell table:style-name="ce35" table:formula="of:=VLOOKUP([.BH31]+[.BK27];[.$B$7:.$N$22];[.BH25])" office:value-type="float" office:value="1">
            <text:p>1</text:p>
          </table:table-cell>
          <table:table-cell table:style-name="ce35" table:formula="of:=VLOOKUP([.BH31]+[.BL27];[.$B$7:.$N$22];[.BH25])" office:value-type="float" office:value="1">
            <text:p>1</text:p>
          </table:table-cell>
          <table:table-cell table:style-name="ce74"/>
          <table:table-cell table:style-name="ce56" office:value-type="string">
            <text:p>D</text:p>
          </table:table-cell>
          <table:table-cell table:style-name="ce56" office:value-type="string">
            <text:p>C</text:p>
          </table:table-cell>
          <table:table-cell table:style-name="ce56" office:value-type="string">
            <text:p>B</text:p>
          </table:table-cell>
          <table:table-cell table:style-name="ce56" office:value-type="string">
            <text:p>A</text:p>
          </table:table-cell>
          <table:table-cell table:number-columns-repeated="955"/>
        </table:table-row>
        <table:table-row table:style-name="ro4">
          <table:table-cell table:style-name="ce10" table:number-columns-spanned="6" table:number-rows-spanned="1"/>
          <table:covered-table-cell table:number-columns-repeated="4" table:style-name="ce24"/>
          <table:covered-table-cell table:style-name="ce46"/>
          <table:table-cell table:style-name="ce54"/>
          <table:table-cell table:style-name="ce10" table:number-columns-spanned="6" table:number-rows-spanned="1"/>
          <table:covered-table-cell table:number-columns-repeated="4" table:style-name="ce24"/>
          <table:covered-table-cell table:style-name="ce46"/>
          <table:table-cell table:style-name="ce71"/>
          <table:table-cell table:style-name="ce47" office:value-type="float" office:value="1">
            <text:p>1</text:p>
          </table:table-cell>
          <table:table-cell table:style-name="Default" office:value-type="string">
            <text:p>F</text:p>
          </table:table-cell>
          <table:table-cell table:style-name="ce85" office:value-type="string" table:number-columns-spanned="6" table:number-rows-spanned="1">
            <text:p>F = µ -D C -B -A</text:p>
          </table:table-cell>
          <table:covered-table-cell table:number-columns-repeated="4" table:style-name="ce24"/>
          <table:covered-table-cell table:style-name="ce46"/>
          <table:table-cell table:style-name="ce108"/>
          <table:table-cell table:style-name="ce85" office:value-type="string" table:number-columns-spanned="6" table:number-rows-spanned="1">
            <text:p>F = µ -D C -B -A</text:p>
          </table:table-cell>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3"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style-name="ce31"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4">
            <text:p>4</text:p>
          </table:table-cell>
          <table:table-cell table:style-name="Default" office:value-type="string">
            <text:p>I</text:p>
          </table:table-cell>
          <table:table-cell table:style-name="ce88" office:value-type="string" table:number-columns-spanned="6" table:number-rows-spanned="1">
            <text:p>I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8" office:value-type="string" table:number-columns-spanned="6" table:number-rows-spanned="1">
            <text:p>I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style-name="ce31" office:value-type="string">
            <text:p>X</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2" table:number-columns-spanned="6" table:number-rows-spanned="1"/>
          <table:covered-table-cell table:number-columns-repeated="4" table:style-name="ce26"/>
          <table:covered-table-cell table:style-name="ce47"/>
          <table:table-cell table:style-name="ce54"/>
          <table:table-cell table:style-name="ce12" table:number-columns-spanned="6" table:number-rows-spanned="1"/>
          <table:covered-table-cell table:number-columns-repeated="4" table:style-name="ce26"/>
          <table:covered-table-cell table:style-name="ce47"/>
          <table:table-cell table:style-name="ce71"/>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74"/>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text:p>
          </table:table-cell>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3" table:style-name="ce31" office:value-type="float" office:value="1">
            <text:p>1</text:p>
          </table:table-cell>
          <table:table-cell table:style-name="ce31" office:value-type="string">
            <text:p>X</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2"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O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3" table:style-name="ce26"/>
          <table:covered-table-cell table:style-name="ce25"/>
          <table:covered-table-cell table:style-name="ce47"/>
          <table:table-cell table:style-name="ce54"/>
          <table:table-cell table:style-name="ce57"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1"/>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7"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style-name="ce31" office:value-type="string">
            <text:p>X</text:p>
          </table:table-cell>
          <table:table-cell table:number-columns-repeated="3"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3" table:style-name="ce26"/>
          <table:covered-table-cell table:style-name="ce25"/>
          <table:covered-table-cell table:style-name="ce47"/>
          <table:table-cell table:style-name="ce54"/>
          <table:table-cell table:style-name="ce58" office:value-type="string" table:number-columns-spanned="6" table:number-rows-spanned="1">
            <text:p>-D</text:p>
          </table:table-cell>
          <table:covered-table-cell table:number-columns-repeated="3" table:style-name="ce26"/>
          <table:covered-table-cell table:style-name="ce25"/>
          <table:covered-table-cell table:style-name="ce47"/>
          <table:table-cell table:style-name="ce71"/>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31" office:value-type="float" office:value="0">
            <text:p>0</text:p>
          </table:table-cell>
          <table:table-cell table:style-name="ce31" office:value-type="string">
            <text:p>X</text:p>
          </table:table-cell>
          <table:table-cell table:number-columns-repeated="2"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4" table:style-name="Default"/>
          <table:covered-table-cell table:style-name="ce5"/>
          <table:table-cell table:style-name="ce54"/>
          <table:table-cell table:style-name="ce12" table:number-columns-spanned="6" table:number-rows-spanned="1"/>
          <table:covered-table-cell table:number-columns-repeated="4" table:style-name="Default"/>
          <table:covered-table-cell table:style-name="ce5"/>
          <table:table-cell table:style-name="ce71"/>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1" office:value-type="string" table:number-columns-spanned="6" table:number-rows-spanned="1">
            <text:p>R = µ C B -A</text:p>
          </table:table-cell>
          <table:covered-table-cell table:number-columns-repeated="5"/>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5"/>
          <table:table-cell table:style-name="ce74"/>
          <table:table-cell table:style-name="ce31" office:value-type="string">
            <text:p>X</text:p>
          </table:table-cell>
          <table:table-cell table:number-columns-repeated="2"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4" table:style-name="Default"/>
          <table:covered-table-cell table:style-name="ce5"/>
          <table:table-cell table:style-name="ce54"/>
          <table:table-cell table:style-name="ce12" table:number-columns-spanned="6" table:number-rows-spanned="1"/>
          <table:covered-table-cell table:number-columns-repeated="4" table:style-name="Default"/>
          <table:covered-table-cell table:style-name="ce5"/>
          <table:table-cell table:style-name="ce71"/>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4" table:style-name="ce27"/>
          <table:covered-table-cell table:style-name="ce48"/>
          <table:table-cell table:style-name="ce74"/>
          <table:table-cell table:number-columns-repeated="3" table:style-name="ce31" office:value-type="float" office:value="0">
            <text:p>0</text:p>
          </table:table-cell>
          <table:table-cell table:style-name="ce31" office:value-type="string">
            <text:p>X</text:p>
          </table:table-cell>
          <table:table-cell table:number-columns-repeated="955"/>
        </table:table-row>
        <table:table-row table:style-name="ro4">
          <table:table-cell table:style-name="ce12" table:number-columns-spanned="6" table:number-rows-spanned="1"/>
          <table:covered-table-cell table:number-columns-repeated="4" table:style-name="ce27"/>
          <table:covered-table-cell table:style-name="ce48"/>
          <table:table-cell table:style-name="ce54"/>
          <table:table-cell table:style-name="ce12" table:number-columns-spanned="6" table:number-rows-spanned="1"/>
          <table:covered-table-cell table:number-columns-repeated="4" table:style-name="ce27"/>
          <table:covered-table-cell table:style-name="ce48"/>
          <table:table-cell table:style-name="ce71"/>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34" office:value-type="string" table:number-columns-spanned="6" table:number-rows-spanned="1">
            <text:p>T = µ D -C -B -A</text:p>
          </table:table-cell>
          <table:covered-table-cell table:number-columns-repeated="4" table:style-name="ce27"/>
          <table:covered-table-cell table:style-name="ce48"/>
          <table:table-cell table:style-name="ce74"/>
          <table:table-cell table:style-name="ce31" office:value-type="float" office:value="0">
            <text:p>0</text:p>
          </table:table-cell>
          <table:table-cell table:number-columns-repeated="3" table:style-name="ce31" office:value-type="float" office:value="1">
            <text:p>1</text:p>
          </table:table-cell>
          <table:table-cell table:number-columns-repeated="955"/>
        </table:table-row>
        <table:table-row table:style-name="ro4">
          <table:table-cell table:style-name="ce13" table:number-columns-spanned="6" table:number-rows-spanned="1"/>
          <table:covered-table-cell table:number-columns-repeated="4" table:style-name="ce28"/>
          <table:covered-table-cell table:style-name="ce49"/>
          <table:table-cell table:style-name="ce55"/>
          <table:table-cell table:style-name="ce59" office:value-type="string" table:number-columns-spanned="6" table:number-rows-spanned="1">
            <text:p>T = µ -P -D</text:p>
          </table:table-cell>
          <table:covered-table-cell table:number-columns-repeated="4" table:style-name="ce28"/>
          <table:covered-table-cell table:style-name="ce49"/>
          <table:table-cell table:style-name="ce72"/>
          <table:table-cell table:style-name="ce61" table:number-columns-repeated="2"/>
          <table:table-cell table:style-name="ce89" office:value-type="string" table:number-columns-spanned="6" table:number-rows-spanned="1">
            <text:p>a = µ F G H I</text:p>
          </table:table-cell>
          <table:covered-table-cell table:number-columns-repeated="5" table:style-name="ce95"/>
          <table:table-cell table:style-name="ce109"/>
          <table:table-cell table:style-name="ce13" office:value-type="string" table:number-columns-spanned="6" table:number-rows-spanned="1">
            <text:p>b = µ F J K L M</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µ L M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O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K Q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I N Q</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L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4"/>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4" table:number-columns-spanned="6" table:number-rows-spanned="1">
            <text:p>+4</text:p>
          </table:table-cell>
          <table:covered-table-cell table:number-columns-repeated="5" table:style-name="ce64"/>
          <table:table-cell table:style-name="ce64" table:number-columns-repeated="2"/>
          <table:table-cell table:style-name="ce62" office:value-type="float" office:value="20" table:number-columns-spanned="6" table:number-rows-spanned="1">
            <text:p>+20</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11" table:number-columns-spanned="6" table:number-rows-spanned="1">
            <text:p>+11</text:p>
          </table:table-cell>
          <table:covered-table-cell table:number-columns-repeated="5" table:style-name="ce64"/>
          <table:table-cell table:style-name="ce64"/>
          <table:table-cell table:style-name="ce62" office:value-type="float" office:value="10" table:number-columns-spanned="6" table:number-rows-spanned="1">
            <text:p>+10</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132"/>
          <table:table-cell table:style-name="ce62" office:value-type="float" office:value="10" table:number-columns-spanned="6" table:number-rows-spanned="1">
            <text:p>+10</text:p>
          </table:table-cell>
          <table:covered-table-cell table:number-columns-repeated="5" table:style-name="ce64"/>
          <table:table-cell table:style-name="ce136" table:formula="of:=SUM([.I48:.BL48])" office:value-type="float" office:value="85" table:number-columns-spanned="2" table:number-rows-spanned="1">
            <text:p>85</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3"/>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4" table:number-columns-spanned="6" table:number-rows-spanned="1">
            <text:p>+4</text:p>
          </table:table-cell>
          <table:covered-table-cell table:number-columns-repeated="5" table:style-name="ce65"/>
          <table:table-cell table:style-name="ce65" table:number-columns-repeated="2"/>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3" table:number-columns-spanned="6" table:number-rows-spanned="1">
            <text:p>+3</text:p>
          </table:table-cell>
          <table:covered-table-cell table:number-columns-repeated="5" table:style-name="ce65"/>
          <table:table-cell table:style-name="ce137" table:formula="of:=SUM([.I49:.BL49])" office:value-type="float" office:value="26" table:number-columns-spanned="2" table:number-rows-spanned="1">
            <text:p>26</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4"/>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5"/>
          <table:table-cell table:number-columns-repeated="1009"/>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8"/>
          <table:table-cell table:style-name="Default" table:number-columns-repeated="17"/>
          <table:table-cell table:number-columns-repeated="988"/>
        </table:table-row>
        <table:table-row table:style-name="ro4" table:number-rows-repeated="2">
          <table:table-cell table:number-columns-repeated="19"/>
          <table:table-cell table:style-name="Default" table:number-columns-repeated="17"/>
          <table:table-cell table:number-columns-repeated="988"/>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0-F (lower c)"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4 bit to 7-segment, digits 0-F (lower c)</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74"/>
          <table:table-cell table:style-name="ce5"/>
          <table:table-cell table:style-name="ce81"/>
          <table:table-cell table:style-name="SegBG" table:formula="of:=HLOOKUP([.T15];[.$G$5:.$M$22];[.P14];0)" office:value-type="float" office:value="1">
            <text:p>1</text:p>
          </table:table-cell>
          <table:table-cell table:style-name="seg1"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float" office:value="1">
            <text:p>1</text:p>
          </table:table-cell>
          <table:table-cell table:style-name="seg1"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float" office:value="1">
            <text:p>1</text:p>
          </table:table-cell>
          <table:table-cell table:style-name="seg1"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float" office:value="0">
            <text:p>0</text:p>
          </table:table-cell>
          <table:table-cell table:style-name="seg0"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float" office:value="0">
            <text:p>0</text:p>
          </table:table-cell>
          <table:table-cell table:style-name="seg0"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float" office:value="0">
            <text:p>0</text:p>
          </table:table-cell>
          <table:table-cell table:style-name="seg0"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float" office:value="1">
            <text:p>1</text:p>
          </table:table-cell>
          <table:table-cell table:style-name="seg1"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float" office:value="1">
            <text:p>1</text:p>
          </table:table-cell>
          <table:table-cell table:style-name="seg1"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4"/>
          <table:table-cell table:style-name="ce5"/>
          <table:table-cell table:style-name="ce81" table:formula="of:=HLOOKUP([.R16];[.$G$5:.$M$22];[.P14];0)" office:value-type="float" office:value="1" table:number-columns-spanned="1" table:number-rows-spanned="2">
            <text:p>1</text:p>
          </table:table-cell>
          <table:table-cell table:style-name="seg1"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float" office:value="1" table:number-columns-spanned="1" table:number-rows-spanned="2">
            <text:p>1</text:p>
          </table:table-cell>
          <table:table-cell table:style-name="seg1"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float" office:value="1" table:number-columns-spanned="1" table:number-rows-spanned="2">
            <text:p>1</text:p>
          </table:table-cell>
          <table:table-cell table:style-name="seg1"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float" office:value="1" table:number-columns-spanned="1" table:number-rows-spanned="2">
            <text:p>1</text:p>
          </table:table-cell>
          <table:table-cell table:style-name="seg1"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float" office:value="1" table:number-columns-spanned="1" table:number-rows-spanned="2">
            <text:p>1</text:p>
          </table:table-cell>
          <table:table-cell table:style-name="seg1"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float" office:value="1" table:number-columns-spanned="1" table:number-rows-spanned="2">
            <text:p>1</text:p>
          </table:table-cell>
          <table:table-cell table:style-name="seg1"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float" office:value="1" table:number-columns-spanned="1" table:number-rows-spanned="2">
            <text:p>1</text:p>
          </table:table-cell>
          <table:table-cell table:style-name="seg1"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float" office:value="0" table:number-columns-spanned="1" table:number-rows-spanned="2">
            <text:p>0</text:p>
          </table:table-cell>
          <table:table-cell table:style-name="seg0"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float" office:value="0" table:number-columns-spanned="1" table:number-rows-spanned="2">
            <text:p>0</text:p>
          </table:table-cell>
          <table:table-cell table:style-name="seg0"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float" office:value="0" table:number-columns-spanned="1" table:number-rows-spanned="2">
            <text:p>0</text:p>
          </table:table-cell>
          <table:table-cell table:style-name="seg0"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float" office:value="0" table:number-columns-spanned="1" table:number-rows-spanned="2">
            <text:p>0</text:p>
          </table:table-cell>
          <table:table-cell table:style-name="seg0"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float" office:value="1" table:number-columns-spanned="1" table:number-rows-spanned="2">
            <text:p>1</text:p>
          </table:table-cell>
          <table:table-cell table:style-name="seg1"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float" office:value="1" table:number-columns-spanned="1" table:number-rows-spanned="2">
            <text:p>1</text:p>
          </table:table-cell>
          <table:table-cell table:style-name="seg1"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float" office:value="0" table:number-columns-spanned="1" table:number-rows-spanned="2">
            <text:p>0</text:p>
          </table:table-cell>
          <table:table-cell table:style-name="seg0"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float" office:value="1" table:number-columns-spanned="1" table:number-rows-spanned="2">
            <text:p>1</text:p>
          </table:table-cell>
          <table:table-cell table:style-name="seg1"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float" office:value="0" table:number-columns-spanned="1" table:number-rows-spanned="2">
            <text:p>0</text:p>
          </table:table-cell>
          <table:table-cell table:style-name="seg0"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number-columns-repeated="3" table:style-name="ce31" office:value-type="float" office:value="1">
            <text:p>1</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2" table:style-name="ce31" office:value-type="float" office:value="0">
            <text:p>0</text:p>
          </table:table-cell>
          <table:table-cell table:number-columns-repeated="5" table:style-name="ce31" office:value-type="float" office:value="1">
            <text:p>1</text:p>
          </table:table-cell>
          <table:table-cell table:style-name="ce74"/>
          <table:table-cell table:style-name="ce5"/>
          <table:table-cell table:style-name="ce81"/>
          <table:table-cell table:style-name="SegBG" table:formula="of:=HLOOKUP([.T18];[.$G$5:.$M$22];[.P14];0)" office:value-type="float" office:value="1">
            <text:p>1</text:p>
          </table:table-cell>
          <table:table-cell table:style-name="seg1"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float" office:value="1">
            <text:p>1</text:p>
          </table:table-cell>
          <table:table-cell table:style-name="seg1"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float" office:value="1">
            <text:p>1</text:p>
          </table:table-cell>
          <table:table-cell table:style-name="seg1"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float" office:value="1">
            <text:p>1</text:p>
          </table:table-cell>
          <table:table-cell table:style-name="seg1"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float" office:value="1">
            <text:p>1</text:p>
          </table:table-cell>
          <table:table-cell table:style-name="seg1"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float" office:value="1">
            <text:p>1</text:p>
          </table:table-cell>
          <table:table-cell table:style-name="seg1"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float" office:value="1">
            <text:p>1</text:p>
          </table:table-cell>
          <table:table-cell table:style-name="seg1"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float" office:value="1">
            <text:p>1</text:p>
          </table:table-cell>
          <table:table-cell table:style-name="seg1"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style-name="ce146" office:value-type="float" office:value="0">
            <text:p>0</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146" office:value-type="float" office:value="0">
            <text:p>0</text:p>
          </table:table-cell>
          <table:table-cell table:style-name="ce53" office:value-type="float" office:value="1">
            <text:p>1</text:p>
          </table:table-cell>
          <table:table-cell table:style-name="ce74"/>
          <table:table-cell table:style-name="ce5"/>
          <table:table-cell table:style-name="ce81" table:formula="of:=HLOOKUP([.R19];[.$G$5:.$M$22];[.P14];0)" office:value-type="float" office:value="1" table:number-columns-spanned="1" table:number-rows-spanned="2">
            <text:p>1</text:p>
          </table:table-cell>
          <table:table-cell table:style-name="seg1"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float" office:value="1" table:number-columns-spanned="1" table:number-rows-spanned="2">
            <text:p>1</text:p>
          </table:table-cell>
          <table:table-cell table:style-name="seg1"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float" office:value="0" table:number-columns-spanned="1" table:number-rows-spanned="2">
            <text:p>0</text:p>
          </table:table-cell>
          <table:table-cell table:style-name="seg0"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float" office:value="1" table:number-columns-spanned="1" table:number-rows-spanned="2">
            <text:p>1</text:p>
          </table:table-cell>
          <table:table-cell table:style-name="seg1"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float" office:value="1" table:number-columns-spanned="1" table:number-rows-spanned="2">
            <text:p>1</text:p>
          </table:table-cell>
          <table:table-cell table:style-name="seg1"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float" office:value="1" table:number-columns-spanned="1" table:number-rows-spanned="2">
            <text:p>1</text:p>
          </table:table-cell>
          <table:table-cell table:style-name="seg1"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float" office:value="1" table:number-columns-spanned="1" table:number-rows-spanned="2">
            <text:p>1</text:p>
          </table:table-cell>
          <table:table-cell table:style-name="seg1"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float" office:value="1" table:number-columns-spanned="1" table:number-rows-spanned="2">
            <text:p>1</text:p>
          </table:table-cell>
          <table:table-cell table:style-name="seg1"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float" office:value="1" table:number-columns-spanned="1" table:number-rows-spanned="2">
            <text:p>1</text:p>
          </table:table-cell>
          <table:table-cell table:style-name="seg1"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float" office:value="0" table:number-columns-spanned="1" table:number-rows-spanned="2">
            <text:p>0</text:p>
          </table:table-cell>
          <table:table-cell table:style-name="seg0"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float" office:value="1" table:number-columns-spanned="1" table:number-rows-spanned="2">
            <text:p>1</text:p>
          </table:table-cell>
          <table:table-cell table:style-name="seg1"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float" office:value="1" table:number-columns-spanned="1" table:number-rows-spanned="2">
            <text:p>1</text:p>
          </table:table-cell>
          <table:table-cell table:style-name="seg1"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float" office:value="1" table:number-columns-spanned="1" table:number-rows-spanned="2">
            <text:p>1</text:p>
          </table:table-cell>
          <table:table-cell table:style-name="seg1"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float" office:value="0" table:number-columns-spanned="1" table:number-rows-spanned="2">
            <text:p>0</text:p>
          </table:table-cell>
          <table:table-cell table:style-name="seg0"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float" office:value="1" table:number-columns-spanned="1" table:number-rows-spanned="2">
            <text:p>1</text:p>
          </table:table-cell>
          <table:table-cell table:style-name="seg1"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float" office:value="0" table:number-columns-spanned="1" table:number-rows-spanned="2">
            <text:p>0</text:p>
          </table:table-cell>
          <table:table-cell table:style-name="seg0"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4" table:style-name="ce31" office:value-type="float" office:value="1">
            <text:p>1</text:p>
          </table:table-cell>
          <table:table-cell table:style-name="ce74"/>
          <table:table-cell table:style-name="ce5"/>
          <table:table-cell table:style-name="ce81"/>
          <table:table-cell table:style-name="SegBG" table:formula="of:=HLOOKUP([.T21];[.$G$5:.$M$22];[.P14];0)" office:value-type="float" office:value="1">
            <text:p>1</text:p>
          </table:table-cell>
          <table:table-cell table:style-name="seg1"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float" office:value="1">
            <text:p>1</text:p>
          </table:table-cell>
          <table:table-cell table:style-name="seg1"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float" office:value="0">
            <text:p>0</text:p>
          </table:table-cell>
          <table:table-cell table:style-name="seg0"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float" office:value="1">
            <text:p>1</text:p>
          </table:table-cell>
          <table:table-cell table:style-name="seg1"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float" office:value="1">
            <text:p>1</text:p>
          </table:table-cell>
          <table:table-cell table:style-name="seg1"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float" office:value="1">
            <text:p>1</text:p>
          </table:table-cell>
          <table:table-cell table:style-name="seg1"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float" office:value="1">
            <text:p>1</text:p>
          </table:table-cell>
          <table:table-cell table:style-name="seg1"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float" office:value="0">
            <text:p>0</text:p>
          </table:table-cell>
          <table:table-cell table:style-name="seg0"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style-name="ce31" office:value-type="float" office:value="1">
            <text:p>1</text:p>
          </table:table-cell>
          <table:table-cell table:number-columns-repeated="3" table:style-name="ce31" office:value-type="float" office:value="0">
            <text:p>0</text:p>
          </table:table-cell>
          <table:table-cell table:number-columns-repeated="3" table:style-name="ce31" office:value-type="float" office:value="1">
            <text:p>1</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63"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63"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17" table:formula="of:=VLOOKUP([.X29]+[.Z27];[.$B$7:.$M$22];[.X25])" office:value-type="float" office:value="0">
            <text:p>0</text:p>
          </table:table-cell>
          <table:table-cell table:style-name="ce35" table:formula="of:=VLOOKUP([.X29]+[.AA27];[.$B$7:.$M$22];[.X25])" office:value-type="float" office:value="1">
            <text:p>1</text:p>
          </table:table-cell>
          <table:table-cell table:style-name="ce121"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66"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17" table:formula="of:=VLOOKUP([.AS29]+[.AU27];[.$B$7:.$M$22];[.AS25])" office:value-type="float" office:value="0">
            <text:p>0</text:p>
          </table:table-cell>
          <table:table-cell table:style-name="ce63"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63"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66"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146" table:formula="of:=VLOOKUP([.Q30]+[.R27];[.$B$7:.$M$22];[.Q25])" office:value-type="float" office:value="0">
            <text:p>0</text:p>
          </table:table-cell>
          <table:table-cell table:style-name="ce99" table:formula="of:=VLOOKUP([.Q30]+[.S27];[.$B$7:.$M$22];[.Q25])" office:value-type="float" office:value="0">
            <text:p>0</text:p>
          </table:table-cell>
          <table:table-cell table:style-name="ce35" table:formula="of:=VLOOKUP([.Q30]+[.T27];[.$B$7:.$M$22];[.Q25])" office:value-type="float" office:value="1">
            <text:p>1</text:p>
          </table:table-cell>
          <table:table-cell table:style-name="ce35" table:formula="of:=VLOOKUP([.Q30]+[.U27];[.$B$7:.$M$22];[.Q25])" office:value-type="float" office:value="1">
            <text:p>1</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16" table:formula="of:=VLOOKUP([.X30]+[.Y27];[.$B$7:.$M$22];[.X25])" office:value-type="float" office:value="0">
            <text:p>0</text:p>
          </table:table-cell>
          <table:table-cell table:style-name="ce35" table:formula="of:=VLOOKUP([.X30]+[.Z27];[.$B$7:.$M$22];[.X25])" office:value-type="float" office:value="1">
            <text:p>1</text:p>
          </table:table-cell>
          <table:table-cell table:style-name="ce118" table:formula="of:=VLOOKUP([.X30]+[.AA27];[.$B$7:.$M$22];[.X25])" office:value-type="float" office:value="0">
            <text:p>0</text:p>
          </table:table-cell>
          <table:table-cell table:style-name="ce116" table:formula="of:=VLOOKUP([.X30]+[.AB27];[.$B$7:.$M$22];[.X25])" office:value-type="float" office:value="0">
            <text:p>0</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116" table:formula="of:=VLOOKUP([.AE30]+[.AF27];[.$B$7:.$M$22];[.AE25])" office:value-type="float" office:value="0">
            <text:p>0</text:p>
          </table:table-cell>
          <table:table-cell table:style-name="ce35" table:formula="of:=VLOOKUP([.AE30]+[.AG27];[.$B$7:.$M$22];[.AE25])" office:value-type="float" office:value="1">
            <text:p>1</text:p>
          </table:table-cell>
          <table:table-cell table:style-name="ce118" table:formula="of:=VLOOKUP([.AE30]+[.AH27];[.$B$7:.$M$22];[.AE25])" office:value-type="float" office:value="0">
            <text:p>0</text:p>
          </table:table-cell>
          <table:table-cell table:style-name="ce116" table:formula="of:=VLOOKUP([.AE30]+[.AI27];[.$B$7:.$M$22];[.AE25])" office:value-type="float" office:value="0">
            <text:p>0</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float" office:value="1">
            <text:p>1</text:p>
          </table:table-cell>
          <table:table-cell table:style-name="ce35" table:formula="of:=VLOOKUP([.AL30]+[.AN27];[.$B$7:.$M$22];[.AL25])" office:value-type="float" office:value="1">
            <text:p>1</text:p>
          </table:table-cell>
          <table:table-cell table:style-name="ce118" table:formula="of:=VLOOKUP([.AL30]+[.AO27];[.$B$7:.$M$22];[.AL25])" office:value-type="float" office:value="0">
            <text:p>0</text:p>
          </table:table-cell>
          <table:table-cell table:style-name="ce35" table:formula="of:=VLOOKUP([.AL30]+[.AP27];[.$B$7:.$M$22];[.AL25])" office:value-type="float" office:value="1">
            <text:p>1</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35" table:formula="of:=VLOOKUP([.AS30]+[.AT27];[.$B$7:.$M$22];[.AS25])" office:value-type="float" office:value="1">
            <text:p>1</text:p>
          </table:table-cell>
          <table:table-cell table:style-name="ce35" table:formula="of:=VLOOKUP([.AS30]+[.AU27];[.$B$7:.$M$22];[.AS25])" office:value-type="float" office:value="1">
            <text:p>1</text:p>
          </table:table-cell>
          <table:table-cell table:style-name="ce35" table:formula="of:=VLOOKUP([.AS30]+[.AV27];[.$B$7:.$M$22];[.AS25])" office:value-type="float" office:value="1">
            <text:p>1</text:p>
          </table:table-cell>
          <table:table-cell table:style-name="ce35" table:formula="of:=VLOOKUP([.AS30]+[.AW27];[.$B$7:.$M$22];[.AS25])" office:value-type="float" office:value="1">
            <text:p>1</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46" table:formula="of:=VLOOKUP([.AZ30]+[.BA27];[.$B$7:.$M$22];[.AZ25])" office:value-type="float" office:value="0">
            <text:p>0</text:p>
          </table:table-cell>
          <table:table-cell table:style-name="ce99" table:formula="of:=VLOOKUP([.AZ30]+[.BB27];[.$B$7:.$M$22];[.AZ25])" office:value-type="float" office:value="0">
            <text:p>0</text:p>
          </table:table-cell>
          <table:table-cell table:style-name="ce35" table:formula="of:=VLOOKUP([.AZ30]+[.BC27];[.$B$7:.$M$22];[.AZ25])" office:value-type="float" office:value="1">
            <text:p>1</text:p>
          </table:table-cell>
          <table:table-cell table:style-name="ce35" table:formula="of:=VLOOKUP([.AZ30]+[.BD27];[.$B$7:.$M$22];[.AZ25])" office:value-type="float" office:value="1">
            <text:p>1</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53" table:formula="of:=VLOOKUP([.BG30]+[.BH27];[.$B$7:.$M$22];[.BG25])" office:value-type="float" office:value="1">
            <text:p>1</text:p>
          </table:table-cell>
          <table:table-cell table:style-name="ce35" table:formula="of:=VLOOKUP([.BG30]+[.BI27];[.$B$7:.$M$22];[.BG25])" office:value-type="float" office:value="1">
            <text:p>1</text:p>
          </table:table-cell>
          <table:table-cell table:style-name="ce35" table:formula="of:=VLOOKUP([.BG30]+[.BJ27];[.$B$7:.$M$22];[.BG25])" office:value-type="float" office:value="1">
            <text:p>1</text:p>
          </table:table-cell>
          <table:table-cell table:style-name="ce35" table:formula="of:=VLOOKUP([.BG30]+[.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float" office:value="1">
            <text:p>1</text:p>
          </table:table-cell>
          <table:table-cell table:style-name="ce35" table:formula="of:=VLOOKUP([.Q31]+[.S27];[.$B$7:.$M$22];[.Q25])" office:value-type="float" office:value="1">
            <text:p>1</text:p>
          </table:table-cell>
          <table:table-cell table:style-name="ce100" table:formula="of:=VLOOKUP([.Q31]+[.T27];[.$B$7:.$M$22];[.Q25])" office:value-type="float" office:value="0">
            <text:p>0</text:p>
          </table:table-cell>
          <table:table-cell table:style-name="ce35" table:formula="of:=VLOOKUP([.Q31]+[.U27];[.$B$7:.$M$22];[.Q25])" office:value-type="float" office:value="1">
            <text:p>1</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float" office:value="1">
            <text:p>1</text:p>
          </table:table-cell>
          <table:table-cell table:style-name="ce35" table:formula="of:=VLOOKUP([.X31]+[.Z27];[.$B$7:.$M$22];[.X25])" office:value-type="float" office:value="1">
            <text:p>1</text:p>
          </table:table-cell>
          <table:table-cell table:style-name="ce100" table:formula="of:=VLOOKUP([.X31]+[.AA27];[.$B$7:.$M$22];[.X25])" office:value-type="float" office:value="0">
            <text:p>0</text:p>
          </table:table-cell>
          <table:table-cell table:style-name="ce120" table:formula="of:=VLOOKUP([.X31]+[.AB27];[.$B$7:.$M$22];[.X25])" office:value-type="float" office:value="1">
            <text:p>1</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float" office:value="1">
            <text:p>1</text:p>
          </table:table-cell>
          <table:table-cell table:style-name="ce35" table:formula="of:=VLOOKUP([.AE31]+[.AG27];[.$B$7:.$M$22];[.AE25])" office:value-type="float" office:value="1">
            <text:p>1</text:p>
          </table:table-cell>
          <table:table-cell table:style-name="ce35" table:formula="of:=VLOOKUP([.AE31]+[.AH27];[.$B$7:.$M$22];[.AE25])" office:value-type="float" office:value="1">
            <text:p>1</text:p>
          </table:table-cell>
          <table:table-cell table:style-name="ce35" table:formula="of:=VLOOKUP([.AE31]+[.AI27];[.$B$7:.$M$22];[.AE25])" office:value-type="float" office:value="1">
            <text:p>1</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float" office:value="1">
            <text:p>1</text:p>
          </table:table-cell>
          <table:table-cell table:style-name="ce35" table:formula="of:=VLOOKUP([.AL31]+[.AN27];[.$B$7:.$M$22];[.AL25])" office:value-type="float" office:value="1">
            <text:p>1</text:p>
          </table:table-cell>
          <table:table-cell table:style-name="ce35" table:formula="of:=VLOOKUP([.AL31]+[.AO27];[.$B$7:.$M$22];[.AL25])" office:value-type="float" office:value="1">
            <text:p>1</text:p>
          </table:table-cell>
          <table:table-cell table:style-name="ce121" table:formula="of:=VLOOKUP([.AL31]+[.AP27];[.$B$7:.$M$22];[.AL25])" office:value-type="float" office:value="0">
            <text:p>0</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float" office:value="1">
            <text:p>1</text:p>
          </table:table-cell>
          <table:table-cell table:style-name="ce121" table:formula="of:=VLOOKUP([.AS31]+[.AU27];[.$B$7:.$M$22];[.AS25])" office:value-type="float" office:value="0">
            <text:p>0</text:p>
          </table:table-cell>
          <table:table-cell table:style-name="ce35" table:formula="of:=VLOOKUP([.AS31]+[.AV27];[.$B$7:.$M$22];[.AS25])" office:value-type="float" office:value="1">
            <text:p>1</text:p>
          </table:table-cell>
          <table:table-cell table:style-name="ce35" table:formula="of:=VLOOKUP([.AS31]+[.AW27];[.$B$7:.$M$22];[.AS25])" office:value-type="float" office:value="1">
            <text:p>1</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float" office:value="1">
            <text:p>1</text:p>
          </table:table-cell>
          <table:table-cell table:style-name="ce35" table:formula="of:=VLOOKUP([.AZ31]+[.BB27];[.$B$7:.$M$22];[.AZ25])" office:value-type="float" office:value="1">
            <text:p>1</text:p>
          </table:table-cell>
          <table:table-cell table:style-name="ce35" table:formula="of:=VLOOKUP([.AZ31]+[.BC27];[.$B$7:.$M$22];[.AZ25])" office:value-type="float" office:value="1">
            <text:p>1</text:p>
          </table:table-cell>
          <table:table-cell table:style-name="ce35" table:formula="of:=VLOOKUP([.AZ31]+[.BD27];[.$B$7:.$M$22];[.AZ25])" office:value-type="float" office:value="1">
            <text:p>1</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float" office:value="1">
            <text:p>1</text:p>
          </table:table-cell>
          <table:table-cell table:style-name="ce35" table:formula="of:=VLOOKUP([.BG31]+[.BI27];[.$B$7:.$M$22];[.BG25])" office:value-type="float" office:value="1">
            <text:p>1</text:p>
          </table:table-cell>
          <table:table-cell table:style-name="ce35" table:formula="of:=VLOOKUP([.BG31]+[.BJ27];[.$B$7:.$M$22];[.BG25])" office:value-type="float" office:value="1">
            <text:p>1</text:p>
          </table:table-cell>
          <table:table-cell table:style-name="ce35" table:formula="of:=VLOOKUP([.BG31]+[.BK27];[.$B$7:.$M$22];[.BG25])" office:value-type="float" office:value="1">
            <text:p>1</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85" office:value-type="string" table:number-columns-spanned="6" table:number-rows-spanned="1">
            <text:p>F = µ -D C -B -A</text:p>
          </table:table-cell>
          <table:covered-table-cell table:number-columns-repeated="4" table:style-name="ce24"/>
          <table:covered-table-cell table:style-name="ce46"/>
          <table:table-cell table:style-name="ce108"/>
          <table:table-cell table:style-name="ce85" office:value-type="string" table:number-columns-spanned="6" table:number-rows-spanned="1">
            <text:p>F = µ -D C -B -A</text:p>
          </table:table-cell>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88" office:value-type="string" table:number-columns-spanned="6" table:number-rows-spanned="1">
            <text:p>I = µ -D -C B</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8" office:value-type="string" table:number-columns-spanned="6" table:number-rows-spanned="1">
            <text:p>I = µ -D -C B</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A</text:p>
          </table:table-cell>
          <table:covered-table-cell table:number-columns-repeated="4" table:style-name="ce26"/>
          <table:covered-table-cell table:style-name="ce47"/>
          <table:table-cell table:style-name="ce108"/>
          <table:table-cell table:style-name="ce113" office:value-type="string" table:number-columns-spanned="6" table:number-rows-spanned="1">
            <text:p>L = µ -D -C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 -A</text:p>
          </table:table-cell>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 -A</text:p>
          </table:table-cell>
          <table:covered-table-cell table:number-columns-repeated="4" table:style-name="ce26"/>
          <table:covered-table-cell table:style-name="ce47"/>
          <table:table-cell table:style-name="ce108"/>
          <table:table-cell table:style-name="ce114" office:value-type="string" table:number-columns-spanned="6" table:number-rows-spanned="1">
            <text:p>M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O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34" office:value-type="string" table:number-columns-spanned="6" table:number-rows-spanned="1">
            <text:p>P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34" office:value-type="string" table:number-columns-spanned="6" table:number-rows-spanned="1">
            <text:p>P = µ D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1" office:value-type="string" table:number-columns-spanned="6" table:number-rows-spanned="1">
            <text:p>R = µ C B -A</text:p>
          </table:table-cell>
          <table:covered-table-cell table:number-columns-repeated="5"/>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5"/>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4" table:style-name="ce27"/>
          <table:covered-table-cell table:style-name="ce48"/>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F G H I</text:p>
          </table:table-cell>
          <table:covered-table-cell table:number-columns-repeated="5" table:style-name="ce95"/>
          <table:table-cell table:style-name="ce109"/>
          <table:table-cell table:style-name="ce13" office:value-type="string" table:number-columns-spanned="6" table:number-rows-spanned="1">
            <text:p>b = µ F J K L M</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µ L M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M O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K Q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I N Q</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13" table:number-columns-spanned="6" table:number-rows-spanned="1">
            <text:p>+13</text:p>
          </table:table-cell>
          <table:covered-table-cell table:number-columns-repeated="5" table:style-name="ce64"/>
          <table:table-cell table:style-name="ce64"/>
          <table:table-cell table:style-name="ce62" office:value-type="float" office:value="10" table:number-columns-spanned="6" table:number-rows-spanned="1">
            <text:p>+10</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132"/>
          <table:table-cell table:style-name="ce62" office:value-type="float" office:value="5" table:number-columns-spanned="6" table:number-rows-spanned="1">
            <text:p>+5</text:p>
          </table:table-cell>
          <table:covered-table-cell table:number-columns-repeated="5" table:style-name="ce64"/>
          <table:table-cell table:style-name="ce136" table:formula="of:=SUM([.I48:.BK48])" office:value-type="float" office:value="81" table:number-columns-spanned="2" table:number-rows-spanned="1">
            <text:p>81</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4" table:number-columns-spanned="6" table:number-rows-spanned="1">
            <text:p>+4</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25" table:number-columns-spanned="2" table:number-rows-spanned="1">
            <text:p>25</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9"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4 bit to 7-segment, digits 0-9</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74"/>
          <table:table-cell table:style-name="ce5"/>
          <table:table-cell table:style-name="ce81"/>
          <table:table-cell table:style-name="SegBG" table:formula="of:=HLOOKUP([.T15];[.$G$5:.$M$22];[.P14];0)" office:value-type="float" office:value="1">
            <text:p>1</text:p>
          </table:table-cell>
          <table:table-cell table:style-name="seg1"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float" office:value="1">
            <text:p>1</text:p>
          </table:table-cell>
          <table:table-cell table:style-name="seg1"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4"/>
          <table:table-cell table:style-name="ce5"/>
          <table:table-cell table:style-name="ce81" table:formula="of:=HLOOKUP([.R16];[.$G$5:.$M$22];[.P14];0)" office:value-type="float" office:value="1" table:number-columns-spanned="1" table:number-rows-spanned="2">
            <text:p>1</text:p>
          </table:table-cell>
          <table:table-cell table:style-name="seg1"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float" office:value="1" table:number-columns-spanned="1" table:number-rows-spanned="2">
            <text:p>1</text:p>
          </table:table-cell>
          <table:table-cell table:style-name="seg1"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float" office:value="1" table:number-columns-spanned="1" table:number-rows-spanned="2">
            <text:p>1</text:p>
          </table:table-cell>
          <table:table-cell table:style-name="seg1"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float" office:value="1" table:number-columns-spanned="1" table:number-rows-spanned="2">
            <text:p>1</text:p>
          </table:table-cell>
          <table:table-cell table:style-name="seg1"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float" office:value="1">
            <text:p>1</text:p>
          </table:table-cell>
          <table:table-cell table:style-name="seg1"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float" office:value="1">
            <text:p>1</text:p>
          </table:table-cell>
          <table:table-cell table:style-name="seg1"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float" office:value="1" table:number-columns-spanned="1" table:number-rows-spanned="2">
            <text:p>1</text:p>
          </table:table-cell>
          <table:table-cell table:style-name="seg1"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float" office:value="1" table:number-columns-spanned="1" table:number-rows-spanned="2">
            <text:p>1</text:p>
          </table:table-cell>
          <table:table-cell table:style-name="seg1"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float" office:value="0" table:number-columns-spanned="1" table:number-rows-spanned="2">
            <text:p>0</text:p>
          </table:table-cell>
          <table:table-cell table:style-name="seg0"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float" office:value="1" table:number-columns-spanned="1" table:number-rows-spanned="2">
            <text:p>1</text:p>
          </table:table-cell>
          <table:table-cell table:style-name="seg1"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float" office:value="1">
            <text:p>1</text:p>
          </table:table-cell>
          <table:table-cell table:style-name="seg1"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float" office:value="1">
            <text:p>1</text:p>
          </table:table-cell>
          <table:table-cell table:style-name="seg1"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35" table:formula="of:=VLOOKUP([.X29]+[.AA27];[.$B$7:.$M$22];[.X25])" office:value-type="float" office:value="1">
            <text:p>1</text:p>
          </table:table-cell>
          <table:table-cell table:style-name="ce149"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99"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99"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35" table:formula="of:=VLOOKUP([.X30]+[.AA27];[.$B$7:.$M$22];[.X25])" office:value-type="string" office:string-value="X">
            <text:p>X</text:p>
          </table:table-cell>
          <table:table-cell table:style-name="ce149"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99"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35"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99"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float" office:value="1">
            <text:p>1</text:p>
          </table:table-cell>
          <table:table-cell table:style-name="ce35" table:formula="of:=VLOOKUP([.Q31]+[.S27];[.$B$7:.$M$22];[.Q25])" office:value-type="float" office:value="1">
            <text:p>1</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float" office:value="1">
            <text:p>1</text:p>
          </table:table-cell>
          <table:table-cell table:style-name="ce35" table:formula="of:=VLOOKUP([.X31]+[.Z27];[.$B$7:.$M$22];[.X25])" office:value-type="float" office:value="1">
            <text:p>1</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float" office:value="1">
            <text:p>1</text:p>
          </table:table-cell>
          <table:table-cell table:style-name="ce35" table:formula="of:=VLOOKUP([.AE31]+[.AG27];[.$B$7:.$M$22];[.AE25])" office:value-type="float" office:value="1">
            <text:p>1</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float" office:value="1">
            <text:p>1</text:p>
          </table:table-cell>
          <table:table-cell table:style-name="ce35" table:formula="of:=VLOOKUP([.AL31]+[.AN27];[.$B$7:.$M$22];[.AL25])" office:value-type="float" office:value="1">
            <text:p>1</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float" office:value="1">
            <text:p>1</text:p>
          </table:table-cell>
          <table:table-cell table:style-name="ce121" table:formula="of:=VLOOKUP([.AS31]+[.AU27];[.$B$7:.$M$22];[.AS25])" office:value-type="float" office:value="0">
            <text:p>0</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float" office:value="1">
            <text:p>1</text:p>
          </table:table-cell>
          <table:table-cell table:style-name="ce35" table:formula="of:=VLOOKUP([.AZ31]+[.BB27];[.$B$7:.$M$22];[.AZ25])" office:value-type="float" office:value="1">
            <text:p>1</text:p>
          </table:table-cell>
          <table:table-cell table:style-name="ce121" table:formula="of:=VLOOKUP([.AZ31]+[.BC27];[.$B$7:.$M$22];[.AZ25])" office:value-type="string" office:string-value="X">
            <text:p>X</text:p>
          </table:table-cell>
          <table:table-cell table:style-name="ce129"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float" office:value="1">
            <text:p>1</text:p>
          </table:table-cell>
          <table:table-cell table:style-name="ce35" table:formula="of:=VLOOKUP([.BG31]+[.BI27];[.$B$7:.$M$22];[.BG25])" office:value-type="float" office:value="1">
            <text:p>1</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57" office:value-type="string" table:number-columns-spanned="6" table:number-rows-spanned="1">
            <text:p>K = µ -C B -A</text:p>
          </table:table-cell>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 (no -D)</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µ J K</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N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9" table:number-columns-spanned="6" table:number-rows-spanned="1">
            <text:p>+9</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6" table:number-columns-spanned="6" table:number-rows-spanned="1">
            <text:p>+6</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5" table:number-columns-spanned="6" table:number-rows-spanned="1">
            <text:p>+5</text:p>
          </table:table-cell>
          <table:covered-table-cell table:number-columns-repeated="5" table:style-name="ce64"/>
          <table:table-cell table:style-name="ce132"/>
          <table:table-cell table:style-name="ce62" office:value-type="float" office:value="5" table:number-columns-spanned="6" table:number-rows-spanned="1">
            <text:p>+5</text:p>
          </table:table-cell>
          <table:covered-table-cell table:number-columns-repeated="5" table:style-name="ce64"/>
          <table:table-cell table:style-name="ce136" table:formula="of:=SUM([.I48:.BK48])" office:value-type="float" office:value="42" table:number-columns-spanned="2" table:number-rows-spanned="1">
            <text:p>42</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8" table:number-columns-spanned="2" table:number-rows-spanned="1">
            <text:p>18</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7"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3 bit to 7-segment, digits 0-7</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35" table:formula="of:=VLOOKUP([.X29]+[.AA27];[.$B$7:.$M$22];[.X25])" office:value-type="float" office:value="1">
            <text:p>1</text:p>
          </table:table-cell>
          <table:table-cell table:style-name="ce149"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99"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99"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35" table:formula="of:=VLOOKUP([.X30]+[.AA27];[.$B$7:.$M$22];[.X25])" office:value-type="string" office:string-value="X">
            <text:p>X</text:p>
          </table:table-cell>
          <table:table-cell table:style-name="ce149"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99"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35"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99"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121"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98" table:formula="of:=VLOOKUP([.AZ31]+[.BB27];[.$B$7:.$M$22];[.AZ25])" office:value-type="string" office:string-value="X">
            <text:p>X</text:p>
          </table:table-cell>
          <table:table-cell table:style-name="ce121" table:formula="of:=VLOOKUP([.AZ31]+[.BC27];[.$B$7:.$M$22];[.AZ25])" office:value-type="string" office:string-value="X">
            <text:p>X</text:p>
          </table:table-cell>
          <table:table-cell table:style-name="ce129"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121" table:formula="of:=VLOOKUP([.BG31]+[.BH27];[.$B$7:.$M$22];[.BG25])" office:value-type="string" office:string-value="X">
            <text:p>X</text:p>
          </table:table-cell>
          <table:table-cell table:style-name="ce121" table:formula="of:=VLOOKUP([.BG31]+[.BI27];[.$B$7:.$M$22];[.BG25])" office:value-type="string" office:string-value="X">
            <text:p>X</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57" office:value-type="string" table:number-columns-spanned="6" table:number-rows-spanned="1">
            <text:p>K = µ -C B -A</text:p>
          </table:table-cell>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µ J K</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N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6" table:number-columns-spanned="6" table:number-rows-spanned="1">
            <text:p>+6</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5" table:number-columns-spanned="6" table:number-rows-spanned="1">
            <text:p>+5</text:p>
          </table:table-cell>
          <table:covered-table-cell table:number-columns-repeated="5" table:style-name="ce64"/>
          <table:table-cell table:style-name="ce132"/>
          <table:table-cell table:style-name="ce62" office:value-type="float" office:value="4" table:number-columns-spanned="6" table:number-rows-spanned="1">
            <text:p>+4</text:p>
          </table:table-cell>
          <table:covered-table-cell table:number-columns-repeated="5" table:style-name="ce64"/>
          <table:table-cell table:style-name="ce136" table:formula="of:=SUM([.I48:.BK48])" office:value-type="float" office:value="40" table:number-columns-spanned="2" table:number-rows-spanned="1">
            <text:p>40</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8" table:number-columns-spanned="2" table:number-rows-spanned="1">
            <text:p>18</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5"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3 bit to 7-segment, digits 0-5</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1"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string" office:string-value="X">
            <text:p>X</text:p>
          </table:table-cell>
          <table:table-cell table:style-name="ce97"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121" table:formula="of:=VLOOKUP([.X29]+[.AA27];[.$B$7:.$M$22];[.X25])" office:value-type="string" office:string-value="X">
            <text:p>X</text:p>
          </table:table-cell>
          <table:table-cell table:style-name="ce35"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string" office:string-value="X">
            <text:p>X</text:p>
          </table:table-cell>
          <table:table-cell table:style-name="ce129"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35" table:formula="of:=VLOOKUP([.AL29]+[.AO27];[.$B$7:.$M$22];[.AL25])" office:value-type="string" office:string-value="X">
            <text:p>X</text:p>
          </table:table-cell>
          <table:table-cell table:style-name="ce97"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string" office:string-value="X">
            <text:p>X</text:p>
          </table:table-cell>
          <table:table-cell table:style-name="ce97"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string" office:string-value="X">
            <text:p>X</text:p>
          </table:table-cell>
          <table:table-cell table:style-name="ce121"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35" table:formula="of:=VLOOKUP([.BG29]+[.BJ27];[.$B$7:.$M$22];[.BG25])" office:value-type="string" office:string-value="X">
            <text:p>X</text:p>
          </table:table-cell>
          <table:table-cell table:style-name="ce35"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97"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35"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129"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97"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97"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121"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35"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121"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98" table:formula="of:=VLOOKUP([.AZ31]+[.BB27];[.$B$7:.$M$22];[.AZ25])" office:value-type="string" office:string-value="X">
            <text:p>X</text:p>
          </table:table-cell>
          <table:table-cell table:style-name="ce121" table:formula="of:=VLOOKUP([.AZ31]+[.BC27];[.$B$7:.$M$22];[.AZ25])" office:value-type="string" office:string-value="X">
            <text:p>X</text:p>
          </table:table-cell>
          <table:table-cell table:style-name="ce121"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121" table:formula="of:=VLOOKUP([.BG31]+[.BH27];[.$B$7:.$M$22];[.BG25])" office:value-type="string" office:string-value="X">
            <text:p>X</text:p>
          </table:table-cell>
          <table:table-cell table:style-name="ce121" table:formula="of:=VLOOKUP([.BG31]+[.BI27];[.$B$7:.$M$22];[.BG25])" office:value-type="string" office:string-value="X">
            <text:p>X</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B</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J</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µ G H</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 = µ C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3" table:number-columns-spanned="6" table:number-rows-spanned="1">
            <text:p>+3</text:p>
          </table:table-cell>
          <table:covered-table-cell table:number-columns-repeated="5" table:style-name="ce64"/>
          <table:table-cell table:style-name="ce136" table:formula="of:=SUM([.I48:.BK48])" office:value-type="float" office:value="23" table:number-columns-spanned="2" table:number-rows-spanned="1">
            <text:p>23</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4" table:number-columns-spanned="2" table:number-rows-spanned="1">
            <text:p>14</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3"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0-3</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121" table:formula="of:=VLOOKUP([.X28]+[.Y27];[.$B$7:.$M$22];[.X25])" office:value-type="float" office:value="1">
            <text:p>1</text:p>
          </table:table-cell>
          <table:table-cell table:style-name="ce121" table:formula="of:=VLOOKUP([.X28]+[.Z27];[.$B$7:.$M$22];[.X25])" office:value-type="float" office:value="1">
            <text:p>1</text:p>
          </table:table-cell>
          <table:table-cell table:style-name="ce121" table:formula="of:=VLOOKUP([.X28]+[.AA27];[.$B$7:.$M$22];[.X25])" office:value-type="float" office:value="1">
            <text:p>1</text:p>
          </table:table-cell>
          <table:table-cell table:style-name="ce121"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121" table:formula="of:=VLOOKUP([.AS28]+[.AT27];[.$B$7:.$M$22];[.AS25])" office:value-type="float" office:value="1">
            <text:p>1</text:p>
          </table:table-cell>
          <table:table-cell table:style-name="ce35" table:formula="of:=VLOOKUP([.AS28]+[.AU27];[.$B$7:.$M$22];[.AS25])" office:value-type="float" office:value="0">
            <text:p>0</text:p>
          </table:table-cell>
          <table:table-cell table:style-name="ce35" table:formula="of:=VLOOKUP([.AS28]+[.AV27];[.$B$7:.$M$22];[.AS25])" office:value-type="float" office:value="0">
            <text:p>0</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121" table:formula="of:=VLOOKUP([.AZ28]+[.BA27];[.$B$7:.$M$22];[.AZ25])" office:value-type="float" office:value="1">
            <text:p>1</text:p>
          </table:table-cell>
          <table:table-cell table:style-name="ce35" table:formula="of:=VLOOKUP([.AZ28]+[.BB27];[.$B$7:.$M$22];[.AZ25])" office:value-type="float" office:value="0">
            <text:p>0</text:p>
          </table:table-cell>
          <table:table-cell table:style-name="ce35" table:formula="of:=VLOOKUP([.AZ28]+[.BC27];[.$B$7:.$M$22];[.AZ25])" office:value-type="float" office:value="0">
            <text:p>0</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float" office:value="1">
            <text:p>1</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35" table:formula="of:=VLOOKUP([.Q29]+[.R27];[.$B$7:.$M$22];[.Q25])" office:value-type="string" office:string-value="X">
            <text:p>X</text:p>
          </table:table-cell>
          <table:table-cell table:style-name="ce98" table:formula="of:=VLOOKUP([.Q29]+[.S27];[.$B$7:.$M$22];[.Q25])" office:value-type="string" office:string-value="X">
            <text:p>X</text:p>
          </table:table-cell>
          <table:table-cell table:style-name="ce35" table:formula="of:=VLOOKUP([.Q29]+[.T27];[.$B$7:.$M$22];[.Q25])" office:value-type="string" office:string-value="X">
            <text:p>X</text:p>
          </table:table-cell>
          <table:table-cell table:style-name="ce35"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121" table:formula="of:=VLOOKUP([.X29]+[.Y27];[.$B$7:.$M$22];[.X25])" office:value-type="string" office:string-value="X">
            <text:p>X</text:p>
          </table:table-cell>
          <table:table-cell table:style-name="ce121" table:formula="of:=VLOOKUP([.X29]+[.Z27];[.$B$7:.$M$22];[.X25])" office:value-type="string" office:string-value="X">
            <text:p>X</text:p>
          </table:table-cell>
          <table:table-cell table:style-name="ce121" table:formula="of:=VLOOKUP([.X29]+[.AA27];[.$B$7:.$M$22];[.X25])" office:value-type="string" office:string-value="X">
            <text:p>X</text:p>
          </table:table-cell>
          <table:table-cell table:style-name="ce121"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string" office:string-value="X">
            <text:p>X</text:p>
          </table:table-cell>
          <table:table-cell table:style-name="ce35" table:formula="of:=VLOOKUP([.AE29]+[.AG27];[.$B$7:.$M$22];[.AE25])" office:value-type="string" office:string-value="X">
            <text:p>X</text:p>
          </table:table-cell>
          <table:table-cell table:style-name="ce35" table:formula="of:=VLOOKUP([.AE29]+[.AH27];[.$B$7:.$M$22];[.AE25])" office:value-type="string" office:string-value="X">
            <text:p>X</text:p>
          </table:table-cell>
          <table:table-cell table:style-name="ce129"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35" table:formula="of:=VLOOKUP([.AL29]+[.AM27];[.$B$7:.$M$22];[.AL25])" office:value-type="string" office:string-value="X">
            <text:p>X</text:p>
          </table:table-cell>
          <table:table-cell table:style-name="ce98" table:formula="of:=VLOOKUP([.AL29]+[.AN27];[.$B$7:.$M$22];[.AL25])" office:value-type="string" office:string-value="X">
            <text:p>X</text:p>
          </table:table-cell>
          <table:table-cell table:style-name="ce35" table:formula="of:=VLOOKUP([.AL29]+[.AO27];[.$B$7:.$M$22];[.AL25])" office:value-type="string" office:string-value="X">
            <text:p>X</text:p>
          </table:table-cell>
          <table:table-cell table:style-name="ce35"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121"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35"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121"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35" table:formula="of:=VLOOKUP([.Q30]+[.R27];[.$B$7:.$M$22];[.Q25])" office:value-type="string" office:string-value="X">
            <text:p>X</text:p>
          </table:table-cell>
          <table:table-cell table:style-name="ce98"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21"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121"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129"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string" office:string-value="X">
            <text:p>X</text:p>
          </table:table-cell>
          <table:table-cell table:style-name="ce98"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121"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35"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21"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121" table:formula="of:=VLOOKUP([.X31]+[.Y27];[.$B$7:.$M$22];[.X25])" office:value-type="string" office:string-value="X">
            <text:p>X</text:p>
          </table:table-cell>
          <table:table-cell table:style-name="ce121" table:formula="of:=VLOOKUP([.X31]+[.Z27];[.$B$7:.$M$22];[.X25])" office:value-type="string" office:string-value="X">
            <text:p>X</text:p>
          </table:table-cell>
          <table:table-cell table:style-name="ce121" table:formula="of:=VLOOKUP([.X31]+[.AA27];[.$B$7:.$M$22];[.X25])" office:value-type="string" office:string-value="X">
            <text:p>X</text:p>
          </table:table-cell>
          <table:table-cell table:style-name="ce121"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121"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35"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121"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G</text:p>
          </table:table-cell>
          <table:covered-table-cell table:number-columns-repeated="5" table:style-name="ce95"/>
          <table:table-cell table:style-name="ce109"/>
          <table:table-cell table:style-name="ce13" office:value-type="string" table:number-columns-spanned="6" table:number-rows-spanned="1">
            <text:p>b = 1</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G</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R = µ B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10" table:number-columns-spanned="2" table:number-rows-spanned="1">
            <text:p>10</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7" table:number-columns-spanned="2" table:number-rows-spanned="1">
            <text:p>7</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2"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0-2</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string" office:string-value="X">
            <text:p>X</text:p>
          </table:table-cell>
          <table:table-cell table:style-name="segX"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string" office:string-value="X" table:number-columns-spanned="1" table:number-rows-spanned="2">
            <text:p>X</text:p>
          </table:table-cell>
          <table:table-cell table:style-name="segX"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string" office:string-value="X" table:number-columns-spanned="1" table:number-rows-spanned="2">
            <text:p>X</text:p>
          </table:table-cell>
          <table:table-cell table:style-name="segX"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string" office:string-value="X">
            <text:p>X</text:p>
          </table:table-cell>
          <table:table-cell table:style-name="segX"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string" office:string-value="X" table:number-columns-spanned="1" table:number-rows-spanned="2">
            <text:p>X</text:p>
          </table:table-cell>
          <table:table-cell table:style-name="segX"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string" office:string-value="X" table:number-columns-spanned="1" table:number-rows-spanned="2">
            <text:p>X</text:p>
          </table:table-cell>
          <table:table-cell table:style-name="segX"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7" table:style-name="ce31" office:value-type="string">
            <text:p>X</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string" office:string-value="X">
            <text:p>X</text:p>
          </table:table-cell>
          <table:table-cell table:style-name="segX"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121" table:formula="of:=VLOOKUP([.Q28]+[.R27];[.$B$7:.$M$22];[.Q25])" office:value-type="float" office:value="1">
            <text:p>1</text:p>
          </table:table-cell>
          <table:table-cell table:style-name="ce35" table:formula="of:=VLOOKUP([.Q28]+[.S27];[.$B$7:.$M$22];[.Q25])" office:value-type="float" office:value="0">
            <text:p>0</text:p>
          </table:table-cell>
          <table:table-cell table:style-name="ce35" table:formula="of:=VLOOKUP([.Q28]+[.T27];[.$B$7:.$M$22];[.Q25])" office:value-type="string" office:string-value="X">
            <text:p>X</text:p>
          </table:table-cell>
          <table:table-cell table:style-name="ce121"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121" table:formula="of:=VLOOKUP([.X28]+[.Y27];[.$B$7:.$M$22];[.X25])" office:value-type="float" office:value="1">
            <text:p>1</text:p>
          </table:table-cell>
          <table:table-cell table:style-name="ce121" table:formula="of:=VLOOKUP([.X28]+[.Z27];[.$B$7:.$M$22];[.X25])" office:value-type="float" office:value="1">
            <text:p>1</text:p>
          </table:table-cell>
          <table:table-cell table:style-name="ce121" table:formula="of:=VLOOKUP([.X28]+[.AA27];[.$B$7:.$M$22];[.X25])" office:value-type="string" office:string-value="X">
            <text:p>X</text:p>
          </table:table-cell>
          <table:table-cell table:style-name="ce121"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121" table:formula="of:=VLOOKUP([.AE28]+[.AF27];[.$B$7:.$M$22];[.AE25])" office:value-type="float" office:value="1">
            <text:p>1</text:p>
          </table:table-cell>
          <table:table-cell table:style-name="ce121" table:formula="of:=VLOOKUP([.AE28]+[.AG27];[.$B$7:.$M$22];[.AE25])" office:value-type="float" office:value="1">
            <text:p>1</text:p>
          </table:table-cell>
          <table:table-cell table:style-name="ce35" table:formula="of:=VLOOKUP([.AE28]+[.AH27];[.$B$7:.$M$22];[.AE25])" office:value-type="string" office:string-value="X">
            <text:p>X</text:p>
          </table:table-cell>
          <table:table-cell table:style-name="ce35"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121" table:formula="of:=VLOOKUP([.AL28]+[.AM27];[.$B$7:.$M$22];[.AL25])" office:value-type="float" office:value="1">
            <text:p>1</text:p>
          </table:table-cell>
          <table:table-cell table:style-name="ce35" table:formula="of:=VLOOKUP([.AL28]+[.AN27];[.$B$7:.$M$22];[.AL25])" office:value-type="float" office:value="0">
            <text:p>0</text:p>
          </table:table-cell>
          <table:table-cell table:style-name="ce35" table:formula="of:=VLOOKUP([.AL28]+[.AO27];[.$B$7:.$M$22];[.AL25])" office:value-type="string" office:string-value="X">
            <text:p>X</text:p>
          </table:table-cell>
          <table:table-cell table:style-name="ce121"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121" table:formula="of:=VLOOKUP([.AS28]+[.AT27];[.$B$7:.$M$22];[.AS25])" office:value-type="float" office:value="1">
            <text:p>1</text:p>
          </table:table-cell>
          <table:table-cell table:style-name="ce35" table:formula="of:=VLOOKUP([.AS28]+[.AU27];[.$B$7:.$M$22];[.AS25])" office:value-type="float" office:value="0">
            <text:p>0</text:p>
          </table:table-cell>
          <table:table-cell table:style-name="ce35" table:formula="of:=VLOOKUP([.AS28]+[.AV27];[.$B$7:.$M$22];[.AS25])" office:value-type="string" office:string-value="X">
            <text:p>X</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121" table:formula="of:=VLOOKUP([.AZ28]+[.BA27];[.$B$7:.$M$22];[.AZ25])" office:value-type="float" office:value="1">
            <text:p>1</text:p>
          </table:table-cell>
          <table:table-cell table:style-name="ce35" table:formula="of:=VLOOKUP([.AZ28]+[.BB27];[.$B$7:.$M$22];[.AZ25])" office:value-type="float" office:value="0">
            <text:p>0</text:p>
          </table:table-cell>
          <table:table-cell table:style-name="ce35" table:formula="of:=VLOOKUP([.AZ28]+[.BC27];[.$B$7:.$M$22];[.AZ25])" office:value-type="string" office:string-value="X">
            <text:p>X</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string" office:string-value="X">
            <text:p>X</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121" table:formula="of:=VLOOKUP([.Q29]+[.R27];[.$B$7:.$M$22];[.Q25])" office:value-type="string" office:string-value="X">
            <text:p>X</text:p>
          </table:table-cell>
          <table:table-cell table:style-name="ce35" table:formula="of:=VLOOKUP([.Q29]+[.S27];[.$B$7:.$M$22];[.Q25])" office:value-type="string" office:string-value="X">
            <text:p>X</text:p>
          </table:table-cell>
          <table:table-cell table:style-name="ce35" table:formula="of:=VLOOKUP([.Q29]+[.T27];[.$B$7:.$M$22];[.Q25])" office:value-type="string" office:string-value="X">
            <text:p>X</text:p>
          </table:table-cell>
          <table:table-cell table:style-name="ce121"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121" table:formula="of:=VLOOKUP([.X29]+[.Y27];[.$B$7:.$M$22];[.X25])" office:value-type="string" office:string-value="X">
            <text:p>X</text:p>
          </table:table-cell>
          <table:table-cell table:style-name="ce121" table:formula="of:=VLOOKUP([.X29]+[.Z27];[.$B$7:.$M$22];[.X25])" office:value-type="string" office:string-value="X">
            <text:p>X</text:p>
          </table:table-cell>
          <table:table-cell table:style-name="ce121" table:formula="of:=VLOOKUP([.X29]+[.AA27];[.$B$7:.$M$22];[.X25])" office:value-type="string" office:string-value="X">
            <text:p>X</text:p>
          </table:table-cell>
          <table:table-cell table:style-name="ce121"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121" table:formula="of:=VLOOKUP([.AE29]+[.AF27];[.$B$7:.$M$22];[.AE25])" office:value-type="string" office:string-value="X">
            <text:p>X</text:p>
          </table:table-cell>
          <table:table-cell table:style-name="ce121" table:formula="of:=VLOOKUP([.AE29]+[.AG27];[.$B$7:.$M$22];[.AE25])" office:value-type="string" office:string-value="X">
            <text:p>X</text:p>
          </table:table-cell>
          <table:table-cell table:style-name="ce35" table:formula="of:=VLOOKUP([.AE29]+[.AH27];[.$B$7:.$M$22];[.AE25])" office:value-type="string" office:string-value="X">
            <text:p>X</text:p>
          </table:table-cell>
          <table:table-cell table:style-name="ce35"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121" table:formula="of:=VLOOKUP([.AL29]+[.AM27];[.$B$7:.$M$22];[.AL25])" office:value-type="string" office:string-value="X">
            <text:p>X</text:p>
          </table:table-cell>
          <table:table-cell table:style-name="ce35" table:formula="of:=VLOOKUP([.AL29]+[.AN27];[.$B$7:.$M$22];[.AL25])" office:value-type="string" office:string-value="X">
            <text:p>X</text:p>
          </table:table-cell>
          <table:table-cell table:style-name="ce35" table:formula="of:=VLOOKUP([.AL29]+[.AO27];[.$B$7:.$M$22];[.AL25])" office:value-type="string" office:string-value="X">
            <text:p>X</text:p>
          </table:table-cell>
          <table:table-cell table:style-name="ce121"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121"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35"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121"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121"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121"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21"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121"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121" table:formula="of:=VLOOKUP([.AE30]+[.AF27];[.$B$7:.$M$22];[.AE25])" office:value-type="string" office:string-value="X">
            <text:p>X</text:p>
          </table:table-cell>
          <table:table-cell table:style-name="ce121"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121"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121"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121"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35"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21"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121" table:formula="of:=VLOOKUP([.Q31]+[.R27];[.$B$7:.$M$22];[.Q25])" office:value-type="string" office:string-value="X">
            <text:p>X</text:p>
          </table:table-cell>
          <table:table-cell table:style-name="ce35" table:formula="of:=VLOOKUP([.Q31]+[.S27];[.$B$7:.$M$22];[.Q25])" office:value-type="string" office:string-value="X">
            <text:p>X</text:p>
          </table:table-cell>
          <table:table-cell table:style-name="ce35" table:formula="of:=VLOOKUP([.Q31]+[.T27];[.$B$7:.$M$22];[.Q25])" office:value-type="string" office:string-value="X">
            <text:p>X</text:p>
          </table:table-cell>
          <table:table-cell table:style-name="ce121"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121" table:formula="of:=VLOOKUP([.X31]+[.Y27];[.$B$7:.$M$22];[.X25])" office:value-type="string" office:string-value="X">
            <text:p>X</text:p>
          </table:table-cell>
          <table:table-cell table:style-name="ce121" table:formula="of:=VLOOKUP([.X31]+[.Z27];[.$B$7:.$M$22];[.X25])" office:value-type="string" office:string-value="X">
            <text:p>X</text:p>
          </table:table-cell>
          <table:table-cell table:style-name="ce121" table:formula="of:=VLOOKUP([.X31]+[.AA27];[.$B$7:.$M$22];[.X25])" office:value-type="string" office:string-value="X">
            <text:p>X</text:p>
          </table:table-cell>
          <table:table-cell table:style-name="ce121"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121" table:formula="of:=VLOOKUP([.AE31]+[.AF27];[.$B$7:.$M$22];[.AE25])" office:value-type="string" office:string-value="X">
            <text:p>X</text:p>
          </table:table-cell>
          <table:table-cell table:style-name="ce121"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35"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121" table:formula="of:=VLOOKUP([.AL31]+[.AM27];[.$B$7:.$M$22];[.AL25])" office:value-type="string" office:string-value="X">
            <text:p>X</text:p>
          </table:table-cell>
          <table:table-cell table:style-name="ce35"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121"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121"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35"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121"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A</text:p>
          </table:table-cell>
          <table:covered-table-cell table:number-columns-repeated="5" table:style-name="ce95"/>
          <table:table-cell table:style-name="ce109"/>
          <table:table-cell table:style-name="ce13" office:value-type="string" table:number-columns-spanned="6" table:number-rows-spanned="1">
            <text:p>b = 1</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a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R = µ B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4" table:number-columns-spanned="2" table:number-rows-spanned="1">
            <text:p>4</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3" table:number-columns-spanned="2" table:number-rows-spanned="1">
            <text:p>3</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1-2 (0 off)"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1-2 (0 off)</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0">
            <text:p>0</text:p>
          </table:table-cell>
          <table:table-cell table:style-name="seg0"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string" office:string-value="X">
            <text:p>X</text:p>
          </table:table-cell>
          <table:table-cell table:style-name="segX"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0" table:number-columns-spanned="1" table:number-rows-spanned="2">
            <text:p>0</text:p>
          </table:table-cell>
          <table:table-cell table:style-name="seg0"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0" table:number-columns-spanned="1" table:number-rows-spanned="2">
            <text:p>0</text:p>
          </table:table-cell>
          <table:table-cell table:style-name="seg0"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string" office:string-value="X" table:number-columns-spanned="1" table:number-rows-spanned="2">
            <text:p>X</text:p>
          </table:table-cell>
          <table:table-cell table:style-name="segX"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string" office:string-value="X" table:number-columns-spanned="1" table:number-rows-spanned="2">
            <text:p>X</text:p>
          </table:table-cell>
          <table:table-cell table:style-name="segX"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7"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string" office:string-value="X">
            <text:p>X</text:p>
          </table:table-cell>
          <table:table-cell table:style-name="segX"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0" table:number-columns-spanned="1" table:number-rows-spanned="2">
            <text:p>0</text:p>
          </table:table-cell>
          <table:table-cell table:style-name="seg0"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0" table:number-columns-spanned="1" table:number-rows-spanned="2">
            <text:p>0</text:p>
          </table:table-cell>
          <table:table-cell table:style-name="seg0"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string" office:string-value="X" table:number-columns-spanned="1" table:number-rows-spanned="2">
            <text:p>X</text:p>
          </table:table-cell>
          <table:table-cell table:style-name="segX"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string" office:string-value="X" table:number-columns-spanned="1" table:number-rows-spanned="2">
            <text:p>X</text:p>
          </table:table-cell>
          <table:table-cell table:style-name="segX"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7" table:style-name="ce31" office:value-type="string">
            <text:p>X</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0">
            <text:p>0</text:p>
          </table:table-cell>
          <table:table-cell table:style-name="seg0"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string" office:string-value="X">
            <text:p>X</text:p>
          </table:table-cell>
          <table:table-cell table:style-name="segX"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0">
            <text:p>0</text:p>
          </table:table-cell>
          <table:table-cell table:style-name="ce35" table:formula="of:=VLOOKUP([.Q28]+[.S27];[.$B$7:.$M$22];[.Q25])" office:value-type="float" office:value="0">
            <text:p>0</text:p>
          </table:table-cell>
          <table:table-cell table:style-name="ce121" table:formula="of:=VLOOKUP([.Q28]+[.T27];[.$B$7:.$M$22];[.Q25])" office:value-type="string" office:string-value="X">
            <text:p>X</text:p>
          </table:table-cell>
          <table:table-cell table:style-name="ce121"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97" table:formula="of:=VLOOKUP([.X28]+[.Y27];[.$B$7:.$M$22];[.X25])" office:value-type="float" office:value="0">
            <text:p>0</text:p>
          </table:table-cell>
          <table:table-cell table:style-name="ce35" table:formula="of:=VLOOKUP([.X28]+[.Z27];[.$B$7:.$M$22];[.X25])" office:value-type="float" office:value="1">
            <text:p>1</text:p>
          </table:table-cell>
          <table:table-cell table:style-name="ce35" table:formula="of:=VLOOKUP([.X28]+[.AA27];[.$B$7:.$M$22];[.X25])" office:value-type="string" office:string-value="X">
            <text:p>X</text:p>
          </table:table-cell>
          <table:table-cell table:style-name="ce35"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0">
            <text:p>0</text:p>
          </table:table-cell>
          <table:table-cell table:style-name="ce121" table:formula="of:=VLOOKUP([.AE28]+[.AG27];[.$B$7:.$M$22];[.AE25])" office:value-type="float" office:value="1">
            <text:p>1</text:p>
          </table:table-cell>
          <table:table-cell table:style-name="ce121" table:formula="of:=VLOOKUP([.AE28]+[.AH27];[.$B$7:.$M$22];[.AE25])" office:value-type="string" office:string-value="X">
            <text:p>X</text:p>
          </table:table-cell>
          <table:table-cell table:style-name="ce35"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0">
            <text:p>0</text:p>
          </table:table-cell>
          <table:table-cell table:style-name="ce35" table:formula="of:=VLOOKUP([.AL28]+[.AN27];[.$B$7:.$M$22];[.AL25])" office:value-type="float" office:value="0">
            <text:p>0</text:p>
          </table:table-cell>
          <table:table-cell table:style-name="ce121" table:formula="of:=VLOOKUP([.AL28]+[.AO27];[.$B$7:.$M$22];[.AL25])" office:value-type="string" office:string-value="X">
            <text:p>X</text:p>
          </table:table-cell>
          <table:table-cell table:style-name="ce121"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0">
            <text:p>0</text:p>
          </table:table-cell>
          <table:table-cell table:style-name="ce35" table:formula="of:=VLOOKUP([.AS28]+[.AU27];[.$B$7:.$M$22];[.AS25])" office:value-type="float" office:value="0">
            <text:p>0</text:p>
          </table:table-cell>
          <table:table-cell table:style-name="ce121" table:formula="of:=VLOOKUP([.AS28]+[.AV27];[.$B$7:.$M$22];[.AS25])" office:value-type="string" office:string-value="X">
            <text:p>X</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0">
            <text:p>0</text:p>
          </table:table-cell>
          <table:table-cell table:style-name="ce35" table:formula="of:=VLOOKUP([.AZ28]+[.BB27];[.$B$7:.$M$22];[.AZ25])" office:value-type="float" office:value="0">
            <text:p>0</text:p>
          </table:table-cell>
          <table:table-cell table:style-name="ce35" table:formula="of:=VLOOKUP([.AZ28]+[.BC27];[.$B$7:.$M$22];[.AZ25])" office:value-type="string" office:string-value="X">
            <text:p>X</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string" office:string-value="X">
            <text:p>X</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35" table:formula="of:=VLOOKUP([.Q29]+[.R27];[.$B$7:.$M$22];[.Q25])" office:value-type="string" office:string-value="X">
            <text:p>X</text:p>
          </table:table-cell>
          <table:table-cell table:style-name="ce35" table:formula="of:=VLOOKUP([.Q29]+[.S27];[.$B$7:.$M$22];[.Q25])" office:value-type="string" office:string-value="X">
            <text:p>X</text:p>
          </table:table-cell>
          <table:table-cell table:style-name="ce121" table:formula="of:=VLOOKUP([.Q29]+[.T27];[.$B$7:.$M$22];[.Q25])" office:value-type="string" office:string-value="X">
            <text:p>X</text:p>
          </table:table-cell>
          <table:table-cell table:style-name="ce121"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97" table:formula="of:=VLOOKUP([.X29]+[.Y27];[.$B$7:.$M$22];[.X25])" office:value-type="string" office:string-value="X">
            <text:p>X</text:p>
          </table:table-cell>
          <table:table-cell table:style-name="ce35" table:formula="of:=VLOOKUP([.X29]+[.Z27];[.$B$7:.$M$22];[.X25])" office:value-type="string" office:string-value="X">
            <text:p>X</text:p>
          </table:table-cell>
          <table:table-cell table:style-name="ce35" table:formula="of:=VLOOKUP([.X29]+[.AA27];[.$B$7:.$M$22];[.X25])" office:value-type="string" office:string-value="X">
            <text:p>X</text:p>
          </table:table-cell>
          <table:table-cell table:style-name="ce35"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string" office:string-value="X">
            <text:p>X</text:p>
          </table:table-cell>
          <table:table-cell table:style-name="ce121" table:formula="of:=VLOOKUP([.AE29]+[.AG27];[.$B$7:.$M$22];[.AE25])" office:value-type="string" office:string-value="X">
            <text:p>X</text:p>
          </table:table-cell>
          <table:table-cell table:style-name="ce121" table:formula="of:=VLOOKUP([.AE29]+[.AH27];[.$B$7:.$M$22];[.AE25])" office:value-type="string" office:string-value="X">
            <text:p>X</text:p>
          </table:table-cell>
          <table:table-cell table:style-name="ce35"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35" table:formula="of:=VLOOKUP([.AL29]+[.AM27];[.$B$7:.$M$22];[.AL25])" office:value-type="string" office:string-value="X">
            <text:p>X</text:p>
          </table:table-cell>
          <table:table-cell table:style-name="ce35" table:formula="of:=VLOOKUP([.AL29]+[.AN27];[.$B$7:.$M$22];[.AL25])" office:value-type="string" office:string-value="X">
            <text:p>X</text:p>
          </table:table-cell>
          <table:table-cell table:style-name="ce121" table:formula="of:=VLOOKUP([.AL29]+[.AO27];[.$B$7:.$M$22];[.AL25])" office:value-type="string" office:string-value="X">
            <text:p>X</text:p>
          </table:table-cell>
          <table:table-cell table:style-name="ce121"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35"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121"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35" table:formula="of:=VLOOKUP([.Q30]+[.R27];[.$B$7:.$M$22];[.Q25])" office:value-type="string" office:string-value="X">
            <text:p>X</text:p>
          </table:table-cell>
          <table:table-cell table:style-name="ce35" table:formula="of:=VLOOKUP([.Q30]+[.S27];[.$B$7:.$M$22];[.Q25])" office:value-type="string" office:string-value="X">
            <text:p>X</text:p>
          </table:table-cell>
          <table:table-cell table:style-name="ce121" table:formula="of:=VLOOKUP([.Q30]+[.T27];[.$B$7:.$M$22];[.Q25])" office:value-type="string" office:string-value="X">
            <text:p>X</text:p>
          </table:table-cell>
          <table:table-cell table:style-name="ce121"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97" table:formula="of:=VLOOKUP([.X30]+[.Y27];[.$B$7:.$M$22];[.X25])" office:value-type="string" office:string-value="X">
            <text:p>X</text:p>
          </table:table-cell>
          <table:table-cell table:style-name="ce35" table:formula="of:=VLOOKUP([.X30]+[.Z27];[.$B$7:.$M$22];[.X25])" office:value-type="string" office:string-value="X">
            <text:p>X</text:p>
          </table:table-cell>
          <table:table-cell table:style-name="ce35" table:formula="of:=VLOOKUP([.X30]+[.AA27];[.$B$7:.$M$22];[.X25])" office:value-type="string" office:string-value="X">
            <text:p>X</text:p>
          </table:table-cell>
          <table:table-cell table:style-name="ce35"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121" table:formula="of:=VLOOKUP([.AE30]+[.AG27];[.$B$7:.$M$22];[.AE25])" office:value-type="string" office:string-value="X">
            <text:p>X</text:p>
          </table:table-cell>
          <table:table-cell table:style-name="ce121"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121" table:formula="of:=VLOOKUP([.AL30]+[.AO27];[.$B$7:.$M$22];[.AL25])" office:value-type="string" office:string-value="X">
            <text:p>X</text:p>
          </table:table-cell>
          <table:table-cell table:style-name="ce121"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35"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35" table:formula="of:=VLOOKUP([.Q31]+[.S27];[.$B$7:.$M$22];[.Q25])" office:value-type="string" office:string-value="X">
            <text:p>X</text:p>
          </table:table-cell>
          <table:table-cell table:style-name="ce121" table:formula="of:=VLOOKUP([.Q31]+[.T27];[.$B$7:.$M$22];[.Q25])" office:value-type="string" office:string-value="X">
            <text:p>X</text:p>
          </table:table-cell>
          <table:table-cell table:style-name="ce121"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97"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35"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121" table:formula="of:=VLOOKUP([.AE31]+[.AG27];[.$B$7:.$M$22];[.AE25])" office:value-type="string" office:string-value="X">
            <text:p>X</text:p>
          </table:table-cell>
          <table:table-cell table:style-name="ce121" table:formula="of:=VLOOKUP([.AE31]+[.AH27];[.$B$7:.$M$22];[.AE25])" office:value-type="string" office:string-value="X">
            <text:p>X</text:p>
          </table:table-cell>
          <table:table-cell table:style-name="ce35"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35" table:formula="of:=VLOOKUP([.AL31]+[.AN27];[.$B$7:.$M$22];[.AL25])" office:value-type="string" office:string-value="X">
            <text:p>X</text:p>
          </table:table-cell>
          <table:table-cell table:style-name="ce121" table:formula="of:=VLOOKUP([.AL31]+[.AO27];[.$B$7:.$M$22];[.AL25])" office:value-type="string" office:string-value="X">
            <text:p>X</text:p>
          </table:table-cell>
          <table:table-cell table:style-name="ce121"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ce77"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ce77" office:value-type="string">
            <text:p>G</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B A</text:p>
          </table:table-cell>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ce77"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ce77"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ce77"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ce77"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ce77"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ce77"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ce77"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ce77"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ce77"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ce77"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ce77"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ce77"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 (none used)</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B</text:p>
          </table:table-cell>
          <table:covered-table-cell table:number-columns-repeated="5" table:style-name="ce95"/>
          <table:table-cell table:style-name="ce109"/>
          <table:table-cell table:style-name="ce13" office:value-type="string" table:number-columns-spanned="6" table:number-rows-spanned="1">
            <text:p>b = -H</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a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0</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a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3" table:number-columns-spanned="2" table:number-rows-spanned="1">
            <text:p>3</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2" table:number-columns-spanned="2" table:number-rows-spanned="1">
            <text:p>2</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tests" table:style-name="ta1" table:print="false">
        <office:forms form:automatic-focus="false" form:apply-design-mode="false"/>
        <table:table-column table:style-name="co7" table:default-cell-style-name="ce151"/>
        <table:table-column table:style-name="co8" table:default-cell-style-name="Default"/>
        <table:table-column table:style-name="co9" table:number-columns-repeated="4" table:default-cell-style-name="ce155"/>
        <table:table-column table:style-name="co10" table:default-cell-style-name="Default"/>
        <table:table-column table:style-name="co11" table:default-cell-style-name="Default"/>
        <table:table-column table:style-name="co12" table:default-cell-style-name="Default"/>
        <table:table-column table:style-name="co5" table:default-cell-style-name="Default"/>
        <table:table-row table:style-name="ro6">
          <table:table-cell table:style-name="ce150" office:value-type="string" table:number-columns-spanned="1" table:number-rows-spanned="2">
            <text:p>skip?</text:p>
          </table:table-cell>
          <table:table-cell table:style-name="ce152" office:value-type="string" table:number-columns-spanned="4" table:number-rows-spanned="1">
            <text:p>expression</text:p>
          </table:table-cell>
          <table:covered-table-cell table:number-columns-repeated="3" table:style-name="ce152"/>
          <table:table-cell table:style-name="ce152"/>
          <table:table-cell table:style-name="ce152" office:value-type="string">
            <text:p>expected</text:p>
          </table:table-cell>
          <table:table-cell table:style-name="ce152" office:value-type="string">
            <text:p>actual</text:p>
          </table:table-cell>
          <table:table-cell table:style-name="ce152" office:value-type="string">
            <text:p>result</text:p>
          </table:table-cell>
          <table:table-cell/>
        </table:table-row>
        <table:table-row table:style-name="ro6">
          <table:covered-table-cell/>
          <table:table-cell table:style-name="ce152"/>
          <table:table-cell table:style-name="ce152" office:value-type="string">
            <text:p>arg0</text:p>
          </table:table-cell>
          <table:table-cell table:style-name="ce152" office:value-type="string">
            <text:p>arg1</text:p>
          </table:table-cell>
          <table:table-cell table:style-name="ce152" office:value-type="string">
            <text:p>arg2</text:p>
          </table:table-cell>
          <table:table-cell table:style-name="ce152" office:value-type="string">
            <text:p># args</text:p>
          </table:table-cell>
          <table:table-cell table:style-name="ce152" table:number-columns-repeated="3"/>
          <table:table-cell/>
        </table:table-row>
        <table:table-row table:style-name="ro6">
          <table:table-cell/>
          <table:table-cell table:style-name="ce153" table:number-columns-repeated="8"/>
          <table:table-cell/>
        </table:table-row>
        <table:table-row table:style-name="ro2">
          <table:table-cell office:value-type="float" office:value="1">
            <text:p>1</text:p>
          </table:table-cell>
          <table:table-cell table:formula="of:=MID(FORMULA([.H4]);2;LEN(FORMULA([.H4]))-1)" office:value-type="string" office:string-value="TOSTRING(C4)">
            <text:p>TOSTRING(C4)</text:p>
          </table:table-cell>
          <table:table-cell/>
          <table:table-cell table:number-columns-repeated="3"/>
          <table:table-cell office:value-type="string">
            <text:p>????????</text:p>
          </table:table-cell>
          <table:table-cell table:formula="of:=TOSTRING([.C4])" office:value-type="string" office:string-value="0">
            <text:p>0</text:p>
          </table:table-cell>
          <table:table-cell table:style-name="ce156" table:formula="of:=IF([.A4];-1;IF([.G4]&lt;&gt;[.H4];0;1))" office:value-type="float" office:value="-1">
            <text:p>SKIP (-1)</text:p>
          </table:table-cell>
          <table:table-cell table:style-name="ce157"/>
        </table:table-row>
        <table:table-row table:style-name="ro2">
          <table:table-cell/>
          <table:table-cell table:style-name="ce154" table:number-columns-repeated="5"/>
          <table:table-cell table:number-columns-repeated="2"/>
          <table:table-cell table:style-name="ce156" table:formula="of:=IF([.A5];-1;IF([.G5]&lt;&gt;[.H5];0;1))" office:value-type="float" office:value="1">
            <text:p>PASS (1)</text:p>
          </table:table-cell>
          <table:table-cell table:style-name="ce157"/>
        </table:table-row>
        <table:table-row table:style-name="ro2">
          <table:table-cell/>
          <table:table-cell table:formula="of:=MID(FORMULA([.H6]);2;LEN(FORMULA([.H6]))-1)" office:value-type="string" office:string-value="NOR(0)">
            <text:p>NOR(0)</text:p>
          </table:table-cell>
          <table:table-cell office:value-type="float" office:value="0">
            <text:p>0</text:p>
          </table:table-cell>
          <table:table-cell table:number-columns-repeated="2"/>
          <table:table-cell table:formula="of:=IF(ISBLANK([.C6]);0;IF(ISBLANK([.D6]);1;IF(ISBLANK([.E2]);2;3)))" office:value-type="float" office:value="1">
            <text:p>1</text:p>
          </table:table-cell>
          <table:table-cell office:value-type="float" office:value="1">
            <text:p>1</text:p>
          </table:table-cell>
          <table:table-cell table:formula="of:=NOR(0)" office:value-type="float" office:value="1">
            <text:p>1</text:p>
          </table:table-cell>
          <table:table-cell table:style-name="ce156" table:formula="of:=IF([.A6];-1;IF([.G6]&lt;&gt;[.H6];0;1))" office:value-type="float" office:value="1">
            <text:p>PASS (1)</text:p>
          </table:table-cell>
          <table:table-cell/>
        </table:table-row>
        <table:table-row table:style-name="ro2">
          <table:table-cell/>
          <table:table-cell table:formula="of:=MID(FORMULA([.H7]);2;LEN(FORMULA([.H7]))-1)" office:value-type="string" office:string-value="NOR(1)">
            <text:p>NOR(1)</text:p>
          </table:table-cell>
          <table:table-cell table:number-columns-repeated="3"/>
          <table:table-cell table:formula="of:=IF(ISBLANK([.C7]);0;IF(ISBLANK([.D7]);1;IF(ISBLANK([.E6]);2;3)))" office:value-type="float" office:value="0">
            <text:p>0</text:p>
          </table:table-cell>
          <table:table-cell office:value-type="float" office:value="0">
            <text:p>0</text:p>
          </table:table-cell>
          <table:table-cell table:formula="of:=NOR(1)" office:value-type="float" office:value="0">
            <text:p>0</text:p>
          </table:table-cell>
          <table:table-cell table:style-name="ce156" table:formula="of:=IF([.A7];-1;IF([.G7]&lt;&gt;[.H7];0;1))" office:value-type="float" office:value="1">
            <text:p>PASS (1)</text:p>
          </table:table-cell>
          <table:table-cell/>
        </table:table-row>
        <table:table-row table:style-name="ro2">
          <table:table-cell/>
          <table:table-cell/>
          <table:table-cell table:number-columns-repeated="3"/>
          <table:table-cell table:formula="of:=IF(ISBLANK([.C8]);0;IF(ISBLANK([.D8]);1;IF(ISBLANK([.E7]);2;3)))" office:value-type="float" office:value="0">
            <text:p>0</text:p>
          </table:table-cell>
          <table:table-cell table:number-columns-repeated="2"/>
          <table:table-cell table:style-name="ce156" table:formula="of:=IF([.A8];-1;IF([.G8]&lt;&gt;[.H8];0;1))" office:value-type="float" office:value="1">
            <text:p>PASS (1)</text:p>
          </table:table-cell>
          <table:table-cell/>
        </table:table-row>
        <table:table-row table:style-name="ro2">
          <table:table-cell/>
          <table:table-cell table:formula="of:=MID(FORMULA([.H9]);2;LEN(FORMULA([.H9]))-1)" office:value-type="string" office:string-value="NOR(0;0)">
            <text:p>NOR(0;0)</text:p>
          </table:table-cell>
          <table:table-cell table:number-columns-repeated="3"/>
          <table:table-cell table:formula="of:=IF(ISBLANK([.C9]);0;IF(ISBLANK([.D9]);1;IF(ISBLANK([.E8]);2;3)))" office:value-type="float" office:value="0">
            <text:p>0</text:p>
          </table:table-cell>
          <table:table-cell office:value-type="float" office:value="1">
            <text:p>1</text:p>
          </table:table-cell>
          <table:table-cell table:formula="of:=NOR(0;0)" office:value-type="float" office:value="1">
            <text:p>1</text:p>
          </table:table-cell>
          <table:table-cell table:style-name="ce156" table:formula="of:=IF([.A9];-1;IF([.G9]&lt;&gt;[.H9];0;1))" office:value-type="float" office:value="1">
            <text:p>PASS (1)</text:p>
          </table:table-cell>
          <table:table-cell/>
        </table:table-row>
        <table:table-row table:style-name="ro2">
          <table:table-cell/>
          <table:table-cell table:formula="of:=MID(FORMULA([.H10]);2;LEN(FORMULA([.H10]))-1)" office:value-type="string" office:string-value="NOR(0;1)">
            <text:p>NOR(0;1)</text:p>
          </table:table-cell>
          <table:table-cell table:number-columns-repeated="3"/>
          <table:table-cell table:formula="of:=IF(ISBLANK([.C10]);0;IF(ISBLANK([.D10]);1;IF(ISBLANK([.E9]);2;3)))" office:value-type="float" office:value="0">
            <text:p>0</text:p>
          </table:table-cell>
          <table:table-cell office:value-type="float" office:value="0">
            <text:p>0</text:p>
          </table:table-cell>
          <table:table-cell table:formula="of:=NOR(0;1)" office:value-type="float" office:value="0">
            <text:p>0</text:p>
          </table:table-cell>
          <table:table-cell table:style-name="ce156" table:formula="of:=IF([.A10];-1;IF([.G10]&lt;&gt;[.H10];0;1))" office:value-type="float" office:value="1">
            <text:p>PASS (1)</text:p>
          </table:table-cell>
          <table:table-cell/>
        </table:table-row>
        <table:table-row table:style-name="ro2">
          <table:table-cell/>
          <table:table-cell table:formula="of:=MID(FORMULA([.H11]);2;LEN(FORMULA([.H11]))-1)" office:value-type="string" office:string-value="NOR(1;0)">
            <text:p>NOR(1;0)</text:p>
          </table:table-cell>
          <table:table-cell table:number-columns-repeated="3"/>
          <table:table-cell table:formula="of:=IF(ISBLANK([.C11]);0;IF(ISBLANK([.D11]);1;IF(ISBLANK([.E10]);2;3)))" office:value-type="float" office:value="0">
            <text:p>0</text:p>
          </table:table-cell>
          <table:table-cell office:value-type="float" office:value="0">
            <text:p>0</text:p>
          </table:table-cell>
          <table:table-cell table:formula="of:=NOR(1;0)" office:value-type="float" office:value="0">
            <text:p>0</text:p>
          </table:table-cell>
          <table:table-cell table:style-name="ce156" table:formula="of:=IF([.A11];-1;IF([.G11]&lt;&gt;[.H11];0;1))" office:value-type="float" office:value="1">
            <text:p>PASS (1)</text:p>
          </table:table-cell>
          <table:table-cell/>
        </table:table-row>
        <table:table-row table:style-name="ro2">
          <table:table-cell/>
          <table:table-cell table:formula="of:=MID(FORMULA([.H12]);2;LEN(FORMULA([.H12]))-1)" office:value-type="string" office:string-value="NOR(1;1)">
            <text:p>NOR(1;1)</text:p>
          </table:table-cell>
          <table:table-cell table:number-columns-repeated="3"/>
          <table:table-cell table:formula="of:=IF(ISBLANK([.C12]);0;IF(ISBLANK([.D12]);1;IF(ISBLANK([.E11]);2;3)))" office:value-type="float" office:value="0">
            <text:p>0</text:p>
          </table:table-cell>
          <table:table-cell office:value-type="float" office:value="0">
            <text:p>0</text:p>
          </table:table-cell>
          <table:table-cell table:formula="of:=NOR(1;1)" office:value-type="float" office:value="0">
            <text:p>0</text:p>
          </table:table-cell>
          <table:table-cell table:style-name="ce156" table:formula="of:=IF([.A12];-1;IF([.G12]&lt;&gt;[.H12];0;1))" office:value-type="float" office:value="1">
            <text:p>PASS (1)</text:p>
          </table:table-cell>
          <table:table-cell/>
        </table:table-row>
        <table:table-row table:style-name="ro2">
          <table:table-cell/>
          <table:table-cell/>
          <table:table-cell table:number-columns-repeated="3"/>
          <table:table-cell table:formula="of:=IF(ISBLANK([.C13]);0;IF(ISBLANK([.D13]);1;IF(ISBLANK([.E12]);2;3)))" office:value-type="float" office:value="0">
            <text:p>0</text:p>
          </table:table-cell>
          <table:table-cell table:number-columns-repeated="2"/>
          <table:table-cell table:style-name="ce156" table:formula="of:=IF([.A13];-1;IF([.G13]&lt;&gt;[.H13];0;1))" office:value-type="float" office:value="1">
            <text:p>PASS (1)</text:p>
          </table:table-cell>
          <table:table-cell/>
        </table:table-row>
        <table:table-row table:style-name="ro2">
          <table:table-cell/>
          <table:table-cell table:formula="of:=MID(FORMULA([.H14]);2;LEN(FORMULA([.H14]))-1)" office:value-type="string" office:string-value="NOR(0;0;0)">
            <text:p>NOR(0;0;0)</text:p>
          </table:table-cell>
          <table:table-cell table:number-columns-repeated="3"/>
          <table:table-cell table:formula="of:=IF(ISBLANK([.C14]);0;IF(ISBLANK([.D14]);1;IF(ISBLANK([.E13]);2;3)))" office:value-type="float" office:value="0">
            <text:p>0</text:p>
          </table:table-cell>
          <table:table-cell office:value-type="float" office:value="1">
            <text:p>1</text:p>
          </table:table-cell>
          <table:table-cell table:formula="of:=NOR(0;0;0)" office:value-type="float" office:value="1">
            <text:p>1</text:p>
          </table:table-cell>
          <table:table-cell table:style-name="ce156" table:formula="of:=IF([.A14];-1;IF([.G14]&lt;&gt;[.H14];0;1))" office:value-type="float" office:value="1">
            <text:p>PASS (1)</text:p>
          </table:table-cell>
          <table:table-cell/>
        </table:table-row>
        <table:table-row table:style-name="ro2">
          <table:table-cell/>
          <table:table-cell table:formula="of:=MID(FORMULA([.H15]);2;LEN(FORMULA([.H15]))-1)" office:value-type="string" office:string-value="NOR(0;0;1)">
            <text:p>NOR(0;0;1)</text:p>
          </table:table-cell>
          <table:table-cell table:number-columns-repeated="3"/>
          <table:table-cell table:formula="of:=IF(ISBLANK([.C15]);0;IF(ISBLANK([.D15]);1;IF(ISBLANK([.E14]);2;3)))" office:value-type="float" office:value="0">
            <text:p>0</text:p>
          </table:table-cell>
          <table:table-cell office:value-type="float" office:value="0">
            <text:p>0</text:p>
          </table:table-cell>
          <table:table-cell table:formula="of:=NOR(0;0;1)" office:value-type="float" office:value="0">
            <text:p>0</text:p>
          </table:table-cell>
          <table:table-cell table:style-name="ce156" table:formula="of:=IF([.A15];-1;IF([.G15]&lt;&gt;[.H15];0;1))" office:value-type="float" office:value="1">
            <text:p>PASS (1)</text:p>
          </table:table-cell>
          <table:table-cell/>
        </table:table-row>
        <table:table-row table:style-name="ro2">
          <table:table-cell/>
          <table:table-cell table:formula="of:=MID(FORMULA([.H16]);2;LEN(FORMULA([.H16]))-1)" office:value-type="string" office:string-value="NOR(0;1;0)">
            <text:p>NOR(0;1;0)</text:p>
          </table:table-cell>
          <table:table-cell table:number-columns-repeated="3"/>
          <table:table-cell table:formula="of:=IF(ISBLANK([.C16]);0;IF(ISBLANK([.D16]);1;IF(ISBLANK([.E15]);2;3)))" office:value-type="float" office:value="0">
            <text:p>0</text:p>
          </table:table-cell>
          <table:table-cell office:value-type="float" office:value="0">
            <text:p>0</text:p>
          </table:table-cell>
          <table:table-cell table:formula="of:=NOR(0;1;0)" office:value-type="float" office:value="0">
            <text:p>0</text:p>
          </table:table-cell>
          <table:table-cell table:style-name="ce156" table:formula="of:=IF([.A16];-1;IF([.G16]&lt;&gt;[.H16];0;1))" office:value-type="float" office:value="1">
            <text:p>PASS (1)</text:p>
          </table:table-cell>
          <table:table-cell/>
        </table:table-row>
        <table:table-row table:style-name="ro2">
          <table:table-cell/>
          <table:table-cell table:formula="of:=MID(FORMULA([.H17]);2;LEN(FORMULA([.H17]))-1)" office:value-type="string" office:string-value="NOR(0;1;1)">
            <text:p>NOR(0;1;1)</text:p>
          </table:table-cell>
          <table:table-cell table:number-columns-repeated="3"/>
          <table:table-cell table:formula="of:=IF(ISBLANK([.C17]);0;IF(ISBLANK([.D17]);1;IF(ISBLANK([.E16]);2;3)))" office:value-type="float" office:value="0">
            <text:p>0</text:p>
          </table:table-cell>
          <table:table-cell office:value-type="float" office:value="0">
            <text:p>0</text:p>
          </table:table-cell>
          <table:table-cell table:formula="of:=NOR(0;1;1)" office:value-type="float" office:value="0">
            <text:p>0</text:p>
          </table:table-cell>
          <table:table-cell table:style-name="ce156" table:formula="of:=IF([.A17];-1;IF([.G17]&lt;&gt;[.H17];0;1))" office:value-type="float" office:value="1">
            <text:p>PASS (1)</text:p>
          </table:table-cell>
          <table:table-cell/>
        </table:table-row>
        <table:table-row table:style-name="ro2">
          <table:table-cell/>
          <table:table-cell table:formula="of:=MID(FORMULA([.H18]);2;LEN(FORMULA([.H18]))-1)" office:value-type="string" office:string-value="NOR(1;0;0)">
            <text:p>NOR(1;0;0)</text:p>
          </table:table-cell>
          <table:table-cell table:number-columns-repeated="3"/>
          <table:table-cell table:formula="of:=IF(ISBLANK([.C18]);0;IF(ISBLANK([.D18]);1;IF(ISBLANK([.E17]);2;3)))" office:value-type="float" office:value="0">
            <text:p>0</text:p>
          </table:table-cell>
          <table:table-cell office:value-type="float" office:value="0">
            <text:p>0</text:p>
          </table:table-cell>
          <table:table-cell table:formula="of:=NOR(1;0;0)" office:value-type="float" office:value="0">
            <text:p>0</text:p>
          </table:table-cell>
          <table:table-cell table:style-name="ce156" table:formula="of:=IF([.A18];-1;IF([.G18]&lt;&gt;[.H18];0;1))" office:value-type="float" office:value="1">
            <text:p>PASS (1)</text:p>
          </table:table-cell>
          <table:table-cell/>
        </table:table-row>
        <table:table-row table:style-name="ro2">
          <table:table-cell/>
          <table:table-cell table:formula="of:=MID(FORMULA([.H19]);2;LEN(FORMULA([.H19]))-1)" office:value-type="string" office:string-value="NOR(1;0;1)">
            <text:p>NOR(1;0;1)</text:p>
          </table:table-cell>
          <table:table-cell table:number-columns-repeated="3"/>
          <table:table-cell table:formula="of:=IF(ISBLANK([.C19]);0;IF(ISBLANK([.D19]);1;IF(ISBLANK([.E18]);2;3)))" office:value-type="float" office:value="0">
            <text:p>0</text:p>
          </table:table-cell>
          <table:table-cell office:value-type="float" office:value="0">
            <text:p>0</text:p>
          </table:table-cell>
          <table:table-cell table:formula="of:=NOR(1;0;1)" office:value-type="float" office:value="0">
            <text:p>0</text:p>
          </table:table-cell>
          <table:table-cell table:style-name="ce156" table:formula="of:=IF([.A19];-1;IF([.G19]&lt;&gt;[.H19];0;1))" office:value-type="float" office:value="1">
            <text:p>PASS (1)</text:p>
          </table:table-cell>
          <table:table-cell/>
        </table:table-row>
        <table:table-row table:style-name="ro2">
          <table:table-cell/>
          <table:table-cell table:formula="of:=MID(FORMULA([.H20]);2;LEN(FORMULA([.H20]))-1)" office:value-type="string" office:string-value="NOR(1;1;0)">
            <text:p>NOR(1;1;0)</text:p>
          </table:table-cell>
          <table:table-cell table:number-columns-repeated="3"/>
          <table:table-cell table:formula="of:=IF(ISBLANK([.C20]);0;IF(ISBLANK([.D20]);1;IF(ISBLANK([.E19]);2;3)))" office:value-type="float" office:value="0">
            <text:p>0</text:p>
          </table:table-cell>
          <table:table-cell office:value-type="float" office:value="0">
            <text:p>0</text:p>
          </table:table-cell>
          <table:table-cell table:formula="of:=NOR(1;1;0)" office:value-type="float" office:value="0">
            <text:p>0</text:p>
          </table:table-cell>
          <table:table-cell table:style-name="ce156" table:formula="of:=IF([.A20];-1;IF([.G20]&lt;&gt;[.H20];0;1))" office:value-type="float" office:value="1">
            <text:p>PASS (1)</text:p>
          </table:table-cell>
          <table:table-cell/>
        </table:table-row>
        <table:table-row table:style-name="ro2">
          <table:table-cell/>
          <table:table-cell table:formula="of:=MID(FORMULA([.H21]);2;LEN(FORMULA([.H21]))-1)" office:value-type="string" office:string-value="NOR(1;1;1)">
            <text:p>NOR(1;1;1)</text:p>
          </table:table-cell>
          <table:table-cell table:number-columns-repeated="3"/>
          <table:table-cell table:formula="of:=IF(ISBLANK([.C21]);0;IF(ISBLANK([.D21]);1;IF(ISBLANK([.E20]);2;3)))" office:value-type="float" office:value="0">
            <text:p>0</text:p>
          </table:table-cell>
          <table:table-cell office:value-type="float" office:value="0">
            <text:p>0</text:p>
          </table:table-cell>
          <table:table-cell table:formula="of:=NOR(1;1;1)" office:value-type="float" office:value="0">
            <text:p>0</text:p>
          </table:table-cell>
          <table:table-cell table:style-name="ce156" table:formula="of:=IF([.A21];-1;IF([.G21]&lt;&gt;[.H21];0;1))" office:value-type="float" office:value="1">
            <text:p>PASS (1)</text:p>
          </table:table-cell>
          <table:table-cell/>
        </table:table-row>
        <table:table-row table:style-name="ro2">
          <table:table-cell/>
          <table:table-cell/>
          <table:table-cell table:number-columns-repeated="2"/>
          <table:table-cell/>
          <table:table-cell table:formula="of:=IF(ISBLANK([.C22]);0;IF(ISBLANK([.D22]);1;IF(ISBLANK([.E21]);2;3)))" office:value-type="float" office:value="0">
            <text:p>0</text:p>
          </table:table-cell>
          <table:table-cell table:number-columns-repeated="2"/>
          <table:table-cell table:style-name="ce156" table:formula="of:=IF([.A22];-1;IF([.G22]&lt;&gt;[.H22];0;1))" office:value-type="float" office:value="1">
            <text:p>PASS (1)</text:p>
          </table:table-cell>
          <table:table-cell/>
        </table:table-row>
        <table:table-row table:style-name="ro2">
          <table:table-cell/>
          <table:table-cell table:formula="of:=MID(FORMULA([.H23]);2;LEN(FORMULA([.H23]))-1)" office:value-type="string" office:string-value="GETDIM(C23:C23)">
            <text:p>GETDIM(C23:C23)</text:p>
          </table:table-cell>
          <table:table-cell office:value-type="string">
            <text:p>a</text:p>
          </table:table-cell>
          <table:table-cell office:value-type="string">
            <text:p>b</text:p>
          </table:table-cell>
          <table:table-cell office:value-type="string">
            <text:p>c</text:p>
          </table:table-cell>
          <table:table-cell table:formula="of:=IF(ISBLANK([.C23]);0;IF(ISBLANK([.D23]);1;IF(ISBLANK([.E23]);2;3)))" office:value-type="float" office:value="3">
            <text:p>3</text:p>
          </table:table-cell>
          <table:table-cell office:value-type="float" office:value="2">
            <text:p>2</text:p>
          </table:table-cell>
          <table:table-cell table:formula="of:=GETDIM([.C23:.C23])" office:value-type="float" office:value="2">
            <text:p>2</text:p>
          </table:table-cell>
          <table:table-cell table:style-name="ce156" table:formula="of:=IF([.A23];-1;IF([.G23]&lt;&gt;[.H23];0;1))" office:value-type="float" office:value="1">
            <text:p>PASS (1)</text:p>
          </table:table-cell>
          <table:table-cell/>
        </table:table-row>
        <table:table-row table:style-name="ro2">
          <table:table-cell/>
          <table:table-cell table:formula="of:=MID(FORMULA([.H24]);2;LEN(FORMULA([.H24]))-1)" office:value-type="string" office:string-value="GETDIM(C24:E24)">
            <text:p>GETDIM(C24:E24)</text:p>
          </table:table-cell>
          <table:table-cell office:value-type="string">
            <text:p>a</text:p>
          </table:table-cell>
          <table:table-cell office:value-type="string">
            <text:p>b</text:p>
          </table:table-cell>
          <table:table-cell office:value-type="string">
            <text:p>c</text:p>
          </table:table-cell>
          <table:table-cell table:formula="of:=IF(ISBLANK([.C24]);0;IF(ISBLANK([.D24]);1;IF(ISBLANK([.E23]);2;3)))" office:value-type="float" office:value="3">
            <text:p>3</text:p>
          </table:table-cell>
          <table:table-cell office:value-type="float" office:value="2">
            <text:p>2</text:p>
          </table:table-cell>
          <table:table-cell table:formula="of:=GETDIM([.C24:.E24])" office:value-type="float" office:value="2">
            <text:p>2</text:p>
          </table:table-cell>
          <table:table-cell table:style-name="ce156" table:formula="of:=IF([.A24];-1;IF([.G24]&lt;&gt;[.H24];0;1))" office:value-type="float" office:value="1">
            <text:p>PASS (1)</text:p>
          </table:table-cell>
          <table:table-cell/>
        </table:table-row>
        <table:table-row table:style-name="ro2">
          <table:table-cell/>
          <table:table-cell table:formula="of:=MID(FORMULA([.H25]);2;LEN(FORMULA([.H25]))-1)" office:value-type="string" office:string-value="GETDIM(C25:C26)">
            <text:p>GETDIM(C25:C26)</text:p>
          </table:table-cell>
          <table:table-cell office:value-type="string">
            <text:p>a</text:p>
          </table:table-cell>
          <table:table-cell office:value-type="string">
            <text:p>b</text:p>
          </table:table-cell>
          <table:table-cell office:value-type="string">
            <text:p>c</text:p>
          </table:table-cell>
          <table:table-cell table:formula="of:=IF(ISBLANK([.C25]);0;IF(ISBLANK([.D25]);1;IF(ISBLANK([.E24]);2;3)))" office:value-type="float" office:value="3">
            <text:p>3</text:p>
          </table:table-cell>
          <table:table-cell office:value-type="float" office:value="2">
            <text:p>2</text:p>
          </table:table-cell>
          <table:table-cell table:formula="of:=GETDIM([.C25:.C26])" office:value-type="float" office:value="2">
            <text:p>2</text:p>
          </table:table-cell>
          <table:table-cell table:style-name="ce156" table:formula="of:=IF([.A25];-1;IF([.G25]&lt;&gt;[.H25];0;1))" office:value-type="float" office:value="1">
            <text:p>PASS (1)</text:p>
          </table:table-cell>
          <table:table-cell/>
        </table:table-row>
        <table:table-row table:style-name="ro2">
          <table:table-cell/>
          <table:table-cell table:formula="of:=MID(FORMULA([.H26]);2;LEN(FORMULA([.H26]))-1)" office:value-type="string" office:string-value="GETDIM(C26:E27)">
            <text:p>GETDIM(C26:E27)</text:p>
          </table:table-cell>
          <table:table-cell office:value-type="string">
            <text:p>a</text:p>
          </table:table-cell>
          <table:table-cell office:value-type="string">
            <text:p>b</text:p>
          </table:table-cell>
          <table:table-cell office:value-type="string">
            <text:p>c</text:p>
          </table:table-cell>
          <table:table-cell table:formula="of:=IF(ISBLANK([.C26]);0;IF(ISBLANK([.D26]);1;IF(ISBLANK([.E25]);2;3)))" office:value-type="float" office:value="3">
            <text:p>3</text:p>
          </table:table-cell>
          <table:table-cell office:value-type="float" office:value="2">
            <text:p>2</text:p>
          </table:table-cell>
          <table:table-cell table:formula="of:=GETDIM([.C26:.E27])" office:value-type="float" office:value="2">
            <text:p>2</text:p>
          </table:table-cell>
          <table:table-cell table:style-name="ce156" table:formula="of:=IF([.A26];-1;IF([.G26]&lt;&gt;[.H26];0;1))" office:value-type="float" office:value="1">
            <text:p>PASS (1)</text:p>
          </table:table-cell>
          <table:table-cell/>
        </table:table-row>
        <table:table-row table:style-name="ro2">
          <table:table-cell table:number-columns-repeated="2"/>
          <table:table-cell office:value-type="string">
            <text:p>a</text:p>
          </table:table-cell>
          <table:table-cell office:value-type="string">
            <text:p>b</text:p>
          </table:table-cell>
          <table:table-cell office:value-type="string">
            <text:p>c</text:p>
          </table:table-cell>
          <table:table-cell table:number-columns-repeated="3"/>
          <table:table-cell table:style-name="ce156"/>
          <table:table-cell/>
        </table:table-row>
        <table:table-row table:style-name="ro2">
          <table:table-cell table:number-columns-repeated="2"/>
          <table:table-cell table:number-columns-repeated="2"/>
          <table:table-cell/>
          <table:table-cell table:formula="of:=IF(ISBLANK([.C28]);0;IF(ISBLANK([.D28]);1;IF(ISBLANK([.E#REF!]);2;3)))" office:value-type="float" office:value="0">
            <text:p>0</text:p>
          </table:table-cell>
          <table:table-cell table:number-columns-repeated="2"/>
          <table:table-cell table:style-name="ce156"/>
          <table:table-cell/>
        </table:table-row>
        <table:table-row table:style-name="ro2" table:number-rows-repeated="18">
          <table:table-cell table:number-columns-repeated="8"/>
          <table:table-cell table:style-name="ce156"/>
          <table:table-cell/>
        </table:table-row>
        <table:table-row table:style-name="ro2" table:number-rows-repeated="1048529">
          <table:table-cell table:number-columns-repeated="10"/>
        </table:table-row>
        <table:table-row table:style-name="ro2">
          <table:table-cell table:number-columns-repeated="10"/>
        </table:table-row>
        <table:named-expressions/>
      </table:table>
      <table:named-expressions>
        <table:named-expression table:name="a" table:base-cell-address="$totals.$B$87" table:expression="$'3bit-to-7seg, 0-7'.$b$#ref!"/>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de" fo:country="DE" style:font-name-asian="Arial Unicode MS" style:language-asian="zh" style:country-asian="CN" style:font-name-complex="Tahoma" style:language-complex="hi" style:country-complex="IN"/>
    </style:default-style>
    <number:number-style style:name="N0">
      <number:number number:min-integer-digits="1"/>
    </number:number-style>
    <number:number-style style:name="N1">
      <number:number number:decimal-places="0"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0" number:min-integer-digits="1" number:grouping="true"/>
      <number:text> </number:text>
      <number:currency-symbol number:language="de" number:country="DE">€</number:currency-symbol>
    </number:currency-style>
    <number:currency-style style:name="N109">
      <number:text>-</number:text>
      <number:number number:decimal-places="0" number:min-integer-digits="1" number:grouping="true"/>
      <number:text> </number:text>
      <number:currency-symbol number:language="de" number:country="DE">€</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de" number:country="DE">€</number:currency-symbol>
    </number:currency-style>
    <number:currency-style style:name="N110">
      <number:text>-</number:text>
      <number:number number:decimal-places="2" number:min-integer-digits="1" number:grouping="true"/>
      <number:text> </number:text>
      <number:currency-symbol number:language="de" number:country="DE">€</number:currency-symbol>
      <style:map style:condition="value()&gt;=0" style:apply-style-name="N110P0"/>
    </number:currency-style>
    <number:date-style style:name="N111">
      <number:day-of-week/>
      <number:text>, </number:text>
      <number:day number:style="long"/>
      <number:text>.</number:text>
      <number:month number:style="long"/>
      <number:text>.</number:text>
      <number:year number:style="long"/>
    </number:date-style>
    <number:number-style style:name="N112">
      <number:number number:decimal-places="0" number:min-integer-digits="1"/>
      <number:text>x </number:text>
    </number:number-style>
    <number:number-style style:name="N113">
      <number:number number:decimal-places="0" number:min-integer-digits="0"/>
      <number:text> mm</number:text>
    </number:number-style>
    <number:number-style style:name="N114">
      <number:number number:decimal-places="1" number:min-integer-digits="0"/>
      <number:text> mm</number:text>
    </number:number-style>
    <number:number-style style:name="N115">
      <number:number number:decimal-places="0" number:min-integer-digits="0"/>
    </number:number-style>
    <number:number-style style:name="N116">
      <number:number number:decimal-places="1" number:min-integer-digits="0"/>
    </number:number-style>
    <number:number-style style:name="N117">
      <number:text/>
    </number:number-style>
    <number:number-style style:name="N118">
      <number:number number:decimal-places="0" number:min-integer-digits="2"/>
    </number:number-style>
    <number:number-style style:name="N120P0" style:volatile="true">
      <style:text-properties fo:color="#00ff00"/>
      <number:number number:decimal-places="0" number:min-integer-digits="1"/>
    </number:number-style>
    <number:number-style style:name="N120P1" style:volatile="true">
      <style:text-properties fo:color="#00ff00"/>
      <number:number number:decimal-places="0" number:min-integer-digits="1"/>
    </number:number-style>
    <number:number-style style:name="N120">
      <style:text-properties fo:color="#ff0000"/>
      <number:number number:decimal-places="0" number:min-integer-digits="1"/>
      <style:map style:condition="value()&gt;0" style:apply-style-name="N120P0"/>
      <style:map style:condition="value()&lt;0" style:apply-style-name="N120P1"/>
    </number:number-style>
    <number:number-style style:name="N122P0" style:volatile="true">
      <style:text-properties fo:color="#00ff00"/>
      <number:text>PASS</number:text>
    </number:number-style>
    <number:number-style style:name="N122P1" style:volatile="true">
      <style:text-properties fo:color="#00ff00"/>
      <number:text>PASS</number:text>
    </number:number-style>
    <number:number-style style:name="N122">
      <style:text-properties fo:color="#ff0000"/>
      <number:text>FAIL</number:text>
      <style:map style:condition="value()&gt;0" style:apply-style-name="N122P0"/>
      <style:map style:condition="value()&lt;0" style:apply-style-name="N122P1"/>
    </number:number-style>
    <number:number-style style:name="N123P0" style:volatile="true">
      <number:number number:decimal-places="0" number:min-integer-digits="1"/>
    </number:number-style>
    <number:number-style style:name="N123">
      <style:text-properties fo:color="#ff0000"/>
      <number:text>-</number:text>
      <number:number number:decimal-places="0" number:min-integer-digits="1"/>
      <style:map style:condition="value()&gt;=0" style:apply-style-name="N123P0"/>
    </number:number-style>
    <number:number-style style:name="N125P0" style:volatile="true">
      <number:text>+</number:text>
      <number:number number:decimal-places="0" number:min-integer-digits="1"/>
    </number:number-style>
    <number:number-style style:name="N125">
      <style:text-properties fo:color="#ff0000"/>
      <number:text>-</number:text>
      <number:number number:decimal-places="0" number:min-integer-digits="1"/>
      <style:map style:condition="value()&gt;=0" style:apply-style-name="N125P0"/>
    </number:number-style>
    <number:number-style style:name="N127P0" style:volatile="true">
      <number:text>+</number:text>
      <number:number number:decimal-places="0" number:min-integer-digits="1"/>
    </number:number-style>
    <number:number-style style:name="N127P1" style:volatile="true">
      <style:text-properties fo:color="#ff0000"/>
      <number:text>-</number:text>
      <number:number number:decimal-places="0" number:min-integer-digits="1"/>
    </number:number-style>
    <number:number-style style:name="N127">
      <number:number number:decimal-places="0" number:min-integer-digits="1"/>
      <style:map style:condition="value()&gt;0" style:apply-style-name="N127P0"/>
      <style:map style:condition="value()&lt;0" style:apply-style-name="N127P1"/>
    </number:number-style>
    <number:number-style style:name="N130P0" style:volatile="true">
      <style:text-properties fo:color="#00ff00"/>
      <number:text>PASS </number:text>
      <number:number number:decimal-places="0" number:min-integer-digits="1"/>
    </number:number-style>
    <number:number-style style:name="N130P1" style:volatile="true">
      <style:text-properties fo:color="#0000ff"/>
      <number:text>SKIP </number:text>
      <number:number number:decimal-places="0" number:min-integer-digits="1"/>
    </number:number-style>
    <number:number-style style:name="N130">
      <style:text-properties fo:color="#ff0000"/>
      <number:text>FAIL </number:text>
      <number:number number:decimal-places="0" number:min-integer-digits="1"/>
      <style:map style:condition="value()=1" style:apply-style-name="N130P0"/>
      <style:map style:condition="value()&lt;0" style:apply-style-name="N130P1"/>
    </number:number-style>
    <number:number-style style:name="N133P0" style:volatile="true">
      <style:text-properties fo:color="#00ff00"/>
      <number:text>PASS (</number:text>
      <number:number number:decimal-places="0" number:min-integer-digits="1"/>
      <number:text>)</number:text>
    </number:number-style>
    <number:number-style style:name="N133P1" style:volatile="true">
      <style:text-properties fo:color="#0000ff"/>
      <number:text>SKIP (-</number:text>
      <number:number number:decimal-places="0" number:min-integer-digits="1"/>
      <number:text>)</number:text>
    </number:number-style>
    <number:number-style style:name="N133">
      <style:text-properties fo:color="#ff0000"/>
      <number:text>FAIL (</number:text>
      <number:number number:decimal-places="0" number:min-integer-digits="1"/>
      <number:text>")</number:text>
      <style:map style:condition="value()=1" style:apply-style-name="N133P0"/>
      <style:map style:condition="value()&lt;0" style:apply-style-name="N133P1"/>
    </number:number-style>
    <number:number-style style:name="N134P0" style:volatile="true">
      <style:text-properties fo:color="#00ff00"/>
      <number:text>PASS (</number:text>
      <number:number number:decimal-places="0" number:min-integer-digits="1"/>
      <number:text>)</number:text>
    </number:number-style>
    <number:number-style style:name="N134P1" style:volatile="true">
      <style:text-properties fo:color="#0000ff"/>
      <number:text>SKIP (-</number:text>
      <number:number number:decimal-places="0" number:min-integer-digits="1"/>
      <number:text>)</number:text>
    </number:number-style>
    <number:number-style style:name="N134">
      <style:text-properties fo:color="#ff0000"/>
      <number:text>FAIL (</number:text>
      <number:number number:decimal-places="0" number:min-integer-digits="1"/>
      <number:text>)</number:text>
      <style:map style:condition="value()=1" style:apply-style-name="N134P0"/>
      <style:map style:condition="value()&lt;0" style:apply-style-name="N134P1"/>
    </number:number-style>
    <style:style style:name="Default" style:family="table-cell">
      <style:text-properties style:font-name="Arial" fo:font-size="10pt" style:font-size-asian="10pt" style:font-name-complex="Mangal" style:font-size-complex="10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Segment_5f_On" style:display-name="Segment_On" style:family="table-cell" style:parent-style-name="Default" style:data-style-name="N0">
      <style:table-cell-properties fo:background-color="#0000ff" style:text-align-source="fix" style:repeat-content="false" fo:border="0.002cm solid #999999"/>
      <style:paragraph-properties fo:text-align="center" fo:margin-left="0cm"/>
      <style:text-properties style:font-name="Arial" fo:font-size="10pt" style:font-size-asian="10pt" style:font-size-complex="10pt"/>
    </style:style>
    <style:style style:name="Segment_5f_Off" style:display-name="Segment_Off" style:family="table-cell" style:parent-style-name="Default">
      <style:table-cell-properties fo:background-color="#cccccc" style:text-align-source="fix" style:repeat-content="false" fo:border="0.002cm solid #999999"/>
      <style:paragraph-properties fo:text-align="center" fo:margin-left="0cm"/>
      <style:text-properties style:font-name="Arial" fo:font-size="10pt" style:font-size-asian="10pt" style:font-size-complex="10pt"/>
    </style:style>
    <style:style style:name="Segment_5f_Indet" style:display-name="Segment_Indet" style:family="table-cell" style:parent-style-name="Default">
      <style:table-cell-properties fo:background-color="#ff0000" style:text-align-source="fix" style:repeat-content="false"/>
      <style:paragraph-properties fo:text-align="center" fo:margin-left="0cm"/>
      <style:text-properties style:font-name="Arial" fo:font-size="10pt" style:font-size-asian="10pt" style:font-size-complex="10pt"/>
    </style:style>
    <style:style style:name="seg0" style:family="table-cell" style:parent-style-name="Segment_5f_On">
      <style:table-cell-properties style:text-align-source="fix" style:repeat-content="false" fo:background-color="transparent" fo:border="0.002cm solid #000000" style:vertical-align="middle"/>
      <style:paragraph-properties fo:text-align="center" fo:margin-left="0cm"/>
    </style:style>
    <style:style style:name="seg1" style:family="table-cell" style:parent-style-name="Segment_5f_On">
      <style:table-cell-properties fo:border="0.002cm solid #000000" style:vertical-align="middle"/>
    </style:style>
    <style:style style:name="segX" style:family="table-cell" style:parent-style-name="Default">
      <style:table-cell-properties fo:background-color="#e6e6ff" style:text-align-source="fix" style:repeat-content="false" fo:border="0.002cm solid #000000" style:vertical-align="middle"/>
      <style:paragraph-properties fo:text-align="center"/>
    </style:style>
    <style:style style:name="SegBG" style:family="table-cell" style:parent-style-name="Default" style:data-style-name="N1">
      <style:table-cell-properties fo:background-color="#cccccc" style:text-align-source="fix" style:repeat-content="false" fo:border="none" style:vertical-align="middle"/>
      <style:paragraph-properties fo:text-align="center" fo:margin-left="0cm"/>
      <style:text-properties fo:color="#e6e6e6" style:font-name="Arial" fo:font-size="8pt" fo:font-style="italic" style:font-size-asian="8pt" style:font-style-asian="italic" style:font-size-complex="8pt" style:font-style-complex="italic"/>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7">07.04.2017</text:date>, <text:time>17:34:15</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9T17:45:12.96</meta:creation-date>
    <dc:date>2017-04-07T17:34:15.21</dc:date>
    <meta:editing-duration>P132DT4H26M49S</meta:editing-duration>
    <meta:editing-cycles>297</meta:editing-cycles>
    <meta:generator>OpenOffice/4.1.2$Win32 OpenOffice.org_project/412m3$Build-9782</meta:generator>
    <meta:document-statistic meta:table-count="10" meta:cell-count="7665" meta:object-count="0"/>
  </office:meta>
</office:document-meta>
</file>

<file path=Basic/Standard/M00_Test.xml><?xml version="1.0" encoding="utf-8"?>
<!DOCTYPE module  PUBLIC '-//OpenOffice.org//DTD OfficeDocument 1.0//EN'  'module.dtd'>
<script:module xmlns:script="http://openoffice.org/2000/script" script:name="M00_Test" script:language="StarBasic">REM  *****  BASIC  *****
Option Explicit

Type TTestPass
	n As Integer
	isFail As Boolean	
	x As String
End Type

Type TTestFail
	n As Integer
	isFail As Boolean	
	actual As Variant
	expected As Variant
	msg As String
End Type

Type TTest_Dummy
End Type

Global testLevel As Integer

Sub Main
	test_Test()
End Sub

Function _argsStr(fName As String, args As Array)
On Local Error Goto JustSomething
	If fName = "toString" Then	' we cannot use toString if we were just called from there
		Goto JustSomething
	End If
	_argsStr = toString(args)
	Exit Function
JustSomething:
	_argsStr = " some " &amp; typeOf(args)
End Function

Function mkFail(actual As Variant, expected As Variant, msg As String)
	Dim result As Object
	Set result = new TTestFail
	result.isFail = True
	result.actual = actual
	result.expected = expected
	result.msg = msg
	If (testLevel = 0) Then
		MsgBox("FAIL: " &amp; msg)
	End If
	mkFail = result
End Function

Function mkPass()
	Dim result As Object
	Set result = New TTestPass
	result.isFail = False
	mkPass = result
End Function

Function assertThrows(fName As String, args As Array, Optional errNo As Integer)
	Dim result As Object, a As String, x As String
	Dim fResult As Variant
	Dim k As Integer, n As Integer
	If Not(isArray(args)) Then
		croak("assertThrows: expected Array of args but got" &amp; chr(13) &amp; toString(args))
	End If
	k = LBound(args)
	n = UBound(args) - k + 1
	Select Case fName
		Case "assertEqual":	
		Case "assertThrows"
		Case "i_will_throw0"
		Case Else
			If Not(existsF(fName)) Then
				croak("assertThrows: unknown fn " &amp; toString(fName))
			End If
	End Select
On Local Error Goto Boom
	testLevel = testLevel + 1
	Select Case fName
		Case "assertEqual": 	fResult = assertEqual(args(k), args(k+1))
		Case "assertThrows"
			If n = 2 Then
				fResult = assertThrows(args(k), args(k+1))
			ElseIf n = 3 Then
				fResult = assertThrows(args(k), args(k+1), args(k+2))
			Else
				croak("assertThrows: expected Array of 2 or 3 args but got" &amp; chr(13) &amp; toString(args))
			End If
		Case "i_will_throw0":	fResult = i_will_throw0()
		Case Else
			fResult = applyToList(fName, toList(args))
	End Select
	testLevel = testLevel - 1
	a = "no error"
	x = IIf(IsMissing(errNo), "an error", "error " &amp; errNo)
	Set result = mkFail(a, x, _
		"expected fn '" &amp; fName &amp; "' to yield " &amp; x &amp; " on args" _
			&amp; chr(13) &amp; _argsStr(fName, args) _
			&amp; chr(13) &amp; "returned " &amp; _argsStr(fName, fResult) _
	)
	assertThrows = result
	Exit Function
Boom:
	testLevel = testLevel - 1
	If Not(IsMissing(errNo)) And (errNo &lt;&gt; Err) Then
		a = "error " &amp; Err &amp; ": " &amp; toString(Error$)
		x = "error " &amp; errNo &amp; ": " &amp; toString(Error(errNo))
		Set result = mkFail(a, x, _
			"expected fn '" &amp; fName &amp; "' to yield" _
				&amp; chr(13) &amp; "       " &amp; x _
				&amp; chr(13) &amp; " not " &amp; a _
				&amp; chr(13) &amp; "on args:" _
				&amp; chr(13) &amp; _argsStr(fName, args) _
		)
	Else
		Set result = mkPass()
		result.x = Err &amp; ": " &amp; Error$
	End If
	assertThrows = result
End Function

Function assertEqual(actual As Variant, expected As Variant)
	Dim result As Object
	Dim ta As String, tx As String
	ta = typeOf(actual)
	tx = typeOf(expected)
	If (ta &lt;&gt; tx) Then
		Goto assertEqual_failed
	ElseIf (isObject(actual) And isObject(expected)) Then
		If (isNull(actual) = isNull(expected)) Then ' either both null or both not
			If (isNull(actual) And isNull(expected)) Then
				Goto assertEqual_passed
			Else
				croak("assertEqual: cannot compare non-null Objects - test custom equ fn instead")
			End If
		Else ' one null, the other not
			Goto assertEqual_failed
		End If
	ElseIf (actual = expected) Then
		Goto assertEqual_passed
	End If
assertEqual_failed:
	assertEqual = mkFail(actual, expected, _
			"expected " &amp; toString(actual) _
				&amp; chr(13) &amp; "     to equal " &amp; toString(expected) _
		)
	Exit Function
assertEqual_passed:
	assertEqual = mkPass()
	Exit Function
End Function

Function assertPasses(assertionName As String, args As Array)
	Dim result As Object, innerResult As Object
	Select Case assertionName
		Case "assertEqual"
			testLevel = testLevel + 1
			innerResult = assertEqual(args(0), args(1))
			testLevel = testLevel - 1
			If innerResult.isFail Then
				Dim a As Object, x As String
				a = innerResult
				x = "pass"
				Set result = mkFail(a, x, _
					"expected " &amp; assertionName &amp; " to pass on args " _
						&amp; chr(13) &amp; "  " &amp; _argsStr(assertionName, args) _
						&amp; chr(13) &amp; "but it failed:" _
						&amp; chr(13) &amp; a.msg _
				)
			Else
				Set result = mkPass()
			End If
		Case Else
			croak("assertPasses: unknown assertion '" &amp; assertionName &amp; "'")
	End Select
	assertPasses = result
End Function

Function assertFails(assertionName As String, args As Array)
	Dim result As Object, innerResult As Object
	Select Case assertionName
		Case "assertEqual"
			testLevel = testLevel + 1
			innerResult = assertEqual(args(0), args(1))
			testLevel = testLevel - 1
			If Not(innerResult.isFail) Then
				Dim a As Object, x As String
				a = innerResult
				x = "fail"
				Set result = mkFail(a, x, _
					"expected " &amp; assertionName &amp; " to fail on args " _
						&amp; chr(13) &amp; "  " &amp; _argsStr(assertionName, args) _
						&amp; chr(13) &amp; "but it passed." _
				)
			Else
				Set result = mkPass()
			End If
		Case Else
			croak("assertFails: unknown assertion '" &amp; assertionName &amp; "'")
	End Select
	assertFails = result
End Function

Function i_will_throw0()
	Dim foo As Object
	i_will_throw0 = foo.provoke.an.error
End Function

Function test_Test()
	test_assertEqual()
	test_assertThrows()
End Function

Function test_assertEqual()
	Dim aName As String
	aName = "assertEqual"
	
	assertEqual(False, False).x
	assertPasses(aName, Array(False, False)).x

	assertEqual(True, True).x
	assertPasses(aName, Array(True, True)).x

	assertEqual(0, 0).x
	assertPasses(aName, Array(0, 0)).x

	assertEqual("0", "0").x
	assertPasses(aName, Array("0", "0")).x

	assertEqual("a", "a").x
	assertPasses(aName, Array("a", "a")).x

	assertEqual(Nothing, Nothing).x
	assertPasses(aName, Array(Nothing, Nothing)).x

	assertEqual(Empty, Empty).x
	assertPasses(aName, Array(Empty, Empty)).x

	assertFails(aName, Array(False, True)).x
	assertFails(aName, Array(True, False)).x
	
	assertFails(aName, Array(False, Empty)).x
	assertFails(aName, Array(Empty, False)).x

	assertFails(aName, Array(True, Empty)).x
	assertFails(aName, Array(Empty, True)).x

	assertFails(aName, Array(False, Nothing)).x
	assertFails(aName, Array(Nothing, False)).x

	assertFails(aName, Array(True, Nothing)).x
	assertFails(aName, Array(Nothing, True)).x

	assertFails(aName, Array(False, "")).x
	assertFails(aName, Array("", False)).x

	assertFails(aName, Array(True, "")).x
	assertFails(aName, Array("", True)).x

	assertFails(aName, Array(False, 0)).x
	assertFails(aName, Array(0, False)).x

	assertFails(aName, Array(True, 0)).x
	assertFails(aName, Array(0, True)).x

	assertFails(aName, Array(False, 1)).x
	assertFails(aName, Array(1, False)).x

	assertFails(aName, Array(True, 1)).x
	assertFails(aName, Array(1, True)).x

	assertFails(aName, Array(False, "")).x
	assertFails(aName, Array("", False)).x

	assertFails(aName, Array(True, "")).x
	assertFails(aName, Array("", True)).x

	assertFails(aName, Array(False, "a")).x
	assertFails(aName, Array("a", False)).x

	assertFails(aName, Array(True, "a")).x
	assertFails(aName, Array("a", True)).x


	assertFails(aName, Array(Empty, "")).x
	assertFails(aName, Array("", Empty)).x

	assertFails(aName, Array(Nothing, "")).x
	assertFails(aName, Array("", Nothing)).x
	
	assertFails(aName, Array(Empty, "a")).x
	assertFails(aName, Array("a", Empty)).x

	assertFails(aName, Array(Nothing, "a")).x
	assertFails(aName, Array("a", Nothing)).x

	Dim dummy As Object
	assertFails(aName, Array(Empty, dummy)).x
	assertFails(aName, Array(dummy, Empty)).x

	assertPasses(aName, Array(Nothing, dummy)).x
	assertPasses(aName, Array(dummy, Nothing)).x

	Set dummy = New TTest_Dummy
	assertFails(aName, Array(Empty, dummy)).x
	assertFails(aName, Array(dummy, Empty)).x

	assertFails(aName, Array(Nothing, dummy)).x
	assertFails(aName, Array(dummy, Nothing)).x

	assertThrows(aName, Array(dummy, dummy)).x


	assertFails(aName, Array(0, 1)).x
	assertFails(aName, Array(0, "1")).x
	assertFails(aName, Array(0, False)).x
	assertFails(aName, Array(0, True)).x
	
	assertFails(aName, Array("0", "1")).x
	assertFails(aName, Array("a", "b")).x
	assertFails(aName, Array("a", "b")).x
	
	assertFails(aName, Array(Nothing, Empty)).x
	assertFails(aName, Array(Empty, Nothing)).x
	
	assertFails(aName, Array(Empty, 0)).x
	assertFails(aName, Array(0, Empty)).x
	
	assertFails(aName, Array(Empty, "a")).x
	assertFails(aName, Array("a", Empty)).x

	assertFails(aName, Array(Nothing, 0)).x
	assertFails(aName, Array(0, Nothing)).x

	assertFails(aName, Array("a", Nothing)).x
	
End Function

Function test_assertThrows()
	assertThrows("i_will_throw0", Array()).x
	assertThrows("i_will_throw0", Array(), 91).x
	assertThrows("i_will_throw0", Array(5)).x
	
	' inner assertThrows throws because *IT* gets no args (so the outer passes)
	assertThrows("assertThrows", Array()).x
	
	' inner assertThrows throws because *IT* gets no valid arg array to pass on (so the outer passes)
	assertThrows("assertThrows", Array("assertEqual", 2, 2)).x

'	assertFails("assertThrows", Array("assertEqual", Array(2, 2))).x
'	assertFails("assertThrows", Array("assertEqual", Array(2, 3))).x

'	assertPasses("assertThrows", Array("i_will_throw0", Nothing)).x
End Function

</script:module>
</file>

<file path=Basic/Standard/M01_Common.xml><?xml version="1.0" encoding="utf-8"?>
<!DOCTYPE module  PUBLIC '-//OpenOffice.org//DTD OfficeDocument 1.0//EN'  'module.dtd'>
<script:module xmlns:script="http://openoffice.org/2000/script" script:name="M01_Common" script:language="StarBasic">REM  *****  BASIC  *****
Option Explicit

Type TTest_NoTyname

End Type

Type TTest_Tyname
	tyname As String
End Type


Sub Main
	test_Common()
End Sub


Function typeOf(x As Variant)
	Dim result As String
	result = TypeName(x)
	If result = "Object" Then
		result = _typeOf(x) ' DONT access fields in here!
	ElseIf IsArray(x) Then
		result = "Array"
	End If
	typeOf = result
End Function

Function _typeOf(o As Object)
	Dim result As String
	result = "Object"
	On Local Error Goto ErrorHandler
	result = result &amp; "/" &amp; _tyname(o)
ErrorHandler:
	_typeOf = result
End Function

Function isString(x As Variant)
	isString = (typeOf(x) = typeOf(""))
End Function

Function _tyname(o As Object)
	_tyname = o.tyname
End Function

Sub croak(msg As String)
	Dim provoke As Object
	If (testLevel = 0) Then
		MsgBox(msg)
	End If
	MsgBox(provoke.AnError)
End Sub

Function swap(fn As Variant, x As Variant, y As Variant)
	swap = apply(fn, y, x)
End Function

Function fst(x As Variant, y As Variant)
	fst = x
End Function

Function snd(x As Variant, y As Variant)
	snd = y
End Function

Function concat(a As String, b As String) As String
	concat = a &amp; b
End Function

Function startsWith(s As String, prefix As String) 
	startsWith = ((Len(prefix) &lt;= Len(s)) And (Mid(s, 1, Len(prefix)) = prefix))
End Function

Function equ(a As Variant, b As Variant) As Boolean
	Dim ta As String, tb As String, tmp As String
	Dim result as Boolean
	ta = typeOf(a)
	tb = typeOf(b)
	If Not(ta = tb) Then
		If (isNull(a) And startsWith(tb, ta)) Or (isNull(b) And startsWith(ta, tb)) Then
			result = False
		Else
			croak("equ: incompatible types " &amp; ta &amp; " and " &amp; tb)
		End If
	Else ' ta = tb
		Select Case ta
			Case "Object"	' Object without a .tyname field
				result = (isNull(a) And isNull(b))
				If Not(result) Then
					croak("equ: cannot compare values of underspecified type " &amp; ta)
				End If
			Case "Object/"	' Object with a uninitialized .tyname field
				croak("equ: cannot compare (uninitialized) values of type " &amp; ta)
			Case "Empty":	result = True
			'Case "": result = 
			Case Else
				If isObject(a) Then	'they are instances of the same custom type (with non-empty.tyname)
					' ATTENTION: do NOT access .tyname directly!
					Dim fName As String
					fName = _tyname(a) &amp; "_equ"
					result = apply(fName, a, b)
				ElseIf isArray(a) Then
					croak("equ: NYI - comparing arrays")
				Else
					result = (a = b)
				End If
		End Select
	End If
	equ = result
End Function

Function toString(ByVal v As Variant) As String
	Dim result As String
	Dim tp As String
	tp = typeOf(v)
	Select Case tp
		Case "String"
			Dim t As String
			t = v &amp; ""
			t = Join(Split(t, chr(13)), "\n")
			t = Join(Split(t, chr(9)), "\t")
			result = "'" &amp; t &amp; "'"
		Case "Empty"
			result = tp
		Case "Array"
			result = Array_toString(v)
		Case "Object"	' Object without a .tyname field
			If IsNull(v) Then
				result = "Nothing"
			Else
				result = tp &amp; "(...)"
			End If
		Case Else
			If IsObject(v) Then	' Object with a .tyname field
				Dim tyName As String, toStrFnName As String
				' ATTENTION: do NOT access .tyname directly!
				tyName = _tyName(v)
				If (tyname = "") Then
					result = "Object(tyname='')"
				Else
					toStrFnName = tyName &amp; "_toString"
					'We've got an Object with .tyName, so we insist on its _toString to exist
					'Note: We test for existence separately because apply/croak call toString again...
					If Not(existsF(toStrFnName)) Then
						croak("toString: unknown fn '" &amp; toStrFnName &amp; "'")
					Else
						result = apply(toStrFnName, v)
					End If
				End If
			Else
				result = v &amp; ""
			End If
	End Select
	toString = result
End Function

Function readHex(arg As Variant) As Integer
	Dim result As Integer, t As String
	t = typeOf(arg)
	Select Case t
		Case "Array"
			result = readHex(Join(arg))
		Case "String"
			Dim l As Integer
			l = Len(arg)
			If l = 0 Then
				croak("readHex: got empty String")
			Else
				Dim digits As String, d As Integer, x As Integer, i As Integer
				digits = arg
				result = 0
				For i = 1 To Len(digits)
					d = Asc(Mid(digits, i, 1))
					If (d &gt;= Asc("0")) And (d &lt;= Asc("9")) Then
						x = d - Asc("0")
					ElseIf (d &gt;= Asc("A")) And (d &lt;= Asc("F")) Then
						x = d - Asc("A") + 10
					ElseIf (d &gt;= Asc("a")) And (d &lt;= Asc("f")) Then
						x = d - Asc("a") + 10
					Else
						croak("readHex: invalid hex digit '" &amp; chr(d) &amp; "' in " &amp; toString(arg))
					End If
					result = (result * 16) + x
				Next i
			End If
		Case Else
			croak("readHex: expected Array or String - got " &amp; t &amp; ":" &amp; chr(13) &amp; toString(arg))
	End Select
	readHex = result
End Function

'= tests ============================================================

Function test_Common()
	test_concat()
	test_typeOf()
	test_isString()
	test_toString()
	test_fst()
	test_snd()
	test_equ()
	test_readHex()
End Function

Function test_concat()
	assertEqual(concat("", ""), "").x
	assertEqual(concat("a", ""), "a").x
	assertEqual(concat("a", "b"), "ab").x
	assertEqual(concat("a", "bc"), "abc").x
	assertEqual(concat("ab", "c"), "abc").x
	
	assertEqual(arityF("concat"), 2).x
	assertEqual(apply("concat", "", ""), "").x
	assertEqual(apply("concat", "a", ""), "a").x
	assertEqual(apply("concat", "a", "b"), "ab").x
	assertEqual(apply("concat", "a", "bc"), "abc").x
	assertEqual(apply("concat", "ab", "c"), "abc").x
End Function

Function test_typeOf()
	assertEqual(typeOf(0), "Integer").x
	assertEqual(typeOf(1), "Integer").x
	assertEqual(typeOf(-42), "Integer").x
	
	assertEqual(typeOf(""), "String").x
	assertEqual(typeOf("1"), "String").x
	
	assertEqual(typeOf(3.14), "Double").x

	assertEqual(typeOf(Array()), "Array").x

	assertEqual(typeOf(Empty), "Empty").x
	assertEqual(typeOf(Nothing), "Object").x

	Dim t1 As New TTest_NoTyName
	assertEqual(typeOf(t1), "Object").x

	Dim t2 As New TTest_TyName
	t2.tyname = "foobar"
	assertEqual(typeOf(t2), "Object/foobar").x
End Function

Function test_isString()
	assertEqual(isString(""),                  True).x
	assertEqual(isString("a"),                 True).x
	assertEqual(isString("foobar"),            True).x
	assertEqual(isString(Nothing),            False).x
	assertEqual(isString(Empty),              False).x
	assertEqual(isString(True),               False).x
	assertEqual(isString(False),              False).x
	assertEqual(isString(0),                  False).x
	assertEqual(isString(1),                  False).x
	assertEqual(isString(3.14),               False).x
	assertEqual(isString(Array()),            False).x
	assertEqual(isString(Array(42)),          False).x
	assertEqual(isString(Array(42)),          False).x
	assertEqual(isString("0"),                 True).x
	assertEqual(isString("1"),                 True).x
	assertEqual(isString("3.14"),              True).x
	
	assertEqual(arityF("isString"),				  1).x
	assertEqual(apply("isString", ""),         True).x
	assertEqual(apply("isString", "a"),        True).x
	assertEqual(apply("isString", "foobar"),   True).x
	assertEqual(apply("isString", Nothing),   False).x
	assertEqual(apply("isString", Empty),     False).x
	assertEqual(apply("isString", True),      False).x
	assertEqual(apply("isString", False),     False).x
	assertEqual(apply("isString", 0),         False).x
	assertEqual(apply("isString", 1),         False).x
	assertEqual(apply("isString", 3.14),      False).x
	assertEqual(apply("isString", Array()),   False).x
	assertEqual(apply("isString", Array(42)), False).x
	assertEqual(apply("isString", Array(42)), False).x
	assertEqual(apply("isString", "0"),        True).x
	assertEqual(apply("isString", "1"),        True).x
	assertEqual(apply("isString", "3.14"),     True).x
End Function

Function test_toString()
	assertEqual(toString(""),                  "''").x
	assertEqual(toString(" "),                 "' '").x
	assertEqual(toString("abc"),               "'abc'").x
	assertEqual(toString(0),                   "0").x
	assertEqual(toString("0"),                 "'0'").x
	assertEqual(toString(1),                   "1").x
	assertEqual(toString("1"),                 "'1'").x
	assertEqual(toString(" 1"),                "' 1'").x
	assertEqual(toString("01"),                "'01'").x
	assertEqual(toString(01),                  "1").x
	assertEqual(toString(chr(13)),             "'\n'").x
	assertEqual(toString(chr( 9)),             "'\t'").x
	assertEqual(toString(chr( 9) &amp; "x"),       "'\tx'").x
	assertEqual(toString("x" &amp; chr( 9)),       "'x\t'").x
	assertEqual(toString("x" &amp; chr(13)),       "'x\n'").x
	assertEqual(toString("x" &amp; chr( 9) &amp; "y"), "'x\ty'").x
	assertEqual(toString("x" &amp; chr(13) &amp; "y"), "'x\ny'").x
	assertEqual(toString(chr(9) &amp; chr(13) &amp; "y"), "'\t\ny'").x

	assertEqual(toString(Nothing), "Nothing").x
	assertEqual(toString(Empty), "Empty").x

	Dim t1 As New TTest_NoTyName
	assertEqual(toString(t1), "Object(...)").x

	Dim t2 As New TTest_TyName
	assertEqual(toString(t2), "Object(tyname='')").x
	t2.tyname = "foobar"
	assertThrows("toString", Array(t2)).x
End Function

Function test_fst()
	assertEqual(arityF("fst"), 2).x

	assertEqual(fst(1, 2), 1).x
	assertEqual(fst(2, 1), 2).x
	assertEqual(fst("a", "b"), "a").x
	assertEqual(fst("b", "a"), "b").x
End Function

Function test_snd()
	assertEqual(arityF("snd"), 2).x

	assertEqual(snd(1, 2), 2).x
	assertEqual(snd(2, 1), 1).x
	assertEqual(snd("a", "b"), "b").x
	assertEqual(snd("b", "a"), "a").x
End Function

Function test_equ()
	assertThrows("equ", Array(0, "one")).x
	
	assertEqual(equ(0, 0), True).x
	assertEqual(equ(0, 1), False).x
	assertEqual(equ(1, 0), False).x
	
	assertEqual(equ("a", "a"), True).x
	assertEqual(equ("a", "b"), False).x
	assertEqual(equ("b", "a"), False).x
	assertEqual(equ("x", "xx"), False).x
	assertEqual(equ("xx", "x"), False).x
	assertEqual(equ("xx", "xx"), True).x
	assertEqual(equ(" xx", "xx"), False).x
	
	assertEqual(equ(Empty, Empty), True).x
	assertEqual(equ(Nothing, Nothing), True).x
	
	Dim vEmpty          As Variant
	assertEqual(typeOf(vEmpty), "Empty").x
	
	Dim vNothing		As Variant
	vNothing = Nothing
	assertEqual(typeOf(vNothing), "Object").x
		
	Dim oNothing        As Object
	assertEqual(typeOf(oNothing), "Object").x
	
	Dim oUninitTyName   As Object
	Set oUninitTyName = New TTest_Tyname
	assertEqual(typeOf(oUninitTyName), "Object/").x
	
	Dim vUninitTyName As Variant
	vUninitTyName = oUninitTyName
	assertEqual(typeOf(vUninitTyName), "Object/").x
	
	Dim oInitTyName     As Object
	Set oInitTyName = New TTest_Tyname
	oInitTyName.tyname = "foobar"
	assertEqual(typeOf(oInitTyName), "Object/foobar").x

	Dim vInitTyName As Variant
	vInitTyName = oInitTyName
	assertEqual(typeOf(vInitTyName), "Object/foobar").x
	
	Dim oUninitNoTyName As Object
	oUninitNoTyName = New TTest_NoTyname
	assertEqual(typeOf(oUninitNoTyName), "Object").x

	Dim vUninitNoTyName As Variant
	vUninitNoTyName = oUninitNoTyName
	assertEqual(typeOf(vUninitNoTyName), "Object").x
	
	'---------------
	
	assertThrows("equ", Array(vEmpty, oNothing)).x		' incompatible types Empty and Object

	assertThrows("equ", Array(vEmpty, oUninitTyName)).x	' incompatible types Empty and Object/

	assertThrows("equ", Array(vUninitTyName, oUninitTyName)).x	' cannot compare uninitialized instances of type Object/

	assertThrows("equ", Array(vUninitTyName, oInitTyName)).x	' missing fn "foobar_equ"
	
	assertThrows("equ", Array(Array(), Array())).x	' NYI
	
	assertEqual(equ(Nothing,		oNothing), 		True ).x
	assertEqual(equ(oNothing,		Nothing), 		True ).x
	assertEqual(equ(Nothing,		oUninitTyName), False).x
	assertEqual(equ(oUninitTyName,	Nothing),		False).x
	assertEqual(equ(Nothing,		oInitTyName),	False).x
	assertEqual(equ(oInitTyName,	Nothing),		False).x

	assertThrows("equ", Array(vEmpty, oUninitNoTyName)).x	' incompatible types Empty and Object
	assertThrows("equ", Array(oUninitNoTyName, vEmpty)).x	' incompatible types Object and Empty

	assertThrows("equ", Array(vUninitNoTyName, oUninitNoTyName)).x	' cannot compare values of underspecified type Object
	assertThrows("equ", Array(oUninitNoTyName, vUninitNoTyName)).x	' cannot compare values of underspecified type Object

	assertThrows("equ", Array(nil, oUninitNoTyName)).x	' incompatible types Object/TList and Object
End Function

Function test_readHex()
	assertEqual(arityF("readHex"), 1).x
	
	assertEqual(readHex( "0"),    0).x
	assertEqual(readHex( "1"),    1).x
	assertEqual(readHex( "2"),    2).x
	assertEqual(readHex( "3"),    3).x
	assertEqual(readHex( "4"),    4).x
	assertEqual(readHex( "5"),    5).x
	assertEqual(readHex( "6"),    6).x
	assertEqual(readHex( "7"),    7).x
	assertEqual(readHex( "8"),    8).x
	assertEqual(readHex( "9"),    9).x
	assertEqual(readHex( "a"),   10).x
	assertEqual(readHex( "A"),   10).x
	assertEqual(readHex( "b"),   11).x
	assertEqual(readHex( "B"),   11).x
	assertEqual(readHex( "c"),   12).x
	assertEqual(readHex( "C"),   12).x
	assertEqual(readHex( "d"),   13).x
	assertEqual(readHex( "D"),   13).x
	assertEqual(readHex( "e"),   14).x
	assertEqual(readHex( "E"),   14).x
	assertEqual(readHex( "f"),   15).x
	assertEqual(readHex( "F"),   15).x

	assertEqual(readHex( "1F"),  31).x
	assertEqual(readHex( "1f"),  31).x
	assertEqual(readHex( "ff"), 255).x
	assertEqual(readHex( "Ff"), 255).x

	assertThrows("readHex", Array(3)).x
	assertThrows("readHex", Array("")).x
	assertThrows("readHex", Array(" ")).x
	assertThrows("readHex", Array("g")).x
	assertThrows("readHex", Array("G")).x
	assertThrows("readHex", Array("z")).x
	assertThrows("readHex", Array("Z")).x

	assertThrows("readHex", Array("014Z")).x
End Function

</script:module>
</file>

<file path=Basic/Standard/M02_Array.xml><?xml version="1.0" encoding="utf-8"?>
<!DOCTYPE module  PUBLIC '-//OpenOffice.org//DTD OfficeDocument 1.0//EN'  'module.dtd'>
<script:module xmlns:script="http://openoffice.org/2000/script" script:name="M02_Array" script:language="StarBasic">REM  *****  BASIC  *****
Option Explicit

Sub Main
	test_Array()
End Sub


Function getBounds(a As Array)
	Dim result As Variant, i As Integer, lo As Integer, hi As Integer
	result = nil
	i = 1
	On Local Error Goto ErrorHandler
	While True
		lo = LBound(a, i)
		hi = UBound(a, i)
		result = cons(List(lo, hi, hi - lo + 1), result)
		i = i + 1
	Wend
	ErrorHandler:
		getBounds = reverse(result)
End Function

Function getSizes(a As Array)
	getSizes = map("caddr", getBounds(a))

End Function

Function getDim(a As Array)
	getDim = length(getBounds(a))
End Function

Function Array_toString(v As Variant) As String
	Dim result As String
	result = "Array("
	Dim i As Integer
	For i = LBound(v) To UBound(v)
		If i &gt; LBound(v) Then
			result = result &amp; ", "
		End If
On Local Error Goto whatstheproblem		
		result = result &amp; toString(v(i))
	Next i
	result = result &amp; ")"
	Array_toString = result
	Exit Function
whatstheproblem:
	MsgBox("got problem at index " &amp; i &amp; chr(13) &amp; "LBound=" &amp; LBound(v) &amp; ", UBound=" &amp; UBound(v))
End Function

'= tests ============================================================

Function test_Array()
	test_getBounds()
	test_getSizes()
	test_getDim()
	test_Array_toString()
End Function

Function test_getBounds()
	Dim bs As Variant
	bs = getBounds(Array())
	assertEqual(typeOf(bs), "Object/TList").x
	assertEqual(toString(bs), "[[0, -1, 0]]").x

	bs = getBounds(Array(1))
	assertEqual(typeOf(bs), "Object/TList").x
	assertEqual(toString(bs), "[[0, 0, 1]]").x

	bs = getBounds(Array(1, 2, 3))
	assertEqual(typeOf(bs), "Object/TList").x
	assertEqual(toString(bs), "[[0, 2, 3]]").x

	bs = getBounds(Array(1, Array(2, 3)))
	assertEqual(typeOf(bs), "Object/TList").x
	assertEqual(toString(bs), "[[0, 1, 2]]").x

	bs = getBounds(DimArray(1, 2, 3))
	assertEqual(typeOf(bs), "Object/TList").x
	assertEqual(toString(bs), "[[0, 1, 2], [0, 2, 3], [0, 3, 4]]").x

	Dim a(1 To 5, -7 To 2)
	bs = getBounds(a)
	assertEqual(typeOf(bs), "Object/TList").x
	assertEqual(toString(bs), "[[1, 5, 5], [-7, 2, 10]]").x
End Function

Function test_getSizes()
	Dim bs As Variant
	bs = getSizes(Array())
	assertEqual(typeOf(bs), "Object/TList").x
	assertEqual(toString(bs), "[0]").x

	bs = getSizes(Array(1, 2, 3))
	assertEqual(typeOf(bs), "Object/TList").x
	assertEqual(toString(bs), "[3]").x

	bs = getSizes(Array(1, Array(2, 3)))
	assertEqual(typeOf(bs), "Object/TList").x
	assertEqual(toString(bs), "[2]").x

	bs = getSizes(DimArray(1, 2, 3))
	assertEqual(typeOf(bs), "Object/TList").x
	assertEqual(toString(bs), "[2, 3, 4]").x

	Dim a(1 To 5, -7 To 2)
	bs = getSizes(a)
	assertEqual(typeOf(bs), "Object/TList").x
	assertEqual(toString(bs), "[5, 10]").x
End Function


Function test_getDim()
	assertEqual(getDim(Array()), 1).x
	assertEqual(getDim(DimArray(1, 4)), 2).x
	assertEqual(getDim(DimArray(1, 5, 3)), 3).x
End Function

Function test_Array_toString()
	assertEqual(toString(Array()), "Array()").x
	assertEqual(toString(Array(3, 2, "one")), "Array(3, 2, 'one')").x
	assertEqual(toString(Array(Array(1, 2, 3, 4), "five")), "Array(Array(1, 2, 3, 4), 'five')").x
End Function


</script:module>
</file>

<file path=Basic/Standard/M03_List.xml><?xml version="1.0" encoding="utf-8"?>
<!DOCTYPE module  PUBLIC '-//OpenOffice.org//DTD OfficeDocument 1.0//EN'  'module.dtd'>
<script:module xmlns:script="http://openoffice.org/2000/script" script:name="M03_List" script:language="StarBasic">REM  *****  BASIC  *****
Option Explicit

Type TList
	tyname As String
	head As Variant
	tail As TList
	len As Integer
End Type

Sub Main
	test_List()
End Sub


Function TList_toString(xs As TList)
'	concat "[" (concat (foldl1 (\acc.(concat acc) ° (concat ", "))) "[" (map toString xs)) "]"
	Dim result As String
	result = "[" &amp; Join(toArray(map("toString", xs)), ", ") &amp; "]"
	TList_toString = result
End Function

Function TList_equ(xs As TList, ys As TList) As Boolean
	Dim result As Boolean
	If xs.len &lt;&gt; ys.len Then
		result = False
	ElseIf (isNil(xs) And isNil(ys)) Then
		result = True
	Else
		On Local Error Goto IncompatibleCars
		If equ(car(xs), car(ys)) Then
			result = TList_equ(cdr(xs), cdr(ys))
			TList_equ = result
			Exit Function
		End If
IncompatibleCars:
		result = False	
	End If
	TList_equ = result
End Function

Function nil()
	Static result As New TList	' uninitialized instance at first
	result.tyname = "TList"
	nil = result
End Function

Function isNil(xs As TList)
	isNil = (xs.len = 0)
End Function

Function length(xs As TList)
	length = xs.len
End Function

Function cons(x As Variant, xs As TList)
	Dim result As New TList
	result.tyname = xs.tyname
	result.head = x
	result.tail = xs
	result.len = xs.len + 1
	cons = result
End Function

Function car(xs As TList) As Variant
	If isNil(xs) Then
		croak("car: nil")
	Else
		car = xs.head
	End If
End Function

Function cdr(xs As TList) As TList
	If isNil(xs) Then
		croak("cdr: nil")
	Else
		cdr = xs.tail
	End If
End Function

Function cadr(xs As TList)
	cadr = car(cdr(xs))
End Function

Function caddr(xs As TList)
	caddr = cadr(cdr(xs))
End Function

Function map(fn As Variant, xs As Variant)
	Dim result As TList
	If isNil(xs) Then
		result = nil
	ElseIf isArray(xs) Then
		result = map(fn, toList(xs))
	Else
		result = cons(apply(fn, xs.head), map(fn, xs.tail))
	End If
	map = result
End Function

Function filter(fn As Variant, ByVal xs As Variant)
	Dim result As TList
	If IsArray(xs) Then
		result = filter(fn, toList(xs))
	Else
		Dim x As Variant
		result = nil
		While Not(isNil(xs))
			x = car(xs)
			If (apply(fn, x)) Then
				result = cons(x, result)
			End If
			xs = cdr(xs)
		Wend
	End If
	filter = result
End Function

Function foldl(fn As Variant, acc As Variant, ByVal xs As Variant)
	Dim result As Variant
	If IsArray(xs) Then
		result = foldl(fn, acc, toList(xs))
	Else
		result = acc
		While Not(isNil(xs))
			result = apply(fn, result, car(xs))
			xs = cdr(xs)
		Wend
	End If
	foldl = result
End Function

Function foldr(fn As Variant, ByVal acc As Variant, xs As Variant)
	Dim result As Variant
	If IsNil(xs) Then
		result = acc
	ElseIf IsArray(xs) Then
		result = foldr(fn, acc, toList(xs))
	Else
		result = apply(fn, xs.head, foldr(fn, acc, xs.tail))
	End If
	foldr = result
End Function

' Cannot name this function "append", seems to be a BASIC keyword(?)
Function adjoin(xs As TList, ys As TList)
	adjoin = foldr("cons", ys, xs)
End Function

' Normally this is called "concat" but we already have that for Strings
Function flatten(xs As TList)
	flatten = foldl("adjoin", nil, xs)
End Function

Function reverse(xs As TList)
	Dim result As TList
	If xs.len &lt;= 1 Then
		result = xs
	Else
		result = foldl(apply("swap", lookupFn("cons")), nil, xs)
'		result = foldl(swap(cons), nil, xs)
	End If
	reverse = result
End Function

Function toArray(xs As TList)
	If isNil(xs) Then
		toArray = Array()
	Else
		Dim result(0 To xs.len - 1)
		Dim t As TList
		Set t = xs
		Dim i As Integer
		For i = 0 To xs.len - 1
			result(i) = t.head
			Set t = t.tail
		Next i
		toArray = result
	End If
End Function

Function List(Optional a0, Optional a1, Optional a2, Optional a3, Optional a4, Optional a5, Optional a6, Optional a7, Optional a8, Optional a9, Optional a10)
	If Not(IsMissing(a10)) Then
		croak("List(...): cannot handle more than 10 args")
	End If
	Dim result As TList
	If isMissing(a0) Then
		result = nil
	Else
		result = cons(a0, List(a1, a2, a3, a4, a5, a6, a7, a8, a9))
	End If
	List = result
End Function

Function toList(a As Array)
	Dim result As TList
	Set result = nil
	Dim i As Integer, k As Integer
	Select Case getDim(a)
		Case 1
			For i = UBound(a) To LBound(a) Step -1
				result = cons(a(i), result)
			Next i
		Case 2
			For i = UBound(a, 1) To LBound(a, 1) Step -1
				Dim inner As TList
				Set inner = nil
				For k = UBound(a, 2) To LBound(a, 2) Step -1
					inner = cons(a(i, k), inner)
				Next k
				result = cons(inner, result)
			Next i
		Case Else
			croak("cannot handle " &amp; getDim(a) &amp; "-dimensional arrays")
	End Select
	toList = result
End Function
				
'= tests ============================================================

Function test_List()
	test_List_isNil_and_cons()
	test_List_fnApp()
	test_List_typeOfAndToString()
	test_List_List()
	test_List_car()
	test_List_cdr()
	test_List_map()
	test_List_filter()
	test_List_adjoin()
	test_List_flatten()
	test_List_reverse()
	test_List_equ()
End Function

Function test_List_isNil_and_cons()
	assertEqual(isNil(nil), True).x
	assertThrows("isNil", Array()).x
	assertThrows("isNil", Array(Empty)).x
	assertThrows("isNil", Array(Nothing)).x
	assertEqual(isNil(cons(nil, nil)), False).x
	assertEqual(isNil(cons(0, nil)), False).x
	assertEqual(isNil(cons("", nil)), False).x
	
	assertEqual(apply("isNil", nil), True).x
		
	'assertEqual(toString(isNil(Empty)), "['isNil', True, 1]").x
	'assertEqual(apply(isNil, Nothing), True).x
End Function

Function test_List_fnApp()
	assertEqual(arityF("TList_toString"), 1).x
	assertEqual(arityF("cons"), 2).x
	assertEqual(arityF("reverse"), 1).x
End Function

Function test_List_typeOfAndToString()
	assertEqual(typeOf(nil), "Object/TList").x
	assertEqual(toString(nil), "[]").x
	
	Dim lst As TList
	Set lst = cons(5, nil)
	assertEqual(typeOf(lst), "Object/TList").x
	assertEqual(toString(lst), "[5]").x

	Dim a As Variant
	a = Array(7)
	assertEqual(Join(a, ", "), "7")

	a = Array(7, 5)
	assertEqual(Join(a, ", "), "7, 5")

	Set lst = cons(7, lst)
	assertEqual(toString(lst), "[7, 5]").x
	Set lst = cons("a", lst)
	assertEqual(toString(lst), "['a', 7, 5]").x
	Set lst = cons("xxx", nil)
	assertEqual(toString(lst), "['xxx']").x

	Set lst = cons(nil, nil)
	assertEqual(toString(lst), "[[]]").x
	Set lst = cons("b", lst)
	assertEqual(toString(lst), "['b', []]").x
	Set lst = cons(cons("a", nil), lst)
	assertEqual(toString(lst), "[['a'], 'b', []]").x
End Function

Function test_List_foo(Optional a0, Optional a1)
	test_List_foo = List(a0, a1)
End Function

Function test_List_List()
	assertEqual(toString(List()), "[]").x
	assertEqual(toString(List(0)), "[0]").x
	assertEqual(toString(List(0, 1)), "[0, 1]").x
	assertEqual(toString(List(0, 1, 2)), "[0, 1, 2]").x
	assertEqual(toString(List(0, 1, 2, 3)), "[0, 1, 2, 3]").x
	assertEqual(toString(List(0, 1, 2, 3, 4)), "[0, 1, 2, 3, 4]").x
	assertEqual(toString(List(0, 1, 2, 3, 4, 5)), "[0, 1, 2, 3, 4, 5]").x
	assertEqual(toString(List(0, 1, 2, 3, 4, 5, 6)), "[0, 1, 2, 3, 4, 5, 6]").x
	assertEqual(toString(List(0, 1, 2, 3, 4, 5, 6, 7)), "[0, 1, 2, 3, 4, 5, 6, 7]").x
	assertEqual(toString(List(0, 1, 2, 3, 4, 5, 6, 7, 8)), "[0, 1, 2, 3, 4, 5, 6, 7, 8]").x
	assertEqual(toString(List(0, 1, 2, 3, 4, 5, 6, 7, 8, 9)), "[0, 1, 2, 3, 4, 5, 6, 7, 8, 9]").x
	'assertThrows("List", Array(0, 1, 2, 3, 4, 5, 6, 7, 8, 9, 10)).x
	
	assertEqual(toString(test_List_foo(5)), "[5]").x
	assertEqual(toString(test_List_foo(5, 7)), "[5, 7]").x
End Function

Function test_List_car()
	assertThrows("car", Array(nil)).x
	assertEqual(car(List(1   )), 1).x
	assertEqual(car(List(2, 1)), 2).x
End Function

Function test_List_cdr()
	assertThrows("cdr", Array(nil)).x
	assertEqual(toString(cdr(List(1   ))), "[]").x
	assertEqual(toString(cdr(List(2, 1))), "[1]").x
End Function

Function test_List_map()
	assertEqual(toString(map("toString", nil)), "[]").x
	assertEqual(toString(map("toString", List(1))), "['1']").x
	assertEqual(toString(map("toString", List("a"))), "[''a'']").x
	assertEqual(toString(map("toString", List("a", 42))), "[''a'', '42']").x
	assertEqual(toString(map("toString", List(nil, "a", 42))), "['[]', ''a'', '42']").x
	
	assertEqual(arityF("map"), 2).x
	assertEqual(toString(apply("map", "toString", nil)), "[]").x
	assertEqual(toString(apply("map", "toString", List(1))), "['1']").x
	assertEqual(toString(apply("map", "toString", List("a"))), "[''a'']").x
	assertEqual(toString(apply("map", "toString", List("a", 42))), "[''a'', '42']").x
	assertEqual(toString(apply("map", "toString", List(nil, "a", 42))), "['[]', ''a'', '42']").x
End Function

Function test_List_filter()
	assertEqual(toString(filter(  "isNil", nil  )), "[]").x
	assertEqual(toString(filter(  "isNil", List(nil)  )), "[[]]").x
	assertEqual(toString(filter(  "isNil", List(nil, nil)  )), "[[], []]").x
	assertEqual(toString(filter(  "isNil", List(List(1), List(1, 0), List(nil))  )), "[]").x
	assertEqual(toString(filter(  "isNil", List(nil, List(1), nil, List(1, 0), List(nil))  )), "[[], []]").x
	Dim equ1 As Variant
	equ1 = apply("equ", 1)
	assertEqual(toString(filter(  equ1, List(0, 1, 1, 0, 1, 0)  )), "[1, 1, 1]").x
	
	assertEqual(arityF("filter"), 2).x
	assertEqual(toString(apply("filter",  "isNil", nil  )), "[]").x
	assertEqual(toString(apply("filter",  "isNil", List(nil)  )), "[[]]").x
	assertEqual(toString(apply("filter",  "isNil", List(nil, nil)  )), "[[], []]").x
	assertEqual(toString(apply("filter",  "isNil", List(List(1), List(1, 0), List(nil))  )), "[]").x
	assertEqual(toString(apply("filter",  "isNil", List(nil, List(1), nil, List(1, 0), List(nil))  )), "[[], []]").x

	assertEqual(toString(apply("filter",  equ1, List(0, 1, 1, 0, 1, 0)  )), "[1, 1, 1]").x
End Function

Function test_List_adjoin()
	assertEqual(toString(adjoin(nil, nil)), "[]").x
	Dim lst As TList
	Set lst = cons(1, nil)
	assertEqual(toString(adjoin(lst, nil)), "[1]").x
	assertEqual(toString(adjoin(nil, lst)), "[1]").x

	assertEqual(toString(adjoin(lst, lst)), "[1, 1]").x
	Dim lst2 As TList
	Set lst2 = cons(2, nil)
	assertEqual(toString(adjoin(lst, lst2)), "[1, 2]").x
	assertEqual(toString(adjoin(lst2, lst)), "[2, 1]").x
	Set lst2 = cons(3, lst2)
	assertEqual(toString(adjoin(lst, lst2)), "[1, 3, 2]").x
	assertEqual(toString(adjoin(lst2, lst)), "[3, 2, 1]").x
	Set lst = cons(0, lst)
	assertEqual(toString(adjoin(lst, lst2)), "[0, 1, 3, 2]").x
	assertEqual(toString(adjoin(lst2, lst)), "[3, 2, 0, 1]").x
End Function

Function test_List_flatten()
	assertEqual(toString(flatten(nil)), "[]").x
	Dim lst As TList
	Set lst = cons(1, nil)
	assertThrows("flatten", Array(lst)).x
	Set lst = cons(lst, nil)	' [[1]]
	assertEqual(toString(flatten(lst)), "[1]").x
	Set lst = cons(nil, lst)	' [[], [1]]
	assertEqual(toString(flatten(lst)), "[1]").x
	Dim lst2 As TList
	Set lst2 = cons("a", cons("b", nil))
	Set lst = cons(lst2, lst)	' [['a', 'b'], [], [1]]
	assertEqual(toString(flatten(lst)), "['a', 'b', 1]").x
	Set lst2 = cons(lst2, nil)
	Set lst = cons(lst2, lst)	' [[['a', 'b']], ['a', 'b'], [], [1]]
	assertEqual(toString(flatten(lst)), "[['a', 'b'], 'a', 'b', 1]").x
End Function

Function test_List_reverse()
	assertEqual(toString(reverse(nil)), toString(nil)).x
	Dim lst As TList
	Set lst = cons(1, nil)
	assertEqual(toString(reverse(lst)), toString(lst)).x
	Set lst = cons(2, lst)
	assertEqual(toString(reverse(lst)), "[1, 2]").x
	Set lst = cons(3, lst)
	assertEqual(toString(reverse(lst)), "[1, 2, 3]").x
End Function

Function test_List_equ()
	assertEqual(arityF("TList_equ"), 2).x
	
	assertThrows("equ", Array(nil, Empty)).x	' incompatible types Object/TList and Empty
	assertThrows("equ", Array(Empty, nil)).x	' incompatible types Empty and Object/TList

	assertEqual(equ(nil,		Nothing),		False).x
	assertEqual(equ(Nothing,	nil),			False).x

	assertEqual(equ(nil,		nil),			True).x
	
	assertEqual(equ(List(1), 	nil),			False).x
	assertEqual(equ(nil, 		List(1)),		False).x
	
	assertEqual(equ(List(1), 	List(1)),		True).x
	assertEqual(equ(List(2), 	List(1)),		False).x
	assertEqual(equ(List(1), 	List(2)),		False).x
	
'	assertEqual(equ(List("1"), 	List(1)),		False).x
	assertEqual(equ(List(1, 2), List(1)),		False).x
	assertEqual(equ(List(1), 	List(1, 2)),	False).x
	assertEqual(equ(List(1, 2), List(1, 2)),	True).x
	assertEqual(equ(List(2, 2), List(1, 2)),	False).x
	assertEqual(equ(List(2, 1), List(1, 2)),	False).x

End Function

</script:module>
</file>

<file path=Basic/Standard/M04_Fn.xml><?xml version="1.0" encoding="utf-8"?>
<!DOCTYPE module  PUBLIC '-//OpenOffice.org//DTD OfficeDocument 1.0//EN'  'module.dtd'>
<script:module xmlns:script="http://openoffice.org/2000/script" script:name="M04_Fn" script:language="StarBasic">REM  *****  BASIC  *****
Option Explicit

Sub Main
	test_Fn()
End Sub


Function fnObjs()
	Static result As Object
	If IsNull(result) Then
		result = toList(Array(_
			List("isString",		True, 1), _
			List("toString",		True, 1), _
			List("swap",			True, 3), _
			List("fst",				True, 2), _
			List("snd",				True, 2), _
			List("equ",				True, 2), _
			List("ite",				True, 3), _
			List("concat",			True, 2), _
			List("readHex",			True, 1), _
			_
			List("existsF",			True, 1), _
			List("arityF", 			True, 1), _
			List("applyToList",		True, 2), _
			_
			List("TList_toString",	True, 1), _
			List("TList_equ",		True, 2), _
			List("isNil",			True, 1), _
			List("cons",			True, 2), _
			List("car",				True, 1), _
			List("cdr",				True, 1), _
			List("cadr",			True, 1), _
			List("caddr",			True, 1), _
			List("map",				True, 2), _
			List("filter",			True, 2), _
			List("adjoin",			True, 2), _
			List("flatten",			True, 1), _
			List("reverse",			True, 1)_
			_
		))
	End If
	fnObjs = result
End Function

Function lookupFn(name As String) As Variant
	Dim result As Variant
	Dim fs As Object
	fs = fnObjs
	While Not(isNil(fs))
		If (car(car(fs)) = name) Then
			result = car(fs)
			fs = nil
		Else
			fs = cdr(fs)
		End If
	Wend
	lookupFn = result
End Function

Function existsF(fName As String) As Boolean
	existsF = Not(isEmpty(lookupFn(fName)))
End Function

Function arityF(fName As String) As Integer
	If Not(existsF(fName)) Then
		arityF = -1
	Else
		arityF = arity(lookupFn(fName))
	End If
End Function

Function isPartialApp(fn As Object) As Boolean
	isPartialApp = (typeOf(car(fn)) = typeOf(nil)) And (length(fn) = 2)
End Function

Function isBuiltinFn(fn As Object) As Boolean
	Dim result As Boolean
	If isPartialApp(fn) Then
		result = False
	Else
		result = cadr(fn)
	End If
	isBuiltinFn = result
End Function

Function partialArgs(fn As Object)	' ATTENTION: stored in reverse order!
	Dim result As Object
	If isPartialApp(fn) Then
		result = cadr(fn)
	Else
		result = nil
	End If
	partialArgs = result
End Function

Function arity(fn As Object) As Integer
	Dim result As Integer
	If isPartialApp(fn) Then
		result = arity(car(fn)) - length(partialArgs(fn))
	Else
		result = caddr(fn)
	End If
	arity = result
End Function

Function apply1(ByVal fn As Object, ByVal arg As Variant)
	Dim result As Variant, r As Integer
	r = arity(fn)
	If r &lt; 1 Then
		croak("apply1: cannot apply " &amp; chr(13) &amp; "  " &amp; toString(fn) &amp; chr(13) &amp; "arity=" &amp; r)
	ElseIf r = 1 Then
		result = applyLast(fn, arg)
	Else
		If isPartialApp(fn) Then
			result = List(car(fn), cons(arg, partialArgs(fn)))
		Else
			result = List(fn, List(arg))
		End If
	End If
	apply1 = result
End Function

Function applyLast(ByVal fn As Object, ByVal arg As Variant)
	Dim result As Variant
	If arity(fn) &lt;&gt; 1 Then
		croak("applyLast: cannot apply " &amp; chr(13) &amp; "  " &amp; toString(fn) &amp; chr(13) &amp; "arity=" &amp; arity(fn))
	End If
	Dim fName As String, reverseArgs As Object
	If isPartialApp(fn) Then
		reverseArgs = cadr(fn)
		fn = car(fn)
	Else
		reverseArgs = nil
	End If
	reverseArgs = cons(arg, reverseArgs)
	fName = car(fn)
	If isBuiltinFn(fn) Then
		result = applyBuiltinRev(fn, reverseArgs)
	Else
		croak("NYI: applyLast/non-builtin " &amp; fName)
	End If
	applyLast = result
End Function

Function applyBuiltinRev(ByVal fn As Object, ByVal reverseArgs As Object)
	Dim result As Variant
	If Not(isBuiltinFn(fn)) Then
		croak("applyBuiltinRev: not a builtin fn:" &amp; chr(13) &amp; toString(fn))
	End If
	Dim r As Integer, n As Integer
	r = arity(fn)
	n = length(reverseArgs)
	If (r &lt;&gt; n) Then
		croak("applyBuiltinRev: arity = " &amp; r &amp; " &lt;&gt; #args = " &amp; n)
	End If
	' Do NOT call or apply "reverse"!
	Dim a(0 To n - 1)
	Dim i As Integer
	For i = n - 1 To 0 Step -1
		a(i) = car(reverseArgs)
		reverseArgs = cdr(reverseArgs)
	Next i
	Select Case car(fn)
		Case "arityF":			result = arityF(		a(0)				)
		Case "existsF":			result = existsF(		a(0)				)
		Case "applyToList":		result = applyToList(	a(0), a(1)			)
		Case "swap":			result = swap(			a(0), a(1), a(2)	)
		Case "fst":				result = fst(			a(0), a(1)			)
		Case "snd":				result = snd(			a(0), a(1)			)
		Case "equ":				result = equ(			a(0), a(1)			)
		Case "concat":			result = concat(		a(0), a(1)			)
		Case "isString":		result = isString(		a(0)				)
		Case "toString":		result = toString(		a(0)				)
		Case "TList_toString":	result = TList_toString(a(0)				)
		Case "TList_equ":		result = TList_equ(		a(0), a(1)			)
		Case "isNil":			result = isNil(			a(0)				)
		Case "cons":			result = cons(			a(0), a(1)			)
		Case "snoc":			result = snoc(			a(0), a(1)			)
		Case "car":				result = car(			a(0)				)
		Case "cdr":				result = cdr(			a(0)				)
		Case "cadr":			result = cadr(			a(0)				)
		Case "caddr":			result = caddr(			a(0)				)
		Case "map":				result = map(			a(0), a(1)			)
		Case "filter":			result = filter(		a(0), a(1)			)
		Case "adjoin":			result = adjoin(		a(0), a(1)			)
		Case "flatten":			result = flatten(		a(0)				)
		Case "reverse":			result = reverse(		a(0)				)
		Case Else
			croak("applyBuiltinRev: unknown function '" &amp; car(fn) &amp; "'")
	End Select	
	applyBuiltinRev = result
End Function

Function applyToList(ByVal fn As Variant, ByVal args As Object)
	Dim result As Variant, fName As String
	If isString(fn) Then
		fName = fn
		fn = lookupFn(fName)
		If isEmpty(fn) Or isNull(fn) Then
			croak("applyToList: unknown function " &amp; fName)
		End If
	ElseIf isEmpty(fn) Or isNull(fn) Then
		croak("applyToList: invalid fn " &amp; toString(fn))
	End If
	If isNil(args) Then
		Dim fStr As String
		fStr = toString(fn)
		croak("applyToList: empty args list for " &amp; chr(13) &amp; fStr)
	Else
		result = fn
		While Not(isNil(args))
			result = apply1(result, car(args))
			args = cdr(args)
		Wend
	End If
	applyToList = result
End Function

Function apply(fn As Variant, Optional a0, Optional a1, Optional a2, Optional a3, Optional a4, Optional a5, Optional a6, Optional a7, Optional a8, Optional a9, Optional a10)
	Dim args As Object
	args = List(a0, a1, a2, a3, a4, a5, a6, a7, a8, a9, a10)
	apply = applyToList(fn, args)
End Function

'= tests ============================================================

Function blaha(ByVal xs As Object)
	xs.len = 1
	xs = nil
	blaha = xs
End Function

Function test_Fn()
	Dim xs As Object
	xs = List("x", "y")
	assertEqual(toString(blaha(xs)), "[]").x
	'assertEqual(toString(xs), "['x', 'y']").x
	assertEqual(lookupFn("non-existent"), Empty).x
		
	Dim fCar As Variant
	fCar = lookupFn("car")
	assertEqual(isPartialApp(fCar), False).x
	assertEqual(isBuiltinFn(fCar), True).x
	assertEqual(isNil(partialArgs(fCar)), True).x
	assertEqual(arity(fCar), 1).x
	
	assertEqual( apply1(fCar, List(9)), 9 ).x
	assertEqual( apply1(fCar, List("a")), "a" ).x
		
	Dim eq As Variant
	eq = lookupFn("equ")
	assertEqual(isPartialApp(eq), False).x
	assertEqual(isBuiltinFn(eq), True).x
	assertEqual(isNil(partialArgs(eq)), True).x
	assertEqual(arity(eq), 2).x
	assertEqual(apply(eq, 1, 2), False).x
	assertEqual(apply(eq, 1, 1), True).x
	assertEqual(apply("equ", 1, 2), False).x
	assertEqual(apply("equ", 1, 1), True).x
	
	Dim eq5 As Variant
	eq5 = apply(eq, 5)
	assertEqual(isPartialApp(eq5), True).x
	assertEqual(isBuiltinFn(eq5), False).x
	assertEqual(isNil(partialArgs(eq5)), False).x
	assertEqual(arity(eq5), 1).x
	
	Dim eq5_7 As Variant
	eq5_7 = apply1(eq5, 7)
	assertEqual(eq5_7, False).x

	Dim eq5_5 As Variant
	eq5_5 = apply1(eq5, 5)
	assertEqual(eq5_5, True).x

	Dim fst5 As Variant
	fst5 = apply1(lookupFn("fst"), 5)
	assertEqual(isPartialApp(fst5), True).x
	assertEqual(isBuiltinFn(fst5), False).x
	assertEqual(arity(fst5), 1).x
	assertEqual(apply1(fst5, 7), 5).x
		
	Dim snd5 As Variant
	snd5 = apply1(lookupFn("snd"), 5)
	assertEqual(isPartialApp(snd5), True).x
	assertEqual(isBuiltinFn(snd5), False).x
	assertEqual(arity(snd5), 1).x
	assertEqual(apply1(snd5, 7), 7).x
		
	Dim ite As Variant
	ite = lookupFn("ite")
	assertEqual(isPartialApp(ite), False).x
	assertEqual(isBuiltinFn(ite), True).x
	assertEqual(arity(ite), 3).x

	Dim iteFalse As Variant
	iteFalse = apply1(ite, False)
	assertEqual(isPartialApp(iteFalse), True).x
	assertEqual(isBuiltinFn(iteFalse), False).x
	assertEqual(arity(iteFalse), 2).x

	Dim iteFalse42 As Variant
	iteFalse42 = apply1(iteFalse, 42)
	assertEqual(isPartialApp(iteFalse42), True).x
	assertEqual(isBuiltinFn(iteFalse42), False).x
	assertEqual(arity(iteFalse42), 1).x
	
	Dim iteFalse42Seven As Variant
'	iteFalse42Seven = apply1(iteFalse42, "Seven")
'	assertEqual(iteFalse42Seven, "Seven").x
'	MsgBox( toString(iteFalse42Seven) )


	assertEqual(existsF("i do not exist"), False).x
	assertEqual(existsF("existsF"), True).x
	assertEqual(existsF("arityF"), True).x
	assertEqual(existsF("applyToList"), True).x

	assertEqual(arityF("existsF"), 1).x
	assertEqual(arityF("arityF"), 1).x
	assertEqual(arityF("applyToList"), 2).x

	assertEqual(apply("existsF", "foo"),         False).x
	assertEqual(apply("existsF", "existsF"),      True).x
	assertEqual(apply("arityF",  "foo"),            -1).x
	assertEqual(apply("arityF",  "existsF"),         1).x
	assertEqual(apply("arityF",  "arityF"),          1).x
	assertEqual(apply("arityF",  "applyToList"),     2).x

	assertEqual(apply("toString", "abcd"), "'abcd'").x

End Function

</script:module>
</file>

<file path=Basic/Standard/M05_Parser.xml><?xml version="1.0" encoding="utf-8"?>
<!DOCTYPE module  PUBLIC '-//OpenOffice.org//DTD OfficeDocument 1.0//EN'  'module.dtd'>
<script:module xmlns:script="http://openoffice.org/2000/script" script:name="M05_Parser" script:language="StarBasic">REM  *****  BASIC  *****
Option Explicit


Type Parser
	tyname As String
	tp As String
	st As Array
End Type


Sub Main
	test_Parser()
	Stop
	Dim s As String
	Dim pDigit As Parser, pHexNum As Parser, pHexLit As Parser
	Set pDigit = pChoice(pChoice(pChoice(pStr("0"), pStr("1")), pStr("2")), pStr("3"))
	Set pHexNum = mkSeq(Array(pMany(pHexDigit)), "readHex")
	Set pHexLit = mkSeq(Array(pStr("0x"), pHexNum), "snd")
	Dim p As Parser 
	'pChoice(pItem(), pReturn("bar"))
	Set p = mkSeq(Array(pHexLit, pMany(pWhite)), "fst")
	s = "FF 0x1F __µ 0"

	MsgBox( _
		"applying parser '" &amp; p.tp &amp; "' to " &amp; toString(s) &amp; ": " &amp; chr(13) _
		&amp; toString(applyP(p, s)) _
	)

End Sub

'==================================================================

Function mkParser(tp As String, st As Variant)
	Dim result As New Parser
	result.tyname = "TParser"
	result.tp = tp
	result.st = st
	mkParser = result
End Function

' always fails on any string; failure is indicated by returning parseFailure()
Function pFail()
	Static result As New Parser
	If result.tp = "" Then
		result = mkParser("fail", Array())
	End If
	pFail = result
End Function

Function parseFailure()
	parseFailure = nil
End Function

Function isParseFailure(parseResult) As Boolean
	If typeOf(parseResult) &lt;&gt; typeOf(parseFailure) Then
		isParseFailure = False
	Else
		isParseFailure = equ(parseResult, parseFailure)
	End If
End Function

' always succeeds by returning the provided value; without increasing pos
Function pReturn(v As Variant)
	pReturn = mkParser("return", Array(v))
End Function

' fails on empty string but succeeds on all others
' by returning the first character; and increasing pos by 1
Function pItem()
	Static result As New Parser
	If result.tp = "" Then
		result = mkParser("item", Array())
	End If
	pItem = result
End Function

' succeeds on strings with the given prefix t by returning t,
' and advancing pos by the length of t
Function pStr(t As String)
	If (Len(t) = 0) Then
		croak("pStr: cannot match 'exactly' the empty string t=''")
	Else
		pStr = mkParser("str", Array(t))
	End If
End Function

' succeeds if either p1 succeeds (then returning p1's result and pos)
' or (and only if p1 fails) if p2 succeeds, returns p2's result and pos.
' fails if both, p1 and p2 fail
Function pChoice(p1 As Parser, p2 As Parser)
	pChoice = mkParser("choice", Array(p1, p2))
End Function

' never fails: if p fails than pMany(p) returns nil + same pos as result,
' otherwise returns a list of p results + last pos
' matches as many as possible
Function pMany(p As Parser)
	pMany = mkParser("many", Array(p))
End Function

Function mkBind(fName As String, p As Parser)
	If Not existsF(fName) Then
		croak("mkBind: unknown function " &amp; toString(fName))
	Else
		mkBind = mkParser("bind", Array(p, fName))
	End If
End Function

Function mkSeq(ps As Array, fName As String)
	If Not existsF(fName) Then
		croak("mkSeq: unknown function " &amp; toString(fName))
	Else
		mkSeq = mkParser("seq", Array(ps, fName))
	End If
End Function

'==================================================================


Function pWhite()
	Static result As Parser	' an uninitialized instance of Parser at first
	If result.tp = "" Then
		result = pChoice(pStr(" "), pStr(Chr(9))
	End If
	pWhite = result
End Function

Function pBinDigit()
	Static result As Parser	' an uninitialized instance of Parser at first
	If result.tp = "" Then
		result = pChoice(pStr("0"), pStr("1"))
	End If
	pBinDigit = result
End Function

Function pDecDigit()
	Static result As Parser	' an uninitialized instance of Parser at first
	If result.tp = "" Then
		result = pChoice(pBinDigit,	pStr("2"))
		result = pChoice(result,	pStr("3"))
		result = pChoice(result,	pStr("4"))
		result = pChoice(result,	pStr("5"))
		result = pChoice(result,	pStr("6"))
		result = pChoice(result,	pStr("7"))
		result = pChoice(result,	pStr("8"))
		result = pChoice(result,	pStr("9"))
	End If
	pDecDigit = result
End Function

Function pHexDigit()
	Static result As Parser	' an uninitialized instance of Parser at first
	If result.tp = "" Then
		result = pChoice(pDecDigit,	pChoice(pStr("A"), pStr("a")))
		result = pChoice(result,	pChoice(pStr("B"), pStr("b")))
		result = pChoice(result,	pChoice(pStr("C"), pStr("c")))
		result = pChoice(result,	pChoice(pStr("D"), pStr("d")))
		result = pChoice(result,	pChoice(pStr("E"), pStr("e")))
		result = pChoice(result,	pChoice(pStr("F"), pStr("f")))
	End If
	pHexDigit = result
End Function

Function lookupParser(pName As String) As Parser
	Dim result As Parser
	Select Case pName
		Case "pWhite":		result = pWhite
		Case "pBinDigit":	result = pBinDigit
		Case "pDecDigit":	result = pDecDigit
		Case Else
			croak("unknown parser " &amp; pName)
	End Select
	lookupParser = result
End Function

'==================================================================

Function parse(pName As String, s As String)
	Dim result As String
	result = toString(applyP(lookupParser(pName), s))
	if (result = "Empty") then
		MsgBox(pName &amp; " on " &amp; tostring(s) &amp; " yielded " &amp; result)
	end if
	parse = result
End Function

Function applyP(ByVal parser As Variant, s As String, Optional pos As Integer)
	Dim p As Parser
	If IsNull(parser) Or IsEmpty(parser) Then
		croak("applyP: parser p = " &amp; toString(parser))
	ElseIf TypeName(parser) = "Object" Then
		Set p = parser
	Else
		croak("applyP: invalid arg parser - " &amp; toString(parser))
	End If
	If IsMissing(pos) Then
		pos = 1
	End If

	Dim result As Variant
	Dim nxtPos As Integer
	If p.tp = "return" Then
		result = Array(p.st(0), pos)
	ElseIf p.tp = "fail" Then
		result = parseFailure
	ElseIf p.tp = "item" Then
		If pos &lt;= Len(s) Then
			result = Array(Mid(s, pos, 1), pos + 1)
		Else
			result = parseFailure
		End If
	ElseIf p.tp = "choice" Then
		result = applyP(p.st(0), s, pos)
		If isParseFailure(result) Then
			result = applyP(p.st(1), s, pos)
		End If
	ElseIf p.tp = "str" Then
		Dim match As String
		Dim matchLen As Integer
		match = p.st(0)
		matchLen = Len(match)
		If (Mid(s, pos, matchLen) = match) Then
			result = Array(match, pos + matchLen)
		Else
			result = parseFailure
		End If
		'MsgBox("str(" &amp; toString(match) &amp; "), s=" &amp; toString(s) &amp; ", pos=" &amp; toString(pos) &amp; ", matchLen=" &amp; toString(matchLen)_
		'	&amp; chr(13) &amp; "~&gt;" &amp; toString(result))
	ElseIf p.tp = "many" Then
		Dim lst As Object
		Dim lstLen As Integer
		nxtPos = pos
		lstLen = 0
		Set lst = nil
		result = applyP(p.st(0), s, nxtPos)
		While Not(isParseFailure(result))
			nxtPos = result(1)
			Set lst = cons(result(0), lst)
			lstLen = lstLen + 1
			result = applyP(p.st(0), s, nxtPos)
		Wend
		If lstLen = 0 Then
			result = Array(Array(), nxtPos)
		Else
			Dim things(0 To lstLen-1) As Variant
			While lstLen &gt; 0
				lstLen = lstLen - 1
				things(lstLen) = lst.head
				Set lst = lst.tail
			Wend
			result = Array(things, nxtPos)
		End If
	ElseIf p.tp = "bind" Then
		result = applyP(p.st(0), s, pos)
		If Not isParseFailure(result) Then
			Dim fResult As Variant
			fResult = applyToList(p.st(1), toList(result(0)))
			result(0) = fResult
		End If
	ElseIf p.tp = "seq" Then
		Dim innerParsers As Variant, t As Variant
		Dim i As Integer, j As Integer, k As Integer
		innerParsers = p.st(0)
		i = LBound(innerParsers)
		k = UBound(innerParsers)
		j = 0
		nxtPos = pos
		Dim iResults(0 To k-i) As Variant
		Do
			t = applyP(innerParsers(i), s, nxtPos)
			If Not isParseFailure(t) Then
				iResults(j) = t(0)
				nxtPos = t(1)
				i = i + 1
				j = j + 1
			End If
		Loop Until (i &gt; k) Or isParseFailure(t)
		If Not IsEmpty(t) Then
'			Dim fResult As Variant
			fResult = applyToList(p.st(1), toList(iResults))
			result = t
			result(0) = fResult
		End If
		MsgBox("seq/" &amp; p.st(1) &amp; ": " &amp; toString(result))
	Else
		result = "unknown Parser '" &amp; p.tp &amp; "'"
		MsgBox("Error in applyP: " &amp; result)
	End If
	applyP = result
End Function


'= tests ============================================================

Function test_Parser()
	Dim tm As Date
	tm = TimeValue(Time)
	test_Parser_fail()
	test_Parser_item()
	test_Parser_return()
	test_Parser_str()
	test_Parser_choice()
	test_Parser_white()
	test_Parser_binDigit()
	test_Parser_decDigit()
	test_Parser_hexDigit()
	test_Parser_many()
	
	tm = TimeValue(Time) - tm
	MsgBox(TimeSerial(Hour(tm), Minute(tm), Second(tm)))
End Function

Function assert_parse(ByVal p As Variant, ByVal ss As Variant, ByVal expected As Variant)
	If isString(p) Then
		p = lookupParser(p)
	End If
	If Not(isString(expected)) Then
		expected = toString(expected)
	End If
	assertEqual(typeOf(p), "Object/TParser").x
	Dim actual As Variant, result As Variant
	
	If isArray(ss) Then
		Dim i As Integer
		For i = LBound(ss) To UBound(ss)
			actual = applyP(p, ss(i))
			result = assertEqual(toString(actual), expected)
			If result.isFail Then 
				MsgBox("at index " &amp; i &amp; ": " &amp; toString(ss(i)))
				Exit For
			End If
		Next i
	Else
		actual = applyP(p, ss)
		result = assertEqual(toString(actual), expected)
	End If
	assert_parse = result
End Function

Function test_Parser_fail()
	assert_parse(pFail, "",		parseFailure).x
	assert_parse(pFail, " ",	parseFailure).x
	assert_parse(pFail, "a",	parseFailure).x
	assert_parse(pFail, "1",	parseFailure).x
	assert_parse(pFail, "[]",	parseFailure).x
End Function

Function test_Parser_item()
	assert_parse(pItem, "",			parseFailure).x
	assert_parse(pItem, " ",		Array(" ", 2)).x
	assert_parse(pItem, "a",		Array("a", 2)).x
	assert_parse(pItem, "1",		Array("1", 2)).x
	assert_parse(pItem, "[]",		Array("[", 2)).x
	assert_parse(pItem, "abcd",		Array("a", 2)).x
	assert_parse(pItem, chr(13),	Array(chr(13), 2)).x
End Function

Function test_Parser_return()
	Dim p As Parser
	Dim expected As Variant

	p = pReturn("bar")
	expected = Array("bar", 1)
	assert_parse(p, "",			expected).x
	assert_parse(p, " ",		expected).x
	assert_parse(p, "a",		expected).x
	assert_parse(p, "1",		expected).x
	assert_parse(p, "[]",		expected).x
	assert_parse(p, "abcd",		expected).x
	assert_parse(p, chr(13),	expected).x

	p = pReturn(4711)	
	expected = Array(4711, 1)
	assert_parse(p, "",			expected).x
	assert_parse(p, " ",		expected).x
	assert_parse(p, "a",		expected).x
	assert_parse(p, "1",		expected).x
	assert_parse(p, "[]",		expected).x
	assert_parse(p, "abcd",		expected).x
	assert_parse(p, chr(13),	expected).x
End Function

Function test_Parser_str()
	Dim p As Parser

'	assertThrows(pStr, Array("")).x

	p = pStr("bar")
	assert_parse(p, "",				parseFailure).x
	assert_parse(p, " ",			parseFailure).x
	assert_parse(p, " " &amp; chr(13),	parseFailure).x
	assert_parse(p, "asdf",			parseFailure).x
	assert_parse(p, " bar",			parseFailure).x
	assert_parse(p, "b",			parseFailure).x
	assert_parse(p, "ba",			parseFailure).x
	assert_parse(p, "bar",			Array("bar", 4)).x
	assert_parse(p, "barb",			Array("bar", 4)).x
	assert_parse(p, "barba",		Array("bar", 4)).x
	assert_parse(p, "barbar",		Array("bar", 4)).x

	p = pStr(chr(13))
	assert_parse(p, "",				parseFailure).x
	assert_parse(p, " ",			parseFailure).x
	assert_parse(p, " " &amp; chr(13),	parseFailure).x
	assert_parse(p, "asdf",			parseFailure).x
	assert_parse(p, " bar",			parseFailure).x
	assert_parse(p, "b",			parseFailure).x
	assert_parse(p, "ba",			parseFailure).x
	assert_parse(p, "bar",			parseFailure).x
	assert_parse(p, "barb",			parseFailure).x
	assert_parse(p, "barba",		parseFailure).x
	assert_parse(p, "barbar",		parseFailure).x
	assert_parse(p, chr(13),					Array("\n", 2)).x
	assert_parse(p, chr(13) &amp; "bar",			Array("\n", 2)).x
	assert_parse(p, chr(13) &amp; chr(13),			Array("\n", 2)).x
	assert_parse(p, chr(13) &amp; chr(13) &amp; "bar",	Array("\n", 2)).x
End Function

Function test_Parser_choice()
	Dim p As Parser
	Dim data As Variant
	Dim expected As Variant
	
	data = Array("", " ", " " &amp; chr(13), "asdf", " bar", "b", "ba", "bar", "barb",_
		"barba", "barbar", chr(13), chr(13) &amp; "bar", chr(13) &amp; chr(13),_
		chr(13) &amp; chr(13) &amp; "bar"_
	)
	p = pChoice(pFail, pFail)
	assert_parse(p, data, parseFailure).x
	
	p = pChoice(pReturn(7), pFail)
	expected = Array(7, 1)
	assert_parse(p, data, expected).x
	
	p = pChoice(pFail, pReturn(7))
	expected = Array(7, 1)
	assert_parse(p, data, expected).x
	
	p = pChoice(pReturn(42), pReturn(7))
	expected = Array(42, 1)
	assert_parse(p, data, expected).x
	
	assert_parse(pChoice(pItem, pReturn(11)), 	"", Array(11, 1)).x
	assert_parse(pChoice(pItem, pStr("x")), 	"", parseFailure).x
	assert_parse(pChoice(pReturn(11), pItem), 	"", Array(11, 1)).x
	assert_parse(pChoice(pStr("x"), pItem), 	"", parseFailure).x
	
	assert_parse(pChoice(pItem, pReturn(11)), 	" ", Array(" ", 2)).x
	assert_parse(pChoice(pItem, pStr("x")), 	" ", Array(" ", 2)).x
	assert_parse(pChoice(pReturn(11), pItem), 	" ", Array(11, 1)).x
	assert_parse(pChoice(pStr("x"), pItem), 	" ", Array(" ", 2)).x
	
	assert_parse(pChoice(pItem, pReturn(11)), 	"x", Array("x", 2)).x
	assert_parse(pChoice(pItem, pStr("x")), 	"x", Array("x", 2)).x
	assert_parse(pChoice(pReturn(11), pItem), 	"x", Array(11, 1)).x
	assert_parse(pChoice(pStr("x"), pItem), 	"x", Array("x", 2)).x
End Function

Function test_Parser_white()
	Dim p As Parser
	p = pWhite

	assert_parse(p, "", 						parseFailure).x
	assert_parse(p, " ", 						Array(" ", 2)).x
	assert_parse(p, chr(9), 					Array("\t", 2)).x
	assert_parse(p, chr(13), 					parseFailure).x
	assert_parse(p, "asdf",						parseFailure).x
	assert_parse(p, " asdf", 					Array(" ", 2)).x
	assert_parse(p, chr(9) &amp; "asdf", 			Array("\t", 2)).x
	assert_parse(p, chr(13) &amp; "asdf", 			parseFailure).x
	assert_parse(p, "  asdf", 					Array(" ", 2)).x
	assert_parse(p, chr(9) &amp; chr(9) &amp; "asdf", 	Array("\t", 2)).x
	assert_parse(p, chr(13) &amp; chr(9) &amp; "asdf", 	parseFailure).x
	assert_parse(p, chr(9) &amp; chr(13) &amp; "asdf", 	Array("\t", 2)).x
	assert_parse(p, chr(13) &amp; chr(13) &amp; "asdf", parseFailure).x
End Function

Function test_Parser_binDigit()
	Dim p As Parser
	p = pBinDigit

	assert_parse(p, "", 						parseFailure).x
	assert_parse(p, " ", 						parseFailure).x
	assert_parse(p, "sadf",						parseFailure).x
	assert_parse(p, "0sadf", 					Array("0", 2)).x
	assert_parse(p, "1sadf", 					Array("1", 2)).x
	assert_parse(p, "2sadf", 					parseFailure).x
	assert_parse(p, "3sadf", 					parseFailure).x
	assert_parse(p, "4sadf", 					parseFailure).x
	assert_parse(p, "5sadf", 					parseFailure).x
	assert_parse(p, "6sadf", 					parseFailure).x
	assert_parse(p, "7sadf", 					parseFailure).x
	assert_parse(p, "8sadf", 					parseFailure).x
	assert_parse(p, "9sadf", 					parseFailure).x
	assert_parse(p, "Asadf", 					parseFailure).x
	assert_parse(p, "asadf", 					parseFailure).x
	assert_parse(p, "Bsadf", 					parseFailure).x
	assert_parse(p, "bsadf", 					parseFailure).x
	assert_parse(p, "Csadf", 					parseFailure).x
	assert_parse(p, "csadf", 					parseFailure).x
	assert_parse(p, "Dsadf", 					parseFailure).x
	assert_parse(p, "dsadf", 					parseFailure).x
	assert_parse(p, "Esadf", 					parseFailure).x
	assert_parse(p, "esadf", 					parseFailure).x
	assert_parse(p, "Fsadf", 					parseFailure).x
	assert_parse(p, "fsadf", 					parseFailure).x
	assert_parse(p, "Gsadf", 					parseFailure).x
	assert_parse(p, "gsadf", 					parseFailure).x
End Function

Function test_Parser_decDigit()
	Dim p As Parser
	p = pDecDigit

	assert_parse(p, "", 						parseFailure).x
	assert_parse(p, " ", 						parseFailure).x
	assert_parse(p, "sadf",						parseFailure).x
	assert_parse(p, "0sadf", 					Array("0", 2)).x
	assert_parse(p, "1sadf", 					Array("1", 2)).x
	assert_parse(p, "2sadf", 					Array("2", 2)).x
	assert_parse(p, "3sadf", 					Array("3", 2)).x
	assert_parse(p, "4sadf", 					Array("4", 2)).x
	assert_parse(p, "5sadf", 					Array("5", 2)).x
	assert_parse(p, "6sadf", 					Array("6", 2)).x
	assert_parse(p, "7sadf", 					Array("7", 2)).x
	assert_parse(p, "8sadf", 					Array("8", 2)).x
	assert_parse(p, "9sadf", 					Array("9", 2)).x
	assert_parse(p, "Asadf", 					parseFailure).x
	assert_parse(p, "asadf", 					parseFailure).x
	assert_parse(p, "Bsadf", 					parseFailure).x
	assert_parse(p, "bsadf", 					parseFailure).x
	assert_parse(p, "Csadf", 					parseFailure).x
	assert_parse(p, "csadf", 					parseFailure).x
	assert_parse(p, "Dsadf", 					parseFailure).x
	assert_parse(p, "dsadf", 					parseFailure).x
	assert_parse(p, "Esadf", 					parseFailure).x
	assert_parse(p, "esadf", 					parseFailure).x
	assert_parse(p, "Fsadf", 					parseFailure).x
	assert_parse(p, "fsadf", 					parseFailure).x
	assert_parse(p, "Gsadf", 					parseFailure).x
	assert_parse(p, "gsadf", 					parseFailure).x
End Function

Function test_Parser_hexDigit()
	Dim p As Parser
	p = pHexDigit

	assert_parse(p, "", 						parseFailure).x
	assert_parse(p, " ", 						parseFailure).x
	assert_parse(p, "sadf",						parseFailure).x
	assert_parse(p, "0sadf", 					Array("0", 2)).x
	assert_parse(p, "1sadf", 					Array("1", 2)).x
	assert_parse(p, "2sadf", 					Array("2", 2)).x
	assert_parse(p, "3sadf", 					Array("3", 2)).x
	assert_parse(p, "4sadf", 					Array("4", 2)).x
	assert_parse(p, "5sadf", 					Array("5", 2)).x
	assert_parse(p, "6sadf", 					Array("6", 2)).x
	assert_parse(p, "7sadf", 					Array("7", 2)).x
	assert_parse(p, "8sadf", 					Array("8", 2)).x
	assert_parse(p, "9sadf", 					Array("9", 2)).x
	assert_parse(p, "Asadf", 					Array("A", 2)).x
	assert_parse(p, "asadf", 					Array("a", 2)).x
	assert_parse(p, "Bsadf", 					Array("B", 2)).x
	assert_parse(p, "bsadf", 					Array("b", 2)).x
	assert_parse(p, "Csadf", 					Array("C", 2)).x
	assert_parse(p, "csadf", 					Array("c", 2)).x
	assert_parse(p, "Dsadf", 					Array("D", 2)).x
	assert_parse(p, "dsadf", 					Array("d", 2)).x
	assert_parse(p, "Esadf", 					Array("E", 2)).x
	assert_parse(p, "esadf", 					Array("e", 2)).x
	assert_parse(p, "Fsadf", 					Array("F", 2)).x
	assert_parse(p, "fsadf", 					Array("f", 2)).x
	assert_parse(p, "Gsadf", 					parseFailure).x
	assert_parse(p, "gsadf", 					parseFailure).x
End Function

Function test_Parser_many()
	Dim p As Parser
	Dim data As Variant
	Dim zeroMatches As Variant
	
	data = Array("", " ", " " &amp; chr(13), "asdf", " bar", "b", "ba", "bar", "barb",_
		"barba", "barbar", chr(13), chr(13) &amp; "bar", chr(13) &amp; chr(13),_
		chr(13) &amp; chr(13) &amp; "bar"_
	)
	p = pMany(pFail)
	zeroMatches = Array(Array(), 1)
	assert_parse(p, data, zeroMatches).x
	
	'p = pMany(pReturn(3)) - yields infite sequence of 3s, even on empty string
	
	p = pMany(pItem)
	assert_parse(p, "", 			zeroMatches).x
	assert_parse(p, " ", 			Array(Array(" "), 2)).x
	assert_parse(p, " " &amp; chr(13),	Array(Array(" ", "\n"), 3)).x
	assert_parse(p, "asdf",			Array(Array("a", "s", "d", "f"), 5)).x
	
	p = pMany(pStr(" "))
	assert_parse(p, "", 			zeroMatches).x
	assert_parse(p, " ", 			Array(Array(" "), 2)).x
	assert_parse(p, " " &amp; chr(13),	Array(Array(" "), 2)).x
	assert_parse(p, "asdf",			zeroMatches).x
	assert_parse(p, "  ",			Array(Array(" ", " "), 3)).x
	assert_parse(p, "   ",			Array(Array(" ", " ", " "), 4)).x
	assert_parse(p, " x ",			Array(Array(" "), 2)).x
	assert_parse(p, " x  ",			Array(Array(" "), 2)).x
	assert_parse(p, "  x ",			Array(Array(" ", " "), 3)).x
End Function


</script:module>
</file>

<file path=Basic/Standard/M06_Scratch.xml><?xml version="1.0" encoding="utf-8"?>
<!DOCTYPE module  PUBLIC '-//OpenOffice.org//DTD OfficeDocument 1.0//EN'  'module.dtd'>
<script:module xmlns:script="http://openoffice.org/2000/script" script:name="M06_Scratch" script:language="StarBasic">REM  *****  BASIC  *****
Option Explicit


Type KeyValuePair
	key As String
	val As Variant
	nxt As Object
End Type

Type Env
	daddy As Object
	mappings As Object
End Type


Sub Main
	Dim s As String
	s = "µ -A B -C"
	MsgBox("'" &amp; s &amp; "'" &amp; chr(13) &amp; evalNorExpr(s))
	
	
	Dim e0 As Object
	Dim e1 As Object
	Dim lu As Variant
	Set e0 = Env_new()
	Set e1 = Env_new(e0)

	lu = Env_lookup(e1, "A")
	MsgBox(Env_show(e1) &amp; Chr(13) &amp; "lookup('A') ~&gt; " &amp; toString(lu))	

	Env_add(e0, "A", 1)
	Env_add(e1, "B", 2)
	Env_add(e1, "C", 3)

	lu = Env_lookup(e1, "A")
	MsgBox(Env_show(e1) &amp; Chr(13) &amp; "lookup('A') ~&gt; " &amp; toString(lu))	

	Env_add(e1, "A", "abc")

	lu = Env_lookup(e1, "A")
	MsgBox(Env_show(e1) &amp; Chr(13) &amp; "lookup('A') ~&gt; " &amp; toString(lu))
End Sub

'================================================================================

Function inspect(o As Object)
	On Local Error Goto ErrorHandler
	Dim result As Variant
	result = o.tp
		MsgBox("property 'tp' equals " &amp; toString(result))
	Exit Function
	ErrorHandler:
		croak("property 'tp' not found in " &amp; toString(o))
End Function

'================================================================================

Function KeyValuePair_new(ByVal k As String, ByVal v As Variant)
	Dim result As New KeyValuePair
	result.key = k
	result.val = v
	Set result.nxt = Nothing
	KeyValuePair_new = result
End Function

Function KeyValuePair_show(hd As KeyValuePair, Optional sep As String, Optional indent As String)
	Dim result As String
	result = ""
	If IsMissing(sep) Then
		sep = ", "
	End If
	If IsMissing(indent) Then
		indent = ""
	End If
	If Not(IsNull(hd)) Then
		result = result &amp; indent &amp; "'" &amp; hd.key &amp; "' -&gt; " &amp; hd.val
		If Not(IsNull(hd.nxt)) Then
			result = result &amp; sep &amp; KeyValuePair_show(hd.nxt, sep)
		End If
	End If
	KeyValuePair_show = result
End Function

Function Env_new(Optional p As Object)
	Dim result As New Env
	If IsMissing(p) Then
		Set result.daddy = Nothing
	Else
		Set result.daddy = p
	End If
	Set result.mappings = Nothing
	Env_new = result
End Function

Function Env_show(e As Env, Optional indent As String)
	Dim nl As String
	Dim result As String
	Dim mappingsStr As String
	nl = Chr(13)
	If IsMissing(indent) Then
		indent = ""
	End If
	If IsNull(e) Then
		result = "null"
	Else
		mappingsStr = KeyValuePair_show(e.mappings, ", " &amp; nl &amp; indent &amp; Space(2 + 4))
		result = "{" _
			&amp; nl &amp; indent &amp; "  mappings: [" _
				&amp; IIf(IsNull(e.mappings), "", nl &amp; indent &amp; Space(2 + 4) &amp; mappingsStr) _
				&amp; nl &amp; indent &amp; "  ]," _
			&amp; nl &amp; indent &amp; "  daddy: " &amp; Env_show(e.daddy, indent &amp; Space(4)) _
			&amp; nl &amp; indent &amp; "}"
	End If
	Env_show = result
End Function

Function Env_add(e As Env, key As String, val As Variant)
	Dim kvp As KeyValuePair
	Set kvp = KeyValuePair_new(key, val)
	Set kvp.nxt = e.mappings
	Set e.mappings = kvp
	Env_add = e
End Function

Function Env_lookup(e As Env, k As String)
	Dim kvp As KeyValuePair
	Dim result As Variant
	Set kvp = e.mappings
	Set result = Nothing
	While (IsNull(result) And Not(IsNull(kvp)))
		If (kvp.key = k) Then
			result = kvp.val
		Else
			kvp = kvp.nxt
		End If
	Wend
	If IsNull(result) And Not(IsNull(e.daddy)) Then
		result = Env_lookup(e.daddy, k)
	End If
	Env_lookup = result
End Function


'========================================================

Function NOR(a0, Optional a1, Optional a2, Optional a3, Optional a4, Optional a5, Optional a6, Optional a7)
	If Not IsMissing(a7) Then
		NOR = CVErr("NOR: cannot handle more than 7 arguments")
	Else
		If a0 Then
			NOR = 0
		ElseIf IsMissing(a1) Then
			NOR = 1
		   Else
		   	NOR = NOR(a1, a2, a3, a4, a5, a6)
		End If
	End If
End Function

Function evalArgs(s As String, e As Variant)
	Dim args As Variant
	s = LTrim(s)
	If Len(s) = 0 Then
		evalArgs = Array("xxx")
	Else
		evalArgs = Array()
	End If
End Function

Function evalNorExpr(s As String, Optional e As Variant)
	Dim args As Variant
	Dim result As Variant
	If IsMissing(e) Then
		e = Array()
	End If
	s = LTrim(s)
	If Left(s, 1) = "-" Then
		s = Right(s, Len(s) - 1)
		result = NOR(evalNorExpr(s, e))
	ElseIf IsNumeric(s) Then
	 	result = IIf(s, 1, 0)
	Else
		If Left(s, 1) = "µ" Then
			s = Right(s, Len(s) - 1)
			args = evalArgs(s, e)
			result = "NOR(args " &amp; LBound(args) &amp; "..." &amp; UBound(args) &amp; ")"
		Else
			result = Empty
		End If
	End If
	evalNorExpr = result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03_List"/>
  <library:element library:name="M02_Array"/>
  <library:element library:name="M04_Fn"/>
  <library:element library:name="M00_Test"/>
  <library:element library:name="M01_Common"/>
  <library:element library:name="M05_Parser"/>
  <library:element library:name="M06_Scratch"/>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